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ymbols" svg:font-family="Apple Symbols"/>
    <style:font-face style:name="Hiragino Kaku Gothic ProN" svg:font-family="Hiragino Kaku Gothic ProN"/>
    <style:font-face style:name="LiHei Pro" svg:font-family="LiHei Pro"/>
    <style:font-face style:name="Lucida Grande" svg:font-family="Lucida Grande"/>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fo:color="#032726"/>
    </style:style>
    <style:style style:name="T2" style:family="text">
      <style:text-properties style:font-name="Times"/>
    </style:style>
    <style:style style:name="T3" style:family="text">
      <style:text-properties style:font-name="Songti TC"/>
    </style:style>
    <style:style style:name="T4" style:family="text">
      <style:text-properties style:font-name="Hiragino Kaku Gothic ProN"/>
    </style:style>
    <style:style style:name="T5" style:family="text">
      <style:text-properties style:font-name="Lucida Grande"/>
    </style:style>
    <style:style style:name="T6" style:family="text">
      <style:text-properties style:font-name="Apple Symbols"/>
    </style:style>
    <style:style style:name="T7" style:family="text">
      <style:text-properties style:font-name="Symbol"/>
    </style:style>
    <style:style style:name="TableColumn1" style:family="table-column">
      <style:table-column-properties style:column-width="3.4625in" style:rel-column-width="32767*"/>
    </style:style>
  </office:automatic-styles>
  <office:body>
    <office:text>
      <text:p text:style-name="P1">J. Z.   |  2012.01.31 15:01   |   <text:a xlink:type="simple" xlink:href="http://palinfo.habago.org/Entry?Command=Information_PrintForum&amp;iPage=521#FORUM31309"><text:span text:style-name="T1">#</text:span></text:a></text:p>
      <text:p text:style-name="P2">前陣子我的外國友人問我<text:span text:style-name="T2">DPP</text:span>是一個什麼樣的政黨<text:span text:style-name="T2">, </text:span>我要用<text:span text:style-name="T2">"racism"</text:span>又覺得不恰當<text:span text:style-name="T2">(</text:span>畢竟台灣和中國定義上不算不同<text:span text:style-name="T2">"Race").<text:line-break/></text:span>因此我用盧安達的屠殺<text:span text:style-name="T2">(Tribes)</text:span>來輔助說明<text:span text:style-name="T2">, </text:span>但總覺得又好像說得太嚴重<text:span text:style-name="T2">...<text:line-break/><text:line-break/></text:span>英文不夠好真的很糟糕</text:p>
      <text:p text:style-name="P1"><text:span text:style-name="T3">陳真</text:span><text:s/>  |  2012.01.31 12:06   |   <text:a xlink:type="simple" xlink:href="http://palinfo.habago.org/Entry?Command=Information_PrintForum&amp;iPage=521#FORUM31308"><text:span text:style-name="T1">#</text:span></text:a></text:p>
      <text:p text:style-name="P3">有句話說<text:span text:style-name="T2">,</text:span>不以物喜<text:span text:style-name="T2">,</text:span>不以己悲<text:span text:style-name="T2">,</text:span>意思大約是說<text:span text:style-name="T2">,</text:span>環境<text:span text:style-name="T2">ok,</text:span>我不特別爽<text:span text:style-name="T2">,</text:span>自己歹命<text:span text:style-name="T2">,</text:span>我也不哭天搶地<text:span text:style-name="T2">. </text:span>搬回闊別三十年的台南之前<text:span text:style-name="T2">,</text:span>我總以為凡事存乎一心<text:span text:style-name="T2">,</text:span>從沒想到環境會對人產生什麼影響<text:span text:style-name="T2">. </text:span>來台南沒幾天後我就知道我錯了<text:span text:style-name="T2">,</text:span>影響可大<text:span text:style-name="T2">. <text:line-break/><text:line-break/></text:span>就連我原本開起來很滿意的車也很快就變成戰車<text:span text:style-name="T2">,</text:span>害我跑了幾回車廠<text:span text:style-name="T2">,</text:span>以為車子壞了<text:span text:style-name="T2">,</text:span>要不然怎麼會車震<text:span text:style-name="T2">,</text:span>我是說車子震動得很厲害<text:span text:style-name="T2">,</text:span>而且還轟隆轟隆響<text:span text:style-name="T2">,</text:span>原本加一次油可以跑<text:span text:style-name="T2">450</text:span>公里<text:span text:style-name="T2">,</text:span>現在卻跑不到<text:span text:style-name="T2">300.<text:line-break/><text:line-break/></text:span>每天一出門四周全是垃圾堆<text:span text:style-name="T2">,</text:span>連全是屎尿的壞掉馬桶或發霉床舖也直接丟在路邊<text:span text:style-name="T2">. </text:span>開車更是痛苦不堪<text:span text:style-name="T2">,</text:span>路面上十之八九是自私自利完全不守規矩的人渣<text:span text:style-name="T2">,</text:span>而且許多凶惡無比<text:span text:style-name="T2">. </text:span>在英國十年從未見過一場車禍<text:span text:style-name="T2">,</text:span>在台灣四年卻早已見過至少三四百次的大小車禍<text:span text:style-name="T2">,</text:span>平均大約不到一星期就會看到一場車禍<text:span text:style-name="T2">,</text:span>有的還腦漿四溢<text:span text:style-name="T2">. <text:line-break/><text:line-break/></text:span>至於人與人之間<text:span text:style-name="T2">,</text:span>短短一年<text:span text:style-name="T2">,</text:span>連寫個溫溫吞吞的文章說醫療專業應中立<text:span text:style-name="T2">,</text:span>醫師公會不應以團體名義支持特定候選人<text:span text:style-name="T2">,</text:span>也會惹來暴力威脅<text:span text:style-name="T2">,</text:span>連請鄰居不要把監視器對準我家門口<text:span text:style-name="T2">,</text:span>也會有一群流氓來家裏踢館<text:span text:style-name="T2">. </text:span>另外還有各式各樣不可思議合法與非法的詐騙欺瞞<text:span text:style-name="T2">,</text:span>我都不知道該怎麼聽人講話了<text:span text:style-name="T2">,</text:span>難道要把所有人都先當成騙子留心觀察<text:span text:style-name="T2">? </text:span>在一片綠油油的環境中<text:span text:style-name="T2">,</text:span>我是說政治上的綠<text:span text:style-name="T2">,</text:span>連診所訂個中國時報也會惹來病患嗆聲<text:span text:style-name="T2">.<text:line-break/><text:line-break/></text:span>想好好吃個飯或看場電影或購物更難了<text:span text:style-name="T2">,</text:span>四處吵鬧不休<text:span text:style-name="T2">,</text:span>彷彿不播放巨量難聽<text:span text:style-name="T2"><text:s/>"</text:span>音樂<text:span text:style-name="T2">" </text:span>就無法顯示出商店的人氣似的<text:span text:style-name="T2">.<text:line-break/><text:line-break/></text:span>這兩天剛從桂林回來<text:span text:style-name="T2">,</text:span>彷彿瞬間從天堂落入地獄<text:span text:style-name="T2">,</text:span>落差真是非常大<text:span text:style-name="T2">. </text:span>愛台義和團先別急著暴怒<text:span text:style-name="T2">,</text:span>我當然不會以為祖國大陸一片祥和溫馨<text:span text:style-name="T2">;</text:span>但至少在自然景觀上<text:span text:style-name="T2">,</text:span>它比較容易找到一個喘息之地<text:span text:style-name="T2">,</text:span>至少至少<text:span text:style-name="T2">,</text:span>它地方大<text:span text:style-name="T2">,</text:span>我終於可以有個走路的地方<text:span text:style-name="T2">,</text:span>而不是永遠只能心驚肉跳地走在快車道上<text:span text:style-name="T2">,</text:span>既怕車子從後面撞<text:span text:style-name="T2">,</text:span>又得忍受污穢至極的空氣<text:span text:style-name="T2">. <text:line-break/><text:line-break/></text:span>我要是有錢<text:span text:style-name="T2">,</text:span>肯定會離開這種鬼地方<text:span text:style-name="T2">,</text:span>搬去一個比較像人居住之地<text:span text:style-name="T2">. <text:line-break/><text:line-break/>(</text:span>吃飯時間<text:span text:style-name="T2">,</text:span>待續<text:span text:style-name="T2">,</text:span>別走開<text:span text:style-name="T2">,</text:span>還有更精采的在後頭唷<text:span text:style-name="T2">)</text:span></text:p>
      <text:p text:style-name="P4"/>
      <text:p text:style-name="P1"><text:span text:style-name="T3">楊世主</text:span><text:s/>  |  2012.01.30 18:15   |   <text:a xlink:type="simple" xlink:href="http://palinfo.habago.org/Entry?Command=Information_PrintForum&amp;iPage=522#FORUM31307"><text:span text:style-name="T1">#</text:span></text:a></text:p>
      <text:p text:style-name="P3">是不是用<text:span text:style-name="T2">"</text:span>型男<text:span text:style-name="T2">"</text:span>當片名的都有陷阱？我很喜歡強哥<text:span text:style-name="T2">(</text:span>強尼戴普<text:span text:style-name="T2">)</text:span>，在考慮要不要去看醉後型男日記<text:span text:style-name="T2">...</text:span>車神還有一部片叫破綻<text:span text:style-name="T2">(Fracture)</text:span>，昨天剛從家樂福買到二手<text:span text:style-name="T2">DVD</text:span>還沒看，我也是衝著他買的，不知為何女人都有點盲目，應該也有一定程度的瘋，但跟藝術那種瘋不知道有沒有一樣？<text:span text:style-name="T2"><text:line-break/><text:line-break/>2005</text:span>年美軍屠殺伊拉克平民的事件有拍成半紀錄電影<text:span text:style-name="T2">--</text:span>哈迪賽鎮之戰<text:span text:style-name="T2">(Battle for Haditha)</text:span>，由英國紀錄片導演<text:span text:style-name="T2">Nick Broomfield</text:span>所拍<text:span text:style-name="T2">http://app.atmovies.com.tw/movie/movie.cfm?action=filmdata&amp;film_id=fben60870211</text:span></text:p>
      <text:p text:style-name="P1"><text:span text:style-name="T3">鄭啟承</text:span><text:s/>  |  2012.01.30 15:46   |   <text:a xlink:type="simple" xlink:href="http://palinfo.habago.org/Entry?Command=Information_PrintForum&amp;iPage=522#FORUM31306"><text:span text:style-name="T1">#</text:span></text:a></text:p>
      <text:p text:style-name="P2">導演是這樣，演員理應也是這樣，但如果你認不清楚自己，自以為演戲是種技術而不是種自述，那註定就會有某種尷尬的失敗下場。有人看了「落日車神」就發春，說男主角雷恩葛斯林怎麼會這麼帥，簡直帥到犯規，於是滿懷信心、滿嘴口水地去租了他演的另一片「熟男型不型」<text:span text:style-name="T2">(</text:span>馬的打這片名都覺得羞恥，我真是瞎了眼才會跟著看這片<text:span text:style-name="T2">)</text:span>，看這部比北七還北七，簡直是北八的片子簡直和被強姦沒兩樣，噢上帝原諒我<text:span text:style-name="T2">! </text:span>我不是故意要看這片的，馬的<text:span text:style-name="T2">…</text:span>唉唷上帝對不起我又在愛護動物了，我會好好加強文化水平和藝術造脂的。可是文化水平再怎低落，也不可能拍出這種電影吧<text:span text:style-name="T2">? </text:span>真難想像，這也能算是電影<text:span text:style-name="T2">? </text:span>害我看到一半都快殺人了，趕緊奪門而出，回到書房聽我的車神原聲帶，♫♫♫<text:span text:style-name="T2"><text:s/></text:span>呼<text:span text:style-name="T2">~</text:span>終於恢復一線生機<text:span text:style-name="T2">…<text:line-break/><text:line-break/></text:span>馬的演完車神還敢演這片，不會羞憤而死嗎<text:span text:style-name="T2">? </text:span>害我差點控告雷恩葛斯林毀謗車神<text:span text:style-name="T2">!<text:line-break/><text:line-break/></text:span>不過泰拳是同一個導演，再給他一次機會好了，雖然看他那體格很難想像他泰拳能打多好，打泰拳的沒人長那樣的。<text:span text:style-name="T2"><text:line-break/><text:line-break/></text:span>藝術實在是很奇怪的一種東西，我們一定是瘋了才會喜歡藝術，上帝造物時究竟是基於什麼理由安插了這樣一些光芒，讓那些孤獨的迷惘的靈魂能透過不那麼正常的一點嗅覺而聞到看到這些光<text:span text:style-name="T2">? </text:span>這光不是一種生存的必需品，但為什麼就讓有些人無法脫離了它而活著<text:span text:style-name="T2">? </text:span>人究竟是做對還是做錯了什麼事而必須背負這樣一種缺陷或是天賦<text:span text:style-name="T2">? </text:span>這光如果真的是帶給我們平靜帶來一種療傷，為什麼我們最終還是以瘋狂收場<text:span text:style-name="T2">?</text:span></text:p>
      <text:p text:style-name="P1"><text:span text:style-name="T3">陳真</text:span><text:s/>  |  2012.01.30 12:40   |   <text:a xlink:type="simple" xlink:href="http://palinfo.habago.org/Entry?Command=Information_PrintForum&amp;iPage=522#FORUM31305"><text:span text:style-name="T1">#</text:span></text:a></text:p>
      <text:p text:style-name="P3">之前李同學不是貼了一篇親綠學者的傻逼文嗎<text:span text:style-name="T2">? </text:span>這類人士總是喜歡故作義憤填膺狀講一些什麼人權民主自由的<text:span text:style-name="T2">,</text:span>我指出該文對於所謂新聞自由之歷年評比結果的惡意歪曲與瞎掰<text:span text:style-name="T2">. <text:line-break/><text:line-break/></text:span>今年的新聞自由報告又出來了<text:span text:style-name="T2">,</text:span>台灣排名又再度向前提昇<text:span text:style-name="T2">,</text:span>甚至還贏過所謂民主先進國家的美國<text:span text:style-name="T2">,</text:span>台灣是<text:span text:style-name="T2">45</text:span>名<text:span text:style-name="T2">,</text:span>美國是<text:span text:style-name="T2">47</text:span>名<text:span text:style-name="T2">. </text:span>依此邏輯<text:span text:style-name="T2">,</text:span>親綠學者們應該歡欣鼓舞肯定馬英九政府才對不是嗎<text:span text:style-name="T2">? </text:span>但這些人不是這樣<text:span text:style-name="T2">.</text:span>真正惡劣的侵權行為只要是我<text:span text:style-name="T2"><text:s/>"</text:span>我方<text:span text:style-name="T2">" </text:span>陣營所為<text:span text:style-name="T2">,</text:span>他們就好像什麼都沒看見<text:span text:style-name="T2">,</text:span>甚至大力支持<text:span text:style-name="T2">,</text:span>但是只要是<text:span text:style-name="T2"><text:s/>"</text:span>敵人<text:span text:style-name="T2">" </text:span>所做的一切<text:span text:style-name="T2">,</text:span>明明很棒或明明一點問題也沒有<text:span text:style-name="T2">,</text:span>他也要誇大渲染歪曲捏造<text:span text:style-name="T2">,</text:span>故作悲天憫人狀講一些什麼人權自由的<text:span text:style-name="T2">.<text:line-break/><text:line-break/></text:span>仍是老話<text:span text:style-name="T2">,</text:span>你要支持誰都是你家的事<text:span text:style-name="T2">,</text:span>但不要拿那些本身便是<text:span text:style-name="T2"><text:s/>"</text:span>目的<text:span text:style-name="T2">" </text:span>而不該被當成工具或手段的東西來操弄瞎掰<text:span text:style-name="T2">,</text:span>那真的很可恥<text:span text:style-name="T2">.<text:line-break/><text:line-break/></text:span>陳真<text:span text:style-name="T2"><text:line-break/>==========<text:line-break/></text:span>新聞自由評比<text:span text:style-name="T2"><text:s/></text:span>台灣排名<text:span text:style-name="T2">45<text:line-break/><text:line-break/></text:span>中央社<text:span text:style-name="T2"><text:s/>– 2012</text:span>年<text:span text:style-name="T2">1</text:span>月<text:span text:style-name="T2">25</text:span>日<text:span text:style-name="T2"><text:line-break/><text:line-break/></text:span>（中央社記者羅苑韶巴黎<text:span text:style-name="T2">25</text:span>日專電）設在巴黎的無國界記者組織（<text:span text:style-name="T2">Reporters Sans Frontieres</text:span>）今天公布<text:span text:style-name="T2">2011</text:span>年全球新聞自由評比，台灣從<text:span text:style-name="T2">2010</text:span>年的排名<text:span text:style-name="T2">48</text:span>上升到<text:span text:style-name="T2">45</text:span>，也是連續兩年排名上升。<text:span text:style-name="T2"><text:line-break/><text:line-break/></text:span>台灣第<text:span text:style-name="T2">45</text:span>名，積分和排名都上升。且在第<text:span text:style-name="T2">47</text:span>名美國之前。</text:p>
      <text:p text:style-name="P1"><text:span text:style-name="T3">陳真</text:span><text:s/>  |  2012.01.30 11:59   |   <text:a xlink:type="simple" xlink:href="http://palinfo.habago.org/Entry?Command=Information_PrintForum&amp;iPage=522#FORUM31304"><text:span text:style-name="T1">#</text:span></text:a></text:p>
      <text:p text:style-name="P2"><text:span text:style-name="T2">sad...<text:line-break/><text:line-break/>===========<text:line-break/></text:span>屠殺伊拉克人<text:span text:style-name="T2"><text:s/></text:span>美軍竟不用坐牢<text:span text:style-name="T2"><text:line-break/><text:line-break/></text:span>中央社<text:span text:style-name="T2"><text:s/>– 2012</text:span>年<text:span text:style-name="T2">1</text:span>月<text:span text:style-name="T2">25</text:span>日<text:span text:style-name="T2"><text:s/></text:span>下午<text:span text:style-name="T2">1:58.<text:line-break/><text:line-break/></text:span>（中央社加州彭德爾頓營<text:span text:style-name="T2"><text:s/>24</text:span>日綜合外電報導）<text:span text:style-name="T2">1</text:span>名美軍陸戰隊隊員被控<text:span text:style-name="T2">2005</text:span>年屠殺<text:span text:style-name="T2">24</text:span>名伊拉克平民。發言人表示，今天判決出爐，該隊員從士官降階為士兵，但不須入獄服刑。<text:span text:style-name="T2"><text:line-break/><text:line-break/></text:span>發言人告訴法新社，涉案的上士烏特里奇（<text:span text:style-name="T2">FrankWuterich</text:span>）被判監禁<text:span text:style-name="T2">90</text:span>天，但他在審判前作出協議，因此無須服刑。烏特里奇領導<text:span text:style-name="T2">8</text:span>人小隊犯下此案，其他隊員均已獲判無罪。<text:span text:style-name="T2"><text:line-break/><text:line-break/>31</text:span>歲的烏特里奇<text:span text:style-name="T2">23</text:span>日承認一項怠忽職守的罪名，但針對過失殺人的指控則因認罪協議撤銷，屠殺案受害者包括婦人與小孩。<text:span text:style-name="T2"><text:line-break/><text:line-break/></text:span>加州彭德爾頓營（<text:span text:style-name="T2">Camp Pendleton</text:span>）發表聲明：「烏特里奇被判監禁<text:span text:style-name="T2">90</text:span>天，降階為二等兵。」烏特里奇過去<text:span text:style-name="T2">3</text:span>週在彭德爾頓營的軍事法庭受審。<text:span text:style-name="T2"><text:line-break/><text:line-break/></text:span>但聲明指出：「根據審判前協議條款，軍事法庭不同意監禁，因此上士烏特里奇無需入獄服刑。」<text:span text:style-name="T2"><text:line-break/><text:line-break/></text:span>判決當天稍早，烏特里奇對屠殺案表達遺憾，但堅稱他帶領的作戰小組「沒有人作出可恥或與陸戰隊最高理想相悖的行為」。<text:span text:style-name="T2"><text:line-break/><text:line-break/></text:span>這起美軍犯下的屠殺案，發生在伊拉克哈迪沙鎮（<text:span text:style-name="T2">Haditha</text:span>），當局對涉案美軍從輕量刑，當地居民和<text:span text:style-name="T2">24</text:span>名被害人親屬對此表示震驚和不齒。<text:span text:style-name="T2"><text:line-break/><text:line-break/></text:span>被害人代表律師矢言繼續上訴，當地醫院的醫師也堅稱，哈迪沙居民絕不會忘記<text:span text:style-name="T2">2005</text:span>年<text:span text:style-name="T2">11</text:span>月發生的美軍屠民案。<text:span text:style-name="T2"><text:line-break/><text:line-break/></text:span>身兼市議員的受害者代表律師沙爾曼（<text:span text:style-name="T2"><text:s/>KhalidSalman</text:span>）悲痛地說：「這是傷害伊拉克人性命的暴行。」<text:span text:style-name="T2"><text:line-break/><text:line-break/></text:span>「那種判決<text:span text:style-name="T2">...</text:span>是處罰小罪的，殺害<text:span text:style-name="T2">24</text:span>條無辜生命，只被判<text:span text:style-name="T2">3</text:span>個月刑罰？這是對人類的污辱。」（譯者：中央社徐嘉偉）<text:span text:style-name="T2">1010125 <text:line-break/><text:line-break/>...</text:span></text:p>
      <text:p text:style-name="P1"><text:span text:style-name="T3">陳真</text:span><text:s/>  |  2012.01.29 12:12   |   <text:a xlink:type="simple" xlink:href="http://palinfo.habago.org/Entry?Command=Information_PrintForum&amp;iPage=522#FORUM31301"><text:span text:style-name="T1">#</text:span></text:a></text:p>
      <text:p text:style-name="P3">昨天去看了<text:span text:style-name="T2"><text:s/>"</text:span>即刻反擊<text:span text:style-name="T2">",</text:span>屬娛樂片<text:span text:style-name="T2">,</text:span>感覺挺好看<text:span text:style-name="T2">.<text:line-break/><text:line-break/></text:span>導演史帝芬索德柏<text:span text:style-name="T2">,</text:span>在我心目中屬三級導演<text:span text:style-name="T2">. </text:span>意思是說<text:span text:style-name="T2">,</text:span>如果好導演分成四級<text:span text:style-name="T2">,</text:span>那他就是第三級<text:span text:style-name="T2">. <text:line-break/><text:line-break/></text:span>第一級是天才級<text:span text:style-name="T2">,</text:span>如蘇古諾夫高達<text:span text:style-name="T2">Emir Kusturica</text:span>等<text:span text:style-name="T2">,</text:span>第二級是大師級<text:span text:style-name="T2">,</text:span>如<text:span text:style-name="T2">martin scorsese,</text:span>如朴贊郁柏格曼侯孝賢楚浮及最近剛車禍過世的安哲羅普洛斯文溫德斯及昆汀塔倫迪諾科波拉王家衛勞勃阿特曼米洛斯佛曼荷索波蘭斯基珍康萍及<text:span text:style-name="T2">Michael Haneke</text:span>伍迪艾倫等等<text:span text:style-name="T2">. <text:line-break/><text:line-break/></text:span>第三級是巨匠級<text:span text:style-name="T2">,</text:span>比大師略遜一籌<text:span text:style-name="T2">,</text:span>如如<text:span text:style-name="T2"><text:s/>ridley scott,,</text:span>如史帝芬索德柏張藝謀陳凱歌及拍八美圖的歐容及盧貝松彼得格林威<text:span text:style-name="T2">. </text:span>第四級就算是普通級了<text:span text:style-name="T2">,</text:span>但仍值得買票進場<text:span text:style-name="T2">,</text:span>如徐克馮小剛李安阿巴斯等<text:span text:style-name="T2">.<text:line-break/><text:line-break/></text:span>至於第四級之後的<text:span text:style-name="T2">,</text:span>嚴格說來已經不能算是導演<text:span text:style-name="T2">,</text:span>那種水平<text:span text:style-name="T2">,</text:span>估計只要有機會掌鏡<text:span text:style-name="T2">,</text:span>人人都會<text:span text:style-name="T2">. </text:span>當然<text:span text:style-name="T2">,</text:span>其中有些屬北七級<text:span text:style-name="T2">,</text:span>如幾把刀如那位我比較不敢指名拍什麼海角七億的那一個<text:span text:style-name="T2">,</text:span>如拍什麼艋舺的也是<text:span text:style-name="T2">,</text:span>真的很難想像這樣也叫導演<text:span text:style-name="T2">. <text:line-break/><text:line-break/></text:span>裏頭有些也許會進步<text:span text:style-name="T2">,</text:span>進而哪天能跳離北七級也說不定<text:span text:style-name="T2">,</text:span>如海角七億那一個<text:span text:style-name="T2">,</text:span>但其它的顯然永遠就是那樣一種水平了<text:span text:style-name="T2">.<text:line-break/><text:line-break/></text:span>經過幾次的失望之後<text:span text:style-name="T2">,</text:span>至今仍不死心地看史帝芬索德柏的電影<text:span text:style-name="T2">,</text:span>主要仍是因為他的處女作<text:span text:style-name="T2"><text:s/>"</text:span>性謊言錄影帶<text:span text:style-name="T2">". </text:span>可是<text:span text:style-name="T2">,</text:span>但就在他拍了這一部之後<text:span text:style-name="T2">,</text:span>就一直沒有拍出比它更好的電影<text:span text:style-name="T2">. <text:line-break/><text:line-break/></text:span>但有句話說得很對<text:span text:style-name="T2">,"</text:span>一個好導演一生只拍一部片<text:span text:style-name="T2">",</text:span>不管他多麼多產或多麼多樣化<text:span text:style-name="T2">,</text:span>他這一生終究也只能寫一本書<text:span text:style-name="T2">,</text:span>拍一部片<text:span text:style-name="T2">,</text:span>作一首曲子<text:span text:style-name="T2">. </text:span>因為所謂好導演<text:span text:style-name="T2">,</text:span>就如高達所說<text:span text:style-name="T2">,</text:span>與其說是導戲<text:span text:style-name="T2">,</text:span>不如說是導他自己<text:span text:style-name="T2">,</text:span>拍他自己<text:span text:style-name="T2">,</text:span>講他自己<text:span text:style-name="T2">,</text:span>因此荷索說<text:span text:style-name="T2">: "</text:span>我就是我的電影<text:span text:style-name="T2">". </text:span>好導演的心只有一個<text:span text:style-name="T2">,</text:span>他翻來覆去不過就是反覆講這顆心<text:span text:style-name="T2">.<text:line-break/><text:line-break/></text:span>也因此<text:span text:style-name="T2">,</text:span>在某個很重要的意義上<text:span text:style-name="T2">,</text:span>一個好導演不管他拍出多爛的作品也依然是好的<text:span text:style-name="T2">,</text:span>永遠是好的<text:span text:style-name="T2">,</text:span>好導演不可能拍出爛片<text:span text:style-name="T2">. </text:span>莫札特就算寫出再差的音樂也永遠<text:span text:style-name="T2">(</text:span>在某個很重要的意義上<text:span text:style-name="T2">)</text:span>是最好的<text:span text:style-name="T2">. </text:span>同樣地<text:span text:style-name="T2">,</text:span>北七也不可能拍出好電影<text:span text:style-name="T2">,</text:span>那是不可能的事<text:span text:style-name="T2">--</text:span>除非進行基因改造<text:span text:style-name="T2">,</text:span>把一個人脫胎換骨<text:span text:style-name="T2">,</text:span>要不然他今天這副德性<text:span text:style-name="T2">,</text:span>便永遠是這副德性了<text:span text:style-name="T2">.</text:span></text:p>
      <text:p text:style-name="P1"><text:span text:style-name="T3">鄭啟承</text:span><text:s/>  |  2012.01.29 00:43   |   <text:a xlink:type="simple" xlink:href="http://palinfo.habago.org/Entry?Command=Information_PrintForum&amp;iPage=522#FORUM31300"><text:span text:style-name="T1">#</text:span></text:a></text:p>
      <text:p text:style-name="P2">必看<text:span text:style-name="T2">~~<text:line-break/>---------------<text:line-break/>http://movie.yatta.com.tw/topic_talk.php?id=5169<text:line-break/><text:line-break/></text:span>格鬥競技題材的電影近年來在好萊塢隱隱然形成一股風潮，先是有拳擊題材的《燃燒鬥魂》，描述綜合格鬥技的《勇者無敵》也順利接棒，兩片不僅將鏡頭對準擂台上一場又一場斷骨切肉、激情澎湃的熱血對決，也捕捉了選手們走下擂台後打落牙齒和血吞的真實人生，同時兼顧了勵志、格鬥與寫實劇情元素而頗受好評。<text:span text:style-name="T2"><text:line-break/><text:line-break/></text:span>在此格鬥技風潮盛行之下，就連現實中的女子綜合格鬥技選手吉娜卡拉諾都受邀跨界至好萊塢，大顯身手而拍出了一部懸疑動作片《即刻反擊》。而今，又有一部格鬥技電影正在準備開鏡中，由《落日車神》男主角雷恩葛斯林與丹麥導演尼可拉斯溫丁黑芬再度攜手合作，這次他們將挑戰被譽為地球上的最強立技──泰拳！<text:span text:style-name="T2"><text:line-break/><text:line-break/></text:span>電影名為《<text:span text:style-name="T2">Only God Forgives</text:span>》，男主角雷恩葛斯林現在人正待在泰國曼谷，為片中的泰拳格鬥場景密集訓練。而提及他對曼谷這座繁華都市的印象，雷恩葛斯林表示：「太不可思議了！自從我來到這裡之後，我一直夢想能在曼谷拍出一部電影，我很高興能來到這裡。」導演尼可拉斯溫丁黑芬也贊同道：「我熱愛這裡，曼谷一直是我最喜歡的城市之一，融合了一切瘋狂與美麗的事物。泰國的人們總能拍出偉大的泰國電影，而隨著我們來到本地，也將加入成為其中的一份子。」<text:span text:style-name="T2"><text:line-break/><text:line-break/></text:span>雷恩葛斯林目前每天要花上兩、三小時進行特訓。「基本上都是在練拳（<text:span text:style-name="T2">Sparring</text:span>），這裡的人們不太作重訓。導演尼可拉斯溫丁黑芬也跟著一起在練拳。」雷恩葛斯林雖然至今尚未看過半場真正的泰拳比賽，但從那些陪他一起訓練、早自六歲就開始練拳的當地泰拳選手身上，他就已經對這項格鬥技大開眼界了。雷恩葛斯林戲稱：「泰拳十分難練。劇組安排拳手跟我一起陪練，而他們全都能把我扁得哭爹喊娘。」<text:span text:style-name="T2"><text:line-break/><text:line-break/></text:span>自《落日車神》以來，導演尼可拉斯溫丁黑芬與雷恩葛斯林就此一拍即合，除這部泰拳新片之外，兩人接下來還計畫三度合作新片《<text:span text:style-name="T2">Logan's Run</text:span>》，改編自<text:span text:style-name="T2">1967</text:span>年的經典同名反烏托邦科幻小說，並曾一度於<text:span text:style-name="T2">1976</text:span>年以《攔截時空禁區》之名搬上大銀幕。<text:span text:style-name="T2"><text:line-break/><text:line-break/></text:span>而面對近來接連兩次「滑落榜外」事件，雷恩葛斯林倒是顯得老神在在。去年底在<text:span text:style-name="T2">People</text:span>雜誌的一項票選上，布萊德利庫柏被選為年度最性感的男人（<text:span text:style-name="T2">Sexiest Man Alive</text:span>）後，支持雷恩葛斯林的死忠粉絲們憤而在<text:span text:style-name="T2">People</text:span>雜誌的紐約辦公室外頭展開抗議示威。但雷恩葛斯林不以為意地表示：「我自己都把票投給了布萊德利庫柏，而我很高興他能勝出。」至於自坎城影展上奪得最佳導演之後就一路呼聲極高的《落日車神》，最終卻未能在奧斯卡上斬獲任何提名項目，面對全球影迷為他抱屈的遺憾聲浪，雷恩葛斯林只簡短回應道：「我不在意！」<text:span text:style-name="T2"><text:line-break/><text:line-break/></text:span>【文／<text:span text:style-name="T2">Red Rum</text:span>】</text:p>
      <text:p text:style-name="P1"><text:span text:style-name="T3">陳真</text:span><text:s/>  |  2012.01.27 02:02   |   <text:a xlink:type="simple" xlink:href="http://palinfo.habago.org/Entry?Command=Information_PrintForum&amp;iPage=522#FORUM31299"><text:span text:style-name="T1">#</text:span></text:a></text:p>
      <text:p text:style-name="P3">來到某個年紀<text:span text:style-name="T2">,</text:span>放眼四周<text:span text:style-name="T2">,</text:span>活著似乎只是一種偶然<text:span text:style-name="T2">,</text:span>而死亡卻是必然<text:span text:style-name="T2">. </text:span>當必然之事倏忽而至<text:span text:style-name="T2">,</text:span>你還是一時半會很難接受它的到來<text:span text:style-name="T2">. <text:line-break/><text:line-break/></text:span>素不相識的兩個人<text:span text:style-name="T2">,</text:span>憑著某種音符連結到一塊<text:span text:style-name="T2">,</text:span>呼吸著同樣的一種空氣<text:span text:style-name="T2">;</text:span>如果沒有這樣那樣一些人<text:span text:style-name="T2">,</text:span>生命恐怕會更可悲更孤獨<text:span text:style-name="T2">. <text:line-break/><text:line-break/></text:span>當一個人在你心頭上佔了個位置<text:span text:style-name="T2">,</text:span>總是一種不幸的開端<text:span text:style-name="T2">,</text:span>因為你從此得小心死亡來臨的那一天<text:span text:style-name="T2">,</text:span>空出來的那個位置便將永遠空著而無法取代了<text:span text:style-name="T2">.</text:span></text:p>
      <text:p text:style-name="P1"><text:span text:style-name="T3">陳真</text:span><text:s/>  |  2012.01.27 01:39   |   <text:a xlink:type="simple" xlink:href="http://palinfo.habago.org/Entry?Command=Information_PrintForum&amp;iPage=522#FORUM31298"><text:span text:style-name="T1">#</text:span></text:a></text:p>
      <text:p text:style-name="P2">明天有多長？<text:span text:style-name="T2"><text:line-break/><text:line-break/></text:span>陳真<text:span text:style-name="T2"><text:line-break/></text:span>立報《哈巴狗電台》<text:span text:style-name="T2">2008. 06. 23.<text:line-break/><text:line-break/><text:line-break/></text:span>詩人問：明天有多長？明天比永恆多一天。明天是明天的事，當下便是永恆。一個人若不是生了「病」，不會對這樣的問題癡狂。它本不是問題，當它成為問題，就是一種病。什麼病？思鄉病；想回家，卻漂浮天際，不知家落何方。<text:span text:style-name="T2"><text:line-break/><text:line-break/></text:span>蕭伯納（<text:span text:style-name="T2">George Bernard Shaw</text:span>）說：「我只有在自己的想像世界中，才有如歸的感覺。」想像就是一種異化，脫離現實。文學把熟悉明確之事給異化，使之曖昧陌生；哲學也一樣，為那尋常無奇之事感到訝異。正如范光棣所說，一個人若不是異化得很厲害，大概不會想去證明心靈外部的確有個世界或證明「這是我的手」。<text:span text:style-name="T2"><text:line-break/><text:line-break/></text:span>哲學與詩，都來自一種鄉愁。原本端坐家中，諸事尋常，曾幾何時面對家園頓感陌生，於是離家尋找汪洋，總以為家就在海的另一頭。電影《永恆的一天》末了，詩人對著大海吶喊一連串向難民小孩買來的尋常詞彙成詩；也許美麗總少不了哀愁，當難民飄泊各地港口，詩人卻彷彿也找到一條回家的路。可惜這路直抵汪洋，離鄉更遠。這些道理，詩人都懂，何不回頭？不是不願，而是不能。就像臣服暴君，不得不去做那直如命定之事。<text:span text:style-name="T2"><text:line-break/><text:line-break/></text:span>梵谷在一封家書裏這麼說：「如果我能有所選擇，我不會選擇瘋狂。」詩人只能誕生，無法產生。未曾失落家園者，無法強說鄉愁；你能立一切志向，卻無法立志成為詩人。維根斯坦說，哲學記錄一種「純屬個人的痛苦」，它無法教也無法學。如果你無法學會飛行，那是因為你本來就不是一隻鳥，做不來屬於鳥類的事。十九世紀英國詩人<text:span text:style-name="T2">Edward G. Bulwer-lytton</text:span>說得對：「才華做其所能，天才卻是做其所必須。」世上有驕傲的任何一種人，卻不可能有驕傲的詩人或哲學家，因為沒有人會以無家可歸的鄉愁感到驕傲，也沒有人會因為自己有著某種病而自覺高人一等。離家的人總想回家，正如生病的人總想擺脫病痛苦楚，但卻似乎註定在天地間漂泊。<text:span text:style-name="T2"><text:line-break/><text:line-break/></text:span>李白一詩《悲歌行》，感動我甚深：「悲來乎，悲來乎，主人有酒且莫斟，聽我一曲悲來吟，悲來不吟還不笑，天下無人知我心，君有數斗酒，我有三尺琴<text:span text:style-name="T2">…</text:span>」詩人可悲，生命偌大哀樂，竟濃縮成幾行小字，幾許音符。</text:p>
      <text:p text:style-name="P1"><text:span text:style-name="T3">陳真</text:span><text:s/>  |  2012.01.27 01:28   |   <text:a xlink:type="simple" xlink:href="http://palinfo.habago.org/Entry?Command=Information_PrintForum&amp;iPage=522#FORUM31297"><text:span text:style-name="T1">#</text:span></text:a></text:p>
      <text:p text:style-name="P3">希臘電影之父安哲羅普洛斯車禍身亡<text:span text:style-name="T2"><text:s/></text:span>享年<text:span text:style-name="T2">76</text:span>歲<text:span text:style-name="T2"><text:line-break/><text:line-break/></text:span>北京新浪網<text:span text:style-name="T2"><text:s/>(2012-01-25 15:55) <text:line-break/><text:line-break/></text:span>法新社援引希臘電視台報導，享有世界聲望的希臘泰斗級電影導演西奧<text:span text:style-name="T2">-</text:span>安哲羅普洛斯今天遭遇車禍身亡，享年<text:span text:style-name="T2">76</text:span>歲。<text:span text:style-name="T2"><text:line-break/><text:line-break/></text:span>據外媒報導，西奧<text:span text:style-name="T2">-</text:span>安哲羅普洛斯在過馬路時被一輛摩托車撞倒在地後致腦部大出血，後經醫院搶救無效，不幸去世。安哲羅普洛斯是希腊電影界代表人物，被譽為<text:span text:style-name="T2">“</text:span>希臘電影之父<text:span text:style-name="T2">”</text:span>，曾執導多部業界評價極高的佳片。他在<text:span text:style-name="T2">1970</text:span>年代拍攝了希臘近代史三部曲：《<text:span text:style-name="T2">1936</text:span>年的歲月》、《流浪藝人》、《獵人》，透過三個獨立的故事，回眸<text:span text:style-name="T2">1940</text:span>年代至<text:span text:style-name="T2">1970</text:span>年代希臘經歷法西斯入侵、內戰、右翼軍政府的歲月。<text:span text:style-name="T2"><text:line-break/><text:line-break/>1980</text:span>年代拍攝了沉默三部曲：《塞瑟島之旅》、《養蜂人》<text:span text:style-name="T2"><text:s/></text:span>、《霧中風景》。<text:span text:style-name="T2">1990</text:span>年代拍攝了巴爾干三部曲：《鸛鳥踟躕》、《尤里西斯生命之旅》、《永遠的一天》。其中，他<text:span text:style-name="T2">1998</text:span>年執導的《永遠的一天》一經放映即引起空前轟動，並獲得<text:span text:style-name="T2">1998</text:span>年坎城影展金棕櫚大獎。<text:span text:style-name="T2"><text:line-break/><text:line-break/></text:span>另外，他執導的《亞歷山大大帝》曾獲威尼斯金獅獎，《尤里西斯的凝視》則獲坎城影展評審團大獎。<text:span text:style-name="T2"><text:line-break/><text:line-break/></text:span>　　導演資料：<text:span text:style-name="T2"><text:line-break/><text:line-break/></text:span>　　希奧<text:span text:style-name="T4">・</text:span>安哲羅普洛斯<text:span text:style-name="T2">(Theo Angelopoulos)1936</text:span>年出生于雅典，大學時代攻讀法律專業，大學畢業後去巴黎高等電影學院師從著名電影史學家喬治<text:span text:style-name="T4">・</text:span>薩杜爾學習電影。但在導演課上，他的離經叛道激起了導演課教師的強烈不滿。他因此被逐出校門。安哲羅普洛斯的影片多次獲得柏林、坎城、威尼斯、芝加哥、歐洲影展等國際影展大獎，僅在坎城影展上他就有三部影片獲獎。<text:span text:style-name="T2"><text:line-break/><text:line-break/></text:span>　　導演作品列表：<text:span text:style-name="T2"><text:line-break/><text:line-break/></text:span>　　《時光之塵》<text:span text:style-name="T2"><text:s/>(2009)<text:line-break/><text:line-break/></text:span>　　《每個人都有他自己的電影》<text:span text:style-name="T2">(2007)<text:line-break/><text:line-break/></text:span>　　《哭泣的草原》<text:span text:style-name="T2">(2004)<text:line-break/><text:line-break/></text:span>　　《雅典娜回歸衛城》<text:span text:style-name="T2"><text:s/>(2000)<text:line-break/><text:line-break/></text:span>　　《永遠的一天》<text:span text:style-name="T2">(1998)<text:line-break/><text:line-break/></text:span>　　《盧米埃爾與四十大導》<text:span text:style-name="T2"><text:s/>(1995)<text:line-break/><text:line-break/></text:span>　　《尤里西斯的凝視》<text:span text:style-name="T2"><text:s/>(1995)<text:line-break/><text:line-break/></text:span>　　《鸛鳥的躇》<text:span text:style-name="T2">(1991)<text:line-break/><text:line-break/></text:span>　　《霧中風景》<text:span text:style-name="T2">(1988)<text:line-break/><text:line-break/></text:span>　　《養蜂人》<text:span text:style-name="T2">(1987)<text:line-break/><text:line-break/></text:span>　　《塞瑟島之旅》<text:span text:style-name="T2"><text:s/>(1984)<text:line-break/><text:line-break/></text:span>　　《亞歷山大大帝》<text:span text:style-name="T2">(1982)<text:line-break/><text:line-break/></text:span>　　《<text:span text:style-name="T2">Oi reporters</text:span>》<text:span text:style-name="T2">(1981)<text:line-break/><text:line-break/></text:span>　　《獵人》<text:span text:style-name="T2">(1977)<text:line-break/><text:line-break/></text:span>　　《流浪藝人》<text:span text:style-name="T2">(1975)<text:line-break/><text:line-break/></text:span>　　《<text:span text:style-name="T2">1936</text:span>年的歲月》<text:span text:style-name="T2">(1973)<text:line-break/><text:line-break/></text:span>　　《重建》<text:span text:style-name="T2">(1970)<text:line-break/><text:line-break/></text:span>　　《放送》<text:span text:style-name="T2">(1968)<text:line-break/><text:line-break/></text:span>　　《<text:span text:style-name="T2">Forminx Story</text:span>》<text:span text:style-name="T2">(1965)</text:span></text:p>
      <text:p text:style-name="P1"><text:span text:style-name="T3">陳真</text:span><text:s/>  |  2012.01.26 02:36   |   <text:a xlink:type="simple" xlink:href="http://palinfo.habago.org/Entry?Command=Information_PrintForum&amp;iPage=522#FORUM31296"><text:span text:style-name="T1">#</text:span></text:a></text:p>
      <text:p text:style-name="P2">一如台灣其它報紙<text:span text:style-name="T2">,</text:span>中時文化水平很低<text:span text:style-name="T2">,</text:span>關於這一點<text:span text:style-name="T2">,</text:span>從李同學平常喜歡轉貼的那些十分空洞但卻往往寫得好像很有學問的那些爛文可見一斑<text:span text:style-name="T2">. </text:span>不過<text:span text:style-name="T2">,</text:span>相對於親綠媒體即所謂<text:span text:style-name="T2"><text:s/>"</text:span>三民自<text:span text:style-name="T2">"(</text:span>三立自由及民視<text:span text:style-name="T2">)</text:span>之整天造謠抹黑<text:span text:style-name="T2">,</text:span>這十多年來的中時倒是乾淨太多太多了<text:span text:style-name="T2">. </text:span>當然<text:span text:style-name="T2">,</text:span>舊國民黨主政下的中時就跟當今之三民自一樣臭不可聞<text:span text:style-name="T2">.<text:line-break/><text:line-break/></text:span>至於這位報老闆的言論傾向<text:span text:style-name="T2">,</text:span>自然會反映在其所擁有的報紙上<text:span text:style-name="T2">,</text:span>但這又何妨<text:span text:style-name="T2">? </text:span>鋪天蓋地的親綠言論及台獨思維<text:span text:style-name="T2">,</text:span>難道容不下一點統派的聲音<text:span text:style-name="T2">? </text:span>所有媒體都有個立場<text:span text:style-name="T2">,</text:span>有立場無所謂<text:span text:style-name="T2">,</text:span>重點是你是否用歪曲捏造的言論來推銷你的立場<text:span text:style-name="T2">,</text:span>重點是立場的呈現是否過於偏頗<text:span text:style-name="T2">. <text:line-break/><text:line-break/></text:span>例如<text:span text:style-name="T2">,</text:span>跟骯髒<text:span text:style-name="T2"><text:s/>"</text:span>報紙<text:span text:style-name="T2">" </text:span>自由時報<text:span text:style-name="T2">(</text:span>幹它媽的這種骯髒東西也能叫做報紙<text:span text:style-name="T2">?)</text:span>有著同一老闆的英文報<text:span text:style-name="T2"><text:s/>Taipei Times(</text:span>其報社老闆即三十幾年前為國民黨買票做票舞弊努力打擊黨外不遺餘力因此被林義雄與姚嘉文控告賄選及作票舞弊後來林姚兩人把它寫成<text:span text:style-name="T2"><text:s/>"</text:span>虎落平陽<text:span text:style-name="T2">" </text:span>一書現在卻變成愛台灣急先鋒的林榮三<text:span text:style-name="T2">),</text:span>其總編輯甚至公開揚言請不挺民進黨的員工請自動滾蛋<text:span text:style-name="T2">. </text:span>這才叫做誇張<text:span text:style-name="T2">. </text:span>至於中時的現任老闆個人之立場傾向如何<text:span text:style-name="T2">,</text:span>跟你看不看這份報紙有啥關係呢<text:span text:style-name="T2">?</text:span></text:p>
      <text:p text:style-name="P1"><text:span text:style-name="T3">李秉叡</text:span><text:s/>  |  2012.01.23 21:26   |   <text:a xlink:type="simple" xlink:href="http://palinfo.habago.org/Entry?Command=Information_PrintForum&amp;iPage=522#FORUM31295"><text:span text:style-name="T1">#</text:span></text:a></text:p>
      <text:p text:style-name="P3">我開始在考慮到底還要不要繼續看中國時報。<text:span text:style-name="T2"><text:line-break/>--------------------------------------------<text:line-break/></text:span>旺旺中時老董：中國許多方面非常民主<text:span text:style-name="T2"><text:line-break/><text:line-break/>2012</text:span>年<text:span text:style-name="T2">01</text:span>月<text:span text:style-name="T2">22</text:span>日<text:span text:style-name="T2">21:54 </text:span>蘋果即時<text:span text:style-name="T2"> <text:line-break/><text:line-break/></text:span>根據昨天刊出的《華盛頓郵報》（<text:span text:style-name="T2">The Washington Post</text:span>）訪問文章指出，「蔡衍明透過中時集團，在台灣創造親中的氣氛」。<text:span text:style-name="T2"><text:line-break/><text:line-break/></text:span>旺旺集團創辦人及董事長蔡衍明在訪問中說：「兩岸統一是遲早的事」、「台灣應該克服對大陸的戒心」、「中國在許多方面都非常民主，不像外人想像的那樣」。<text:span text:style-name="T2"><text:line-break/><text:line-break/></text:span>蔡衍明說，六四「天安門事件」讓他突然發現，隻身阻擋坦克的那個人「居然活著」，「要殺會死太多人了，『大屠殺』之說顯然不對」，因此，「六四事件」反而讓他對中共政府懷抱希望。<text:span text:style-name="T2"><text:line-break/><text:line-break/></text:span>對於管理旗下媒體「中時集團」，蔡說：「我的記者有批評的自由，但是他們下筆前要三思後果」。</text:p>
      <text:p text:style-name="P4"/>
      <text:p text:style-name="P1"><text:span text:style-name="T3">陳真</text:span><text:s/>  |  2012.01.19 17:33   |   <text:a xlink:type="simple" xlink:href="http://palinfo.habago.org/Entry?Command=Information_PrintForum&amp;iPage=523#FORUM31294"><text:span text:style-name="T1">#</text:span></text:a></text:p>
      <text:p text:style-name="P3">底下是被我刪掉的學姐留言<text:span text:style-name="T2">,</text:span>奉命又貼上<text:span text:style-name="T2">. </text:span>欽此<text:span text:style-name="T2">~<text:line-break/><text:line-break/></text:span>純粹是誤刪<text:span text:style-name="T2">,</text:span>因為我不知道哈巴狗電台幾時有母狗電台<text:span text:style-name="T2">,</text:span>以為是匿名留言來亂的<text:span text:style-name="T2">,</text:span>所以就刪了<text:span text:style-name="T2">,</text:span>原來是學姐在表揚我的文學造旨<text:span text:style-name="T2">. </text:span>內舉不避親<text:span text:style-name="T2">,</text:span>打敗各方勁敵<text:span text:style-name="T2">,</text:span>裁判是公平的<text:span text:style-name="T2">! </text:span>獲得這獎<text:span text:style-name="T2">,</text:span>實至名歸<text:span text:style-name="T2">,</text:span>我該開心尖叫嗎<text:span text:style-name="T2">? <text:line-break/><text:line-break/></text:span>此一獎項頒得相當好<text:span text:style-name="T2">,</text:span>反映時代脈動<text:span text:style-name="T2">,</text:span>深入闡揚蓄牧與大自然田園文學的某種不自然關係<text:span text:style-name="T2">,</text:span>例如趕羚羊時要特別注意草枝歪掉的嚴肅問題<text:span text:style-name="T2">,</text:span>頗值得吾人深思<text:span text:style-name="T2">.</text:span></text:p>
      <text:p text:style-name="P1"><text:span text:style-name="T3">哈巴母狗電台台長</text:span><text:s/>  |  2012.01.19 17:32   |   <text:a xlink:type="simple" xlink:href="http://palinfo.habago.org/Entry?Command=Information_PrintForum&amp;iPage=523#FORUM31293"><text:span text:style-name="T1">#</text:span></text:a></text:p>
      <text:p text:style-name="P2">第一屆「金羚羊文學獎」競爭異常激烈，「哈巴母狗電台」評審們在經過漫長討論後，決定將此一殊榮頒發給友台台長<text:span text:style-name="T2">--</text:span>「哈巴狗電台」董事長。（鼓鼓掌，耶<text:span text:style-name="T2">~~</text:span>）<text:span text:style-name="T2"><text:line-break/><text:line-break/></text:span>本台評審一致肯定哈巴狗電台董事長熱愛大自然、愛護大型哺乳動物，經常不辭辛勞地一邊趕羚羊一邊揮筆為文，且每遇情緒激昂、文思泉湧之際，更是無法自己地將羚羊趕來趕去，充分與大自然融為一體，展現粗曠原始的雄性生命力，這在今日陰柔蒼白有話不直說只會拐彎抹角暗地傷人的文壇之中，實屬異數<text:span text:style-name="T2">!!!<text:line-break/><text:line-break/></text:span>此外，哈巴狗電台董事長充分展現了國家特色，文字之中只見羚羊跳躍、草枝搖擺，已然不受中國封建文學之餘毒影響，發展出獨樹一幟之台式風格。更為難得的是，僅管屢經主流之強烈打壓，哈巴狗電台董事長依然本著台灣阿強打不倒、壓不扁、踩不爛的剛毅精神，以及「只要我喜歡有甚麼不可以」的大膽思考、<text:span text:style-name="T2">IQ180</text:span>、人民我最大特色，捍衛台灣郎之正道，堅持讓世界看見台灣，實不愧榮獲第一屆金羚羊文學獎<text:span text:style-name="T2">!!! <text:line-break/><text:line-break/></text:span>哈巴母狗電台期勉獲獎人可以持續不懈、努力創作，繼續以趕羚羊文學，為台灣發光<text:span text:style-name="T2">!!! </text:span>（再度鼓鼓掌，耶<text:span text:style-name="T2">~~</text:span>）</text:p>
      <text:p text:style-name="P1"><text:span text:style-name="T3">陳真</text:span><text:s/>  |  2012.01.19 17:26   |   <text:a xlink:type="simple" xlink:href="http://palinfo.habago.org/Entry?Command=Information_PrintForum&amp;iPage=523#FORUM31292"><text:span text:style-name="T1">#</text:span></text:a></text:p>
      <text:p text:style-name="P3"><text:span text:style-name="T2">(</text:span>續<text:span text:style-name="T2">)<text:line-break/><text:line-break/></text:span>范光棣說過一個笑話<text:span text:style-name="T2">: </text:span>甲對乙說<text:span text:style-name="T2">: </text:span>我今天心情很<text:span text:style-name="T2"><text:s/>bloompy,</text:span>乙很納悶<text:span text:style-name="T2">,bloompy</text:span>是什麼碗糕<text:span text:style-name="T2">? </text:span>字典上沒這個字<text:span text:style-name="T2">. </text:span>甲說<text:span text:style-name="T2">: </text:span>那是因為從來沒有人跟我有一樣的<text:span text:style-name="T2">bloompy</text:span>心情<text:span text:style-name="T2">.<text:line-break/><text:line-break/></text:span>每次想到美國<text:span text:style-name="T2">,</text:span>我就想到<text:span text:style-name="T2">malegirl~b </text:span>這個字<text:span text:style-name="T2">,</text:span>字典上找不到<text:span text:style-name="T2">,</text:span>但我相信很多人跟我有著一樣的心情<text:span text:style-name="T2">, </text:span>但你不能說我罵髒話<text:span text:style-name="T2">,</text:span>畢竟罵要有個以<text:span text:style-name="T2"><text:s/>"</text:span>人<text:span text:style-name="T2">" </text:span>為對象的受詞<text:span text:style-name="T2">,</text:span>罵空氣罵政權罵天罵地都不算罵<text:span text:style-name="T2">. </text:span>人活得這麼辛苦<text:span text:style-name="T2">,</text:span>不該連這點自由都沒有<text:span text:style-name="T2">. </text:span>反倒我真的很想禁止各位講溫馨話<text:span text:style-name="T2">,</text:span>因為我覺得溫馨是一種賣命<text:span text:style-name="T2">,</text:span>不是訴諸話語<text:span text:style-name="T2">,</text:span>那很惡心<text:span text:style-name="T2">. </text:span>但我面對各位對我而言相當齷齪下流的溫馨話語我還是忍了<text:span text:style-name="T2">,</text:span>因為那一樣是你們的自由<text:span text:style-name="T2">.</text:span></text:p>
      <text:p text:style-name="P1">J. Z.   |  2012.01.19 17:15   |   <text:a xlink:type="simple" xlink:href="http://palinfo.habago.org/Entry?Command=Information_PrintForum&amp;iPage=523#FORUM31291"><text:span text:style-name="T1">#</text:span></text:a></text:p>
      <text:p text:style-name="P5">SRY...<text:span text:style-name="T3">發完才發現文裡有提到</text:span>"<text:span text:style-name="T3">男友</text:span>"....=.=<text:line-break/><text:span text:style-name="T3">是楊姐</text:span>...</text:p>
      <text:p text:style-name="P1"><text:span text:style-name="T3">陳真</text:span><text:s/>  |  2012.01.19 17:00   |   <text:a xlink:type="simple" xlink:href="http://palinfo.habago.org/Entry?Command=Information_PrintForum&amp;iPage=523#FORUM31290"><text:span text:style-name="T1">#</text:span></text:a></text:p>
      <text:p text:style-name="P3">楊兄<text:span text:style-name="T2">?</text:span>是楊姐吧<text:span text:style-name="T2">?!<text:line-break/><text:line-break/></text:span>大家也未免太清純太敏感了吧<text:span text:style-name="T2">?</text:span>罵人是要有個對象才叫罵<text:span text:style-name="T2">,</text:span>罵空氣也算罵嗎<text:span text:style-name="T2">? <text:line-break/><text:line-break/></text:span>電影<text:span text:style-name="T2"><text:s/>"</text:span>戀戀風塵<text:span text:style-name="T2">" </text:span>裏那個阿公因為番薯收成差<text:span text:style-name="T2">,</text:span>對著天空對著遠方山脈唸唸有詞<text:span text:style-name="T2">,</text:span>一直講著<text:span text:style-name="T2"><text:s/>"</text:span>幹伊三妹<text:span text:style-name="T2">",</text:span>請問是誰被罵到了<text:span text:style-name="T2">? </text:span>沒有<text:span text:style-name="T2">. </text:span>如果沒有人被罵到<text:span text:style-name="T2">,</text:span>旁人就最好閉嘴<text:span text:style-name="T2">,</text:span>因為人家嘴裏要發出什麼聲音或字眼<text:span text:style-name="T2">,</text:span>筆下要寫些什麼<text:span text:style-name="T2">,</text:span>完全不干你的事<text:span text:style-name="T2">. </text:span>至於寫得好或不好<text:span text:style-name="T2">,</text:span>那也純粹是他家的事<text:span text:style-name="T2">,</text:span>與你無關<text:span text:style-name="T2">. </text:span>你若看了不爽<text:span text:style-name="T2">,</text:span>也只好繼續不爽<text:span text:style-name="T2">.<text:line-break/><text:line-break/></text:span>再說<text:span text:style-name="T2">,</text:span>這跟罵不罵實在一點關係都沒有<text:span text:style-name="T2">. </text:span>真難想像各位如此清純如此脆弱<text:span text:style-name="T2">. </text:span>若真要罵人<text:span text:style-name="T2">,</text:span>哪需要用到髒話<text:span text:style-name="T2">? </text:span>我甚至可以用各種美麗的字眼來罵人<text:span text:style-name="T2">. </text:span>若有人不信<text:span text:style-name="T2">,</text:span>請他站出來報上生平<text:span text:style-name="T2">,</text:span>我願意免費拿你做示範<text:span text:style-name="T2">.<text:line-break/><text:line-break/></text:span>結論是<text:span text:style-name="T2">:<text:line-break/>1. </text:span>骯髒的東西往往有著美麗的包裝<text:span text:style-name="T2">.<text:line-break/>2. </text:span>字眼或話語本身無所謂髒或不髒<text:span text:style-name="T2">.<text:line-break/>3. </text:span>髒不髒是看語意<text:span text:style-name="T2">,</text:span>不是挑字眼<text:span text:style-name="T2">.<text:line-break/>4. </text:span>在一種公開版面<text:span text:style-name="T2">,</text:span>絕不可對任何人指指點點<text:span text:style-name="T2">,</text:span>不管你是好意或惡意都一樣骯髒<text:span text:style-name="T2">; </text:span>相反地<text:span text:style-name="T2">,</text:span>若不是針對人<text:span text:style-name="T2">,</text:span>你喜歡怎麼表達都行<text:span text:style-name="T2">,ANYTHING GOES.</text:span></text:p>
      <text:p text:style-name="P1">J. Z.   |  2012.01.19 13:50   |   <text:a xlink:type="simple" xlink:href="http://palinfo.habago.org/Entry?Command=Information_PrintForum&amp;iPage=523#FORUM31289"><text:span text:style-name="T1">#</text:span></text:a></text:p>
      <text:p text:style-name="P2">楊兄說的東西同為男人的我完全可以理解<text:span text:style-name="T2">.<text:line-break/></text:span>我也覺得<text:span text:style-name="T2">context</text:span>和<text:span text:style-name="T2">wording</text:span>是二個層次的東西<text:span text:style-name="T2">, </text:span>但有人就是會看到黑影就開槍<text:span text:style-name="T2">...</text:span></text:p>
      <text:p text:style-name="P1"><text:span text:style-name="T3">楊世主</text:span><text:s/>  |  2012.01.19 00:48   |   <text:a xlink:type="simple" xlink:href="http://palinfo.habago.org/Entry?Command=Information_PrintForum&amp;iPage=523#FORUM31288"><text:span text:style-name="T1">#</text:span></text:a></text:p>
      <text:p text:style-name="P3">從小到大身邊的男人常常趕羚羊來玩，不管是我爸爸也好，男友也好，同學、漁民、外國人等等等，說真的數十年來我已經被污染<text:span text:style-name="T2">..</text:span>不，是潛移默化，有時也得硬跟他們對趕幾頭羚羊，因為男人真的很難溝通，得用這種<text:span text:style-name="T2">"</text:span>很雄性的社交話<text:span text:style-name="T2">"</text:span>才可以讓他們聽上幾句我想說的，而且溝通效果不錯<text:span text:style-name="T2">(</text:span>趕法不同功效不同<text:span text:style-name="T2">)</text:span>，有時還會被我嚇到而收斂一些<text:span text:style-name="T2">~</text:span>以為見到東方不敗了。也許髒話就像刀子，對準人刺下去會受傷，但用來雕刻做菜反而很好用。了解對方或作者真正要說的和感受才是重點吧？如果髒話能減少有形的暴力，那真是一件好事，但希望真是如此，也許還有更多研究持相反結果？聽說有個相關研究得了<text:span text:style-name="T2">2010</text:span>年的諾貝爾和平獎之類的，但我查不到相關訊息<text:span text:style-name="T2">....<text:line-break/><text:line-break/><text:line-break/>**************************************************<text:line-break/></text:span>咒駡對人體有益？美國專家要為髒話<text:span text:style-name="T2">"</text:span>正名<text:span text:style-name="T2">"<text:line-break/>http://scitech.people.com.cn/GB/25893/4007657.html<text:line-break/><text:line-break/>2006</text:span>年<text:span text:style-name="T2">01</text:span>月<text:span text:style-name="T2">08</text:span>日<text:span text:style-name="T2">16:01<text:line-break/><text:line-break/></text:span>　　父母、老師還有政客都想要把粗話消滅乾淨。他們希望製造出一個沒有粗話的<text:span text:style-name="T2">“</text:span>清白世界<text:span text:style-name="T2">”</text:span>，但自己卻不自覺地口出髒話。有時候他們努力忍住不說，有時候大聲脫口而出。不過研究者說，這沒什麼不好，因為咒駡是人類的原始本能，甚至是人類靈魂的<text:span text:style-name="T2">“</text:span>止疼藥<text:span text:style-name="T2">”</text:span>。<text:span text:style-name="T2"><text:line-break/><text:line-break/></text:span>　　咒駡是人類的原始本能<text:span text:style-name="T2"><text:line-break/><text:line-break/></text:span>　　<text:span text:style-name="T2">1897</text:span>年，美國密歇根州通過法律禁止在兒童面前說粗話。自從那個時候起，美國的語言衛士又出新招：<text:span text:style-name="T2">2004</text:span>年夏天，美國參議院通過了<text:span text:style-name="T2">“</text:span>保衛得體行為法案<text:span text:style-name="T2">”</text:span>。法案規定，凡是在電視上或者是廣播中出現髒話，要被處以最高<text:span text:style-name="T2">27.5</text:span>萬美元的罰款。處罰還可能更加嚴厲。最近美國議員們又討論開了：是不是對重複說髒話的人處以<text:span text:style-name="T2">50</text:span>萬美元的重罰。不止在美國，波蘭的一個城市厄爾布拉格的市長決定對那些公開說粗話的人處以懲罰。俄羅斯議會也在<text:span text:style-name="T2">2003</text:span>年禁止髒話。在荷蘭也有禁止髒話的規定。<text:span text:style-name="T2"><text:line-break/><text:line-break/></text:span>　　但是心理學家、語言學家和大腦研究者們卻對這些禁令嗤之以鼻：世界上從來就沒有過一個語言天堂。人類沒有因為口頭的不乾淨被從這個天堂驅逐出去。那些想要淨化語言的語言衛士，追求的只不過是一個烏托邦夢想罷了。<text:span text:style-name="T2"><text:line-break/><text:line-break/></text:span>　　咒駡是人類的原始本能，這種本能早就被固定在人腦的神經結構當中。人類總是會使用一些不乾淨的辭彙。<text:span text:style-name="T2">“</text:span>這樣不錯，因為咒駡能讓我們的腦子自由，<text:span text:style-name="T2">”</text:span>美國麻塞諸塞自由藝術學院的心理學家和髒話專家迪蒙瑟<text:span text:style-name="T2">•</text:span>傑說。<text:span text:style-name="T2"><text:line-break/><text:line-break/></text:span>　　髒話一直到處都有<text:span text:style-name="T2"><text:line-break/><text:line-break/></text:span>　　地球上的每一種語言，每一種方言，在經過研究後都不會缺少罵人的辭彙。<text:span text:style-name="T2"><text:line-break/><text:line-break/></text:span>　　德國人如果被惹怒了，首先說和排泄物有關的髒話。而荷蘭人、美國人和英國人更加喜歡說和性有關的髒話。北歐斯堪的納維亞半島人的粗話更偏重於鬼以及其他宗教的神靈有關。<text:span text:style-name="T2"><text:line-break/><text:line-break/></text:span>　　不論是過去還是現在，咒駡能在世界各國聽到。荷蘭萊登大學的語言學家蓋<text:span text:style-name="T2">•</text:span>道切在自己的書中這樣寫道。<text:span text:style-name="T2"><text:line-break/><text:line-break/></text:span>　　道切在書中說，人類的髒話經過一代一代口頭傳播後，最早在<text:span text:style-name="T2">5000</text:span>年前就出現在了書面語言當中。<text:span text:style-name="T2"><text:line-break/><text:line-break/></text:span>　　古埃及人把粗話刻到象形文字中。古羅馬詩人也早就會用粗話作詩。<text:span text:style-name="T2"><text:line-break/><text:line-break/></text:span>　　古往今來的世界名人都不會和髒話絕緣。莎士比亞、馬丁<text:span text:style-name="T2">•</text:span>路德和馬克<text:span text:style-name="T2">•</text:span>吐溫全是污言穢語的朋友。歌德曾經把批評家罵作狗，莫札特甚至喜歡在信上署名<text:span text:style-name="T2">“</text:span>您的甜蜜汙糞<text:span text:style-name="T2">”</text:span>。<text:span text:style-name="T2"><text:line-break/><text:line-break/></text:span>　　小孩學髒話當<text:span text:style-name="T2">“</text:span>武器<text:span text:style-name="T2">”<text:line-break/><text:line-break/></text:span>　　雖然髒話總是被視為禁忌，但社會各階層的人都會直接了當地打破這種禁忌。<text:span text:style-name="T2"><text:line-break/><text:line-break/></text:span>　　迪蒙瑟<text:span text:style-name="T2">•</text:span>傑的調查發現：屠夫說的髒話不一定比外科醫生多，商場售貨小姐也不會比女經理說的髒話少。人類在日常工作中發明的辭彙，<text:span text:style-name="T2">10%</text:span>用來罵人。而當我們不工作的時候，只有<text:span text:style-name="T2">5%</text:span>的辭彙是罵人的。<text:span text:style-name="T2"><text:line-break/><text:line-break/></text:span>　　性別並不是決定說多少粗話的最重要因素。雖然日常生活經驗告訴我們，男人更可能比女人說髒話，但是美國語言學家湯瑪斯<text:span text:style-name="T2">•</text:span>穆雷記錄下<text:span text:style-name="T2">4000</text:span>名男女學生的談話後發現，不論是老流氓還是小淘氣鬼，帶髒字的話都會從他們的嘴裏面竄出來。<text:span text:style-name="T2"><text:line-break/><text:line-break/></text:span>　　毫不奇怪，人類在小時候第一次聽見髒話的時候，是根本不會學說這些髒話的。在理解髒話的真正含義之前，小孩子要花很長時間才會注意到這些辭彙。迪蒙瑟<text:span text:style-name="T2">•</text:span>傑說：<text:span text:style-name="T2">“</text:span>人們可以把這個學習的過程看作一個經典的訓練。<text:span text:style-name="T2">”</text:span>刺激可以和獎勵聯繫起來。小孩子通過父母憤怒的反應很快就學會，如果他們說髒話，就好像嘴裏含著一門兵器，他們可以用這個兵器引起父母的絕對注意。<text:span text:style-name="T2"><text:line-break/><text:line-break/></text:span>　　人腦抑制不住咒駡<text:span text:style-name="T2"><text:line-break/><text:line-break/></text:span>　　早些時候學會的髒話在我們的腦子裏找到了一個和中性辭彙不同的居所：人腦中的額葉系統。我們的各種情緒和罵人話都在這個區域裏聚集。而掌握理智的話都位於大腦皮質外層，在這裏神經細胞把粗話過濾掉。<text:span text:style-name="T2"><text:line-break/><text:line-break/></text:span>　　美國神經學家亞當<text:span text:style-name="T2">•</text:span>安德森和伊莉莎白<text:span text:style-name="T2">•</text:span>菲爾普斯認為，當人腦上層區域不再能夠抑制住額葉系統中的情感阻塞之後，人就會說髒話。<text:span text:style-name="T2">“</text:span>一個人會說出什麼樣的粗話，是由社會環境決定的。<text:span text:style-name="T2">”</text:span>迪蒙瑟<text:span text:style-name="T2">•</text:span>傑說。這之間有一個固定的規律：口頭的髒話越是嚴重，說髒話的人意圖對抗社會環境的衝動越是強烈。<text:span text:style-name="T2"><text:line-break/><text:line-break/></text:span>　　髒話能釋放人的壓力<text:span text:style-name="T2"><text:line-break/><text:line-break/></text:span>　　咒駡的需求深深植根在我們的腦海裏，成為我們的一種語言能力。迪蒙瑟<text:span text:style-name="T2">•</text:span>傑對老年癡呆症患者研究後得到一個令人困惑的發現：他們雖然連自己親屬的名字都忘記了，辭彙量也大幅度減少，但是還能說髒話。很明顯，說髒話是人終生學習的成果。就算我們成年之後，我們對髒字的注意也要比中性的日常生活用語多。<text:span text:style-name="T2"><text:line-break/><text:line-break/></text:span>　　當接受測試的人聽到罵人話之後，不僅會誇張地汗毛豎起，而且他們的脈搏加速，呼吸變淺，皮膚的導電性也會改變<text:span text:style-name="T2">——</text:span>這些反應都說明人的情緒發生了劇烈變化。<text:span text:style-name="T2"><text:line-break/><text:line-break/></text:span>　　雖然有人要禁止污言穢語，但是他們自己也會說這些東西。心理學家和研究髒話的學者認為，當人情緒激動的時候，髒話能起到積極的作用：釋放壓力。在日常生活中，當人們開車時，說的髒話要比平時多得多。　作者<text:span text:style-name="T2">:</text:span><text:span text:style-name="T5">□</text:span>嚴潔<text:span text:style-name="T2"> <text:line-break/><text:line-break/></text:span>黑猩猩也會<text:span text:style-name="T2">“</text:span>罵人<text:span text:style-name="T2">”<text:line-break/><text:line-break/></text:span>　　除了人以外，猩猩也會展示一種行為，可以被認為是一種咒駡。<text:span text:style-name="T2">“</text:span>每當黑猩猩感覺困惑，或者把自己弄疼了，它們都會顯露出富有攻擊性的姿勢。<text:span text:style-name="T2">”</text:span>美國靈長動物學家福蘭<text:span text:style-name="T2">•</text:span>德<text:span text:style-name="T2">•</text:span>瓦爾說。它們吼叫、咆哮、敲打地面，還會搖晃樹枝，黑猩猩好像通過這種方法排遣苦惱和痛苦。<text:span text:style-name="T2"><text:line-break/></text:span>　　在剛剛進入一個新團體的黑猩猩身上，德<text:span text:style-name="T2">•</text:span>瓦爾發現一個危險的行為：這些黑猩猩會對地位僅次於它的其他黑猩猩拳腳相加。這些黑猩猩僅僅缺少一種語言。這種語言使他們能夠放棄武力，採用一種更加溫和的方式：咒駡。<text:span text:style-name="T2"><text:line-break/></text:span>　　與黑猩猩相比，人類的語言豐富得多了。當人類的情緒正當衝動的時候，大腦中的額葉系統會把髒話暫且放一馬，這樣人類就不用動拳腳。這好像是鍋子裏的蒸汽，不管蓋子蓋得多緊，蒸汽總會跑出來一些，然後鍋子暫告平靜。<text:span text:style-name="T2"> <text:line-break/><text:line-break/></text:span>來源：《新聞晚報》<text:span text:style-name="T2"><text:line-break/></text:span>（責任編輯：王京）</text:p>
      <text:p text:style-name="P1"><text:span text:style-name="T3">鄭啟承</text:span><text:s/>  |  2012.01.18 23:22   |   <text:a xlink:type="simple" xlink:href="http://palinfo.habago.org/Entry?Command=Information_PrintForum&amp;iPage=523#FORUM31287"><text:span text:style-name="T1">#</text:span></text:a></text:p>
      <text:p text:style-name="P5">y<text:span text:style-name="T6">⊙</text:span>_<text:span text:style-name="T6">⊙</text:span>y <text:span text:style-name="T3">哇塞</text:span>~~</text:p>
      <text:p text:style-name="P1"><text:span text:style-name="T3">陳真</text:span><text:s/>  |  2012.01.18 02:57   |   <text:a xlink:type="simple" xlink:href="http://palinfo.habago.org/Entry?Command=Information_PrintForum&amp;iPage=523#FORUM31285"><text:span text:style-name="T1">#</text:span></text:a></text:p>
      <text:p text:style-name="P3"><text:span text:style-name="T2">(</text:span>續<text:span text:style-name="T2">)<text:line-break/><text:line-break/></text:span>不好意思<text:span text:style-name="T2">,</text:span>仗著董事長的特權<text:span text:style-name="T2">,</text:span>讓我再<text:span text:style-name="T2"><text:s/>abuse</text:span>一次這個不適合做個人公告的留言板<text:span text:style-name="T2">.<text:line-break/><text:line-break/></text:span>前一篇留言所做的每年例行宣告<text:span text:style-name="T2">,</text:span>請大家看了千萬別想太多<text:span text:style-name="T2">,</text:span>別因此而不敢跟我連絡<text:span text:style-name="T2">.</text:span>通常會想太多的<text:span text:style-name="T2">,</text:span>我比較不怕<text:span text:style-name="T2">,</text:span>我怕的是那些根本不把我的話當一回事而且對之稍有怠慢便以為我對他有所不敬或不屑因此便會得罪或甚至莫名其妙暴怒的一些似乎很脆弱很自以為是的人<text:span text:style-name="T2">;</text:span>彷彿我是他的御用玩偶或貼身侍衛<text:span text:style-name="T2">,</text:span>只要一喊我<text:span text:style-name="T2">,</text:span>我就得馬上應聲出現<text:span text:style-name="T2">,</text:span>否則便會結下樑子<text:span text:style-name="T2">. <text:line-break/><text:line-break/></text:span>最著名的一個例子是<text:span text:style-name="T2">,</text:span>有一個從名字上根本看不出是男是女的讀者<text:span text:style-name="T2">,</text:span>幾乎每天寫信給我報告他的淒涼身世<text:span text:style-name="T2">,</text:span>但卻一下子說自己是國中生<text:span text:style-name="T2">,</text:span>一下子說自己其實已經出社會<text:span text:style-name="T2">,</text:span>我那時候還不知道網路世界的人心險惡<text:span text:style-name="T2">,</text:span>不知道網路文字可以如此任意變化多端<text:span text:style-name="T2">,</text:span>甚至寫信給人連自己的基本身份也能胡扯瞎掰<text:span text:style-name="T2">,</text:span>我照樣用一種五四時期的老派作風<text:span text:style-name="T2">,</text:span>以最大的熱誠善待哪怕只是一個完全沒有名字的所謂<text:span text:style-name="T2"><text:s/>"</text:span>讀者<text:span text:style-name="T2">" </text:span>來信<text:span text:style-name="T2">. <text:line-break/><text:line-break/></text:span>後來<text:span text:style-name="T2">,</text:span>因為暑期從英國返台短暫打工而有一段時間沒辦法收信<text:span text:style-name="T2">. </text:span>打工結束<text:span text:style-name="T2">,</text:span>返英之後<text:span text:style-name="T2">,</text:span>面對信箱上千封信頗感無奈<text:span text:style-name="T2">,</text:span>於是簡短回函依照往例告知大家說我一天頂多寫兩封<text:span text:style-name="T2">EMAIL,</text:span>不可能寫更多<text:span text:style-name="T2">,</text:span>請見諒<text:span text:style-name="T2">. <text:line-break/><text:line-break/></text:span>結果<text:span text:style-name="T2">,</text:span>這個根本不認識的讀者卻發飆<text:span text:style-name="T2">,</text:span>似乎認為我看不起他<text:span text:style-name="T2">,</text:span>認為我不屑回他的信<text:span text:style-name="T2">,</text:span>於是馬上抓狂四處說我要強姦他<text:span text:style-name="T2">. </text:span>趕羚羊的<text:span text:style-name="T2">,</text:span>連他是男是女是阿公或阿嬤我根本不知道<text:span text:style-name="T2">,</text:span>而且隔著一萬公里<text:span text:style-name="T2">,</text:span>怎麼強姦<text:span text:style-name="T2">?<text:line-break/><text:line-break/></text:span>這當然只是一個極端罕見的例子<text:span text:style-name="T2">,</text:span>但是很多人的確很容易被得罪<text:span text:style-name="T2">,</text:span>他們似乎總是以為自己閒閒的<text:span text:style-name="T2">,</text:span>所以別人也一定閒閒的<text:span text:style-name="T2">. </text:span>當他想找你時就一定要馬上找到才行<text:span text:style-name="T2">,</text:span>否則就會冒犯<text:span text:style-name="T2">,</text:span>壓力實在很大<text:span text:style-name="T2">,</text:span>但我又能如何<text:span text:style-name="T2">? </text:span>難道上帝可以特別恩賜我一天可以有兩千四百個小時那麼漫長<text:span text:style-name="T2">? <text:line-break/><text:line-break/></text:span>而且<text:span text:style-name="T2">,</text:span>當你自己都已承受著生活中巨大的各種恐怖災難或生老病死而忙得焦頭爛額痛苦不堪之際<text:span text:style-name="T2">,</text:span>怎麼還會有心情去安慰或陪聊天一個只是走路跌一跤或這個月發票沒中獎或阿嬤罵他亂吃東西的朋友之不痛不癢的所謂心事<text:span text:style-name="T2">? <text:line-break/><text:line-break/></text:span>這種不太會體貼人的朋友不必多<text:span text:style-name="T2">,</text:span>只要幾個就夠你折磨的了<text:span text:style-name="T2">. </text:span>再說<text:span text:style-name="T2">,</text:span>任何一個人也實在不可能像萬應公一樣回應所有人的要求<text:span text:style-name="T2">. </text:span>若有怠慢或婉拒<text:span text:style-name="T2">,</text:span>這裏頭並無一絲不敬或不屑之意<text:span text:style-name="T2">. </text:span>當然<text:span text:style-name="T2">,</text:span>如果有好康的事<text:span text:style-name="T2">,</text:span>例如假設有人要給我錢<text:span text:style-name="T2">,</text:span>不用多<text:span text:style-name="T2">,</text:span>一千萬就行<text:span text:style-name="T2">,</text:span>我保證會很樂意馬上跳出來領獎<text:span text:style-name="T2">. <text:line-break/><text:line-break/></text:span>結論是<text:span text:style-name="T2">,</text:span>想找我的請儘管提出申請沒關係<text:span text:style-name="T2">,</text:span>但是就跟辦簽證一樣<text:span text:style-name="T2">,</text:span>總是需要排隊需要一點時間做安排<text:span text:style-name="T2">. </text:span>若一時無法如你所願<text:span text:style-name="T2">,</text:span>還請見諒<text:span text:style-name="T2">. </text:span>若趕著辦急件<text:span text:style-name="T2">,</text:span>也可以來診所相找或來董事長常去的兩個桌球場瞻仰董事長打球英姿<text:span text:style-name="T2"><text:s/>(</text:span>台南東豐路桌球館及什麼路不知道的亞太桌訓中心<text:span text:style-name="T2">).<text:line-break/><text:line-break/></text:span>寫信也一樣<text:span text:style-name="T2">,</text:span>要寫給我請儘管寫<text:span text:style-name="T2">,</text:span>但別逼我一定要在多短的時間內回信<text:span text:style-name="T2">. </text:span>就算我一輩子都回不了信<text:span text:style-name="T2">,</text:span>也絕無任何不敬之意<text:span text:style-name="T2">. <text:line-break/><text:line-break/></text:span>再說<text:span text:style-name="T2">,</text:span>我有自己的生活步調<text:span text:style-name="T2">,</text:span>我一天能寫上兩封信就覺得很累了<text:span text:style-name="T2">. </text:span>我喜歡寫書<text:span text:style-name="T2">,</text:span>想寫一本好書<text:span text:style-name="T2">,</text:span>但寫信並不是我的專長或樂趣所在<text:span text:style-name="T2">. </text:span>我實在很不喜歡回答或談論任何與地心引力有關的問題<text:span text:style-name="T2">. </text:span>那些問題不過就像睡覺本身<text:span text:style-name="T2">,</text:span>睡了便是<text:span text:style-name="T2">,</text:span>沒啥好談<text:span text:style-name="T2">,</text:span>值得談的是你的故事你的夢<text:span text:style-name="T2">.<text:line-break/><text:line-break/></text:span>常希望有人能真心熱切地跟我談談邏輯談談數學談談概念與音符<text:span text:style-name="T2">,</text:span>談談那些跟地心引力無關純粹屬於外太空的東西<text:span text:style-name="T2">. </text:span>但我沒什麼人可談<text:span text:style-name="T2">,</text:span>於是學會自言自語<text:span text:style-name="T2">,</text:span>學會正視死亡<text:span text:style-name="T2">. </text:span>經常來到海邊<text:span text:style-name="T2">,</text:span>常想到有一天終究要葬身大海的事<text:span text:style-name="T2">,</text:span>彷彿我從海裡來<text:span text:style-name="T2">,</text:span>終究也要回到海裏去<text:span text:style-name="T2">.</text:span></text:p>
      <text:p text:style-name="P1"><text:span text:style-name="T3">葉小慧</text:span><text:s/>  |  2012.01.17 11:25   |   <text:a xlink:type="simple" xlink:href="http://palinfo.habago.org/Entry?Command=Information_PrintForum&amp;iPage=523#FORUM31284"><text:span text:style-name="T1">#</text:span></text:a></text:p>
      <text:p text:style-name="P2">看錯，是簡體中文版。我冒失了。</text:p>
      <text:p text:style-name="P1"><text:span text:style-name="T3">葉小慧</text:span><text:s/>  |  2012.01.17 11:23   |   <text:a xlink:type="simple" xlink:href="http://palinfo.habago.org/Entry?Command=Information_PrintForum&amp;iPage=523#FORUM31283"><text:span text:style-name="T1">#</text:span></text:a></text:p>
      <text:p text:style-name="P6"><text:span text:style-name="T3">經過多年時間，「雨月物語」已有翻譯本在台（</text:span>http://www.books.com.tw/exep/prod/china/chinafile.php?item=CN10156684<text:span text:style-name="T3">）</text:span><text:line-break/><text:line-break/><text:span text:style-name="T3">那學者和武士的故事是「菊花之約」。全文故事網上有人轉載，網址如下：</text:span>http://mypaper.pchome.com.tw/540903/post/1322069536<text:span text:style-name="T3">。</text:span></text:p>
      <text:p text:style-name="P4"/>
      <text:p text:style-name="P1"><text:span text:style-name="T3">懷軒</text:span><text:s/>  |  2012.01.17 03:48   |   <text:a xlink:type="simple" xlink:href="http://palinfo.habago.org/Entry?Command=Information_PrintForum&amp;iPage=524#FORUM31282"><text:span text:style-name="T1">#</text:span></text:a></text:p>
      <text:p text:style-name="P3">深夜睡不著，不知為何最近總是失眠<text:span text:style-name="T2">(</text:span>說是最近也二三年了<text:span text:style-name="T2">...)</text:span>。<text:span text:style-name="T2"><text:line-break/></text:span>這幾個月，腦子總是想著<text:span text:style-name="T2">6</text:span>月中在日內瓦去紅十字博物館路上，在路邊樹叢裡發現甘地的雕像。雕像的基座上刻著一句甘地的話：「<text:span text:style-name="T2">My life is my message.</text:span>」<text:span text:style-name="T2"><text:line-break/></text:span>我大概是瘋了，<text:span text:style-name="T2">6</text:span>月底回來後工作忙到快斷氣，賺的不多，負債累累，但我腦子每晚都是這句話<text:span text:style-name="T2">...</text:span>。</text:p>
      <text:p text:style-name="P1"><text:span text:style-name="T3">陳真</text:span><text:s/>  |  2012.01.17 03:23   |   <text:a xlink:type="simple" xlink:href="http://palinfo.habago.org/Entry?Command=Information_PrintForum&amp;iPage=524#FORUM31281"><text:span text:style-name="T1">#</text:span></text:a></text:p>
      <text:p text:style-name="P2">選舉前夕<text:span text:style-name="T2">,</text:span>有個好朋友打電話來問我要投給誰<text:span text:style-name="T2">? </text:span>我說妳看我的文章看了二十幾年<text:span text:style-name="T2">,</text:span>還看不出來我會投給誰嗎<text:span text:style-name="T2">? </text:span>我是要怎麼罵<text:span text:style-name="T2">,</text:span>妳才會信<text:span text:style-name="T2">? </text:span>她嚇得趕緊說再見掛上電話<text:span text:style-name="T2">.<text:line-break/><text:line-break/></text:span>不管什麼事<text:span text:style-name="T2">,</text:span>好朋友三言兩語說一遍就信了<text:span text:style-name="T2">,</text:span>甚至不用說也能靈犀相通<text:span text:style-name="T2">,</text:span>但有些朋友你就算費盡唇舌也不一定能讓他相信<text:span text:style-name="T2">. </text:span>他們不信我並不是我有什麼失信於人之處<text:span text:style-name="T2">,</text:span>而只是因為他們其實連自己也不信<text:span text:style-name="T2">. <text:line-break/><text:line-break/></text:span>我常想起托托小英雄裏面那個小女孩<text:span text:style-name="T2">,</text:span>小男孩老是懷疑她是不是在暗戀隔壁鄰居那個男生<text:span text:style-name="T2">. </text:span>有一天<text:span text:style-name="T2">,</text:span>小男孩見到她跟對方有所接觸<text:span text:style-name="T2">,</text:span>於是又問起這事<text:span text:style-name="T2">,</text:span>小女孩很無奈<text:span text:style-name="T2">,</text:span>問說那你要我怎麼辦<text:span text:style-name="T2">? </text:span>小男孩嗆聲說<text:span text:style-name="T2">,</text:span>妳若要證明妳不愛他<text:span text:style-name="T2">,</text:span>就把他家放火燒了<text:span text:style-name="T2">.<text:line-break/><text:line-break/></text:span>小女孩聞言馬上去扛了一桶汽油朝隔壁家走去<text:span text:style-name="T2">,</text:span>說了一句讓我挺感動的話<text:span text:style-name="T2">,</text:span>她說<text:span text:style-name="T2">: "</text:span>這樣你就信了嗎<text:span text:style-name="T2">?" </text:span>接著立即轟然巨響<text:span text:style-name="T2">,</text:span>整棟房子爆炸著火<text:span text:style-name="T2">,</text:span>而小女孩自然也喪身火海<text:span text:style-name="T2">.<text:line-break/><text:line-break/>"</text:span>這樣你就信了嗎<text:span text:style-name="T2">?" </text:span>在一種言語如屁<text:span text:style-name="T2">,</text:span>漂亮話滿天飛的時代<text:span text:style-name="T2">,</text:span>這個人很難再相信那個人了<text:span text:style-name="T2">,</text:span>因為大家知道除了出氣孔位置不太一樣之外<text:span text:style-name="T2">,</text:span>講話跟放屁其實沒啥兩樣<text:span text:style-name="T2">. </text:span>每當我感到一種令人很想輕生了事的言語輕薄<text:span text:style-name="T2">,</text:span>每當我感到一種不被當真的無奈<text:span text:style-name="T2">,</text:span>不免常想起這個小女孩的所言所行<text:span text:style-name="T2">. <text:line-break/><text:line-break/></text:span>在一種大家社交來社交去屁味相聞的年代<text:span text:style-name="T2">,</text:span>大事不用說了<text:span text:style-name="T2">,</text:span>就連小事似乎都很難取信於人<text:span text:style-name="T2">,</text:span>因為別人社交話說慣了<text:span text:style-name="T2">,</text:span>說得神采飛揚<text:span text:style-name="T2">,</text:span>於是自然就以為所有人都跟他一樣講話只是在放屁<text:span text:style-name="T2">. </text:span>但我完全不是那種人<text:span text:style-name="T2">,</text:span>我是那種就算想講社交話也講不出來的人<text:span text:style-name="T2">. </text:span>對於各色人等都能迎合的社交高手<text:span text:style-name="T2">,</text:span>我便啞口無言而只想逃之夭夭<text:span text:style-name="T2">.<text:line-break/><text:line-break/></text:span>順便插播一個其實幾乎每年都在插播已經插播至少<text:span text:style-name="T2">20</text:span>年的題外話<text:span text:style-name="T2">,</text:span>那就是英明蓋世的董事長跟大家一樣<text:span text:style-name="T2">,</text:span>一天只有<text:span text:style-name="T2">24</text:span>小時<text:span text:style-name="T2">!</text:span>三十年來沒有一天不是忙到精疲力竭<text:span text:style-name="T2">. <text:line-break/><text:line-break/></text:span>當然<text:span text:style-name="T2">,</text:span>我的忙有時是忙自己的事<text:span text:style-name="T2">,</text:span>包括忙著發呆<text:span text:style-name="T2">,</text:span>忙著看電影<text:span text:style-name="T2">,</text:span>忙著幻想<text:span text:style-name="T2">,</text:span>忙著寫書做筆記<text:span text:style-name="T2">,</text:span>忙著做一些對別人或許不重要但對我卻極端重要的風花雪月<text:span text:style-name="T2">. </text:span>當然<text:span text:style-name="T2">,</text:span>我更忙著做許多有關討生活的正經事<text:span text:style-name="T2">,</text:span>而且得照顧許許多多識或不識的人<text:span text:style-name="T2">,</text:span>幫忙許許多多事<text:span text:style-name="T2">. <text:line-break/><text:line-break/></text:span>老實說<text:span text:style-name="T2">,</text:span>我幾乎就像個立法委員<text:span text:style-name="T2">,</text:span>有個服務處<text:span text:style-name="T2">,</text:span>差別只是在於我這<text:span text:style-name="T2"><text:s/>"</text:span>服務處<text:span text:style-name="T2">" </text:span>只有我一個人為大家服務<text:span text:style-name="T2">. </text:span>因此<text:span text:style-name="T2">,</text:span>我真的真的真的忙不過來<text:span text:style-name="T2">. </text:span>我幾乎完全沒有半點休息<text:span text:style-name="T2">,</text:span>經常日以繼夜<text:span text:style-name="T2">. </text:span>也因此<text:span text:style-name="T2">,</text:span>我從<text:span text:style-name="T2">20</text:span>幾年前離開政治圈之後就不再使用電話<text:span text:style-name="T2">,</text:span>電話筒幾乎都是拿起來讓人打不進來的<text:span text:style-name="T2">,</text:span>最後甚至只好把電話整個切斷不用<text:span text:style-name="T2">. <text:line-break/><text:line-break/></text:span>四年前開始用手機也一樣<text:span text:style-name="T2">,</text:span>我現在幾乎都不敢開機了<text:span text:style-name="T2">.</text:span>畢竟<text:span text:style-name="T2"><text:s/>"</text:span>選民<text:span text:style-name="T2">" </text:span>或<text:span text:style-name="T2"><text:s/>"</text:span>社交民眾<text:span text:style-name="T2">" </text:span>們來電通常很少讓人愉快的事<text:span text:style-name="T2">,</text:span>應該不會有人打電話來說要給我錢吧<text:span text:style-name="T2">? </text:span>許多時候<text:span text:style-name="T2">,</text:span>談起話來就跟進行一場偵訊或質詢差不多<text:span text:style-name="T2">,</text:span>我真的都不知道要怎麼根據別人與我截然不同甚至背道而馳的價值觀去回答他們奇怪的問話<text:span text:style-name="T2">,</text:span>不管怎麼答都不對<text:span text:style-name="T2">,</text:span>非常尷尬而痛苦<text:span text:style-name="T2">,</text:span>只能說你們所問的那些問題對我來說根本不存在<text:span text:style-name="T2">,</text:span>我不曾那樣活<text:span text:style-name="T2">,</text:span>也不曾那樣看世界<text:span text:style-name="T2">.<text:line-break/><text:line-break/></text:span>不過<text:span text:style-name="T2">,</text:span>即便我很樂意接受心靈折磨<text:span text:style-name="T2">,</text:span>實在沒有那麼多時間<text:span text:style-name="T2">. </text:span>請各位務必要相信這一點<text:span text:style-name="T2">. </text:span>我再活怕也活不了多久<text:span text:style-name="T2">,</text:span>難道你們希望我更早離開人世<text:span text:style-name="T2">? <text:line-break/><text:line-break/></text:span>快過年了<text:span text:style-name="T2">,</text:span>社交活動便也多了起來<text:span text:style-name="T2">. </text:span>其實我的社交活動恐怕不及正常人的百分之一或千分之一<text:span text:style-name="T2">,</text:span>但也夠我受的了<text:span text:style-name="T2">. </text:span>雖然我訂有一套非常公道的社交價目表<text:span text:style-name="T2">,</text:span>但卻不曾有人切實繳費<text:span text:style-name="T2">,</text:span>我亦不敢有此期待<text:span text:style-name="T2">,</text:span>只能期待大家發揮同情心<text:span text:style-name="T2">,</text:span>更重要的是這篇留言所要說的一個想法<text:span text:style-name="T2">: </text:span>相信我所說的<text:span text:style-name="T2">!<text:line-break/><text:line-break/></text:span>我都已經夠忙了<text:span text:style-name="T2">,</text:span>請不要有任何懷疑<text:span text:style-name="T2">,</text:span>不要以為好像閒人才會寫留言板<text:span text:style-name="T2">,</text:span>不要強迫我經常得詳細一一列舉告訴對方我在忙哪些事<text:span text:style-name="T2">.<text:line-break/><text:line-break/></text:span>底下是一篇好幾年前寫的舊文<text:span text:style-name="T2">,</text:span>讓大家再溫習一遍<text:span text:style-name="T2">,</text:span>請大家相信我吧<text:span text:style-name="T2">!<text:line-break/><text:line-break/></text:span>要找我真的很容易<text:span text:style-name="T2">,</text:span>但我來無影去無蹤<text:span text:style-name="T2">,</text:span>每天東奔西走的<text:span text:style-name="T2">,</text:span>而且每天一定必須要有一長段時間思考一加一為什麼等於二<text:span text:style-name="T2">,</text:span>所以若一定要找我<text:span text:style-name="T2">,</text:span>只能請你來診所<text:span text:style-name="T2">,</text:span>但我頂多也只能抽出大約五分鐘的空檔<text:span text:style-name="T2">.<text:line-break/><text:line-break/></text:span>至於書信<text:span text:style-name="T2">,</text:span>我也差不多一年多不太使用<text:span text:style-name="T2">email</text:span>或寫信了<text:span text:style-name="T2">,</text:span>就算有在寫<text:span text:style-name="T2">,</text:span>也通常是純粹隨機隨興<text:span text:style-name="T2">,</text:span>完全沒有任何邏輯可循<text:span text:style-name="T2">. </text:span>如果我沒有回信或回<text:span text:style-name="T2">email,</text:span>也請大家諒解<text:span text:style-name="T2">, </text:span>除非我找十個工讀生來幫我寫信<text:span text:style-name="T2">,</text:span>否則我實在也不可能回覆那麼多信<text:span text:style-name="T2">. <text:line-break/><text:line-break/></text:span>這裏頭並無任何不敬之意<text:span text:style-name="T2">,</text:span>也並非不夠朋友<text:span text:style-name="T2">. </text:span>我應該是很夠朋友的<text:span text:style-name="T2">,</text:span>只是我的時間就那麼一點點<text:span text:style-name="T2">,</text:span>就算壓縮再壓縮<text:span text:style-name="T2">,</text:span>就算幾乎忙到都不用睡覺<text:span text:style-name="T2">,</text:span>我也還是抽不出比一天<text:span text:style-name="T2">24</text:span>小時更多的時間<text:span text:style-name="T2">. <text:line-break/><text:line-break/></text:span>而且<text:span text:style-name="T2">,</text:span>我比較希望把時間留給那些真正需要幫助的人<text:span text:style-name="T2">,</text:span>或是留給那些願意體諒我的忙碌而不太會被得罪而且不會對我進行社交審問與前途考察的人<text:span text:style-name="T2">.<text:line-break/><text:line-break/></text:span>對不起<text:span text:style-name="T2">,</text:span>濫用一下留言板<text:span text:style-name="T2">,</text:span>做點個人宣告<text:span text:style-name="T2">,</text:span>請大家告訴大家有關董事長的悲慘心聲<text:span text:style-name="T2">. </text:span>別再為難董事長了<text:span text:style-name="T2">,</text:span>讓他安息吧<text:span text:style-name="T2">,</text:span>我是說讓我能有多一點的時間好好休息好好<text:span text:style-name="T2"><text:s/>"</text:span>寫一本好書<text:span text:style-name="T2">" </text:span>吧<text:span text:style-name="T2">. <text:line-break/><text:line-break/></text:span>陳真<text:span text:style-name="T2"><text:line-break/>========<text:line-break/></text:span>時空也攔不住<text:span text:style-name="T2"> <text:line-break/><text:line-break/></text:span>陳真<text:span text:style-name="T2"><text:s/>2006. 1. 14.<text:line-break/><text:line-break/><text:line-break/></text:span>大島渚（如圖）是我唯一喜歡的日本導演，喜歡程度與喜歡高達或荷索幾乎不相上下。剛剛電視演他的《御法度》，這電影看過<text:span text:style-name="T2"><text:s/>N </text:span>遍，每次看完總不免「春心蕩漾」，感動不已。<text:span text:style-name="T2"><text:line-break/><text:line-break/></text:span>裏頭講了個故事很美，據說出自日本幾百年前一本小說集（《雨月物語》？）中的一篇。故事說到兩個人，一學者，一武士，學者於旅途中病倒，受武士照料，兩人成為好友。時光飛逝，武士須回營，約定來年九九重陽相見。<text:span text:style-name="T2"><text:line-break/><text:line-break/></text:span>時日已到，學者與母親備好酒菜，準備迎接好友到來。時間分秒過去，眼看長日將盡，卻無故人蹤影。學者沮喪。<text:span text:style-name="T2"><text:line-break/><text:line-break/></text:span>酒菜仍擺桌上。夜來了。月亮爬上樹梢，灑下一片美麗月光。突然，武士出現，學者驚喜。故人面容依舊，勸進酒菜卻默然。武士緩緩說道：我已不在世上。歸營途中遇敵被俘，囚於牢中。眼看九九之約到來，決定自盡，以求魂魄脫出牢籠赴約。<text:span text:style-name="T2"><text:line-break/><text:line-break/></text:span>故事很簡單，卻深得我心。電影主角講完故事說，「我們應遠離輕浮者，跟可靠的人為伍。」可靠就是當真，當真就是把生命灌注到與你有關的一切東西上，使之從死到活，從無生命到有生命。所謂以命相許即是詩，我一直相信：人若當真，連時空都攔不住。<text:span text:style-name="T2"><text:line-break/><text:line-break/></text:span>想在網上找這故事完整版，沒找著，卻找到一首日本歌：「此身如朝露，惟惜與君緣。相逢如可換，不辭赴黃泉。」<text:span text:style-name="T2"><text:line-break/><text:line-break/></text:span>信口開河，言語如風，輕飄飄的年代，當利害成為一種指標，盤算成為一種常態，難道你都不會覺得痛苦？</text:p>
      <text:p text:style-name="P1"><text:span text:style-name="T3">鄭啟承</text:span><text:s/>  |  2012.01.16 14:23   |   <text:a xlink:type="simple" xlink:href="http://palinfo.habago.org/Entry?Command=Information_PrintForum&amp;iPage=524#FORUM31280"><text:span text:style-name="T1">#</text:span></text:a></text:p>
      <text:p text:style-name="P3">台灣的這些綠色生物真的卑劣到讓人有夠不恥的。大概是選舉前陣子在這裡寫了一些中國的好話吧，說鳳凰衛視和大陸學者水平遠超越台灣，結果史無前例地我的兩台用來上網的電腦相繼被入侵，慘遭肅清，花了我一個多禮拜才救回來。雖然我沒有明確證據可以證明就是一定是台灣郎給我的教訓，但依我對電腦的瞭解及其入侵手法之厲害程度，可以判斷絕不是一般隨機攻擊，多半是故意在選前針對性的報復和破壞。很難想像有人比如董事長長期批評這個民進納粹黨，究竟會受到怎麼樣的一種虐待<text:span text:style-name="T2">?<text:line-break/><text:line-break/></text:span>大選結果出爐那天晚上，看著電視，心裡實在說不出的鬱悶，雖然勝負上是我比較想看到的結果，但你卻發現仍然有將近一半的台灣人是這樣狂熱地支持所謂綠色本土思想，這到底是什麼樣一個國家，不過就小小一個島，卻住了幾百萬個納粹人渣整天汙染迫害欺壓歧視這塊土地和上面的人，摧殘扭曲拔除人性的各種善的一面，像癌細胞那樣深深地腐蝕了我們原本可以保有的各種心靈和文化上的健康。<text:span text:style-name="T2"><text:line-break/><text:line-break/></text:span>一直以來都想逃，有時想乾脆移民到瑞典或丹麥那樣的國家去算了，媒體總是把這類北歐國家描繪成大同世界一般，害我不禁也常幻想起是不是在那裡生活會自在得多<text:span text:style-name="T2">? </text:span>選舉之夜我心裡卻深深感到慚愧，一種強烈的羞恥感，人家國家好，但你配嗎<text:span text:style-name="T2">? </text:span>人家經由數百年無數的血汗撞擊犧牲和思考討論才誕生出來的成果，你台灣人的血液配得上人家的土地嗎<text:span text:style-name="T2">? </text:span>聽說這些北歐國家現在也漸漸興起一種極右派的排外聲浪，想想實在也是應該，特別是這些可恥的台灣生物我看都應該排除在外，不要讓它去汙染了人家美麗的土地。<text:span text:style-name="T2"><text:line-break/><text:line-break/></text:span>那天晚上我似乎想通了很多事，一個人對週遭這麼不滿，那其實他不該只是期待或幻想這一切有什麼改變，更不該幻想自己遠走高飛換了一個地方就能夠得到平靜。與其幻想改變，不如先改變自己，先把自己嘴上說的那些漂亮話給當一回事再說吧。<text:span text:style-name="T2"><text:line-break/><text:line-break/></text:span>之前在留言板寫了那樣一些東西，這天晚上忽然覺得很羞愧，我想我實在是不配去講這些東西。不知為何想起了動物，徹夜難眠。血液裡似乎有兩種力量總是在互相交戰，一種如果是好的，另一種就是壞的。一種如果是惡的，另一種就是善的。在這一夜似乎勝負定了，善終於戰勝了惡，我感覺我終於在神經和情感上真的能感受到動物的痛苦和絕望。這一夜裡，我決定今後再也不吃肉了，至少雞鴨牛豬馬羊我是不想再吃了<text:span text:style-name="T2">(</text:span>魚<text:span text:style-name="T2">? </text:span>嗯<text:span text:style-name="T2">…</text:span>考慮一下<text:span text:style-name="T2">)</text:span>。<text:span text:style-name="T2"><text:line-break/><text:line-break/></text:span>想通了這些，過了一夜，第二天坐起身來，忽然有種整個人裡外煥然一新的感覺。想想也真可笑，這麼一個簡單的道理，活了三十幾歲才想清楚，不免駑鈍。一個人如果總是說他多喜歡動物，總是想創作一些動物的照片或畫面，卻能忍心吃他們的肉喝他們的血，那不是很奇怪嗎<text:span text:style-name="T2">? </text:span>有句話說動物是我們的兄弟，這天忽然覺得多了好多兄弟姐妹喔，只不過這些親人過去都下了我的肚腸。<text:span text:style-name="T2"><text:line-break/><text:line-break/></text:span>第二天晚上和家人到了樓下小吃店，家人點了一碗餛飩麵，我看著裡頭的餛飩和肉片，不禁泛起一種異樣感覺，好像看著一種既熟悉又陌生的東西。天哪這東西竟然我吃了三十幾年<text:span text:style-name="T2">~ </text:span>而從今以後我的人生中就真的再也不碰這些東西了嗎<text:span text:style-name="T2">? </text:span>想想這也沒什麼，人一輩子也不過多少年，享受肉慾三十幾年也夠了。肉食也許就和抽煙酗酒一樣吧，我那死去的朋友說的很有道理，他年輕時抽了二十多年的煙，有天忽然就戒煙了，別人問他怎麼有辦法說戒就戒，他說我沒有「戒」啊，我只是不抽了。一個東西當你真心厭惡或覺得有害的時候，其實也不需要什麼<text:span text:style-name="T2">"</text:span>意志力<text:span text:style-name="T2">"</text:span>來支撐對它的排拒。<text:span text:style-name="T2"><text:line-break/><text:line-break/></text:span>為什麼選個舉會讓我不吃肉了我也不知道，講這些沒營養，各位別當一回事，吃肉比較營養，喜歡吃肉的儘管去吃。家人問我說這樣子她吃肉好像會有壓力，我說妳儘管吃啊，我都沒壓力了妳怎麼會需要有壓力。<text:span text:style-name="T2"><text:line-break/><text:line-break/></text:span>我想我終於明白這樣那樣的一些事。儘管身上流著台灣人的血，先天不良又後天失調，但我至少可以做到一件事，那就是儘量不要去壓迫別人，也儘量不要去傷害其他的動物，畢竟這土地已經為我們台灣人犧牲了太多東西。<text:span text:style-name="T2"><text:line-break/><text:line-break/></text:span></text:p>
      <text:p text:style-name="P1"><text:span text:style-name="T3">陳真</text:span><text:s/>  |  2012.01.16 11:51   |   <text:a xlink:type="simple" xlink:href="http://palinfo.habago.org/Entry?Command=Information_PrintForum&amp;iPage=524#FORUM31279"><text:span text:style-name="T1">#</text:span></text:a></text:p>
      <text:p text:style-name="P2"><text:span text:style-name="T2">(</text:span>續<text:span text:style-name="T2">)<text:line-break/><text:line-break/></text:span>記得<text:span text:style-name="T2">2000</text:span>年阿扁上台前夕<text:span text:style-name="T2">,</text:span>信箱裏由四面八方傳來李遠哲的辭職挺扁聲明<text:span text:style-name="T2">,</text:span>大家好像多感動<text:span text:style-name="T2">,</text:span>我卻說這真的讓人很想吐<text:span text:style-name="T2">,</text:span>那時各位或許不信<text:span text:style-name="T2">,</text:span>被唬爛了四次選舉<text:span text:style-name="T2">,</text:span>這下總該清醒地看待這些所謂名人相挺的真相吧<text:span text:style-name="T2">?<text:line-break/><text:line-break/></text:span>四次總統選舉<text:span text:style-name="T2">,</text:span>李遠哲不分黑白滿眼是綠<text:span text:style-name="T2">,</text:span>再怎麼爛的人如謝長廷照挺不誤<text:span text:style-name="T2">,</text:span>阿扁都已搞得天怒人怨弊案不斷<text:span text:style-name="T2">,</text:span>他還是照挺<text:span text:style-name="T2">. </text:span>我真想問問這些綠營死忠者<text:span text:style-name="T2">,</text:span>究竟是要腐爛到什麼程度<text:span text:style-name="T2">,</text:span>他們才會願意把是非黑白擺在藍綠之前<text:span text:style-name="T2">? </text:span>究竟是要作惡多端到什麼地步<text:span text:style-name="T2">,</text:span>才會唾棄這些可恥政客<text:span text:style-name="T2">? <text:line-break/><text:line-break/></text:span>在西方<text:span text:style-name="T2">,</text:span>不會有什麼大科學家每次都以國師之姿跑出來相挺某一陣營這種鳥事<text:span text:style-name="T2">,</text:span>唯有在台灣<text:span text:style-name="T2">,</text:span>台灣人似乎很相信這一套<text:span text:style-name="T2">,</text:span>彷彿一個人只要得了諾貝爾獎或有了什麼社會地位<text:span text:style-name="T2">,</text:span>品德與見解便也高人一等<text:span text:style-name="T2">,</text:span>連投票也投誰也會受其影響<text:span text:style-name="T2">.<text:line-break/><text:line-break/></text:span>這回李遠哲領軍的這幾十個所謂科學家<text:span text:style-name="T2">,</text:span>就如往年一般<text:span text:style-name="T2">,</text:span>我絕不看名單<text:span text:style-name="T2">,</text:span>學姐傳給我看<text:span text:style-name="T2">,</text:span>我也不看<text:span text:style-name="T2">.</text:span>我之所以不看是因為我知道裏面必然有著許多好朋友<text:span text:style-name="T2">,</text:span>學姐硬是告訴了我幾個人<text:span text:style-name="T2">,</text:span>例如我的留學推薦人王榮德與宋維村及門諾院長黃勝雄<text:span text:style-name="T2">,</text:span>例如過去大學時期照顧我許多的楊明倫等等等<text:span text:style-name="T2">. <text:line-break/><text:line-break/></text:span>我要說的是<text:span text:style-name="T2">,</text:span>你們不在乎的事我在乎<text:span text:style-name="T2">,</text:span>因為那無關政治<text:span text:style-name="T2">,</text:span>無關選舉<text:span text:style-name="T2">,</text:span>而是有關靈魂<text:span text:style-name="T2">,</text:span>有關美感<text:span text:style-name="T2">,</text:span>有關基本是非<text:span text:style-name="T2">,</text:span>有關生命該怎麼活的問題<text:span text:style-name="T2">. </text:span>我寧可拋棄這一切友誼也不會在這些基本事物上含糊帶過<text:span text:style-name="T2">. </text:span>我相信這樣一些美好的基本事物值得用我們之間友情的存亡來做一個見證<text:span text:style-name="T2">.</text:span></text:p>
      <text:p text:style-name="P1"><text:span text:style-name="T3">陳真</text:span><text:s/>  |  2012.01.15 18:40   |   <text:a xlink:type="simple" xlink:href="http://palinfo.habago.org/Entry?Command=Information_PrintForum&amp;iPage=524#FORUM31278"><text:span text:style-name="T1">#</text:span></text:a></text:p>
      <text:p text:style-name="P3">我看到一個陳年舊識於選舉期間一直四處在發<text:span text:style-name="T2"><text:s/>email</text:span>給許多人<text:span text:style-name="T2">,</text:span>叫大家要挺黑心蔡<text:span text:style-name="T2">, </text:span>所以我剛剛給他做了一點回應<text:span text:style-name="T2">:<text:line-break/><text:line-break/>1. </text:span>李遠哲又出來挺誰向上提升了<text:span text:style-name="T2">, </text:span>連續兩次挺貪污犯阿扁<text:span text:style-name="T2">, </text:span>一次挺調查局於黨外時的臥底幹員爪爬仔謝長廷<text:span text:style-name="T2">, </text:span>這一回又出來胡說八道<text:span text:style-name="T2">, </text:span>挺一個圖利自肥而不知利益迴避的黑心菜蔡英文<text:span text:style-name="T2">. </text:span>我若是李遠哲<text:span text:style-name="T2">, </text:span>光是一次挺誰挺錯了害慘大家<text:span text:style-name="T2">, </text:span>早就羞死<text:span text:style-name="T2">, </text:span>或是切腹自殺了<text:span text:style-name="T2">, </text:span>怎麼還好意思連續四次出來胡扯<text:span text:style-name="T2">. <text:line-break/><text:line-break/>2. </text:span>至於由李遠哲所謂<text:span text:style-name="T2"><text:s/>"</text:span>領軍<text:span text:style-name="T2">" </text:span>的什麼麼幾十位科學家挺蔡更是荒唐<text:span text:style-name="T2">, </text:span>宇昌案明明白白是個可恥的自肥案<text:span text:style-name="T2">, </text:span>但他們卻偏要轉移重點說這是什麼生技發展的典範<text:span text:style-name="T2">. </text:span>我看是教導公務員往後如何運用權勢撈錢的教學典範才是<text:span text:style-name="T2">.<text:line-break/><text:line-break/></text:span>他們的挺法就好像說有醫生開刀收紅包<text:span text:style-name="T2">, </text:span>或是出考卷的老師先把題目告訴自己的小孩<text:span text:style-name="T2">, </text:span>或是一個球員打球卻同時兼裁判<text:span text:style-name="T2">, </text:span>但他們卻說這是一次成功的開刀手術<text:span text:style-name="T2">, </text:span>這些考題出得很好<text:span text:style-name="T2">, </text:span>或說是這場球打得很精采<text:span text:style-name="T2">. </text:span>真是胡扯透頂<text:span text:style-name="T2">.<text:line-break/><text:line-break/></text:span>一個人要挺誰都是他家的事<text:span text:style-name="T2">, </text:span>自己造業自己受<text:span text:style-name="T2">, </text:span>對此我沒意見<text:span text:style-name="T2">, </text:span>但是不管你要挺藍挺綠<text:span text:style-name="T2">,</text:span>在是非黑白之前請你不要睜眼說瞎話<text:span text:style-name="T2">, </text:span>不要信口開河<text:span text:style-name="T2">, </text:span>因為選出誰只是偶然<text:span text:style-name="T2">, </text:span>而尊事物的基本是非卻是一個文明社會賴以成立的必然要件<text:span text:style-name="T2">.<text:line-break/><text:line-break/></text:span>至於把黑金教父李登輝捧成什麼愛台灣之神<text:span text:style-name="T2">, </text:span>更是令人難以忍受<text:span text:style-name="T2">. </text:span>做為一個老黨外<text:span text:style-name="T2">, </text:span>做為一個早已退黨十幾年的民進黨建黨黨員<text:span text:style-name="T2">, </text:span>做為一個參與各種社運幾十年的人<text:span text:style-name="T2">, </text:span>對此實在覺得很無恥<text:span text:style-name="T2">. <text:line-break/><text:line-break/></text:span>仍是老話<text:span text:style-name="T2">, </text:span>一個人要挺誰都是他家的事<text:span text:style-name="T2">, </text:span>自己造業自己受<text:span text:style-name="T2">, </text:span>對此我沒意見<text:span text:style-name="T2">, </text:span>但是不管你要挺藍挺綠<text:span text:style-name="T2">, </text:span>在是非黑白之前請你不要睜眼說瞎話<text:span text:style-name="T2">, </text:span>不要信口開河<text:span text:style-name="T2">, </text:span>因為你要捧誰都可以<text:span text:style-name="T2">, </text:span>但你得捧出個道理來<text:span text:style-name="T2">, </text:span>而不是立場跟我一樣的就是好人<text:span text:style-name="T2">, </text:span>立場不同就罵成不堪入耳的混蛋<text:span text:style-name="T2">.<text:line-break/><text:line-break/></text:span>在李登輝仍屬國民黨的時候<text:span text:style-name="T2">, </text:span>這些綠營的人是怎麼罵他的<text:span text:style-name="T2">? </text:span>罵得對不對<text:span text:style-name="T2">? </text:span>罵得很對<text:span text:style-name="T2">. </text:span>就如林義雄剛返台那幾年<text:span text:style-name="T2">, </text:span>每次有聽眾問到有關他對於李登輝的想法時<text:span text:style-name="T2">, </text:span>林義雄總是不願回答<text:span text:style-name="T2">, </text:span>有幾次被逼急了<text:span text:style-name="T2">, </text:span>林義雄就說這是一個不值得討論的人<text:span text:style-name="T2">.<text:line-break/><text:line-break/>1994</text:span>年林義雄成立核四公投促進會<text:span text:style-name="T2">, </text:span>我是相當核心的成員<text:span text:style-name="T2">, </text:span>不但幾乎全程參與而且還找來一些護士幫忙醫療方面的事<text:span text:style-name="T2">, </text:span>記得有一天走到一個政府機構<text:span text:style-name="T2">, </text:span>鎮暴部隊把大門圍住了<text:span text:style-name="T2">, </text:span>怕我們會跑進去<text:span text:style-name="T2">. </text:span>林義雄當時站在隊伍最前方<text:span text:style-name="T2">, </text:span>我剛好站在他旁邊<text:span text:style-name="T2">. </text:span>他拿起一個聲明就開始罵國民黨的核電政策<text:span text:style-name="T2">, </text:span>罵得對不對<text:span text:style-name="T2">? </text:span>罵得很對<text:span text:style-name="T2">? </text:span>接下來林義雄似乎是脫稿演出繼續罵<text:span text:style-name="T2">, </text:span>罵李登輝<text:span text:style-name="T2">, </text:span>罵得對不對<text:span text:style-name="T2">? </text:span>罵得非常對<text:span text:style-name="T2">. </text:span>林義雄罵李登輝說<text:span text:style-name="T2">: "</text:span>總有一天<text:span text:style-name="T2">, </text:span>你會被台灣人民踩在地上吐口水<text:span text:style-name="T2">."<text:line-break/><text:line-break/></text:span>綠營過去長期以來是一直這樣看待李登輝的<text:span text:style-name="T2">, </text:span>可是當他開始支持台獨時<text:span text:style-name="T2">, </text:span>便開始捧他<text:span text:style-name="T2">.</text:span>基本是非黑白難道是根據藍綠在決定的<text:span text:style-name="T2">?<text:line-break/><text:line-break/></text:span>仍是老話<text:span text:style-name="T2">, </text:span>一個人要挺誰都是他家的事<text:span text:style-name="T2">, </text:span>自己造業自己受<text:span text:style-name="T2">, </text:span>對此我沒意見<text:span text:style-name="T2">, </text:span>但是不管你要挺藍挺綠<text:span text:style-name="T2">, </text:span>在是非黑白之前請你不要睜眼說瞎話<text:span text:style-name="T2">, </text:span>不要信口開河<text:span text:style-name="T2">, </text:span>因為當一個社會完全缺乏對於是非黑白的基本尊重而只有敵我立場時<text:span text:style-name="T2">, </text:span>文明社會的建立只是痴人說夢<text:span text:style-name="T2">, </text:span>遙遙無期<text:span text:style-name="T2">.<text:line-break/><text:line-break/></text:span>至於王丹說的什麼成大怕中共<text:span text:style-name="T2">, </text:span>所以不讓他開課<text:span text:style-name="T2">, </text:span>所以我們要支持<text:span text:style-name="T2"><text:s/>"</text:span>不怕<text:span text:style-name="T2">" </text:span>中共的蔡英文<text:span text:style-name="T2">? </text:span>我不知道這是什麼邏輯<text:span text:style-name="T2">? </text:span>換上蔡英文<text:span text:style-name="T2">, </text:span>成大就不怕中共<text:span text:style-name="T2">? </text:span>這難道不會扯太遠嗎<text:span text:style-name="T2">? <text:line-break/><text:line-break/></text:span>而且<text:span text:style-name="T2">, </text:span>國家或政府並不是個人<text:span text:style-name="T2">, </text:span>個人可以很勇敢<text:span text:style-name="T2">, </text:span>可以什麼都不怕<text:span text:style-name="T2">, </text:span>但國家或政府卻無所謂怕或不怕的問題<text:span text:style-name="T2">, </text:span>而只有利害得失的評估抉擇<text:span text:style-name="T2">. </text:span>現在世界上哪個國家不是彼此得看對方的臉色<text:span text:style-name="T2">? </text:span>就連中共也會<text:span text:style-name="T2"><text:s/>"</text:span>怕<text:span text:style-name="T2">" </text:span>言行有所不當會激起台灣的反感<text:span text:style-name="T2">. </text:span>大家互相怕來怕去不就是一種應有的政治理性常態<text:span text:style-name="T2">? <text:line-break/><text:line-break/></text:span>這就跟開刀用藥治療病患必須考慮無數風險考慮各種可能的狀況一樣<text:span text:style-name="T2">, </text:span>難道我們希望醫生<text:span text:style-name="T2">"</text:span>啥咪攏唔驚<text:span text:style-name="T2">", </text:span>不是經由理性而是經由所謂勇敢來開刀開藥<text:span text:style-name="T2">, </text:span>醫學如此<text:span text:style-name="T2">, </text:span>政治更應如此<text:span text:style-name="T2">, </text:span>任何公共政策都須如此<text:span text:style-name="T2">. </text:span>難道我們應該鼓吹叫大家投給一個為了私利或選票經常不惜挑起爭端<text:span text:style-name="T2"><text:line-break/></text:span>危及基本民生發展的政黨<text:span text:style-name="T2">? <text:line-break/><text:line-break/></text:span>這樣一種<text:span text:style-name="T2"><text:s/>"</text:span>啥咪攏唔驚<text:span text:style-name="T2">" </text:span>的心態<text:span text:style-name="T2">, </text:span>若只是個人那就由死活他去罷<text:span text:style-name="T2">, </text:span>但若是涉及一種政府或機構或小至一所醫院一家公司<text:span text:style-name="T2">, </text:span>那不是很可怕嗎<text:span text:style-name="T2">? </text:span>民進黨只要個人有利益就當然什麼都不怕<text:span text:style-name="T2">, </text:span>但是這樣一種<text:span text:style-name="T2">"</text:span>啥咪攏唔驚<text:span text:style-name="T2">" </text:span>的心態卻讓很多人很怕它<text:span text:style-name="T2">.<text:line-break/><text:line-break/></text:span>陳真<text:span text:style-name="T2"><text:line-break/><text:line-break/>----- Original Message ----- <text:line-break/>From: <text:line-break/><text:line-break/></text:span>李登輝挺蔡英文<text:span text:style-name="T2"><text:s/></text:span>廣告全文（<text:span text:style-name="T2"><text:s/></text:span>本文放大字體及廣告）<text:span text:style-name="T2"><text:line-break/><text:line-break/></text:span>李遠哲等科學家挺蔡英文廣告（<text:span text:style-name="T2"><text:s/></text:span>本文放大字體及廣告，<text:span text:style-name="T2"><text:s/></text:span>及簽署的<text:span text:style-name="T2">87</text:span>位科學家名單）<text:span text:style-name="T2"><text:line-break/><text:line-break/></text:span>楊育民博士寫的，<text:span text:style-name="T2">(</text:span>宇昌回憶錄<text:span text:style-name="T2">&gt; <text:line-break/><text:line-break/></text:span>王丹<text:span text:style-name="T2">: </text:span>我已經離開成大，有些話終於可以說了：大家可能很奇怪，為什麼我在成大一年，都沒有開課，而只是與學生社團合辦<text:span text:style-name="T2">“</text:span>中國沙龍<text:span text:style-name="T2">”</text:span>。原因就是：儘管成大的校方領導熱誠歡迎我，儘管很多成大的同學，包括陸生很期待上我的課，但是有一些成大的老師卻強力反對，而說不出口的理由就是擔心影響到與對岸的交流！！結果就是我在成大一年，卻沒有開成課。如此荒唐的事情如果不是發生在我身上，我恐怕不會相信。但是各位台灣的朋友，這就是事實。這個事實就是：中共的陰影，已經籠罩在台灣的上空了！！中共並沒有進來台灣，台灣已經有人開始恐懼和自律了！！你們還感覺不到，是因為你們還沒有被影響到。而我，已經感受到了這個影響。這就是我說<text:span text:style-name="T2">”</text:span>民主的失去是不知不覺的<text:span text:style-name="T2">“</text:span>的原因。各位台灣的朋友，明天，當你們投票的時候，請你們問問自己：你們希望台灣進入一個請誰來教書，都要考慮中共的臉色的時代嗎？！！<text:span text:style-name="T2"> <text:line-break/></text:span></text:p>
      <text:p text:style-name="P1">zhyb   |  2012.01.15 15:13   |   <text:a xlink:type="simple" xlink:href="http://palinfo.habago.org/Entry?Command=Information_PrintForum&amp;iPage=524#FORUM31277"><text:span text:style-name="T1">#</text:span></text:a></text:p>
      <text:p text:style-name="P2">李同學（或李老师？）天天在贴新闻，我也来贴一个。是一个大陆学生在台湾的见闻感受。真是说到我心里去了。<text:span text:style-name="T2"><text:line-break/><text:line-break/></text:span>我常去台湾，记得有一次在高雄，在电视上看到有关北韩的报道，以前没见过的，着实让我兴奋了好一阵子。可是就那一次，以后每次看电视都是岛里的那点事。小猫卡着下不来变成国内要闻各大台轮番播不算什么，我看到过好多类似的，每次都不敢相信自己的眼睛。<text:span text:style-name="T2"><text:line-break/><text:line-break/></text:span>大陆的电视我基本不看的，他们有他们更大的问题。但是台湾有这么好的条件，应该要好很多倍才是呀。<text:span text:style-name="T2"><text:line-break/><text:line-break/>--------------------------------------------------<text:line-break/></text:span>大陸人在台灣－孤島與高牆<text:span text:style-name="T2"><text:line-break/>2012-01-15 01:44 </text:span>旺報<text:span text:style-name="T2"><text:s/></text:span>【（蔡博藝／浙江湖州）】<text:span text:style-name="T2"><text:line-break/></text:span>　我和台灣同學的交往互動中偶爾也會扯到「國家大事」，這個沒有辦法避免。<text:span text:style-name="T2"><text:line-break/><text:line-break/></text:span>　有一天和兩個台灣同學看電視，新聞正好在報藍綠互掐，我同學就罵他們搞得亂糟糟。我在一旁苦笑：「至少你們還有機會真正地投票。」她則一臉不屑說：「我有票也不去投。」我問她為什麼，她很認真說：「這些人都不配我的選票。」我當場被她震撼到。<text:span text:style-name="T2"><text:line-break/><text:line-break/></text:span>　對政治少有看法<text:span text:style-name="T2"><text:line-break/><text:line-break/></text:span>　震撼的原因有兩個，首先這個女生是個平日裡瘋瘋癲癲，有點脫線的性格，沒想到她會有這麼深沉的一面。第二個原因，我很少遇到會說台灣不好的台灣人，也很少遇到對於政治有自己看法的台灣同學。<text:span text:style-name="T2"><text:line-break/><text:line-break/></text:span>　就我目前生活範圍所及的同齡人裡，台灣同學講起台灣時，都會很驕傲地說，台灣民主又自由，大家的論調幾乎都一樣，讓我很懷疑這句話有沒有被光榮地寫入台灣的教科書。很多人很愛很愛台灣，愛到眼裡揉不進沙子。<text:span text:style-name="T2"><text:line-break/><text:line-break/></text:span>　某天和台灣同學晚飯後，扯到了點政治問題，我說大陸沒有台灣的民主機制之類的東西，一副憂國憂民的腔調。這時先前那位令我震撼的女生說，她們這一代台灣人很少關心政治，台灣發生了什麼大事很多人都不關心，不像我們還會去關注國家和社會。我說，應該是因為生活的太幸福了吧。她點點頭，然後，猶豫了一下說：「我不得不講實話了，現在的台灣小孩子很多都是無腦。」於是，我再次被她結結實實地震撼到了。<text:span text:style-name="T2"><text:line-break/><text:line-break/></text:span>　我之前也和兩位台灣<text:span text:style-name="T2">1980</text:span>後的學長們聊過，他們也講到過類似問題。我和我的台灣同學很難講起有關國家和社會的問題，他們很多人沒興趣，也講不出話來。<text:span text:style-name="T2"><text:line-break/><text:line-break/></text:span>　臉書內容太空泛<text:span text:style-name="T2"><text:line-break/><text:line-break/></text:span>　大陸很多人羨慕牆外可以用<text:span text:style-name="T2">FB</text:span>（<text:span text:style-name="T2">Facebook</text:span>），可以無限自由地點擊世界。但說實話，同樣作為社交網絡，<text:span text:style-name="T2">FB</text:span>的內容含金量遠遠不及大陸的人人網。有位台灣學長天天泡人人，我當時就覺得很奇怪，幸福的台灣人民沒有高牆有<text:span text:style-name="T2">FB</text:span>，幹嘛還跑來玩人人。他說，<text:span text:style-name="T2">FB</text:span>實在太沒內容了。<text:span text:style-name="T2"><text:line-break/><text:line-break/></text:span>　事實的確如此，我在<text:span text:style-name="T2">FB</text:span>上發照片會有很多人按讚，但是發文章很少有人看，轉載一些思想性的東西常常是連個讚都沒有。我在<text:span text:style-name="T2">FB</text:span>上很少看到有人發文章，大部分是打卡簽到，一頁拉下去看到的幾乎都是，「我和誰一起在哪吃了什麼」或「誰今天笑死我了」。附加一張幾個人<text:span text:style-name="T2">45</text:span>度角仰拍的大頭照。然後這條狀態下面就會顯示：幾個人說讚。<text:span text:style-name="T2"><text:line-break/><text:line-break/></text:span>　我在<text:span text:style-name="T2">FB</text:span>上看到稍微有料一點的東西，基本上是人人網裡前段時間已經過氣的內容，點開後是截了一半的東西，想看下文必須要按讚，然後才會顯示全文。而且一個版面裡有一半是廣告。<text:span text:style-name="T2"><text:line-break/><text:line-break/></text:span>　比起外界，台灣同學更喜歡沉浸在自己的世界裡。朋友過生日，是很多人的頭等大事，他們會去拉路人拍<text:span text:style-name="T2">VCR</text:span>表達對自己朋友的祝福。通宵做很大的生日牌，一張一張地剪貼照片，把牌子貼得滿滿。提前好幾個禮拜策畫生日<text:span text:style-name="T2">party</text:span>。他們會很用心的經營自己的生活，讀好自己的書，玩好自己的樂，對朋友掏心掏肺，讓人感覺真誠的沒有辦法拒絕。但是，他們很少去關心外界。<text:span text:style-name="T2"><text:line-break/><text:line-break/></text:span>　視野窄浪費資訊<text:span text:style-name="T2"><text:line-break/><text:line-break/></text:span>　這當然也和台灣的媒體有關係。台灣的電視新聞裡大多都是內部的民生新聞，偶爾穿插大陸和國際新聞。民生新聞裡，大到選舉，小到市井都會播報。而這些新聞的細微程度是很令人吃驚的，我曾看到過一隻小貓被卡在燈箱上下不來的「新聞」，被反覆報導了好幾輪，而等了半天的國際新聞則少得可憐。我本來以為是時段和頻道的問題，但是我在任何時段都一直沒找到我需要的頻道。<text:span text:style-name="T2"><text:line-break/><text:line-break/></text:span>　當打開台灣人常用的門戶網站雅虎奇摩時，你會發現，首頁的新聞只有可憐巴巴的一塊豆腐乾。大部分版面都是購物、美容和各種廣告。<text:span text:style-name="T2"><text:line-break/><text:line-break/></text:span>　台灣沒有牆，其實只要有心，就可以找到很多大陸沒有的資訊，但是很多台灣的同學除非寫報告找資料的時候，否則都不會去碰。我突然想起電腦老師講過的話：網上有那麼多的資訊，但是你們都不去看，不去用，把資訊都浪費了，世界很大，眼光要放開去，不要局限在自己的身邊。<text:span text:style-name="T2"><text:line-break/><text:line-break/></text:span>　誠然，我身邊的同學還都只有大一，他們很多人剛剛成年，但是有些觀念和意識不是一兩天形成的。我不知道<text:span text:style-name="T2">4</text:span>年後我的同學會對台灣，對兩岸，對世界，對未來會有什麼看法。但是我真的希望他們能好好利用自己身邊的資源，要知道他們可以觸及的很多資源，是我們對岸的同齡人十分艷羨的。<text:span text:style-name="T2"><text:line-break/><text:line-break/></text:span>　很多人抱怨大陸扼殺了太多年輕人的夢想，在牆內一直被各種和諧欺騙，很羨慕台灣的自由開放。但其實台灣一部分人的島國意識非常強烈，生活在自己的小世界裡。這和在牆內伸著脖子看世界的大陸人比起來真的弱爆了，後者至少渴望知道外面的世界，而前者，世界明明向你敞開，你卻要別過臉去，自己把自己堵在牆角。<text:span text:style-name="T2"><text:line-break/><text:line-break/></text:span>　我們每個人，每群人，都有成為孤島的可能性。但是要不要成為孤島，很大程度上不是取決於外部條件，而是取決於自身因素。</text:p>
      <text:p text:style-name="P1">Jedah Zhang   |  2012.01.12 16:59   |   <text:a xlink:type="simple" xlink:href="http://palinfo.habago.org/Entry?Command=Information_PrintForum&amp;iPage=524#FORUM31276"><text:span text:style-name="T1">#</text:span></text:a></text:p>
      <text:p text:style-name="P3">話說李同學為什麼一直貼新聞<text:span text:style-name="T2">? </text:span>我想在這裡晃的人大多有看新聞的習慣不需別人如此提醒吧<text:span text:style-name="T2">?<text:line-break/></text:span>要貼也起碼像其它人一樣說一下你是要用這篇新聞談什麼而不只是單純的複製貼上<text:span text:style-name="T2">, </text:span>這樣實在太沒營養了<text:span text:style-name="T2">...</text:span></text:p>
      <text:p text:style-name="P1"><text:span text:style-name="T3">李秉叡</text:span><text:s/>  |  2012.01.12 15:58   |   <text:a xlink:type="simple" xlink:href="http://palinfo.habago.org/Entry?Command=Information_PrintForum&amp;iPage=524#FORUM31275"><text:span text:style-name="T1">#</text:span></text:a></text:p>
      <text:p text:style-name="P2">蘋論：小黨夾縫中求不到生存<text:span text:style-name="T2"><text:line-break/><text:line-break/>2011</text:span>年<text:span text:style-name="T2"><text:s/>12</text:span>月<text:span text:style-name="T2">29</text:span>日<text:span text:style-name="T2"><text:s/></text:span>多元化的社會，必須有多元化的國會來保障多元社群的利益。但是國會選舉小選區兩票制的設計恰恰限制了小黨的發展與機會，壓縮了反映多面向意見的空間。<text:span text:style-name="T2"><text:line-break/><text:line-break/></text:span>小黨控中選會封殺<text:span text:style-name="T2"><text:line-break/><text:line-break/></text:span>明年<text:span text:style-name="T2">1</text:span>月<text:span text:style-name="T2">14</text:span>日的選舉，大多數的選民以為只有<text:span text:style-name="T2">2</text:span>到<text:span text:style-name="T2">3</text:span>個黨參與；其實共有<text:span text:style-name="T2">11</text:span>個黨角逐立法委員的席次，包括一些名不見於經傳的小黨，像是台灣國民會議、健保免費連線、台灣主義黨、中華民國台灣基本法連線等。<text:span text:style-name="T2"> <text:line-break/><text:line-break/></text:span>施明德的妻子陳嘉君代表「台灣國民會議」（黨）參選不分區立委，但是沒幾個人知道這件事，也有很多人不知道有政黨票可選。施於是發飆，批評中選會宣導不力；台聯、綠黨等小黨也同聲指摘中選會「封殺小黨」，指中選會依提名多寡決定宣傳分配的時間，對小黨極不公平。<text:span text:style-name="T2"> <text:line-break/><text:line-break/></text:span>他們舉例說，<text:span text:style-name="T2">5</text:span>家無線電視台<text:span text:style-name="T2">1</text:span>月<text:span text:style-name="T2">9</text:span>日到<text:span text:style-name="T2">13</text:span>日晚上<text:span text:style-name="T2">9</text:span>時到<text:span text:style-name="T2">10</text:span>時依序播放各政黨提供的宣傳帶，根據黨提名人數多寡分配時間，國民黨最長，<text:span text:style-name="T2">1</text:span>小時內可宣傳<text:span text:style-name="T2">16</text:span>分鐘，而綠黨和人民最大黨各<text:span text:style-name="T2">56</text:span>秒，顯然有失公平原則。<text:span text:style-name="T2"> <text:line-break/><text:line-break/></text:span>最大的不公平是政黨票有<text:span text:style-name="T2">5%</text:span>的得票率門檻，超過後才能分配到席次，而且提名<text:span text:style-name="T2">1</text:span>席不分區得交<text:span text:style-name="T2">20</text:span>萬保證金。一個小黨就算提名當今公認的賢能之人，但可能繳不出<text:span text:style-name="T2">20</text:span>萬或拿不到<text:span text:style-name="T2">5%</text:span>而破局。<text:span text:style-name="T2"> <text:line-break/><text:line-break/></text:span>選民搞不懂政黨票<text:span text:style-name="T2"><text:line-break/><text:line-break/></text:span>在兩黨選情緊繃的情況下，政黨票投給小黨的人更少。如果兩黨聯手夾殺小黨，小黨想過<text:span text:style-name="T2">5%</text:span>幾乎不可能，更別提若有大黨賄選買票，小黨更是絕無倖免之理。這違背民主政治的原理，也是美國兩黨通吃體制遭到批判的原因。<text:span text:style-name="T2"><text:line-break/><text:line-break/></text:span>以前次立委選舉來看，<text:span text:style-name="T2">34</text:span>席的政黨不分區立委，新黨、台聯只獲得不到<text:span text:style-name="T2">4%</text:span>的選票，其他<text:span text:style-name="T2">8</text:span>個黨得票率都在<text:span text:style-name="T2">1%</text:span>以下，小黨遭全軍殲滅。今年更難，因為小黨沒有總統候選人母雞帶小雞，聲勢拉抬不起來。又由於中選會的宣導馬虎，至今很多選民還搞不懂什麼是不分區政黨票，以為區域立委投給張三，政黨票就必須投給張三的政黨。如果這樣下去，今年小黨仍然是全軍覆沒的宿命。<text:span text:style-name="T2"> <text:line-break/><text:line-break/></text:span>應施壓兩大黨修法<text:span text:style-name="T2"><text:line-break/><text:line-break/></text:span>為落實民主多元化的目標，希望新會期的立院能夠修法降低門檻到<text:span text:style-name="T2">3%</text:span>。但是很困難，無異與虎謀皮，兩大黨當然不願給小黨機會，一定團結起來拒絕修法。這是零和遊戲，需要民間對立委施以巨大的壓力才有可能。<text:span text:style-name="T2"> <text:line-break/></text:span></text:p>
      <text:p text:style-name="P1"><text:span text:style-name="T3">周世瑀</text:span><text:s/>  |  2012.01.12 07:35   |   <text:a xlink:type="simple" xlink:href="http://palinfo.habago.org/Entry?Command=Information_PrintForum&amp;iPage=524#FORUM31274"><text:span text:style-name="T1">#</text:span></text:a></text:p>
      <text:p text:style-name="P6">http://blog.udn.com/sychou2003/6018391<text:line-break/><text:span text:style-name="T3">書評</text:span>:<text:span text:style-name="T3">以巴問題</text:span></text:p>
      <text:p text:style-name="P1"><text:span text:style-name="T3">陳真</text:span><text:s/>  |  2012.01.11 15:22   |   <text:a xlink:type="simple" xlink:href="http://palinfo.habago.org/Entry?Command=Information_PrintForum&amp;iPage=524#FORUM31273"><text:span text:style-name="T1">#</text:span></text:a></text:p>
      <text:p text:style-name="P2">董事長之所以非常厭惡公私不分<text:span text:style-name="T2">,</text:span>厭惡在公眾場合議論或批評指教任何一種<text:span text:style-name="T2"><text:s/>"</text:span>私人事務<text:span text:style-name="T2">",</text:span>是因為私密人事物神聖且不可知<text:span text:style-name="T2">,</text:span>它是一種絕對值<text:span text:style-name="T2">,</text:span>唯有當事人才知<text:span text:style-name="T2">,</text:span>而且他說了算<text:span text:style-name="T2">;</text:span>旁人根本無從知曉<text:span text:style-name="T2">,</text:span>更不用說批評指教或議論<text:span text:style-name="T2">. <text:line-break/><text:line-break/></text:span>就好像你說你媽媽全世界最偉大<text:span text:style-name="T2">,</text:span>我們都沒意見<text:span text:style-name="T2">,</text:span>你說了算<text:span text:style-name="T2">;</text:span>可當你這麼說時<text:span text:style-name="T2">,</text:span>並不意味著你把你媽跟他媽或大家的媽做了一番客觀競賽或評量<text:span text:style-name="T2">;</text:span>你更不會喜歡大家開一個論壇或研討會來討論你媽媽是否真的是全世界最偉大<text:span text:style-name="T2">. <text:line-break/><text:line-break/></text:span>私密之物<text:span text:style-name="T2">,</text:span>只要被公眾之手給一觸及<text:span text:style-name="T2">,</text:span>便是褻瀆<text:span text:style-name="T2">.<text:line-break/><text:line-break/></text:span>相對於私密<text:span text:style-name="T2">(privae)</text:span>則為公眾<text:span text:style-name="T2">(public),</text:span>凡是公眾人事物都只是一種相對性的東西<text:span text:style-name="T2">,</text:span>一種衡量<text:span text:style-name="T2">,</text:span>一種計算<text:span text:style-name="T2">. </text:span>它沒有忠誠這回事<text:span text:style-name="T2">,</text:span>也不是任何一個人能說了算<text:span text:style-name="T2">.<text:line-break/><text:line-break/></text:span>比方說一個政治人物或一個黨<text:span text:style-name="T2">,</text:span>我們之所以支持他或它並非出於忠誠愛戴<text:span text:style-name="T2">,</text:span>更非天長地久<text:span text:style-name="T2">,</text:span>而只是一時一地的判斷<text:span text:style-name="T2">,</text:span>當他或它言行有異<text:span text:style-name="T2">,</text:span>有違初衷<text:span text:style-name="T2">,</text:span>當他或它加減乘除的結果並不值得支持時<text:span text:style-name="T2">,</text:span>我們就隨時會棄之而去<text:span text:style-name="T2">,</text:span>正如我看<text:span text:style-name="T2"><text:s/>"</text:span>蘋果<text:span text:style-name="T2">" </text:span>言論突然轉綠變得邪門<text:span text:style-name="T2">,</text:span>滿口胡說八道時<text:span text:style-name="T2">,</text:span>我就馬上退報<text:span text:style-name="T2">,</text:span>不管我跟他們有多少交情<text:span text:style-name="T2">.<text:line-break/><text:line-break/></text:span>但綠營支持者就如<text:span text:style-name="T2">rorty</text:span>所描述的極右勢力<text:span text:style-name="T2">,</text:span>他們忠黨愛國<text:span text:style-name="T2">,</text:span>非常忠心耿耿<text:span text:style-name="T2">,</text:span>即便你殺自己的老爸殺自己的老母<text:span text:style-name="T2">,</text:span>他們還是照樣挺你挺到底<text:span text:style-name="T2">,</text:span>而且會說這一切都是阿共仔<text:span text:style-name="T2">(</text:span>敵人<text:span text:style-name="T2">)</text:span>的陰謀<text:span text:style-name="T2">,</text:span>充滿敵我意識<text:span text:style-name="T2">,</text:span>甚且不擇手段去傷害所謂敵人<text:span text:style-name="T2">. <text:line-break/><text:line-break/></text:span>甚至只要有人說敵人的<text:span text:style-name="T2"><text:s/>"</text:span>好話<text:span text:style-name="T2">",</text:span>即便那好話可能只是說某位敵方的導演拍得不錯喔<text:span text:style-name="T2">,</text:span>或是敵方的山水風景很漂亮喔<text:span text:style-name="T2">,</text:span>這些忠黨愛國的傻逼聽了也會抓狂<text:span text:style-name="T2">,</text:span>會檢查你的思想<text:span text:style-name="T2">,</text:span>認為你的心靈沒有像他們一樣忠誠<text:span text:style-name="T2">,</text:span>因此你就是敵人<text:span text:style-name="T2">.</text:span></text:p>
      <text:p text:style-name="P1"><text:span text:style-name="T3">陳真</text:span><text:s/>  |  2012.01.10 23:14   |   <text:a xlink:type="simple" xlink:href="http://palinfo.habago.org/Entry?Command=Information_PrintForum&amp;iPage=524#FORUM31272"><text:span text:style-name="T1">#</text:span></text:a></text:p>
      <text:p text:style-name="P3"><text:span text:style-name="T2">(</text:span>續<text:span text:style-name="T2">)<text:line-break/><text:line-break/></text:span>知道什麼是<text:span text:style-name="T2"><text:s/>"</text:span>關門<text:span text:style-name="T2">,</text:span>放狗<text:span text:style-name="T2">" </text:span>吧<text:span text:style-name="T2">? </text:span>舊國民黨時代<text:span text:style-name="T2">,</text:span>宋楚瑜便是蔣家獨裁者養的那條狗<text:span text:style-name="T2">,</text:span>咬人之凶狠<text:span text:style-name="T2">,</text:span>完全無法無天<text:span text:style-name="T2">. </text:span>不信問問五十幾歲以上的正常人<text:span text:style-name="T2">,</text:span>問問那個年代這位宋局長有多可恨多可怕<text:span text:style-name="T2">. <text:line-break/><text:line-break/></text:span>當然<text:span text:style-name="T2">,</text:span>我不是說我們應該根據過去的事來判斷一個人的現在與將來<text:span text:style-name="T2">,</text:span>重點是<text:span text:style-name="T2">,</text:span>這個大混蛋的敗行劣跡從來都不曾成為過去<text:span text:style-name="T2">;</text:span>它一直是現在進行式<text:span text:style-name="T2">.</text:span></text:p>
      <text:p text:style-name="P4"/>
      <text:p text:style-name="P1"><text:span text:style-name="T3">陳真</text:span><text:s/>  |  2012.01.10 22:48   |   <text:a xlink:type="simple" xlink:href="http://palinfo.habago.org/Entry?Command=Information_PrintForum&amp;iPage=525#FORUM31271"><text:span text:style-name="T1">#</text:span></text:a></text:p>
      <text:p text:style-name="P3">宋楚瑜是不是一個好爸爸好丈夫我不知道<text:span text:style-name="T2">,</text:span>也許是吧<text:span text:style-name="T2">,</text:span>但做為一個政治人物<text:span text:style-name="T2">,</text:span>卻是徹底壞到入骨<text:span text:style-name="T2">,</text:span>心機深如海<text:span text:style-name="T2">,</text:span>類似像東廠宦官之類的大惡棍<text:span text:style-name="T2">,</text:span>這人可以當老二當副手<text:span text:style-name="T2">,</text:span>若掌權將是那種為了權力什麼都幹得出來的人物<text:span text:style-name="T2">. <text:line-break/><text:line-break/></text:span>過去國民黨之作惡多端<text:span text:style-name="T2">,</text:span>一半以上的帳都該記在這個混蛋頭上<text:span text:style-name="T2">. </text:span>比方說<text:span text:style-name="T2">,</text:span>他喝過洋墨水<text:span text:style-name="T2">,</text:span>不會不知道什麼是<text:span text:style-name="T2">AI(</text:span>國際特赦組織<text:span text:style-name="T2">),</text:span>但在他當新聞局長期間<text:span text:style-name="T2">,</text:span>他卻把<text:span text:style-name="T2">AI</text:span>宣佈為意圖顛覆台灣製造社會動亂的<text:span text:style-name="T2"><text:s/>"</text:span>恐怖組織<text:span text:style-name="T2">". <text:line-break/><text:line-break/></text:span>這只是非常微不足道的一個例子<text:span text:style-name="T2">,</text:span>但由此例你就能知道此人的人品<text:span text:style-name="T2">;</text:span>他的敗行劣跡真的是可以寫成一本比台北市電話簿還厚的書<text:span text:style-name="T2">.<text:line-break/><text:line-break/></text:span>同學<text:span text:style-name="T2">,</text:span>你難道不知道自己從頭到尾的許多<text:span text:style-name="T2"><text:s/>"</text:span>義憤填膺<text:span text:style-name="T2">" </text:span>的留言或轉貼<text:span text:style-name="T2">,</text:span>全部都錯嗎<text:span text:style-name="T2">? </text:span>而且錯得離譜<text:span text:style-name="T2">. </text:span>我是說<text:span text:style-name="T2">,</text:span>如果我的犯錯率高達百分之百<text:span text:style-name="T2">,</text:span>我不一定很快就能減少犯錯<text:span text:style-name="T2">,</text:span>但我至少能因此懂得保持冷靜而不要急於做出可笑的呼籲或結論<text:span text:style-name="T2">.<text:line-break/><text:line-break/></text:span>仍然那句老話<text:span text:style-name="T2">,</text:span>一個人當他知其十再來說一也不遲<text:span text:style-name="T2">,</text:span>若能知其百知其千卻只說其一<text:span text:style-name="T2">,</text:span>那麼他犯錯的可能性將會大大減少<text:span text:style-name="T2">,</text:span>這時候他再來提出見解也不遲<text:span text:style-name="T2">. <text:line-break/><text:line-break/></text:span>另外<text:span text:style-name="T2">,</text:span>之前講的那個貪婪無度的民進黨大大大大大老<text:span text:style-name="T2">,</text:span>也曾經是我的好朋友<text:span text:style-name="T2">,</text:span>我之所以不點名是因為我雖然知道這一切明明白白都是事實<text:span text:style-name="T2">,</text:span>而且圈內無人不知<text:span text:style-name="T2">,</text:span>但我無法舉證<text:span text:style-name="T2">,</text:span>而且我若說出整個原委<text:span text:style-name="T2">,</text:span>勢必要牽扯許多不會願意被牽扯而且還活著的相關人士或好朋友<text:span text:style-name="T2">,</text:span>因此也只好像講啞巴戲一樣<text:span text:style-name="T2">,</text:span>姑隱其名<text:span text:style-name="T2">. <text:line-break/><text:line-break/></text:span>當你熟悉某個圈子幾十年<text:span text:style-name="T2">,</text:span>哪一個人的人品如何<text:span text:style-name="T2">,</text:span>你不可能不知道<text:span text:style-name="T2">. </text:span>但是<text:span text:style-name="T2">,</text:span>這樣那樣一些人的齷齪下流無恥<text:span text:style-name="T2">,</text:span>許多時候還真是遠遠超乎我們一般人的想像<text:span text:style-name="T2">;</text:span>不只政客<text:span text:style-name="T2">,</text:span>還有一些御用媒體或搖尾文人<text:span text:style-name="T2">,</text:span>不乾不淨<text:span text:style-name="T2">,</text:span>骯髒到不行<text:span text:style-name="T2">.</text:span></text:p>
      <text:p text:style-name="P1">lin   |  2012.01.10 22:40   |   <text:a xlink:type="simple" xlink:href="http://palinfo.habago.org/Entry?Command=Information_PrintForum&amp;iPage=525#FORUM31270"><text:span text:style-name="T1">#</text:span></text:a></text:p>
      <text:p text:style-name="P2">宋先生做的事情是發錢<text:span text:style-name="T2">,</text:span>這種事情並不需要高深的技巧可言<text:span text:style-name="T2"><text:line-break/></text:span>但事後證明<text:span text:style-name="T2">,</text:span>省政府的建設是非常的落後的<text:span text:style-name="T2">,</text:span>在他任內並沒有甚麼<text:span text:style-name="T2"><text:line-break/></text:span>建設是對未來有很大的幫助的<text:span text:style-name="T2">,</text:span>或許對他的選舉有些許的幫助<text:span text:style-name="T2"><text:line-break/></text:span>他的存在並沒有改變台灣公共建設落後的狀況<text:span text:style-name="T2">,</text:span>至少我沒看到什麼建設是他提出而改變台灣的<text:span text:style-name="T2">,</text:span>連衛生下水道涵蓋率提升都不是在他的任內做的</text:p>
      <text:p text:style-name="P1"><text:span text:style-name="T3">李秉叡</text:span><text:s/>  |  2012.01.10 19:28   |   <text:a xlink:type="simple" xlink:href="http://palinfo.habago.org/Entry?Command=Information_PrintForum&amp;iPage=525#FORUM31269"><text:span text:style-name="T1">#</text:span></text:a></text:p>
      <text:p text:style-name="P3">感謝陳真先生的回答，最後再問幾個問題，您說過藍營高層比綠營好太多了，這其中有沒有包含宋楚瑜先生在內？<text:span text:style-name="T2"><text:line-break/></text:span>自從宋先生參選總統以來飽受藍色媒體﹝像我最愛看的中國時報﹞許多的指責、批評，這些報導是否合理呢？<text:span text:style-name="T2"><text:line-break/></text:span>乾脆直問好了：宋楚瑜先生這人值不值得我投他一票呢？看了許多報導，目前對他的映像就是此人在擔任省長時做了許多事，許多民眾仍然懷念他，。</text:p>
      <text:p text:style-name="P1"><text:span text:style-name="T3">陳真</text:span><text:s/>  |  2012.01.10 17:31   |   <text:a xlink:type="simple" xlink:href="http://palinfo.habago.org/Entry?Command=Information_PrintForum&amp;iPage=525#FORUM31268"><text:span text:style-name="T1">#</text:span></text:a></text:p>
      <text:p text:style-name="P2">忘了是誰說的了<text:span text:style-name="T2">(</text:span>就當做是我說的吧<text:span text:style-name="T2">): </text:span>決定我們對政權的選擇或支持與否<text:span text:style-name="T2">,</text:span>不在於公共政策的技術差異<text:span text:style-name="T2">,</text:span>而在於它的道德高下<text:span text:style-name="T2">. <text:line-break/><text:line-break/></text:span>但是偏偏有著這樣一種阿西選民<text:span text:style-name="T2">,</text:span>它不是看政策效能<text:span text:style-name="T2">,</text:span>也不是看行事道德表現<text:span text:style-name="T2">,</text:span>而是看它是什麼顏色<text:span text:style-name="T2">,</text:span>而這顏色卻只是由一種毫無意義的口號或意味著敵我分明的族群血統偏見構成<text:span text:style-name="T2">. <text:line-break/><text:line-break/></text:span>有一年<text:span text:style-name="T2">,richard rorty</text:span>來劍橋<text:span text:style-name="T2">,</text:span>我跑去聽他演講<text:span text:style-name="T2">,</text:span>他講到一個說法我覺得還挺有道理<text:span text:style-name="T2">,</text:span>細節忘了<text:span text:style-name="T2">,</text:span>不過大致上是說一種極右勢力的非理性特徵<text:span text:style-name="T2">,</text:span>它不是根據什麼是非利害或道德美醜來判斷支持與否<text:span text:style-name="T2">,</text:span>而是根據血統或特定論述<text:span text:style-name="T2">(</text:span>例如<text:span text:style-name="T2"><text:s/>"</text:span>愛台灣<text:span text:style-name="T2">" </text:span>或<text:span text:style-name="T2"><text:s/>"</text:span>咱台灣郎<text:span text:style-name="T2"><text:s/>vs. </text:span>伊外省郎等等<text:span text:style-name="T2">)</text:span>來判斷敵我<text:span text:style-name="T2">. <text:line-break/><text:line-break/></text:span>注意喔<text:span text:style-name="T2">,</text:span>不只是判斷<text:span text:style-name="T2">,</text:span>而且是敵我<text:span text:style-name="T2">,</text:span>把你視為一種敵人<text:span text:style-name="T2">,</text:span>既然是敵人而非只是一種對手<text:span text:style-name="T2">,</text:span>當然就是除之而後快<text:span text:style-name="T2">,</text:span>於是就像打仗那樣<text:span text:style-name="T2">,</text:span>不擇手段要傷害你<text:span text:style-name="T2">,</text:span>凡是不擇手段殺敵者<text:span text:style-name="T2">,</text:span>哪怕手段再怎麼齷齪下流也都是<text:span text:style-name="T2"><text:s/>"</text:span>我方<text:span text:style-name="T2">" </text:span>的英雄<text:span text:style-name="T2">.<text:line-break/><text:line-break/></text:span>你看綠營及其支持者便有此強烈特徵<text:span text:style-name="T2">,</text:span>你只要不認同其口號或族群血統觀<text:span text:style-name="T2">,</text:span>那你就是敵人<text:span text:style-name="T2">,</text:span>你就是對真理不敬<text:span text:style-name="T2">,</text:span>該殺<text:span text:style-name="T2">! </text:span>該死<text:span text:style-name="T2">! </text:span>他從來都不是真的想跟你講道理<text:span text:style-name="T2">,</text:span>而是認定誰是敵人誰是我方<text:span text:style-name="T2">,</text:span>然後用各種只要能贏的卑劣手段來殺敵致勝<text:span text:style-name="T2">.<text:line-break/><text:line-break/></text:span>這種勢力<text:span text:style-name="T2">,</text:span>其實就像癌細胞那樣<text:span text:style-name="T2">,</text:span>它不是一種多元發展底下的正常選擇<text:span text:style-name="T2">. </text:span>有人說<text:span text:style-name="T2">,</text:span>在歐洲許多國家這樣的<text:span text:style-name="T2"><text:s/>"</text:span>納粹<text:span text:style-name="T2">" </text:span>勢力逐漸在抬頭<text:span text:style-name="T2">,</text:span>其實台灣亦如是<text:span text:style-name="T2">.</text:span></text:p>
      <text:p text:style-name="P1">J. Z.   |  2012.01.10 14:08   |   <text:a xlink:type="simple" xlink:href="http://palinfo.habago.org/Entry?Command=Information_PrintForum&amp;iPage=525#FORUM31267"><text:span text:style-name="T1">#</text:span></text:a></text:p>
      <text:p text:style-name="P3">話說在台灣為什麼大多數人總是把話題圍在貪了沒<text:span text:style-name="T2">/</text:span>貪污多少<text:span text:style-name="T2">?? </text:span>彷彿這是鑑定一個政黨唯一的標準似的<text:span text:style-name="T2">.<text:line-break/></text:span>我覺得有些事情是再怎樣都不該做的<text:span text:style-name="T2">, </text:span>舉例來說你跟人打拳擊時不可以用腳踹人懶覺類似這樣的行為<text:span text:style-name="T2">. </text:span>但民粹黨卻是一天到晚在做這類踹懶覺的行為<text:span text:style-name="T2">, </text:span>幾乎開電視時只要看到是他們的人就肯定有這樣的行為出現<text:span text:style-name="T2">(</text:span>像陳真說的馬老爹骨灰罈事件<text:span text:style-name="T2">), </text:span>更別提那些納粹式的族群謬論了<text:span text:style-name="T2">.</text:span></text:p>
      <text:p text:style-name="P1"><text:span text:style-name="T3">陳真</text:span><text:s/>  |  2012.01.10 00:43   |   <text:a xlink:type="simple" xlink:href="http://palinfo.habago.org/Entry?Command=Information_PrintForum&amp;iPage=525#FORUM31266"><text:span text:style-name="T1">#</text:span></text:a></text:p>
      <text:p text:style-name="P2">謝謝底下這位喬先生的留言<text:span text:style-name="T2">. </text:span>你也許是第一次來<text:span text:style-name="T2">,</text:span>所以你的留言被電腦給擋住<text:span text:style-name="T2">,</text:span>我已經教訓電腦叫它放行了<text:span text:style-name="T2">.<text:line-break/><text:line-break/></text:span>以前的國民黨及其御用媒體<text:span text:style-name="T2">,</text:span>沒有一句話可信<text:span text:style-name="T2">,</text:span>很快地這個問題竟變成民進黨的專利<text:span text:style-name="T2">. </text:span>他們講的似乎每一句話都不可信<text:span text:style-name="T2">,</text:span>一個人或一個黨要能胡扯到這種地步也算是有點天份了<text:span text:style-name="T2">.</text:span></text:p>
      <text:p text:style-name="P1"><text:span text:style-name="T3">陳真</text:span><text:s/>  |  2012.01.10 00:13   |   <text:a xlink:type="simple" xlink:href="http://palinfo.habago.org/Entry?Command=Information_PrintForum&amp;iPage=525#FORUM31265"><text:span text:style-name="T1">#</text:span></text:a></text:p>
      <text:p text:style-name="P3">李同學<text:span text:style-name="T2">,</text:span>我若一直要這樣教你<text:span text:style-name="T2">,</text:span>恐怕會累死<text:span text:style-name="T2">,</text:span>所以我就針對你的道聽塗說與抹黑<text:span text:style-name="T2">,</text:span>直接說結論好了<text:span text:style-name="T2">:<text:line-break/><text:line-break/>1. </text:span>動用國家資源輔選這件事，民進黨與國民黨的嚴重程度約<text:span text:style-name="T2"><text:s/>100: 1,</text:span>李同學如果真的會對這樣的事憤怒<text:span text:style-name="T2">,</text:span>那應該憤怒一百倍才對<text:span text:style-name="T2">.<text:line-break/><text:line-break/></text:span>民進黨甚至為了搞選舉不惜花費鉅款搞了兩個什麼莊孝維公投<text:span text:style-name="T2">,</text:span>公投問大家說<text:span text:style-name="T2">: </text:span>要不要買軍購<text:span text:style-name="T2">? </text:span>兩岸要不要和平<text:span text:style-name="T2">? </text:span>結果統統公投沒過<text:span text:style-name="T2">,</text:span>武器照買<text:span text:style-name="T2">. </text:span>至於什麼入聯也是<text:span text:style-name="T2">,</text:span>表面上說得正義凜然<text:span text:style-name="T2">,</text:span>私底下那個國民黨的調查局臥底屎敗<text:span text:style-name="T2">(spy)</text:span>謝長廷對美國爸爸楊甦棣說什麼入聯什麼公投<text:span text:style-name="T2">,</text:span>都是騙選票的啦<text:span text:style-name="T2">,</text:span>美國人免驚啦<text:span text:style-name="T2">,</text:span>選後就沒事了啦<text:span text:style-name="T2">. </text:span>這些對話都有維基解密可查<text:span text:style-name="T2">.<text:line-break/><text:line-break/>2.</text:span>動用國安情治機關監控、情蒐蔡英文<text:span text:style-name="T2">: </text:span>這完全是抹黑<text:span text:style-name="T2">,</text:span>如果馬英九會這樣<text:span text:style-name="T2">,</text:span>民進黨躺著選都能選上<text:span text:style-name="T2">. </text:span>反倒這樣的行為完完全全是民進黨執政時所極度利用來做為打擊異己與選戰工具<text:span text:style-name="T2">. </text:span>阿扁甚至還派屎敗去查馬英九的爸爸骨灰罈上寫什麼<text:span text:style-name="T2">,</text:span>以及查胡志強的病歷並由一群無恥的鳥醫生公佈之<text:span text:style-name="T2">. <text:line-break/><text:line-break/></text:span>民進黨為了私利對於國家機器的操弄與惡搞<text:span text:style-name="T2">,</text:span>以及以司法當工具<text:span text:style-name="T2">,</text:span>徹底破壞整個文官體制<text:span text:style-name="T2">,</text:span>可以說到了一種人神共憤的地步<text:span text:style-name="T2">,</text:span>遠遠超過人性最邪惡的成份所能想像<text:span text:style-name="T2">,</text:span>那已經不叫一種<text:span text:style-name="T2"><text:s/>"</text:span>政府<text:span text:style-name="T2">",</text:span>而完全是一種黑幫行徑<text:span text:style-name="T2">. </text:span>但馬英九當政的國民黨<text:span text:style-name="T2">,</text:span>我完全看不出來有這方面的問題<text:span text:style-name="T2">. </text:span>也就是說國民兩黨在這一點上的比例是<text:span text:style-name="T2">: 0: </text:span>無限<text:span text:style-name="T2">.<text:line-break/><text:line-break/>3. </text:span>挪用納稅人的錢來打廣告<text:span text:style-name="T2">: </text:span>如<text:span text:style-name="T2"><text:s/>1. </text:span>所述<text:span text:style-name="T2">,</text:span>兩黨比例約<text:span text:style-name="T2"><text:s/>1: 100.<text:line-break/><text:line-break/>4. </text:span>動員公務人員出席造勢晚會<text:span text:style-name="T2">: </text:span>馬英九不會做這種事<text:span text:style-name="T2">,</text:span>但民進黨主政時這卻是常態<text:span text:style-name="T2">. </text:span>兩者比例約<text:span text:style-name="T2"><text:s/>1: 1000. </text:span>國民黨<text:span text:style-name="T2"><text:s/>"</text:span>或許<text:span text:style-name="T2">" </text:span>也有這類狀況<text:span text:style-name="T2"><text:s/>(</text:span>我是說或許<text:span text:style-name="T2">,</text:span>因為我沒看到任何證據<text:span text:style-name="T2">),</text:span>但你不能因為某個單位有這樣的狀況就給普及化變成一種全面性的問題<text:span text:style-name="T2">,</text:span>或甚至一概推給馬英九或推給國民黨<text:span text:style-name="T2">.<text:line-break/><text:line-break/></text:span>就比方說<text:span text:style-name="T2">,</text:span>我是某精神科病房主任<text:span text:style-name="T2">,</text:span>某天有位工作人員也許偷吃病患伙食<text:span text:style-name="T2">,</text:span>被病人抓到了<text:span text:style-name="T2">,</text:span>原來雞腿少一隻就是被偷吃了<text:span text:style-name="T2">. </text:span>這時你能說我主政下的某病房<text:span text:style-name="T2"><text:s/>"</text:span>整天<text:span text:style-name="T2">" </text:span>都在偷吃病人便當嗎<text:span text:style-name="T2">? </text:span>甚至然後就說我不清廉不公正所以該下台<text:span text:style-name="T2">?<text:line-break/><text:line-break/></text:span>一個人要支持什麼黨都行<text:span text:style-name="T2">,</text:span>但不要睜眼說瞎話<text:span text:style-name="T2">,</text:span>不要只見秋毫卻不見輿薪<text:span text:style-name="T2">,</text:span>除非我們這個社會不打算講道理<text:span text:style-name="T2">,</text:span>而只打算比賽看誰最會抹黑瞎掰<text:span text:style-name="T2">.<text:line-break/><text:line-break/>5. </text:span>至於說什麼<text:span text:style-name="T2"><text:s/>"</text:span>民進黨然執政時貪了一堆錢，但是下臺後就沒辦法再貪了<text:span text:style-name="T2">",</text:span>這話也真的一點常識都沒有<text:span text:style-name="T2">,</text:span>只要有權力之處<text:span text:style-name="T2">,</text:span>想貪的人就永遠都可以貪<text:span text:style-name="T2">,</text:span>國民黨的高層是乾乾淨淨的一群人<text:span text:style-name="T2">,</text:span>但民進黨的高層卻是從古時候便貪婪無度<text:span text:style-name="T2">. <text:line-break/><text:line-break/></text:span>舉個例<text:span text:style-name="T2">,</text:span>大約至少<text:span text:style-name="T2">20</text:span>年前了<text:span text:style-name="T2">,</text:span>有個美麗島事件的大大大大老<text:span text:style-name="T2">,</text:span>曾當上某個官<text:span text:style-name="T2">,</text:span>但是<text:span text:style-name="T2">,</text:span>另一個也是大大大大老<text:span text:style-name="T2">,</text:span>不過卻是我很尊敬的一個乾淨正直的人<text:span text:style-name="T2">,</text:span>也當上了官<text:span text:style-name="T2">,</text:span>與前一個大大大大老搶地盤<text:span text:style-name="T2">, </text:span>於是他來找我<text:span text:style-name="T2">,</text:span>想請我幫他往後從政時當他的幽靈寫手<text:span text:style-name="T2">,</text:span>擬政策做文宣或替他發言等等<text:span text:style-name="T2">. </text:span>我沒答應<text:span text:style-name="T2">,</text:span>但與之交情非常好<text:span text:style-name="T2">,</text:span>有好長一段時間朝夕相處<text:span text:style-name="T2">,</text:span>於是從他那裡我知道原來他的那個對手<text:span text:style-name="T2"><text:s/>(</text:span>後來當然是當上非常非常大的官<text:span text:style-name="T2">),</text:span>幾乎大大小小的職位都拿來賣錢<text:span text:style-name="T2">,</text:span>你給我錢<text:span text:style-name="T2">,</text:span>我給你在政府裏安插工作<text:span text:style-name="T2">. </text:span>重點是<text:span text:style-name="T2">,</text:span>這樣的人不是民進黨的特例<text:span text:style-name="T2">,</text:span>而是這個黨的高層之常態<text:span text:style-name="T2">.<text:line-break/><text:line-break/></text:span>這事如果是發生在最近十幾年<text:span text:style-name="T2">,</text:span>也許大家會說民進黨墮落了<text:span text:style-name="T2">,</text:span>但我要告訴大家這不是事實<text:span text:style-name="T2">,</text:span>民進黨並沒有墮落<text:span text:style-name="T2">,</text:span>它一直都是這樣不乾不淨<text:span text:style-name="T2">,</text:span>我只是比你們早<text:span text:style-name="T2">20</text:span>年察覺真相<text:span text:style-name="T2">.</text:span>如今他們更是變本加厲<text:span text:style-name="T2">. <text:line-break/><text:line-break/></text:span>好多年前在政治圈就有個笑話說<text:span text:style-name="T2">,</text:span>國民黨污錢是拿湯匙很秀氣地吃<text:span text:style-name="T2">,</text:span>民進黨卻是開出一輛怪手來吃<text:span text:style-name="T2">,</text:span>吃相非常難看<text:span text:style-name="T2">. <text:line-break/><text:line-break/>6. </text:span>所以<text:span text:style-name="T2">,</text:span>套用你的話<text:span text:style-name="T2">: "</text:span>各位網友們<text:span text:style-name="T2">,</text:span>請用選票﹝總統票、區域立委票、政黨票﹞拒絕民進垃圾骯髒齷齪不要臉的下流黨候選人，以抗議這種盜用納稅人血汗錢的雞鳴狗盜行為！<text:span text:style-name="T2"><text:line-break/><text:line-break/></text:span>有些自命清高者常喜歡說什麼兩個爛蘋果都一樣<text:span text:style-name="T2">,</text:span>這不是事實<text:span text:style-name="T2">,</text:span>現在的國民黨比起民進黨<text:span text:style-name="T2">,</text:span>實在是乾淨太多太多太多太多<text:span text:style-name="T2">,</text:span>完全是兩種生物了<text:span text:style-name="T2">.<text:line-break/><text:line-break/></text:span>當然<text:span text:style-name="T2">,</text:span>我指的都是權力高層<text:span text:style-name="T2">,</text:span>至於地方政客<text:span text:style-name="T2">,</text:span>基本上倒真的都是一丘之貉<text:span text:style-name="T2">;</text:span>但我也沒見過比之更乾淨的<text:span text:style-name="T2">. <text:line-break/><text:line-break/></text:span>基本上<text:span text:style-name="T2">,</text:span>台灣的政治<text:span text:style-name="T2">,</text:span>離中央越遠<text:span text:style-name="T2">,</text:span>越往地方或基層走<text:span text:style-name="T2">,</text:span>就越不堪入目<text:span text:style-name="T2">,</text:span>幾乎就是暴力金錢與色情三合一<text:span text:style-name="T2">.<text:line-break/><text:line-break/>7. </text:span>至於說什麼<text:span text:style-name="T2">: <text:line-break/><text:line-break/>"</text:span>在此強調：這次總統立委選舉可不是只有國民黨和民進黨參選喔！還有十多個小黨和無黨籍人士參加這次的選舉，想用選票抗議國民黨，但也不喜歡民進黨的網友，你還有其他的選擇喔！<text:span text:style-name="T2">"<text:line-break/><text:line-break/></text:span>這話也是胡扯<text:span text:style-name="T2">,</text:span>你告訴我哪個小黨會比國民黨可信任<text:span text:style-name="T2">? </text:span>若是指的小弟參與創黨的綠黨<text:span text:style-name="T2">,</text:span>我之前已說過<text:span text:style-name="T2">,</text:span>不再贅述<text:span text:style-name="T2">,</text:span>把票投給他們<text:span text:style-name="T2">,</text:span>不如投到水溝裏我是這麼覺得<text:span text:style-name="T2">;</text:span>它比較像個小民進黨<text:span text:style-name="T2">(</text:span>這句多少是一種預言成份<text:span text:style-name="T2">,</text:span>但也有一些事實描述的成份<text:span text:style-name="T2">). <text:line-break/><text:line-break/></text:span>如果二三十年前有人告訴我說有一天我會唾棄自己的<text:span text:style-name="T2"><text:s/>"</text:span>同志<text:span text:style-name="T2">" </text:span>然後卻支持起曾經萬惡的國民黨來<text:span text:style-name="T2">,</text:span>我一定不會相信<text:span text:style-name="T2">. </text:span>說起來<text:span text:style-name="T2">,</text:span>歷史倒還頗具懸疑性<text:span text:style-name="T2">,</text:span>於是我常想起維根斯坦那句話<text:span text:style-name="T2">: "</text:span>誰能知道一個社會據以發展的法則<text:span text:style-name="T2">?" </text:span>也想起我自己在二十幾年前林義雄初次短暫返國在宜蘭的演講會場上所說<text:span text:style-name="T2">:<text:line-break/><text:line-break/></text:span>改革這條路似乎如此艱辛<text:span text:style-name="T2">,</text:span>但更重要的是<text:span text:style-name="T2">,</text:span>究竟這條艱辛之路將引領我們去向何方<text:span text:style-name="T2">?<text:line-break/><text:line-break/></text:span>一個人<text:span text:style-name="T2">,</text:span>高喊著前進<text:span text:style-name="T2">,</text:span>我們聽了可別急著蠢血沸騰亂感動<text:span text:style-name="T2">,</text:span>而是應該問他說你想前進去哪呢<text:span text:style-name="T2">? </text:span>憑什麼前進呢<text:span text:style-name="T2">? </text:span>前進豪宅嗎<text:span text:style-name="T2">? </text:span>憑著偷雞摸狗嗎<text:span text:style-name="T2">?</text:span></text:p>
      <text:p text:style-name="P1"><text:span text:style-name="T3">葉小慧</text:span><text:s/>  |  2012.01.09 22:33   |   <text:a xlink:type="simple" xlink:href="http://palinfo.habago.org/Entry?Command=Information_PrintForum&amp;iPage=525#FORUM31264"><text:span text:style-name="T1">#</text:span></text:a></text:p>
      <text:p text:style-name="P2">我看賽德克巴萊，哭了好幾次。雖然覺得下集做<text:span text:style-name="T2">low</text:span>了，特別是在看下集之前先看了落日車神（在這之前又看了黑澤明的亂等片子），高低立判，更讓下集受到的感動降低了非常多，也了解不可能在國外得獎的原因，若有得獎應該只有音樂吧。話說回來，我看上集的時候，特別幾個橋段是很受衝擊的，包括賽德克的孩子殺了日本孩子，想了很久。<text:span text:style-name="T2"><text:line-break/><text:line-break/></text:span>提到上面這些是想說，無論如何，意見和角度與我不同，並不會令我不舒服，我老媽沒念書，她看事情的角度也和我差異很大，但最終看法反而會一致，不一致也會有完整的論點。但我不舒服的是例如李同學轉回來那些評論（那些胡扯八道），李同學居然照單全收。</text:p>
      <text:p text:style-name="P1"><text:span text:style-name="T3">喬逸強</text:span><text:s/>  |  2012.01.09 21:55   |   <text:a xlink:type="simple" xlink:href="http://palinfo.habago.org/Entry?Command=Information_PrintForum&amp;iPage=525#FORUM31263"><text:span text:style-name="T1">#</text:span></text:a></text:p>
      <text:p text:style-name="P3">李同學，您是從平行時空跳進來的嗎<text:span text:style-name="T2">?</text:span>你指控的這些事情<text:span text:style-name="T2">4</text:span>年前<text:span text:style-name="T2">8</text:span>年前都在做，保護候選人配合行程安排維安這都是國安單位的工作之一。這些事情媒體上好像都有說明過。更別提蔡女士後來的指控直接被當事人指出那是烏龍。<text:span text:style-name="T2"><text:line-break/></text:span>拿納稅人的錢打廣告，政府做了哪些事情想要讓民眾知道，除了打廣告還能怎麼讓你知道<text:span text:style-name="T2">?</text:span>口語傳播嗎<text:span text:style-name="T2">?</text:span>如果沒記錯的話，各部會是有廣告預算的。<text:span text:style-name="T2"><text:line-break/></text:span>動員公務人員的部分，已經有人指出那是他們黨部的公文。<text:span text:style-name="T2"><text:line-break/></text:span>其實您的很多指控，很多地方都有說帖，如果你只是看了看某些投書就會沸騰的人。您不考慮先花點時間去查查看嗎<text:span text:style-name="T2">?</text:span></text:p>
      <text:p text:style-name="P1"><text:span text:style-name="T3">李秉叡</text:span><text:s/>  |  2012.01.09 21:27   |   <text:a xlink:type="simple" xlink:href="http://palinfo.habago.org/Entry?Command=Information_PrintForum&amp;iPage=525#FORUM31262"><text:span text:style-name="T1">#</text:span></text:a></text:p>
      <text:p text:style-name="P2">其實那篇文章我最在意的是關於馬政府動用國家資源輔選這件事，包含動用國安情治機關監控、情蒐蔡英文、挪用納稅人的錢來打廣告、還動員工務人員出席造勢晚會。<text:span text:style-name="T2"><text:line-break/><text:line-break/></text:span>說來就令人不愉快，這個黨自己有一大堆黨產，而且好像是年年都有收入，﹝不像民進黨，雖然執政時貪了一堆錢，但是下臺後就沒辦法在貪了，當然如果事實並非如此請通知我一聲，謝謝﹞卻還要挪用納稅人的錢來幫自己打廣告，真的很過分。﹝至於新聞字由倒退這件事我倒是沒去注意。﹞<text:span text:style-name="T2"><text:line-break/><text:line-break/></text:span>所以請各位網友們用選票﹝總統票、區域立委票、政黨票﹞拒絕國民黨候選人，以抗議這種盜用納稅人血汗錢的小偷行為！<text:span text:style-name="T2"><text:line-break/><text:line-break/>p.s.</text:span>在此強調：這次總統立委選舉可不是只有國民黨和民進黨參選喔！還有十多個小黨和無黨籍人士參加這次的選舉，想用選票抗議國民黨，但也不喜歡民進黨的網友，你還有其他的選擇喔！</text:p>
      <text:p text:style-name="P1">umber   |  2012.01.09 21:14   |   <text:a xlink:type="simple" xlink:href="http://palinfo.habago.org/Entry?Command=Information_PrintForum&amp;iPage=525#FORUM31261"><text:span text:style-name="T1">#</text:span></text:a></text:p>
      <text:p text:style-name="P6"><text:span text:style-name="T3">果然被看穿了，居然</text:span><text:s/>Spam:52%<text:span text:style-name="T3">，</text:span><text:line-break/><text:span text:style-name="T3">汗</text:span>……</text:p>
      <text:p text:style-name="P4"/>
      <text:p text:style-name="P1">umber   |  2012.01.09 21:05   |   <text:a xlink:type="simple" xlink:href="http://palinfo.habago.org/Entry?Command=Information_PrintForum&amp;iPage=526#FORUM31260"><text:span text:style-name="T1">#</text:span></text:a></text:p>
      <text:p text:style-name="P3">好吧，我知道講這麼白，是有點赤裸裸，已經不是在「「看電影」」了，<text:span text:style-name="T2"><text:line-break/></text:span>但看大家的留言，不知不覺想到以下這個，<text:span text:style-name="T2"><text:line-break/></text:span>若不符版規請刪除，謝謝。<text:span text:style-name="T2"><text:line-break/>===========================================================<text:line-break/><text:line-break/></text:span>《導演，你會不會太「想當然爾」了？》<text:span text:style-name="T2"><text:line-break/>2011-11-01</text:span>香港浸會大學座談會：魏導／美玲／小馬<text:span text:style-name="T2"><text:line-break/><text:line-break/><text:line-break/></text:span>提問三：<text:span text:style-name="T2"><text:line-break/><text:line-break/></text:span>導演您好，我是分兩天的時間看完上下部的電影，看完上部以後，我和我同學有一個問題是：我覺得你會不會太「想當然爾」了？<text:span text:style-name="T2"><text:line-break/><text:line-break/></text:span>因為上集最後的結尾是賽德克族開始了他們的血祭，上集所有的日本人，不管對賽德克族的統治也好，侵略也好，我們看到的是：他打了小孩兩個耳光，不喝他遞上來的酒，（賽德克族就）做了一些我們肯定會對日本人做的事。這我們了解，但我不知道外面的人、國外的人會怎麼去看，西方的觀眾會怎麼去看這件事情？我們當然很了解，但是在片子裡面，你所表現出來的，就是那麼一些小的東西。甚至在某些地方，日本人有點可憐，可憐到有點可愛的程度，然後在這樣一部的結尾就是大血祭。<text:span text:style-name="T2"><text:line-break/><text:line-break/></text:span>我印象很深的場面是賽德克族的小孩，他拿著竹竿削成的刀直接捅死了一屋子婦幼，這樣一個非常血腥的畫面，（居然）安排小孩做這樣的事情，這是我看完上集的感想。經你今天這樣說，我更覺得你「想當然爾」。<text:span text:style-name="T2"><text:line-break/><text:line-break/></text:span>什麼原因呢？因為我們對賽德克族的習慣、風俗、傳統，我幾乎一點都不了解。我可以說台灣的現代文明我比較了解，但對台灣原住民的文化幾乎不了解，甚至連出草是什麼意思，都是我回來去查才知道的。當時你（馬志翔）講完之後，我覺得很帥呀，「砍掉頭以後我們是好朋友」非常帥呀。但是那是因為你和我做了溝通。一個導演拍片子最重要的是跟觀眾溝通，你也沒有那麼多機會和全世界所有的去做這樣的溝通，如果這個東西那麼不順暢，你覺得<text:span text:style-name="T2">……<text:line-break/><text:line-break/><text:line-break/></text:span>魏導：<text:span text:style-name="T2"><text:line-break/><text:line-break/></text:span>這個問題我可以回答，我跟你講，其實我的溝通非常順暢，我的溝通你沒有放到心裡面看<text:span text:style-name="T2">——</text:span>你只看見你不想看見的，你想看的就看；（反之）你選擇不看，不是它沒有呈現，我有呈現，剛剛講的東西在電影裡都有呈現哦！那個文化思維在歌詞裡面，在他們的行為舉止、他們說的話裡面都有呈現。<text:span text:style-name="T2"><text:line-break/><text:line-break/></text:span>你講這部電影的問題，我必須驕傲地講：我電影最驕傲的價值就在這裡！<text:span text:style-name="T2"><text:line-break/><text:line-break/></text:span>我不要、不想去強調什麼「一個被欺壓到很嚴重的反擊」，今天你們到台灣來，你的東西被偷了，我告訴你「台灣都是賊」，這種心態是對的嗎？<text:span text:style-name="T2"><text:line-break/><text:line-break/></text:span>一開始日本發動軍國主義侵略台灣，那真的叫「侵略」，沒有話講的。那個地方我也毫不掩飾地讓你們看見，一個強勢的族群欺壓一個弱勢族群的狀態是怎麼樣的，你看見了那個東西。<text:span text:style-name="T2"><text:line-break/><text:line-break/></text:span>可是當一個政權已經統治一個地方三十年，又爆發這個事情，那不叫侵略，叫「文化衝突」<text:span text:style-name="T2">——</text:span>當你的信仰已經被貶抑成你是一個沒有價值的東西<text:span text:style-name="T2">——</text:span>你出生，人家告訴你「你是個笨蛋」；你今天早上起床，被人家罵是笨蛋；你吃個飯被人家罵笨蛋；你晚上睡覺都夢到自己是笨蛋；隔天起床，你會不會真的變笨蛋？懂我的意思嗎？<text:span text:style-name="T2"><text:line-break/><text:line-break/></text:span>當你一直被貶抑，貶低到最後，你隔天早上反省是「我真的是笨蛋」還是「我要反擊，我不是笨蛋！」這是兩種思惟。<text:span text:style-name="T2"><text:line-break/><text:line-break/></text:span>花崗一郎、花崗二郎也許是被罵「蕃仔」，就覺得我不想當蕃仔，我要當日本人，我不要被叫蕃仔了；另外一批人的想法，就覺得「誰說我們的文化是不美的？誰說我的想法是錯的？」<text:span text:style-name="T2"><text:line-break/><text:line-break/></text:span>今天你念書念到大學畢業，依照現在文明價值，你念書念到大學畢業、當博士，你是最優秀的；可是在原住民眼中，那是懶惰的人，沒辦法打獵的男人！沒辦法去追獵動物回來給家裡溫飽，光念書（不做事），學校是訓練懶人的地方<text:span text:style-name="T2">……<text:line-break/><text:line-break/></text:span>生存的條件不一樣，生存的要求不一樣，價值不一樣，這就是矛盾跟衝突的來源，這個東西一直累積到一個時間以後會怎樣？所以我在裡面不是要一直去詮釋這個族群受到多少欺負或什麼。<text:span text:style-name="T2"><text:line-break/><text:line-break/></text:span>當打架事件發生，是什麼結果？當它一直不和解，接下來是把人給殺了，或對這個部落做一個很大的處罰的時候，對他們這個族群來講，我已經忍到極點了，不能再忍，我的文化已經每天被鄙視到一個程度，我要反擊<text:span text:style-name="T2">——</text:span>當這個反擊的動作一做出來，有什麼結果？滅族。<text:span text:style-name="T2"><text:line-break/><text:line-break/></text:span>當我決定要死的時候，我要死到什麼程度？我要死到我最高的價值，我要追求死後的天空，所以要追尋彩虹橋後永遠的獵場。一個人死掉要追求最高的死亡價值，有機會活著的時候，你會卑微地活下去<text:span text:style-name="T2">——</text:span>到一個程度<text:span text:style-name="T2">——</text:span>但是你不會永遠都卑微到極點吧？我知道你很難理解我要說的意思，但我希望你可以去電影院再看一次，現在不是開玩笑的話。<text:span text:style-name="T2"><text:line-break/><text:line-break/></text:span>放下你文明的武裝，全部放掉，當你把自己放到那個歷史時空裡面，把你的教育程度、文明、對國際情勢（的看法）、政治立場<text:span text:style-name="T2">……</text:span>全部都拿掉，你回到那個時空去，你的世界只有你的族人，只有外族人，只有你的傳統信仰，你怎麼做決定？<text:span text:style-name="T2"><text:line-break/><text:line-break/></text:span>什麼是血腥？什麼是不血腥？再重新思考一遍：一顆炸彈丟下去死一百人，跟一刀砍死一人，哪一種比較「文明」呢？是你選擇看見跟不看見而已。一架飛機飛在天上丟炸彈，炸死的都是男人嗎？女人跟孩子呢？你沒有看見。<text:span text:style-name="T2"><text:line-break/><text:line-break/></text:span>「我不血腥，我沒殺他，我只是丟炸彈而已！」文明的價值讓我們必須重新思考很多事情，文明的價值讓你對生命的東西有了新的思考，但是讓你存在的價值不見了：大家都一樣，大家都一種顏色、一種思考，大家都相信一種事情<text:span text:style-name="T2">——</text:span>絕對的對與錯<text:span text:style-name="T2">——</text:span>我們已經在這種世界、這種思考裡面太久了，我們開始不懂得欣賞想法不同的人，（不了解）他們的思惟是什麼，現代文明最大的悲哀在這裡，個人的價值觀已經完全被抹煞掉了。<text:span text:style-name="T2"><text:line-break/><text:line-break/></text:span>我舉兩個例子，第一個我舉動物的例子，我今天還在跟記者聊這個問題。今天我們的文化告訴我們，吃狗肉很殘忍，殺狗是殘忍的，那你吃不吃牛呢？吃不吃豬，吃不吃魚？<text:span text:style-name="T2"><text:line-break/><text:line-break/></text:span>因為一種族群的強勢文化告訴你<text:span text:style-name="T2">——</text:span>它不吃狗肉吃牛肉<text:span text:style-name="T2">——</text:span>吃狗肉很殘忍，另外一個吃狗肉的民族因為比較弱勢，被侵略以後就慢慢相信他們吃狗肉的傳統是不對的。那今天它如果是強勢文化的話，現在時代改變了：吃牛肉是殘忍的，吃狗肉是正常的，養狗本來就是殺來吃的<text:span text:style-name="T2">……</text:span>你試著回想，如果今天強弱勢的文化改變以後，會變成什麼樣子？我說過我的電影不是在詮釋誰是誰非，只是在提供一個思考的空間給大家，重新去判斷一下，我們自己是不是曾經在這種文明的價值裡面很久，才選定靠哪一邊，或者被強迫地改變？<text:span text:style-name="T2"><text:line-break/><text:line-break/></text:span>我再舉一個比較大的事情，我先告訴各位我沒有立場問題，也不了解，但我只是好奇：美國被中東攻擊發生９１１事件，大家都有看見，看人死掉很難過很悲哀對不對？可是（中東）那邊死多少人，為什麼沒有人替那邊的人悲傷難過？為什麼你的信仰跟我不一樣，我就是恐怖份子？你介入那個國家，誰派你來扮演國際警察，誰派你來的？我有賦予你這個權力來干預我嗎？全世界都賦予你這個權力嗎？你們兩個打架，就用你們的方式去排解，我為了我的利益提供你武器去打另一個，扶植你<text:span text:style-name="T2">……</text:span>你在干預人家處理事情的結構！<text:span text:style-name="T2"><text:line-break/><text:line-break/></text:span>當然事情演變到最後，已經是無法收拾了，不是管不管的問題。因為這個東西已經介入太久，變成管也不對，不管也不對的狀況了，可是說實在話，你圖的是什麼？不要騙人了，不過是石油嘛，不過是你的經濟利益嘛！你騙誰呢？<text:span text:style-name="T2"><text:line-break/><text:line-break/></text:span>「文明帶來更多的貪婪」，我不是要反文明，只是要提供另一個思考：我們是不是先放下我們那種（價值觀）？你說我「理所當然」，我一點都不覺得，我覺得你的文明才「理所當然」，一切的「理所當然」好像看起來是合理的，可是你現在看不是合理的。<text:span text:style-name="T2"><text:line-break/><text:line-break/></text:span>全世界哪一段歷史不血腥，你告訴我，全世界哪一段歷史婦人跟孩子不是先死的？你告訴我，哪一場戰爭，婦人跟孩子不是先犧牲？<text:span text:style-name="T2"><text:line-break/><text:line-break/></text:span>你再去回想，看清整起事件的來源、每件事件的背後，你會發現戰爭有多殘忍。我們電影裡面呈現真相給你看，（希望觀眾）去思考反省，看見仇恨的原點在哪裡，不是再製造另一個仇恨給你們看見<text:span text:style-name="T2">——</text:span>你們沒有看見的東西不代表不存在，是你選擇不看見！<text:span text:style-name="T2"><text:line-break/><text:line-break/></text:span>我只是提供大家一個角度重新再思考：如果是你，你該怎麼辦？你是部落的菁英，所有的族人期待你幫忙改變什麼，不想再過那種日子了，不想再過懦弱被人瞧不起的生活，可是你是一個頭目，面對的是一個你抵擋不了的外來族群，你無法去抵抗它。外面給你壓力，裡面也給你壓力，你是頭目，是菁英份子，是一郎二郎那種知識份子，你怎麼辦？<text:span text:style-name="T2"><text:line-break/><text:line-break/></text:span>族人對你的期待那麼大，你無法幫他們忙，因為外力太大，這時你怎麼處理？特別是每一個孩子的臉上都乾乾淨淨的，沒有「人」<text:span text:style-name="T2">——</text:span>他們信仰該有<text:span text:style-name="T2">——</text:span>的圖騰，將來有一天他們進不不了彩虹橋，上不了天堂的！<text:span text:style-name="T2"><text:line-break/><text:line-break/></text:span>我說你要把你的文明價值觀拿掉哦，在從前那個年代，一百多年前的人，他們相信的事情就是絕對相信，不是像我們現在，佛教也好基督教也好，都是勸人為善，沒什麼好爭的。在那個年代不一樣<text:span text:style-name="T2">——</text:span>我的信仰是真的<text:span text:style-name="T2">——</text:span>他們只相信「我的信仰是真的」，你不能說「為什麼要上彩虹<text:span text:style-name="T2">(</text:span>橋<text:span text:style-name="T2">)</text:span>？為什麼一定要這樣？」他相信啊！你不能抹煞一個人相信的事情啊。<text:span text:style-name="T2"><text:line-break/><text:line-break/></text:span>文明的壓榨是抹煞一個人信仰的價值，這是我們要提供的一個想法，這不是辯論，只是要提供大家一個重新思考的點，也在為自己的電影辯護一下這樣。<text:span text:style-name="T2"><text:line-break/><text:line-break/><text:line-break/></text:span>主持人：<text:span text:style-name="T2"><text:line-break/><text:line-break/></text:span>霧社事件那個歷史我們知道是有的，（電影）應該是很忠實的歷史，在電影裡看到你們的少數民族跟日本人的衝突。<text:span text:style-name="T2"><text:line-break/><text:line-break/></text:span>我們當然看到理蕃<text:span text:style-name="T2">——</text:span>日本人高壓統治<text:span text:style-name="T2">——</text:span>之後，高山族人他們根本就不能做以前傳承下來的工作，包括他們自己的文化等等，只是為日本人服務。女的就是要做像漢族講的女傭，做日本人的傭人，男的就要為日本人弄木材。<text:span text:style-name="T2"><text:line-break/><text:line-break/></text:span>這些工作在當時如果是一個時代的改變，你怎麼去看？一定要回到他們族人的根源，從事打獵等工作？還是認為經過日本人的洗禮之後，按照日本人的要求，也許看起來比較文明一些，起碼不必再上山打野獸？<text:span text:style-name="T2"><text:line-break/><text:line-break/></text:span>就好像我們從一個社會到另外一個社會，（要）向前進的時候，是不是都有一些生活的改變<text:span text:style-name="T2">——</text:span>包括你的習慣、傳統<text:span text:style-name="T2">——</text:span>這些改變是必須的？還是我們覺得它不應該改變？<text:span text:style-name="T2"><text:line-break/><text:line-break/></text:span>還是它應該改變？因為社會總是要往前面（走），不管是殖民社會，還是<text:span text:style-name="T2">……</text:span>很簡單，像我們香港一樣：英國人來了，我們整個小漁村都改變了，它慢慢走向文明，這個我們怎麼去衡量？我第一個想到的是這個問題。<text:span text:style-name="T2"><text:line-break/><text:line-break/></text:span>你們在拍這部電影的時候，你的<text:span text:style-name="T2">Idea</text:span>是怎麼去看這一段？在他們族人起來要反抗、打死日本人之前，你們怎麼去看這段也許是文明的改變、也許是歷史的證成、也許是殖民的必須？這是我自己的疑問，我拿香港做例子，因為你總是要改變的嘛！不管那時候改變，十年二十年三十年後<text:span text:style-name="T2">……</text:span>都要改變，那個時候導演你是怎麼看這個變遷？<text:span text:style-name="T2"><text:line-break/><text:line-break/></text:span>魏導：<text:span text:style-name="T2"><text:line-break/><text:line-break/></text:span>其實我也不懂這個東西應該怎麼去（看待）怎樣才是對的、怎樣才是錯的<text:span text:style-name="T2">……</text:span>我們的電影就是不懂得去判斷這件事情。<text:span text:style-name="T2"><text:line-break/><text:line-break/></text:span>這部電影沒有告訴你答案，我們只告訴你發生了什麼事情，他們不同族群的價值觀是什麼，當一個信仰傳統的思惟被壓抑了三十年之後，它是不是已經完全改變了，還是想法還在，行為模式改變？這是想給觀眾去做一個假設：從這部電影裡你反省到什麼？當一個時代，一個命運到達一個關鍵點的時候，你要做一個決定，但這個決定你做也錯不做也錯的時候，你到底該不該做？<text:span text:style-name="T2"><text:line-break/><text:line-break/></text:span>改變是錯的，不改變也是錯的，那<text:span text:style-name="T2">……</text:span>改不改？大家要想這個問題哦，看完這部電影後，你在思考什麼？我倒想知道這件事情。<text:span text:style-name="T2"><text:line-break/><text:line-break/></text:span>看完電影後我相信很多人在思考這個事情<text:span text:style-name="T2">——</text:span>這是自己的事情，而不是可以拿出來討論的，相信很多人回家以後在想這個問題。不是改不改變的問題，而是這部電影看完以後，我想了解你們回家在想什麼，這個東西是我想知道的答案，也是我們這部電影丟出去的解釋方式。<text:span text:style-name="T2"><text:line-break/><text:line-break/></text:span>在電影裡面我們給你那麼多的訊息，很多現象的解讀、我們的立場、不同的角度、這個族群面對死亡的態度，還有化解仇恨的想法，每個族群在面對問題的關鍵點上，他們矛盾的心情是什麼，他們必須要做什麼決定，產生的後果是什麼<text:span text:style-name="T2">……</text:span>給大家直接跳到歷史的核心去看。<text:span text:style-name="T2"><text:line-break/><text:line-break/></text:span>我們希望把觀眾直接帶到這個歷史的發生地<text:span text:style-name="T2">——</text:span>如果你是他，你該怎麼做？這是我們要給觀眾的訊息，大概是這樣。<text:span text:style-name="T2"><text:line-break/><text:line-break/></text:span>我的電影裡面判斷不了對跟錯，這個東西我沒辦法。但你們想像一下，「做也錯不做也錯」這種事是不是每天都在我們的生命裡發生？只是我們面對的不是一個族群的問題，也不是面對生命的死亡與生存的問題，但是每天都在發生<text:span text:style-name="T2">……</text:span>哇，好像在討論哲學！（觀眾笑）「讓我們慢慢回到生命的課題」。<text:span text:style-name="T2"><text:line-break/><text:line-break/><text:line-break/><text:line-break/></text:span>《賽德克巴萊與北美原住民電影座談會》<text:span text:style-name="T2"><text:line-break/>2010-11-5 </text:span>中山大學<text:span text:style-name="T2"><text:line-break/><text:line-break/></text:span>魏導：<text:span text:style-name="T2"><text:line-break/><text:line-break/></text:span>我不希望在一個歷史世件裡，被詮釋出來的就（只）是「誰是好人，誰是壞人」<text:span text:style-name="T2">——</text:span>這種東西是站在一個現代人的角度在看從前，並沒有從當時的角度去看當時的社會結構，還有一些人文環境。<text:span text:style-name="T2"><text:line-break/><text:line-break/></text:span>一開始我們就在思考這個東西，怎麼能夠讓日本人不是「壞人」，怎麼能夠讓原住民不是單純被拱到最高的那種神話式英雄，怎麼把人性的東西放到裡面<text:span text:style-name="T2">——</text:span>是有正有反，正概括了反這種東西在裡面。<text:span text:style-name="T2"><text:line-break/><text:line-break/></text:span>所以我們一開始就決定從「信仰」的角度做切入。為什麼從信仰的角度來看呢<text:span text:style-name="T2">?</text:span>因為你想想：從信仰的角度去看人，沒有對跟錯，只有信仰不一樣，沒有人種的問題；只是你信仰了什麼，我信仰了什麼。兩個信仰不同的人在同一個地方發生爭執的時候，那是很可怕的：你為了你的信仰而戰，我為了我的信仰而戰，只是這樣子的一個歷史。<text:span text:style-name="T2"><text:line-break/><text:line-break/></text:span>看待歷史這一塊，我常常說：「歷史是怎麼發生的？就是對的人做出錯的決定，錯的人做對的決定。」所以產生反差很大，產生英雄跟歷史的價值。也就是因為這樣，所以我們那時候重新詮釋，我覺得莫那魯道以一個霧社世件的領導人，就他的性格來講，他應該不是一個「聖人」，而是一個「英雄」<text:span text:style-name="T2">——</text:span>英雄絕對是個人格瑕疵者，要不然扮演不了英雄的角色。<text:span text:style-name="T2"><text:line-break/><text:line-break/></text:span>為什麼他有人格上的瑕疵？至少這個人他一定有某一種層面的（缺陷），像我們到部落去做訪談也是哦，其他部落都覺得這個人是黑道流氓，自己部落就覺得這是我們的英雄，這是一個很正常的角度。我們看地方上都是這樣，鄉鎮的鎮長都是為自己講話的，這個鎮長就是為我們去謀福利的人，對別人來講就是「你們要給我<text:span text:style-name="T2">……</text:span>（需索無度）」別的鄉鎮對這個鄉就覺得「你們是流氓。」大概是這樣。</text:p>
      <text:p text:style-name="P1"><text:span text:style-name="T3">陳真</text:span><text:s/>  |  2012.01.09 19:16   |   <text:a xlink:type="simple" xlink:href="http://palinfo.habago.org/Entry?Command=Information_PrintForum&amp;iPage=526#FORUM31259"><text:span text:style-name="T1">#</text:span></text:a></text:p>
      <text:p text:style-name="P2"><text:span text:style-name="T2">(</text:span>續<text:span text:style-name="T2">)<text:line-break/><text:line-break/></text:span>如果要以<text:span text:style-name="T2">(</text:span>在我看來並不中立的<text:span text:style-name="T2">)</text:span>美國<text:span text:style-name="T2"><text:s/>"</text:span>自由之家<text:span text:style-name="T2">" </text:span>的評比來看<text:span text:style-name="T2">,</text:span>馬主政的<text:span text:style-name="T2">2009</text:span>年積分優於扁二度主政的每一年<text:span text:style-name="T2">,</text:span>包括<text:span text:style-name="T2">2004, 2005, 2006, 2007, 2008, </text:span>若論排名<text:span text:style-name="T2">,</text:span>扁主政的<text:span text:style-name="T2">2004</text:span>年甚至排名倒退為<text:span text:style-name="T2">50</text:span>名<text:span text:style-name="T2">. </text:span>而<text:span text:style-name="T2">2009</text:span>年的所謂大倒退的什麼國際大笑話卻只是倒退為<text:span text:style-name="T2">43,</text:span>依然優於扁主政的<text:span text:style-name="T2">2004</text:span>年之<text:span text:style-name="T2">44</text:span>名與<text:span text:style-name="T2">2005</text:span>年之<text:span text:style-name="T2">50</text:span>名<text:span text:style-name="T2">.<text:line-break/><text:line-break/></text:span>一個人<text:span text:style-name="T2">,</text:span>除非刻意睜眼說瞎話<text:span text:style-name="T2">,</text:span>否則應該不會如此愚蠢才對<text:span text:style-name="T2">.</text:span></text:p>
      <text:p text:style-name="P1"><text:span text:style-name="T3">葉小慧</text:span><text:s/>  |  2012.01.09 18:12   |   <text:a xlink:type="simple" xlink:href="http://palinfo.habago.org/Entry?Command=Information_PrintForum&amp;iPage=526#FORUM31258"><text:span text:style-name="T1">#</text:span></text:a></text:p>
      <text:p text:style-name="P3">剛剛哭了。其實是釋放性的哭，沒事要來若雪網看陳真罵人，這樣才能平衡，連自己都覺得很奇怪。但是當我周遭遇到的多像李同學這樣，常常覺得有理我都說不清的那種痛苦，常常覺得難道自己才是錯的？就一直啃蝕著自己，難過到覺得也許心臟病發走了也好，何必讓自己過得那麼痛苦呢。謝謝，至少我有點勇氣，選擇照顧好自己。</text:p>
      <text:p text:style-name="P1"><text:span text:style-name="T3">陳真</text:span><text:s/>  |  2012.01.09 17:43   |   <text:a xlink:type="simple" xlink:href="http://palinfo.habago.org/Entry?Command=Information_PrintForum&amp;iPage=526#FORUM31257"><text:span text:style-name="T1">#</text:span></text:a></text:p>
      <text:p text:style-name="P2"><text:span text:style-name="T2">(</text:span>續<text:span text:style-name="T2">)<text:line-break/><text:line-break/></text:span>這種可恥卑劣的爛文章<text:span text:style-name="T2">,</text:span>四處氾濫<text:span text:style-name="T2">,</text:span>要多少有多少<text:span text:style-name="T2">,</text:span>而且幾乎毫無例外全是來自綠營那一方<text:span text:style-name="T2">. </text:span>不知道他們究竟是不懂得怎麼講理<text:span text:style-name="T2">? </text:span>還是根本就不願講理而只是想抹黑造謠瞎掰<text:span text:style-name="T2">? </text:span>幹它的什麼嘛<text:span text:style-name="T2">? </text:span>趕羚羊咧<text:span text:style-name="T2">,</text:span>難道以為大家都是北七啊<text:span text:style-name="T2">?<text:line-break/><text:line-break/></text:span>這種<text:span text:style-name="T2"><text:s/>"</text:span>文章<text:span text:style-name="T2">" </text:span>類似像這樣<text:span text:style-name="T2">:<text:line-break/><text:line-break/></text:span>董事長主政下的巴勒網<text:span text:style-name="T2">,</text:span>點閱率從原本一天兩百<text:span text:style-name="T2">,</text:span>竟然有一天大倒退<text:span text:style-name="T2">,</text:span>變成一天一百八<text:span text:style-name="T2">,</text:span>真是可笑<text:span text:style-name="T2">,</text:span>簡直是網路論壇界的大笑話<text:span text:style-name="T2">!! <text:line-break/><text:line-break/></text:span>董事長本人雖然正直英明<text:span text:style-name="T2">,</text:span>風度扁扁<text:span text:style-name="T2">,</text:span>玉樹臨風<text:span text:style-name="T2">,</text:span>優點多如天上繁星<text:span text:style-name="T2">,</text:span>像贛林老木那般挺拔<text:span text:style-name="T2">,</text:span>我是說像江西南部森林的一些古老參天老樹那般英挺<text:span text:style-name="T2">,</text:span>但是<text:span text:style-name="T2">,</text:span>誰能保證正直英明的董事長不會被人帶壞呢<text:span text:style-name="T2">? </text:span>聽說巴勒網裏有人喜歡逛夜市看辣妹<text:span text:style-name="T2">,</text:span>有人沉迷電影不思長進<text:span text:style-name="T2">,</text:span>有的甚至半夜不睡覺竟然在思考一加一為什麼等於二這麼低級無聊的問題<text:span text:style-name="T2">,</text:span>真是十分腐敗墮落<text:span text:style-name="T2">,</text:span>全然背棄了拯救世界的理想<text:span text:style-name="T2">...<text:line-break/><text:line-break/></text:span>寫這種傻逼文很容易<text:span text:style-name="T2">,</text:span>我們家隔壁的歐巴桑們更是精通此道<text:span text:style-name="T2">,</text:span>令人驚訝的不是傻逼文的氾濫<text:span text:style-name="T2">,</text:span>而是怎麼會有人覺得這些屁值得一聞<text:span text:style-name="T2">? </text:span>難道都沒有絲毫閱讀能力<text:span text:style-name="T2">?</text:span></text:p>
      <text:p text:style-name="P1"><text:span text:style-name="T3">陳真</text:span><text:s/>  |  2012.01.09 17:12   |   <text:a xlink:type="simple" xlink:href="http://palinfo.habago.org/Entry?Command=Information_PrintForum&amp;iPage=526#FORUM31256"><text:span text:style-name="T1">#</text:span></text:a></text:p>
      <text:p text:style-name="P3">再要我教這麼低級的課程<text:span text:style-name="T2">,</text:span>我真的要收費了<text:span text:style-name="T2">. </text:span>李同學老是貼一些蠢到爆的文宣<text:span text:style-name="T2">,</text:span>我們不該怪說怎麼有人會寫這麼蠢這麼昧著良心睜眼說瞎話的文章<text:span text:style-name="T2">,</text:span>而是應該怪說怎麼會有人會浪費時間去讀這種爛東西而且竟然還會把它當一回事<text:span text:style-name="T2">.<text:line-break/><text:line-break/></text:span>要寫一篇從頭抹黑到尾的爛東西很容易<text:span text:style-name="T2">,</text:span>但是要一一反駁豈不是要寫上一本書<text:span text:style-name="T2">? </text:span>就好像一個學生如果每一題都寫錯<text:span text:style-name="T2">,</text:span>三加八說是三十八<text:span text:style-name="T2">,</text:span>連加法都不會<text:span text:style-name="T2">,</text:span>卻講到微積分去了<text:span text:style-name="T2">,</text:span>那我們怎麼可能有時間一一糾正教導他呢<text:span text:style-name="T2">? </text:span>豈不是要把所有數學教科書全部再寫一遍<text:span text:style-name="T2">.<text:line-break/><text:line-break/></text:span>綠營的問題也正是在這裏<text:span text:style-name="T2">,</text:span>好像低能或敗德到根本不會也不願講道理<text:span text:style-name="T2">,</text:span>簡單說就是信口開河<text:span text:style-name="T2">,</text:span>任意扭曲<text:span text:style-name="T2">,</text:span>甚至睜眼說瞎話胡亂造謠<text:span text:style-name="T2">. </text:span>懷軒說得對<text:span text:style-name="T2">,</text:span>這不是文章<text:span text:style-name="T2">,</text:span>這不是真的想講道理<text:span text:style-name="T2">,</text:span>而只是企圖以各種捏造或扭曲或純屬瞎掰的資訊以一種修辭筆法來抹黑<text:span text:style-name="T2">.<text:line-break/><text:line-break/></text:span>以所謂新聞自由大倒退成為什麼<text:span text:style-name="T2"><text:s/>"</text:span>國際大笑話<text:span text:style-name="T2">" </text:span>之說法為例<text:span text:style-name="T2">,</text:span>所謂<text:span text:style-name="T2"><text:s/>"</text:span>自由之家<text:span text:style-name="T2">" </text:span>這種美國政府出錢的半官方機構我們就不談了<text:span text:style-name="T2">.RSF(</text:span>記者無國界組織<text:span text:style-name="T2">)</text:span>倒是一個可信的團體<text:span text:style-name="T2">. </text:span>但是<text:span text:style-name="T2">:<text:line-break/><text:line-break/></text:span>第一<text:span text:style-name="T2">,</text:span>這種排名就跟每年的世界大學排名一樣<text:span text:style-name="T2">,</text:span>變動非常大<text:span text:style-name="T2">,</text:span>而且每個調查排名落差很大<text:span text:style-name="T2">. <text:line-break/><text:line-break/></text:span>第二<text:span text:style-name="T2">,</text:span>沒有人應該為了某校的排名掉了幾分就把它當成什麼天崩地裂的事<text:span text:style-name="T2">,</text:span>新聞自由也一樣<text:span text:style-name="T2">,</text:span>更不會因為掉了一些名次就成為什麼<text:span text:style-name="T2"><text:s/>"</text:span>國際大笑話<text:span text:style-name="T2">".<text:line-break/><text:line-break/></text:span>第三<text:span text:style-name="T2">,</text:span>台灣在<text:span text:style-name="T2">RSF</text:span>的排名起起落落<text:span text:style-name="T2">,</text:span>但是<text:span text:style-name="T2">,</text:span>近十幾年來始終都是屬於新聞<text:span text:style-name="T2"><text:s/>"</text:span>自由<text:span text:style-name="T2">" </text:span>的等級<text:span text:style-name="T2">,</text:span>若要說成為國際大笑話<text:span text:style-name="T2">,</text:span>那為何不說十年來的最差名次是出現在<text:span text:style-name="T2">2003</text:span>年民進黨執政時期<text:span text:style-name="T2">,</text:span>排名世界第<text:span text:style-name="T2">61</text:span>名<text:span text:style-name="T2">. </text:span>而馬英九主政下<text:span text:style-name="T2">,</text:span>去年排名是<text:span text:style-name="T2"><text:s/>48.<text:line-break/><text:line-break/></text:span>第四<text:span text:style-name="T2">,</text:span>所有這些名次事實上都沒什麼太大的差別<text:span text:style-name="T2">. </text:span>若要以此論政績<text:span text:style-name="T2">,</text:span>那我們應該早日完成統一回歸祖國懷抱才對<text:span text:style-name="T2">,</text:span>因為香港包括新聞自由在內的一些自由度評比<text:span text:style-name="T2">,</text:span>卻經常贏過台灣<text:span text:style-name="T2">,</text:span>例如<text:span text:style-name="T2">2010</text:span>年香港在<text:span text:style-name="T2">RSF</text:span>的排名是<text:span text:style-name="T2"><text:s/>34. </text:span>而民進黨主政下的史上最差名次卻讓台灣比一些似乎比較獨裁<text:span text:style-name="T2">(?)</text:span>的國家如海地<text:span text:style-name="T2">,</text:span>巴西<text:span text:style-name="T2">,</text:span>薩爾瓦多還要不自由<text:span text:style-name="T2">. </text:span>但我如果真的這樣子引用資料<text:span text:style-name="T2">,</text:span>那我就顯然不具有學術能力才會這麼北七地引申<text:span text:style-name="T2">,</text:span>要不就是缺乏良知故意用一堆修辭來扭曲渲染資料<text:span text:style-name="T2">.<text:line-break/><text:line-break/></text:span>第五<text:span text:style-name="T2">,</text:span>再說<text:span text:style-name="T2">,</text:span>台灣在<text:span text:style-name="T2">2009</text:span>年的排名倒退<text:span text:style-name="T2">,</text:span>其中被特別提及的新聞事件是陳雲林來台時<text:span text:style-name="T2">,</text:span>有些記者遭到威脅<text:span text:style-name="T2">. </text:span>我是不知道馬英九政府能威脅哪個記者<text:span text:style-name="T2">,</text:span>但<text:span text:style-name="T2">RSF</text:span>的報告中卻明明白白提到排名之倒退乃是因為由蔡英文發起抗議陳雲林來台的所謂圍城行動之暴力攻擊<text:span text:style-name="T2">(</text:span>中國大陸<text:span text:style-name="T2">)</text:span>記者及所謂親藍媒體所致<text:span text:style-name="T2">. </text:span>這似乎才是當年排名倒退的主因<text:span text:style-name="T2">,</text:span>至少是主因之一<text:span text:style-name="T2">. </text:span>不過<text:span text:style-name="T2">,</text:span>即便是這樣<text:span text:style-name="T2">,</text:span>台灣的新聞自由在排名上<text:span text:style-name="T2">,</text:span>十年來並沒什麼太大的變化<text:span text:style-name="T2">,</text:span>若要講最差的<text:span text:style-name="T2"><text:s/>"</text:span>國際大笑話<text:span text:style-name="T2">",</text:span>應該是頒給民進黨主政的<text:span text:style-name="T2">2003</text:span>年<text:span text:style-name="T2">.<text:line-break/><text:line-break/></text:span>很沒營養<text:span text:style-name="T2">,</text:span>不說了<text:span text:style-name="T2">. </text:span>李同學貼文之前不妨花一點點點點腦筋想一想<text:span text:style-name="T2">,</text:span>這麼蠢這麼惡劣的爛文章你也能當成寶<text:span text:style-name="T2">?<text:line-break/><text:line-break/></text:span>附帶一提<text:span text:style-name="T2">,</text:span>我的診所本來是訂蘋果<text:span text:style-name="T2">,</text:span>但我發現在此次選舉中<text:span text:style-name="T2">,</text:span>向來比較誠實的蘋果竟然出現一系列的抹黑式社論<text:span text:style-name="T2">,</text:span>完全違反基本誠信<text:span text:style-name="T2">,</text:span>所以我就馬上退報不訂了<text:span text:style-name="T2">,</text:span>改訂立報<text:span text:style-name="T2">. </text:span>立報雖然沒幾個人看<text:span text:style-name="T2">,</text:span>但它至少不會為了某種目的而故意睜眼說瞎話<text:span text:style-name="T2">.</text:span></text:p>
      <text:p text:style-name="P1"><text:span text:style-name="T3">懷軒</text:span><text:s/>  |  2012.01.09 13:55   |   <text:a xlink:type="simple" xlink:href="http://palinfo.habago.org/Entry?Command=Information_PrintForum&amp;iPage=526#FORUM31255"><text:span text:style-name="T1">#</text:span></text:a></text:p>
      <text:p text:style-name="P2">李同學，像底下這種文章<text:span text:style-name="T2">(</text:span>如果這算文章<text:span text:style-name="T2">)</text:span>，我一點都不知道它究竟想表達什麼，想討論事情就應該討論事情本身，而不是因為某句話就東扯西扯，最後再以人參攻擊作終，這不是討論事情的樣子。<text:span text:style-name="T2"><text:line-break/><text:line-break/></text:span>這句<text:span text:style-name="T2">"</text:span>難道馬總統就只有一個「不會撒謊」的優點嗎？想想看，一個女人會因為一個男人「不會撒謊」就嫁給他嗎？難道你會將你的寶貝女兒，嫁給一個「不會撒謊」但是不會賺錢養家，卻會打老婆、打小孩的男人？<text:span text:style-name="T2">"</text:span>究竟是想表達什麼<text:span text:style-name="T2">?</text:span>討論什麼<text:span text:style-name="T2">?</text:span>或許可以討論一下是什麼樣的狀況與環境可以讓有高學歷的知識份子變的這麼窩囊。<text:span text:style-name="T2"><text:line-break/><text:line-break/></text:span>在我看來除了無聊的漫罵以外整篇文章一點值得討論的東西都沒有。這樣莫名奇妙的東西只要小學畢業加心術不正的人隨隨便便都可以寫出一堆，不管你想罵藍罵綠罵橘都隨你，一點都不需要大學教授這種程度，但在台灣總是相反，越是教授或是某種高度的人，寫出來的這種文章程度都比小學生還低。<text:span text:style-name="T2"><text:line-break/><text:line-break/></text:span>我好友的奶奶常喜歡跟我們說<text:span text:style-name="T2">"</text:span>屋踏朱屋差喔<text:span text:style-name="T2">~"</text:span>，她只有小學肄業的學歷這句話，但她這句話用在臺灣人身上還真是對極了，而且<text:span text:style-name="T2">"</text:span>踏嚕賊嚕差喔<text:span text:style-name="T2">"~</text:span>。</text:p>
      <text:p text:style-name="P1"><text:span text:style-name="T3">李秉叡</text:span><text:s/>  |  2012.01.09 11:46   |   <text:a xlink:type="simple" xlink:href="http://palinfo.habago.org/Entry?Command=Information_PrintForum&amp;iPage=526#FORUM31254"><text:span text:style-name="T1">#</text:span></text:a></text:p>
      <text:p text:style-name="P3">做總統夫人最辛苦的就是明知道老公在說謊做壞事，但還是得想辦法未另一半圓謊或辯解，真是令人同情啊！<text:span text:style-name="T2"><text:line-break/></text:span>再來，陳真先生曾說過：國民黨是一個早已與昔日不同的黨<text:span text:style-name="T2">,</text:span>它一直在改善自己。現在看來這句話有的不太符合事實。<text:span text:style-name="T2"><text:line-break/>========================================<text:line-break/></text:span>「不會撒謊」之外（郭峰淵）<text:span text:style-name="T2"><text:line-break/><text:line-break/>2012</text:span>年<text:span text:style-name="T2"><text:s/>01</text:span>月<text:span text:style-name="T2">09</text:span>日<text:span text:style-name="T2"><text:s/></text:span>根據馬總統陣營推出的「安心手札」，總統夫人周美青眼中的馬英九是「不會撒謊的人，偶爾言不由衷就會臉紅，很容易看出來」。但只是因為「不會撒謊」、「會臉紅」，台灣選民就應該投馬英九一票嗎？<text:span text:style-name="T2"><text:line-break/><text:line-break/></text:span>答案顯然需要更精密的思考。首先，「不會撒謊」不代表馬總統不會被善於撒謊的小人欺瞞。馬總統執政三年多最為人詬病的，就是被官宦式的小圈圈政客所圍繞，使得馬總統變成了「不知道總統」，得不到真實的資訊，也讓「馬友友夢想家」縱橫商場獲利匪淺，使得台灣人民對馬總統有「何不食肉糜」的感受。<text:span text:style-name="T2"> <text:line-break/><text:line-break/></text:span>還有，「不會撒謊」不代表馬政府不會干預新聞自由，不搞置入性行銷，不以廣告治國，不把黑手伸入公視的經營與報導。馬執政三年，台灣新聞自由度退步到十多年前的狀況，已成國際笑話。<text:span text:style-name="T2"> <text:line-break/><text:line-break/></text:span>合法暴力迫害人權<text:span text:style-name="T2"><text:line-break/><text:line-break/></text:span>而「不會撒謊」也不能保證馬政府不會為了選票來監控反對黨，不動員政府公職人員，不威脅利誘企業界以獲得支持，並不利用黨產作為選舉的武器。的確，國民黨的投資財報顯示去年進帳<text:span text:style-name="T2">35.5</text:span>億元，其中包括<text:span text:style-name="T2">29</text:span>億元股利收益，若按<text:span text:style-name="T2">5</text:span>％估算，其總股本高達<text:span text:style-name="T2">580</text:span>億元，非常驚人。<text:span text:style-name="T2">2012</text:span>的選舉，無所不在的監控及動員，和花費無數、洗腦式的廣告，已使台灣彷彿回到戒嚴時期。<text:span text:style-name="T2"><text:line-break/><text:line-break/></text:span>當然，「不會撒謊」不代表馬政府不會再利用合法暴力來迫害人權。陳雲林來台時的警察暴力，野草莓學生被威嚇，或大埔農地被糟蹋蹂躪的景象，至今仍深刻在人心。<text:span text:style-name="T2"><text:line-break/><text:line-break/></text:span>更重要的是，「不會撒謊」不保證馬總統不會為了追求掌聲，而實施如消費券、大學生<text:span text:style-name="T2">2.2</text:span>萬就業方案等毫無作為但卻可能傷害經濟發展的政策。馬總統執政三年多，負債是歷史新高，平均每年舉債<text:span text:style-name="T2">4600</text:span>多億，每人負債<text:span text:style-name="T2">91</text:span>萬，舉債總額超過<text:span text:style-name="T2">1</text:span>兆<text:span text:style-name="T2">3</text:span>千億，但經濟發展卻是四小龍之末，不得不令人憂心。最後，「不會撒謊」不保證馬總統能夠從三年多的失敗學到寶貴的治國知識。總統夫人說馬總統很容易臉紅，可能不是因為馬總統「不會撒謊」，而是因為馬總統太愛面子，拒絕承認失敗，千錯萬錯都是別人的錯，也就無法學習、進步。<text:span text:style-name="T2"><text:line-break/><text:line-break/></text:span>身為馬總統的夫人，知馬英九者非周美青莫屬。現在總統夫人說「不會撒謊」而要選民投馬英九一票，實在很沒有說服力。難道馬總統就只有一個「不會撒謊」的優點嗎？想想看，一個女人會因為一個男人「不會撒謊」就嫁給他嗎？難道你會將你的寶貝女兒，嫁給一個「不會撒謊」但是不會賺錢養家，卻會打老婆、打小孩的男人？老實說，這篇「安心手札」是否馬總統夫人本身親自執筆，都很令人懷疑。如果是，總統夫人明知馬總統的種種特質卻又隻字不提，而馬總統當選之後，總統夫人還是堅持絕不干預馬總統，那這個「不會撒謊」會不會變成另一場天大的騙局？<text:span text:style-name="T2"><text:line-break/></text:span>所以，總統夫人，台灣人民除了「不會撒謊」之外，需要更多的保證！<text:span text:style-name="T2"> <text:line-break/><text:line-break/></text:span>作者為中山大學資管系教授<text:span text:style-name="T2"> <text:line-break/>http://tw.nextmedia.com/applenews/article/art_id/33947030/IssueID/20120109</text:span></text:p>
      <text:p text:style-name="P1"><text:span text:style-name="T3">涂育誠</text:span><text:s/>  |  2012.01.09 04:39   |   <text:a xlink:type="simple" xlink:href="http://palinfo.habago.org/Entry?Command=Information_PrintForum&amp;iPage=526#FORUM31253"><text:span text:style-name="T1">#</text:span></text:a></text:p>
      <text:p text:style-name="P2">今天晚上從經過蔡英文的台北造勢場，人很多很熱鬧，把人行道擠得水泄不通。我沒有太注意週遭環境的聲音，但高分貝的喇叭聲包圍得我快要仔細，突然人群一陣騷動，原來是親愛的蔡主席上台講話了。他講了什麼我已經沒有印象，但他一句句「安呢丟不丟？」「你公丟不丟？」就像夢魘一樣，讓我睡不著。<text:span text:style-name="T2"><text:line-break/><text:line-break/></text:span>一年前她選新北市市長時，住家附近也是時有造勢場，三不五時也能聽到她問「安呢丟不丟？」「你公丟不丟？」但以前她總是操著半生不熟的台語及靦腆的口氣，虛弱地問著。如今她說起這些話來，中氣十足加行雲流水，總讓台下群眾覺得小英主席越來越會選舉了。但她講得越好，就讓我越想吐。</text:p>
      <text:p text:style-name="P1">Jedah Zhang   |  2012.01.08 15:19   |   <text:a xlink:type="simple" xlink:href="http://palinfo.habago.org/Entry?Command=Information_PrintForum&amp;iPage=526#FORUM31252"><text:span text:style-name="T1">#</text:span></text:a></text:p>
      <text:p text:style-name="P3">民粹黨就算沒貪污它仍是一個噁心至極的團體<text:span text:style-name="T2">, </text:span>或者這麼說好了<text:span text:style-name="T2">, </text:span>貪污還只是它最微小的罪狀之一<text:span text:style-name="T2">.</text:span></text:p>
      <text:p text:style-name="P1"><text:span text:style-name="T3">鄭啟承</text:span><text:s/>  |  2012.01.08 14:49   |   <text:a xlink:type="simple" xlink:href="http://palinfo.habago.org/Entry?Command=Information_PrintForum&amp;iPage=526#FORUM31251"><text:span text:style-name="T1">#</text:span></text:a></text:p>
      <text:p text:style-name="P5"><text:span text:style-name="T3">標點符號真的很重要喔</text:span>~ <text:span text:style-name="T3">會決定你是沙豬還是女權戰士，不可不慎</text:span>? (<text:span text:style-name="T3">喔打錯了，是</text:span><text:s/>! <text:span text:style-name="T3">才對</text:span>)<text:line-break/><text:line-break/>--------------<text:line-break/><text:line-break/><text:span text:style-name="T3">英語教授在黑板上寫下</text:span><text:s/>"Woman without her man is nothing" <text:span text:style-name="T3">幾個字，請同學上來標上標點符號。</text:span><text:line-break/><text:line-break/><text:span text:style-name="T3">一位同學上來了，得意揚揚地標註如下</text:span>:<text:line-break/>Woman, without her man, is nothing.<text:line-break/><text:line-break/><text:span text:style-name="T3">接著另一位同學上台，只見她不慌不忙改成</text:span>:<text:line-break/>Woman! Without her, man is nothing.<text:line-break/><text:line-break/><text:line-break/>~<text:span text:style-name="T3">鼓掌</text:span>~</text:p>
      <text:p text:style-name="P1"><text:span text:style-name="T3">李秉叡</text:span><text:s/>  |  2012.01.07 23:31   |   <text:a xlink:type="simple" xlink:href="http://palinfo.habago.org/Entry?Command=Information_PrintForum&amp;iPage=526#FORUM31250"><text:span text:style-name="T1">#</text:span></text:a></text:p>
      <text:p text:style-name="P3">不知道大家有沒有注意到，收了這麼多小豬，民進黨好像沒有說清楚這些錢是怎麼用的ㄝ！<text:span text:style-name="T2"><text:line-break/></text:span>另外，根據宋楚瑜先生的說法：民進黨花了七千萬打廣告，假設小豬的錢都用來支付廣告費，還有剩下一億多元，不知這些錢民進黨是如何花的，會不會被<text:span text:style-name="T2">A</text:span>進蔡小姐的私人口袋李呢？民進黨應該要講明白，給他的支持者一個交代才對。<text:span text:style-name="T2"><text:line-break/><text:line-break/>================================================<text:line-break/>14</text:span>萬隻小豬<text:span text:style-name="T2"><text:s/></text:span>募款逾<text:span text:style-name="T2">2</text:span>億元<text:span text:style-name="T2"><text:line-break/>2012-01-07 01:27 </text:span>中國時報<text:span text:style-name="T2"><text:s/></text:span>【朱真楷／台北報導】<text:span text:style-name="T2"> <text:line-break/><text:line-break/></text:span>　民進黨的「三隻小豬」募款活動（姚志平攝）<text:span text:style-name="T2"><text:line-break/><text:line-break/></text:span>　民進黨的「三隻小豬」募款活動昨日完成最後清點作業，發言人林俊憲表示，自從發動小豬回娘家迄今，一共回收十四萬隻小豬撲滿，總募款金額達兩億元一百廿萬元，堪稱台灣有史以來最成功的小額募款運動。<text:span text:style-name="T2"> <text:line-break/><text:line-break/></text:span>　蔡英文競選總部昨日召開「開心小豬、勝利成功」記者會，發言人鄭麗君也說，這是民主史上最令人感動的小額募款活動，證明「人民才是國家的主人」，每一枚硬幣、每一張紙條都傳達人民的期望。<text:span text:style-name="T2"> <text:line-break/><text:line-break/></text:span>　鄭麗君表示，小豬撲滿裡面記載著一個個小故事，有九十歲阿公從三重騎腳踏車到蘆洲捐小豬；有貧窮家庭只靠做工的丈夫撐起一家四代的生計，仍然養了小豬；也有署名「艱苦人」捐了小豬，紙條寫著，「失禮，留一點錢要吃飯，只有捐這麼點錢」；還有唐氏症寶寶寫紙條給「小英阿姨」，他把做清潔工作賺得的獎勵金捐出來。<text:span text:style-name="T2"><text:line-break/>--------------------------------------------------<text:line-break/></text:span>宋：藍綠廣告費<text:span text:style-name="T2"><text:s/></text:span>何不助低收入戶<text:span text:style-name="T2"><text:line-break/>2012-01-07 01:27 </text:span>中國時報<text:span text:style-name="T2"><text:s/></text:span>【楊毅／台北報導】<text:span text:style-name="T2"> <text:line-break/></text:span>　親民黨總統候選人宋楚瑜昨晚在最後一場政見會結論時指出，藍綠兩大黨砸大錢作廣告，光是去年底最後一周，國民黨就花了近兩億元，足以讓馬英九總統買一百萬條泳褲，政府為何不把這些錢拿去照顧中低收入戶，讓人民能夠過個好年；他並質疑民進黨也花了逾七千萬元廣告經費，這些錢到底從哪裡來？<text:span text:style-name="T2"> <text:line-break/><text:line-break/></text:span>　宋楚瑜拿出曾經投馬的一位婦人寫給他的紙條，痛批馬政府實在做得太爛，一面向財團倒的經濟政策，更是令人髮指，完全不顧老百姓感受。當馬英九大打廣告，聲稱自己一件衣服穿十幾年、鞋子破了還要補時，國民黨的電視廣告經費，卻是花了好幾億元。<text:span text:style-name="T2"> <text:line-break/><text:line-break/></text:span>　宋楚瑜舉例，根據他掌握的統計數據，光是去年十二月二十五日至三十一日，七天內，馬辦、國民黨和國民黨立院黨團就砸下約三五二四檔廣告、花了將近兩億元的廣告經費，這還不算入政府各部會所強打的政績廣告。<text:span text:style-name="T2"> <text:line-break/><text:line-break/></text:span>　他並痛批，馬上就要過年了，全省約有十一萬戶低收入戶，還不曉得要如何過年，現在卻看到政府拿了人民納稅錢，大打置入性行銷廣告，為何不把這些錢拿去照顧中低收入貧戶？台北市政府五年後才要舉辦世大運，為何不把這些錢先拿去還馬市長所積欠的一百八十億元的健保費？<text:span text:style-name="T2"> <text:line-break/><text:line-break/></text:span>　宋楚瑜接著批評，在上述期間，蔡辦和民進黨同樣也買了約一九一七檔廣告、花費七千多萬元，質疑這些錢到底從哪裡來，「難道錢都是從小豬來的嗎？」不過，隨後蔡英文發言時立即駁斥，強調民進黨並沒有花那麼多錢打廣告。<text:span text:style-name="T2"><text:line-break/><text:line-break/><text:line-break/></text:span></text:p>
      <text:p text:style-name="P4"/>
      <text:p text:style-name="P1"><text:span text:style-name="T3">陳真</text:span><text:s/>  |  2012.01.07 00:14   |   <text:a xlink:type="simple" xlink:href="http://palinfo.habago.org/Entry?Command=Information_PrintForum&amp;iPage=527#FORUM31249"><text:span text:style-name="T1">#</text:span></text:a></text:p>
      <text:p text:style-name="P3">其實董事長是故意用髒話來測試大家的文化水平<text:span text:style-name="T2">,</text:span>發現除了少數同學言語粗鄙低俗<text:span text:style-name="T2">,</text:span>人文素養仍有進步空間之外<text:span text:style-name="T2">,</text:span>大家表現都相當良好<text:span text:style-name="T2">,</text:span>董事長感到很欣慰<text:span text:style-name="T2">.<text:line-break/><text:line-break/></text:span>韓寒書裏有篇文章寫道<text:span text:style-name="T2">(</text:span>我是從網上剪下來的<text:span text:style-name="T2">),</text:span>如下<text:span text:style-name="T2">,</text:span>給各位參考參考<text:span text:style-name="T2">. </text:span>參考而已喔<text:span text:style-name="T2">,</text:span>我並不完全認同他所說的<text:span text:style-name="T2">,</text:span>但我很認同他的獨立性<text:span text:style-name="T2">;</text:span>人總得應該學會自己怎麼去看世界<text:span text:style-name="T2">,</text:span>而不是一窩蜂突然幹<text:span text:style-name="T2">...oops,</text:span>我是說幹什麼要這樣湊熱鬧看賽什麼萊或什麼幾把菜刀的<text:span text:style-name="T2">,</text:span>連電影也能搞正確搞忠貞<text:span text:style-name="T2">,</text:span>超級大爛片也能說成什麼文化救星<text:span text:style-name="T2">,</text:span>真是幹它的什麼嘛<text:span text:style-name="T2">.</text:span>倫家真是很想吐耶<text:span text:style-name="T2">,</text:span>懂不懂電影啊<text:span text:style-name="T2">?</text:span>還是在搞文宣啊<text:span text:style-name="T2">?<text:line-break/><text:line-break/></text:span>陳真<text:span text:style-name="T2"><text:line-break/>============<text:line-break/></text:span>大師們，我等無條件臣服於您<text:span text:style-name="T2"> <text:line-break/><text:line-break/>2008-06-20<text:line-break/></text:span>文：韓寒<text:span text:style-name="T2"><text:line-break/><text:line-break/><text:line-break/></text:span>最近有記者問我，外面說我炮轟和侮辱很多文學大師，問我怎麽看。<text:span text:style-name="T2"><text:line-break/><text:line-break/></text:span>我就開始回憶，哪裏？大師在哪裏？想我什麽時候炮轟和侮辱李白蘇軾他們來著<text:span text:style-name="T2">?</text:span>後來我終於想起了事情的原委，我覺得，所謂炮轟或者侮辱，是別人生怕不夠勁爆少人看，自己加的標題。這就好比我一拍你的肩膀，說，哥們，你今天穿的衣服我不是很喜歡。最後就演變成我痛扁了別人一頓。<text:span text:style-name="T2"><text:line-break/><text:line-break/></text:span>事情是這樣，我和陳丹青兩人做一個電視節目，我說的大意是，新中國以後的中國文學很不註重文筆和文采，我們的課本選文章和要求背誦的那些文章的文采也都很差，老舍，矛盾等人的文筆很差。<text:span text:style-name="T2"><text:line-break/><text:line-break/></text:span>然後陳丹青補充到，還有巴金。<text:span text:style-name="T2"><text:line-break/><text:line-break/></text:span>我表示很同意。因為老舍是我一個口誤，我就是想說巴金來著。<text:span text:style-name="T2"><text:line-break/><text:line-break/></text:span>我們也覺得冰心寫的東西讀不下去。<text:span text:style-name="T2"><text:line-break/><text:line-break/></text:span>最後我和陳丹青大致說，你看，我們倆說了這個，電視臺就肯定很高興，他們就等著我們說類似的話。就會拿這個來做文章了，因為這個招罵啊，然後最後大家說我們兩個炒作，借這些作家來出名。可我們就是這麽想的。真是沒有辦法說話啊。<text:span text:style-name="T2"><text:line-break/><text:line-break/></text:span>當然，這段話是肯定是會被剪掉的。<text:span text:style-name="T2"><text:line-break/><text:line-break/></text:span>這個裏面我的唯一錯就是，把老舍和巴金搞混了。老舍的文筆還是不錯的，我本意是巴金和茅盾的文筆很差，但巴金老舍茅盾冰心這四位作家，在中國的政治文學體系裏，往往是打包在一起的，所以我一時搞混了一個，在此要向老舍先生說聲抱歉。<text:span text:style-name="T2"><text:line-break/><text:line-break/></text:span>但我很堅定的認為，巴金，冰心，茅盾三人的文筆和文采是非常一般的。<text:span text:style-name="T2"><text:line-break/><text:line-break/></text:span>至於余華和蘇童，我則沒有說過。<text:span text:style-name="T2"><text:line-break/><text:line-break/></text:span>我不大明白，評論三個作家的文筆很一般，我個人不喜歡這樣的寫作手法，為什麽會變成侮辱大師和毒害青年。今天在人民網上看見有評論說，文化名人不應該在媒介發表不負責言論，尤其是大嘴巴言論錯誤導向輿論，出言不遜的結果傷害整個民族的文學尊嚴。<text:span text:style-name="T2"><text:line-break/><text:line-break/></text:span>怎麽幾句話就把整個民族的文學尊嚴就傷害了呢？作者的名字叫民族麽？為什麽這個叫<text:span text:style-name="T2">“</text:span>不負責任的言論<text:span text:style-name="T2">”</text:span>呢？我當然為我說的話負責任了。這又不是我一時激動胡說的，我從小學看語文課本的時候就這麽認為了。而這怎麽就成了錯誤的輿論導向了呢？您的小名叫正確麽？<text:span text:style-name="T2"><text:line-break/><text:line-break/></text:span>在中國早期的這些作家裏，任何人都是可以根據個人喜好來評價的。比如我，我個人比較欣賞梁實秋，林語堂，魯迅，錢鐘書這些文采和文字天賦比較好的，比較不喜歡巴金，冰心，茅盾等文采比較差的。<text:span text:style-name="T2"><text:line-break/><text:line-break/></text:span>我個人的認為是，作為一個作家，最重要的是<text:span text:style-name="T2"><text:line-break/><text:line-break/>1</text:span>：作品的情懷<text:span text:style-name="T2"><text:line-break/><text:line-break/>2</text:span>：作品的文采<text:span text:style-name="T2"><text:line-break/><text:line-break/>3</text:span>：誠實說真話<text:span text:style-name="T2"><text:line-break/><text:line-break/><text:line-break/></text:span>而對於我們一直強調的<text:span text:style-name="T2">“</text:span>文以載道<text:span text:style-name="T2">”</text:span>和<text:span text:style-name="T2">“</text:span>思想性<text:span text:style-name="T2">”</text:span>，我覺得是應該放在最後的。因為文學很容易變成政治的妓女，導致的結果就是，你跟對了人，你就是崇高和靈魂，你跟錯了人，一模一樣的文字，你就變成了反動和毒草。而我們一直說的<text:span text:style-name="T2">“</text:span>感情真摯<text:span text:style-name="T2">”</text:span>，我也不認同，你一個作家，僅僅只有感情真摯，那還不如去做午夜聊天節目的知心大姐。<text:span text:style-name="T2"><text:line-break/><text:line-break/></text:span>所以，我們單單說文字，我個人認為這冰心茅盾巴金三個人的文采的確不行。當然，因為每個人對文采的理解不一樣，所以，大家自然可以覺得這三人不光思想非凡，而且文采也非凡。關於這個，大家各自說理就行了。<text:span text:style-name="T2"><text:line-break/><text:line-break/></text:span>小學課本選入他們的東西是有問題的，首先，如果是真正的大師級別的東西，我個人認為給剛識字的小學生看，是不合適的，這才是侮辱大師。當然，不要再拿白居易給老奶奶念詩來說事了。但因為政治和思想上的迫切需要，所以有必要在小學階段收入教材，並且背誦。這些範本導致了小學生認為，文章就是應該這麽些的。而這些人被後人所推崇的卻是他們幾十萬個字堆成的整本書，可我們拼命學的是他們的一段話，這也是他們幾個人最弱的地方，那就是在一個段落裏的文采。<text:span text:style-name="T2"><text:line-break/><text:line-break/></text:span>如果我身為一個好的作家，我的寫作手法被一群小學生給分析和模仿了，反正我覺得挺丟人的。<text:span text:style-name="T2"><text:line-break/><text:line-break/></text:span>人民網的評論繼續說：對文學大師心懷尊敬之心、追念之心是一個民族的基本涵養，是一位有責任文化人的基本修養，貶低大師甚至出言不遜已經超出文藝爭鳴的範疇。<text:span text:style-name="T2"><text:line-break/><text:line-break/></text:span>這段話我很不認同。首先，這是你的大師，不是我的大師。其次，我不覺得我說茅盾冰心巴金文筆不好是對他們出言不遜。只要不是人身攻擊，你再大的師，無論是人民封的大師或者政黨封的大師，都是可以自由的評說的。在我們這個國家裏，不能說政治，不能說官員，不能說制度，不能說腐敗，難道連個寫書的都說不得？況且我還沒評說大家所看重的<text:span text:style-name="T2">“</text:span>思想和立意<text:span text:style-name="T2">”</text:span>，單純說個文采而已。敢情在封建社會，評說個大詩人寫的差，不合我意，應該也沒什麽問題吧，別等到一千年以後<text:span text:style-name="T2">……</text:span>，當然，有人會覺得，沒不讓你說啊，你這不正說的歡麽，我們只是都不認同你說的，他們就是文采好，或者那叫文筆樸實立意高，那我也沒辦法。但這些人要比那些危言聳聽的評論家要可愛多了。<text:span text:style-name="T2"><text:line-break/><text:line-break/></text:span>其次，一位有責任的文化人的基本修養是有骨氣，說真話，不獻媚，不阿諛，絕對不是對文學大師心懷尊敬之心，追念之心。文化人不是來燒香的。我也不覺得這是一個民族的基本涵養，如果一個民族的全部人都必須覺得有那麽幾個作家，寫的必須是好的，所有的全好，沒有一點不好，否則你就是沒涵養，那這是個除了朝鮮以外的什麽民族啊。<text:span text:style-name="T2"><text:line-break/><text:line-break/></text:span>而當時所謂的<text:span text:style-name="T2">“</text:span>冰心的書讀不下去<text:span text:style-name="T2">”</text:span>，這也是陳丹青，包括我的真實想法。任何人都有權利覺得另外一個人的書不在自己的審美裏，讀不下去。如果大家讀我的書讀不下去，我也不覺得有什麽問題。而為什麽在某些評論家眼裏，讀不下去冰心就是人格和文學品格出了問題呢？你不能非得逼著我看冰心看得津津有味才行吧，我的確是不喜歡，我也只是把我內心真實想法說了出來。如果你非要逼著我讀冰心的書，我對你的懲罰就是逼著你讀冰心的書。看看你是真喜歡還是假喜歡。<text:span text:style-name="T2"><text:line-break/><text:line-break/></text:span>所以，看見很多在網上痛罵的人，他們的措辭之激烈，表現之激動，是要比玉米相對於李宇春更甚的。但是否巴金茅盾冰心三位老人在他們心中的位置要比李宇春在玉米心中的位置高呢，明顯不是這樣的，我甚至懷疑把老舍矛盾巴金三個人放他們面前，他們能否分的清楚誰是誰。當然，你們可以說，你們只認文字不認臉，但是我也懷疑，在那麽多叫囂著你膽敢不尊重文學大師的人們，你們中是否都完整的看過你們所<text:span text:style-name="T2">“</text:span>尊敬<text:span text:style-name="T2">”</text:span>的大師的書？是否還記得冰心老舍茅盾巴金原名叫什麽？我想，如果李宇春原名叫李春波的話，所有玉米都是應該記得的。所以，其中很多人是巴金冰心茅盾的假粉絲。你們只是單純的看我不順眼，不喜歡我，就甘願馬上搖身變成你們的大師們的不忠實讀者，這是不誠實的。至少在我念書的時候，似乎整個班級甚至學校都沒聽說過有多少人多麽喜歡看這三個人的作品的。而現在突然冒出來這麽多義正言辭的假讀者，我感覺這些茅盾，冰心，巴金的假粉絲馬上就要組成<text:span text:style-name="T2">“</text:span>盾牌<text:span text:style-name="T2">”“</text:span>心冰樂<text:span text:style-name="T2">”“</text:span>京巴<text:span text:style-name="T2">”</text:span>等粉絲團了。<text:span text:style-name="T2"><text:line-break/><text:line-break/></text:span>對於他們的真讀者，對我留言說，其實巴金寫的很好，並且告訴我為什麽好，哪段的那裏很好。那我對他們也很尊重，我也會嘗試去再去看看。這是正常的文學觀點的不同。而不是借著這三個<text:span text:style-name="T2">“</text:span>大師<text:span text:style-name="T2">”</text:span>的帽子給別人扣更高的帽子，順便名正言順的罵兩句。但到現在，我依然認為，巴金，老舍，冰心，茅盾這四個人中，別的什麽都不說，就說文采，除了老舍不錯以外，其他三個人的文采從最差到較差的排名是<text:span text:style-name="T2">——</text:span>冰心，巴金，茅盾。作為一個作家，文筆和文采是非常重要的，一個作家必須要擁有獨特和出色的文字技術和文字風格，這是所謂的思想性和感情真摯是不能代替的，這也是漢字的魅力所在，中國歷來的作家都是很看重這點的，從詩經開始，到唐詩宋詞，到四大名著，無不如此，再到後來的白話文中，錢鐘書梁實秋林語堂胡適魯迅沈從文包括張愛玲都做的都不錯，但是因為到了新中國，文字的魅力被思想的正確和意識形體的需要所替代，很長一段時間裏，政府和人民再沒有運作出文采出眾的真正文學大師。<text:span text:style-name="T2"><text:line-break/><text:line-break/></text:span>而現在，看著一些評論家們的意思，是不是面對老巴冰茅他們這些作家，我等必須覺得全部都很好？有異議就是我人格和涵養出了問題？也不用管個人的文學喜好如何，必須拋棄所有閱讀口味，無條件臣服於他們？</text:p>
      <text:p text:style-name="P1"><text:span text:style-name="T3">鄭啟承</text:span><text:s/>  |  2012.01.06 18:05   |   <text:a xlink:type="simple" xlink:href="http://palinfo.habago.org/Entry?Command=Information_PrintForum&amp;iPage=527#FORUM31248"><text:span text:style-name="T1">#</text:span></text:a></text:p>
      <text:p text:style-name="P5"><text:span text:style-name="T3">遵旨</text:span>!!</text:p>
      <text:p text:style-name="P1"><text:span text:style-name="T3">陳真</text:span><text:s/>  |  2012.01.06 17:00   |   <text:a xlink:type="simple" xlink:href="http://palinfo.habago.org/Entry?Command=Information_PrintForum&amp;iPage=527#FORUM31247"><text:span text:style-name="T1">#</text:span></text:a></text:p>
      <text:p text:style-name="P3">各位的發言水平<text:span text:style-name="T2">,</text:span>務必積極改進<text:span text:style-name="T2">!</text:span></text:p>
      <text:p text:style-name="P1"><text:span text:style-name="T3">學姊</text:span><text:s/>  |  2012.01.06 16:35   |   <text:a xlink:type="simple" xlink:href="http://palinfo.habago.org/Entry?Command=Information_PrintForum&amp;iPage=527#FORUM31246"><text:span text:style-name="T1">#</text:span></text:a></text:p>
      <text:p text:style-name="P2">歡迎諸君自己寫自己爽，我就此敬而遠之。</text:p>
      <text:p text:style-name="P1"><text:span text:style-name="T3">陳真</text:span><text:s/>  |  2012.01.06 16:04   |   <text:a xlink:type="simple" xlink:href="http://palinfo.habago.org/Entry?Command=Information_PrintForum&amp;iPage=527#FORUM31245"><text:span text:style-name="T1">#</text:span></text:a></text:p>
      <text:p text:style-name="P3">高達的<text:span text:style-name="T2"><text:s/>"in praise of love" </text:span>裏有一幕<text:span text:style-name="T2">,</text:span>一個女人盯著窗外的美麗花園對一個男的說<text:span text:style-name="T2">: "</text:span>凝視是何時崩解的<text:span text:style-name="T2">? </text:span>我常覺得我們之所見是被設定了程式的<text:span text:style-name="T2">."<text:line-break/><text:line-break/></text:span>在劍橋<text:span text:style-name="T2">,</text:span>每天走在那麼美麗的草地上<text:span text:style-name="T2">,</text:span>鳥語花香的<text:span text:style-name="T2">,</text:span>就像個迪斯奈樂園<text:span text:style-name="T2">,</text:span>我也常想<text:span text:style-name="T2">,</text:span>媽咧個逼<text:span text:style-name="T2">,</text:span>英國這個齷齪政府<text:span text:style-name="T2">,</text:span>此時此刻以及長期以來<text:span text:style-name="T2">,</text:span>正在以每天殺害至少一千人的速度在遠方的某些國度姦殺擄掠<text:span text:style-name="T2">,</text:span>而我卻以為世界就是我四周這樣的一種美侖美奐<text:span text:style-name="T2">. </text:span>這不是真實<text:span text:style-name="T2">,</text:span>這只是被設定了程式的舞台樣板<text:span text:style-name="T2">,</text:span>就像一種道具那樣<text:span text:style-name="T2">. </text:span>道具之外<text:span text:style-name="T2">,</text:span>才是真實的世界<text:span text:style-name="T2">,</text:span>血肉模糊<text:span text:style-name="T2">.<text:line-break/><text:line-break/></text:span>幾十年來<text:span text:style-name="T2">,</text:span>各種侵略戰爭打得那麼凶殘<text:span text:style-name="T2">,</text:span>死了上千萬人<text:span text:style-name="T2">,</text:span>但各位有沒有在電視上或哪個媒體上看過一具屍首<text:span text:style-name="T2">? </text:span>沒有<text:span text:style-name="T2">!</text:span>完全淨空漂白<text:span text:style-name="T2">,</text:span>漂白到讓人根本不知道戰爭的存在<text:span text:style-name="T2">. </text:span>我們打從一出生<text:span text:style-name="T2">,</text:span>也被某種看不見的<text:span text:style-name="T2"><text:s/>"</text:span>程式<text:span text:style-name="T2">" </text:span>訓練得很誇張<text:span text:style-name="T2">,</text:span>死幾千萬人沒感覺<text:span text:style-name="T2">,</text:span>身首異處碎屍萬段沒感覺<text:span text:style-name="T2">,</text:span>姦殺擄掠沒感覺<text:span text:style-name="T2">,</text:span>一家十幾口碎成肉醬<text:span text:style-name="T2">,</text:span>沾滿牆壁地板<text:span text:style-name="T2">,</text:span>阿嬤用塑膠袋撿子女的屍塊撈她們的腦漿<text:span text:style-name="T2">,</text:span>我們也沒感覺<text:span text:style-name="T2">,</text:span>幾乎對一切都沒感覺<text:span text:style-name="T2">,</text:span>但你幹它爸的寫文章寫一個幹字試試看<text:span text:style-name="T2">,</text:span>編輯先生就會說這太刺耳<text:span text:style-name="T2">,</text:span>有害善良風俗<text:span text:style-name="T2">,</text:span>必須刪掉<text:span text:style-name="T2">.<text:line-break/><text:line-break/></text:span>這樣一種道德敏感度的錯置是很荒唐的<text:span text:style-name="T2">.<text:line-break/><text:line-break/></text:span>記得以前在高醫校刊寫了一些兒童人權的文章<text:span text:style-name="T2">,</text:span>有一篇講到俗稱大陸妹的女子被販賣來台灣<text:span text:style-name="T2">,</text:span>被黑道控制<text:span text:style-name="T2">,</text:span>動轍毆打或電擊<text:span text:style-name="T2">,</text:span>若有逃跑被抓回更會施以酷刑<text:span text:style-name="T2">,</text:span>甚至以針刺指甲肉或強迫吃蟑螂或以木棍捅陰道<text:span text:style-name="T2">. </text:span>校方說這些敘述太殘忍<text:span text:style-name="T2">,</text:span>必須刪除<text:span text:style-name="T2">. </text:span>我堅持不刪<text:span text:style-name="T2">,</text:span>我說<text:span text:style-name="T2">,</text:span>這不是我瞎掰的<text:span text:style-name="T2">,</text:span>如果你覺得殘忍<text:span text:style-name="T2">,</text:span>不是來刪我的文字封我的嘴巴<text:span text:style-name="T2">,</text:span>而是應該去制止政客與黑道狼狽為奸迫害兒童獲取暴利的敗行劣跡<text:span text:style-name="T2">.</text:span></text:p>
      <text:p text:style-name="P1"><text:span text:style-name="T3">楊世主</text:span><text:s/>  |  2012.01.06 15:58   |   <text:a xlink:type="simple" xlink:href="http://palinfo.habago.org/Entry?Command=Information_PrintForum&amp;iPage=527#FORUM31244"><text:span text:style-name="T1">#</text:span></text:a></text:p>
      <text:p text:style-name="P2">我希望有一天，當天下所有男人在說<text:span text:style-name="T2">"</text:span>幹<text:span text:style-name="T2">"</text:span>的時候，想到的不是發洩、侵略與不滿，而是跟女人做愛時的性奮、爽快和充滿愛的感覺，回歸兩性交配時的定義，這樣女人聽起來不會那樣刺耳受辱！<text:span text:style-name="T2">(</text:span>不過會不會被當成豬八戒這要好好拿捏<text:span text:style-name="T2">)</text:span>十字架當時是用來釘死犯人的羞恥符號，現在它卻成了救贖，不知這樣可不可以通啊？<text:span text:style-name="T2"><text:line-break/></text:span>我很喜歡巴勒網，已經來十年怎會輕易離開呀<text:span text:style-name="T2">~~</text:span>在此懺悔對人的指指點點，絕不再犯！</text:p>
      <text:p text:style-name="P1"><text:span text:style-name="T3">陳真</text:span><text:s/>  |  2012.01.06 15:31   |   <text:a xlink:type="simple" xlink:href="http://palinfo.habago.org/Entry?Command=Information_PrintForum&amp;iPage=527#FORUM31243"><text:span text:style-name="T1">#</text:span></text:a></text:p>
      <text:p text:style-name="P3">幹它爸這個園地如果有人聽到幹字就會抽筋口吐白沫或是以為人家是在罵他<text:span text:style-name="T2">,</text:span>那幹它爸的這種人何必來這裏湊熱鬧幹啥呢<text:span text:style-name="T2">?</text:span>應該去道德重整委員會討論道德重整啊<text:span text:style-name="T2">.<text:line-break/><text:line-break/></text:span>我一生從來不曾說過一個所謂髒字<text:span text:style-name="T2">,</text:span>不是因為我道德崇高<text:span text:style-name="T2">,</text:span>而是因為我沒有這種口語習慣<text:span text:style-name="T2">,</text:span>但寫文章卻不一樣<text:span text:style-name="T2">,</text:span>幹它媽或幹它爸或媽咧個逼等等是一種很有用的表達方式<text:span text:style-name="T2">. </text:span>光是說出讓人聽到沒有用<text:span text:style-name="T2">,</text:span>你還得讓人聽見<text:span text:style-name="T2">,</text:span>但我們的教育卻硬是把某些所謂骯髒辭彙排除<text:span text:style-name="T2">,</text:span>就如學術論文連一個驚嘆號也不能用<text:span text:style-name="T2">. <text:line-break/><text:line-break/></text:span>其實<text:span text:style-name="T2">,</text:span>若要說骯髒話<text:span text:style-name="T2">,</text:span>哪需要用到髒字<text:span text:style-name="T2">? </text:span>那些所謂宗教家或政客們<text:span text:style-name="T2">(</text:span>恕我不敢指名<text:span text:style-name="T2">),</text:span>講起話來都很漂亮很溫馨動人啊<text:span text:style-name="T2">,</text:span>動轍真善美救國救民的<text:span text:style-name="T2">,</text:span>可我聽起來卻很髒<text:span text:style-name="T2">. </text:span>但我雖覺極端刺耳<text:span text:style-name="T2">,</text:span>也只好忍了<text:span text:style-name="T2">,</text:span>就好像別人也該忍受我的粗鄙一樣<text:span text:style-name="T2">.<text:line-break/><text:line-break/></text:span>楊同學剛才幫我送便當來診所<text:span text:style-name="T2">,</text:span>我們已經達成台灣共識<text:span text:style-name="T2">,</text:span>所以各位不用擔心我會傷到誰<text:span text:style-name="T2">. </text:span>各位跟我做朋友有個優點就是<text:span text:style-name="T2">,</text:span>你絕對不用擔心我會在背後偷偷說你的壞話<text:span text:style-name="T2">,</text:span>我的難聽話都是當著那個人的面前講<text:span text:style-name="T2">.</text:span></text:p>
      <text:p text:style-name="P1"><text:span text:style-name="T3">學姊</text:span><text:s/>  |  2012.01.06 14:21   |   <text:a xlink:type="simple" xlink:href="http://palinfo.habago.org/Entry?Command=Information_PrintForum&amp;iPage=527#FORUM31242"><text:span text:style-name="T1">#</text:span></text:a></text:p>
      <text:p text:style-name="P2">若堅持說由文化中普遍存在的<text:span text:style-name="T2">"fuck your mother”</text:span>幹醮聲中感覺不到對於女性一絲的不尊重的話，我也沒辦法了。我只能說這種文化已經根深蒂固讓人們完全感受不到它的存在和作用了。在這個狀況下，無一能逃，就連善良敦厚的女性，就連西方人，就連天才如莫札特當然也不例外。<text:span text:style-name="T2"><text:line-break/><text:line-break/></text:span>我絕沒有說，這些人在說這句話時，他<text:span text:style-name="T2">/</text:span>她抱有一清楚個人意圖，就是要貶抑女性，但是這樣的語言<text:span text:style-name="T2">(</text:span>以對女性的侵犯，做為一種表達憤怒的方式<text:span text:style-name="T2">)</text:span>，卻絕對反映了社會對於女性的不尊重，也反映了男女的權力關係。為什麼古今中外罵人就偏偏罵<text:span text:style-name="T2">fuck your mother</text:span>而不是<text:span text:style-name="T2">fuck your father? </text:span>如你說的<text:span text:style-name="T2">¸ “</text:span>任何一種措詞或用語背後的由來或多或少都能連結到某個文化框架下的現象<text:span text:style-name="T2">", </text:span>但我還會進一步說，他不是一種碰巧的連結，而是這種文化框架首先形塑了我們的語言和用語習慣，儘管我們未必自覺。<text:span text:style-name="T2"><text:line-break/><text:line-break/></text:span>問題是，儘管用者無意，這種語言只要持續被使用，就有可能強化其背後所反映的這種權力關係和價值評價。為什麼我們今天不再用<text:span text:style-name="T2">”</text:span>番仔<text:span text:style-name="T2">”</text:span>這樣的詞而用<text:span text:style-name="T2">"</text:span>原住民<text:span text:style-name="T2">", </text:span>為什麼不稱<text:span text:style-name="T2">"nigger”</text:span>而稱<text:span text:style-name="T2">"Afro-American”, </text:span>不能如上一輩看到黑人就嘖嘖稱奇指著叫<text:span text:style-name="T2">"</text:span>黑猩猩<text:span text:style-name="T2">". </text:span>當社會集體意識在轉變，開始反省其價值時，這些語言就有可能隨著集體價值轉變而不再被視為<text:span text:style-name="T2">"</text:span>恰當<text:span text:style-name="T2">", </text:span>漸漸不被使用。我只能說，我期待有一天這個社會的人們不會因為血壓一升高，就開始在口邊將女性幹來幹去。<text:span text:style-name="T2"><text:line-break/><text:line-break/></text:span>至於想要保有這個習慣或特殊風格的個人，我當然管不上，尤其在文字創作領域，我更無意干涉。但是就如這個版面，這不單是一個個人創作園地，這也是一個眾人公開對話的一個場所，這種怒氣的話語，如果是指向個人，我會認為很不恰當。<text:span text:style-name="T2">(</text:span>當然有人跟我澄清他並非指向個人<text:span text:style-name="T2">, ok </text:span>但是另外基於以上所談的語言社會屬性，儘管我清楚某人絕對不是個女性歧視者，我也會抗議他所使用的語言<text:span text:style-name="T2">)<text:line-break/><text:line-break/></text:span>我們每週打桌球的地方，總是一群中年男子，打個球口中也幹來幹去，其他的話語也更加不堪入耳，充滿對女性的歧視，對這種人，有了一次接觸經驗，尤其身為一個女性，我自然就敬而遠之；希望我們的討論園地不會在<text:span text:style-name="T2">"</text:span>無心之間<text:span text:style-name="T2">"(</text:span>加粗加黑加底線<text:span text:style-name="T2">)</text:span>也讓人敬而遠之。</text:p>
      <text:p text:style-name="P1"><text:span text:style-name="T3">鄭啟承</text:span><text:s/>  |  2012.01.06 10:59   |   <text:a xlink:type="simple" xlink:href="http://palinfo.habago.org/Entry?Command=Information_PrintForum&amp;iPage=527#FORUM31241"><text:span text:style-name="T1">#</text:span></text:a></text:p>
      <text:p text:style-name="P3">我是不瞭解何謂沙文，但如果「出口成<text:span text:style-name="T2">F</text:span>」會是一種歧視文化和心態下的產物，那女性同胞會「聽來非常刺耳」不也是同樣一種心態下的反應<text:span text:style-name="T2">? </text:span>否則女性同胞怎麼就這麼肯定這樣一個字是在歧視女性<text:span text:style-name="T2">?<text:line-break/><text:line-break/></text:span>我岳母是鄉下人，純樸毫不做作的一位女性，十足的性情中人，別人對她好，她就對人好，但若有人敢對著她罵幹恁娘，她會馬上兇巴巴地罵回去「哩供蝦<text:span text:style-name="T2">? </text:span>我才幹恁娘咧<text:span text:style-name="T2">!!</text:span>」<text:span text:style-name="T2"><text:line-break/><text:line-break/></text:span>我不瞭解西方世界，但我看很多電影或影片裡，西方人不論男女，只要稍微率直一點的不也都整天<text:span text:style-name="T2">F</text:span>來<text:span text:style-name="T2">F</text:span>去<text:span text:style-name="T2">? </text:span>我也感受不到裡頭有特別針對女性的貶意或歧視。<text:span text:style-name="T2"><text:line-break/><text:line-break/></text:span>我當然也不會否認任何一種措詞或用語背後的由來或多或少都能連結到某個文化框架下的現象，但這和一個「個人」去使用這樣的字眼又有什麼關係呢<text:span text:style-name="T2">? </text:span>把對某種主義或集體心態的反感給扣在個人身上在我看是挺可怕的一件事。因為我們把「人」給消滅了，只剩下各種「三民主義」。<text:span text:style-name="T2"><text:line-break/><text:line-break/></text:span>一個最根本的矛盾是，既然你相信一個東西是來自某種群體意識，你如何會在個人層面去反抗或敵視之呢<text:span text:style-name="T2">? </text:span>我們當然可以對之不爽，但若說某種這樣的個人行為就等同那樣的集體心態，那真的就扯太遠了。<text:span text:style-name="T2"><text:line-break/><text:line-break/></text:span>至於罵人豬八戒和屠殺豬隻有什麼關聯我就完全看不出來了。豬八戒不是在罵人好色嗎<text:span text:style-name="T2">? </text:span>看那豬圈裡的公豬看到母豬就很興奮，口水直流，一副色鬼的樣子。但這純綷是一種抹黑，豬哪有特別好色<text:span text:style-name="T2">? </text:span>每種動物你給他那樣一種圈養環境和育種操作，他就會是那個樣子。動物只順從自己的內在需求和感受，是人給他那樣一種操作和角色印象。不過這和屠殺豬隻到底有什麼關係我還是並不明白，還請高人開示。<text:span text:style-name="T2"><text:line-break/><text:line-break/></text:span>說到底一個東西比如<text:span text:style-name="T2">F</text:span>字「本身」有什麼意義，在我看都是說不準的。除了當事人，不會有人真的明白你是怎麼看待這個字。我不懂藝術，但在我的理解上，藝術家是這樣一種有著自己獨特看待事物方式的生物。我們無法了解一隻狗或一隻豬在想什麼，我們恐怕也無法了解一位藝術家的內心。藝術家就是這樣一種異類，他沒辦法自欺欺人，就像狗沒辦法說自己不是狗一樣，他只能順從自己的內在感受，並用一生去維護之，因為那是他賴以生存的唯一食糧。<text:span text:style-name="T2"><text:line-break/><text:line-break/></text:span>文明社會和落後社會的差別之一就是看待動物的方式，文明社會裡不再用一種屬於人類自己的有色眼光看待動物，當然更不把動物當成怪物或食物。我們也唯有改變自己的眼光和態度，也才有辦法適當的去理解和對待一位藝術家。<text:span text:style-name="T2"><text:line-break/><text:line-break/></text:span>把注意力集中在一個人是否會講髒話或流口水或放屁或不洗澡或等等等小瑕疵<text:span text:style-name="T2"><text:s/>(</text:span>在我看是大大加分<text:span text:style-name="T2">) </text:span>上是很沒眼光的，那等於是說你其實根本沒有鑑賞能力，永遠只能看到鏡子的反面，你老是嫌鏡子看起來又黑又髒，卻沒發現它的另一面才是光亮動人。老子不是說「道在屎溺之間」嗎<text:span text:style-name="T2">? </text:span>那個整天嘻笑怒罵、和女人廝混的豬八戒莫札特在電影裡和國王講了這麼一句話：「我是個低俗的人。但我可以向你保證，我的音樂絕不低俗。」</text:p>
      <text:p text:style-name="P1"><text:span text:style-name="T3">學姊</text:span><text:s/>  |  2012.01.06 09:02   |   <text:a xlink:type="simple" xlink:href="http://palinfo.habago.org/Entry?Command=Information_PrintForum&amp;iPage=527#FORUM31240"><text:span text:style-name="T1">#</text:span></text:a></text:p>
      <text:p text:style-name="P2">罵甚麼都可以，但是<text:span text:style-name="T2">f</text:span>字<text:span text:style-name="T2">(</text:span>不管是<text:span text:style-name="T2">who’s mother)</text:span>明白就是一個男性沙文文化下的產物，在一個女性聽來是非常刺耳的。這種大家習以為常以為隨口說說無妨，我相信與所有戰爭之下，道德無所節制之時，女性往往成為洩恨與報復對象這種可悲現象絕對具有關聯。<text:span text:style-name="T2">(</text:span>當然，罵人豬八戒和我們每天屠殺豬隻也有絕對關聯，但是豬既然聽不懂就算了；我不吃豬，但也改不了常罵人豬八戒的習慣<text:span text:style-name="T2">) <text:line-break/><text:line-break/></text:span>當然我不會去限制一個藝術家如何創作或一個人選擇怎麼呈現自己；只是這些人也應該明白，一個人再怎麼厲害也脫離不了社會的建構力量，除非具有高度的自覺和敏感度。<text:span text:style-name="T2"><text:line-break/><text:line-break/></text:span>生為一個知道自己理應還是個頂天立地、具有完整人格的<text:span text:style-name="T2">"</text:span>人<text:span text:style-name="T2">"</text:span>的女性，被迫活在這種鋪天蓋地貶抑和歧視女性的社會真的是件很痛苦的事。<text:span text:style-name="T2"><text:line-break/><text:line-break/>(</text:span>以上純就<text:span text:style-name="T2">f</text:span>字表達個人感受，無涉其它討論亦無意限制任何人的表達自由<text:span text:style-name="T2">)</text:span></text:p>
      <text:p text:style-name="P1"><text:span text:style-name="T3">鄭啟承</text:span><text:s/>  |  2012.01.05 23:41   |   <text:a xlink:type="simple" xlink:href="http://palinfo.habago.org/Entry?Command=Information_PrintForum&amp;iPage=527#FORUM31239"><text:span text:style-name="T1">#</text:span></text:a></text:p>
      <text:p text:style-name="P3">傳授各位一個擇友密技<text:span text:style-name="T2">!! </text:span>經小弟實驗三十餘年，保證有效<text:span text:style-name="T2">!! </text:span>用在台灣人身上準確率更是高達百分之九十九點九九九<text:span text:style-name="T2">!!<text:line-break/><text:line-break/></text:span>如果一個人總是對所謂<text:span text:style-name="T2">"</text:span>口德<text:span text:style-name="T2">"</text:span>或<text:span text:style-name="T2">"</text:span>措詞<text:span text:style-name="T2">"</text:span>或<text:span text:style-name="T2">"</text:span>儀態<text:span text:style-name="T2">"</text:span>或<text:span text:style-name="T2">"</text:span>禮數<text:span text:style-name="T2">"</text:span>或<text:span text:style-name="T2">"</text:span>謙虛<text:span text:style-name="T2">"</text:span>或<text:span text:style-name="T2">"</text:span>氣質<text:span text:style-name="T2">"</text:span>或<text:span text:style-name="T2">"</text:span>規矩<text:span text:style-name="T2">"</text:span>十分堅持，甚至要求你要一起遵守，總是要<text:span text:style-name="T2">"</text:span>說好話<text:span text:style-name="T2">"</text:span>、<text:span text:style-name="T2">"</text:span>做好事<text:span text:style-name="T2">"</text:span>、<text:span text:style-name="T2">"</text:span>存好心<text:span text:style-name="T2">"</text:span>，這樣的人，千萬和他保持一點距離，十之八九不會是個善類，十之九九是個缺乏同理心的人，十之九九九是個無趣的人。<text:span text:style-name="T2"><text:line-break/><text:line-break/></text:span>如果你真的想培養什麼鑑賞力或藝術細胞，就先從學會分辨這樣一種妖魔鬼怪開始吧<text:span text:style-name="T2">!<text:line-break/><text:line-break/></text:span>台灣人大概是地球上階級意識最強的一種生物了。長久以來不斷聽到週遭人們說什麼<text:span text:style-name="T2">"</text:span>凡事都是相對<text:span text:style-name="T2">"</text:span>，什麼<text:span text:style-name="T2">"</text:span>喜好是主觀的<text:span text:style-name="T2">"</text:span>等等等，這都是說好聽的，會說這種話的人<text:span text:style-name="T2">(</text:span>通常是中產階級<text:span text:style-name="T2">)</text:span>自己心裡常早常就設定好了一切優劣標準。這些話翻譯成中文意思就是「我的品味才是正確的，至於其他人就隨便了<text:span text:style-name="T2">(</text:span><text:span text:style-name="T7">←</text:span>所謂相對<text:span text:style-name="T2">)</text:span>，總之一定比我差。」<text:span text:style-name="T2"><text:line-break/><text:line-break/></text:span>我為什麼會對這樣的一種心理那麼確定<text:span text:style-name="T2">? </text:span>很簡單，如果一個人心裡不是充滿歧視與驕傲與偏見，他就不會整天把什麼講好話<text:span text:style-name="T2">/</text:span>做好事<text:span text:style-name="T2">/</text:span>存好心<text:span text:style-name="T2">/</text:span>要謙虛當作一種教條了，這功能大概像一種槍枝的保險桿，彷彿生怕自己一不小心就說漏嘴或表對情，讓自己齷齪的內心被別人看見似的。你若仔細看這樣的一個人<text:span text:style-name="T2">(</text:span>特別是你的社經地位不如他時<text:span text:style-name="T2">)</text:span>，會發現他要花很大的力氣才能克制住對你的輕蔑。<text:span text:style-name="T2"><text:line-break/><text:line-break/></text:span>如果他真的相信凡事都是相對，那一切行為或喜好不都該佔有同樣地位<text:span text:style-name="T2">? </text:span>講「我愛上帝」和講「幹它娘」不就該得到同等的尊重<text:span text:style-name="T2">? </text:span>為什麼一個在你看來是聖潔的話語，另一個卻是<text:span text:style-name="T2">"</text:span>髒<text:span text:style-name="T2">"</text:span>話<text:span text:style-name="T2">?<text:line-break/><text:line-break/></text:span>阿恐老師在此誠懇呼籲，小心這樣的人<text:span text:style-name="T2">! (</text:span>阿恐老師是小弟在朋友間另一個響亮的外號，因為小弟多才多藝，不稱老師對不起自己<text:span text:style-name="T2">)<text:line-break/><text:line-break/></text:span>喜歡講凡事都是相對的人，其實心裡對這世界早就有了一切絕對的答案了。而這答案是媚俗的、從眾的、向強勢和成功靠攏的、歧視弱者的。<text:span text:style-name="T2"><text:line-break/><text:line-break/></text:span>若你無法在表面功夫上做得漂漂亮亮的讓他欣賞，事實上他也就不會欣賞你了，甚至對你不屑一顧了。他若問你為什麼喜歡彈鋼琴啊<text:span text:style-name="T2">? </text:span>你說「因為音樂能讓我的靈魂昇華啊」。嗯，他很滿意的笑了，笑得好甜哪<text:span text:style-name="T2">~ </text:span>你若說「因為音樂和打手槍一樣爽啊」，那就掰掰<text:span text:style-name="T2">~ </text:span>永遠把你視為拒絕往來戶，甚至當作害蟲那樣看待。<text:span text:style-name="T2"><text:line-break/><text:line-break/></text:span>他問你平常做什麼休閒活動啊<text:span text:style-name="T2">? </text:span>你說「嗯<text:span text:style-name="T2">…</text:span>就聽聽演奏會、雕刻一些藝術品、彈彈琴、做一些攝影創作，或是翻譯一些原文書啊<text:span text:style-name="T2">!</text:span>不過大部份時間都在思考和規劃公司未來的走向。」哇，好有水準，好厲害喔<text:span text:style-name="T2">! </text:span>不愧是阿恐老師<text:span text:style-name="T2">! </text:span>你若說「嗯<text:span text:style-name="T2">…</text:span>就四處看看路邊有沒有流浪狗要和我玩，晚上就逛夜市看美眉，或是看<text:span text:style-name="T2"><text:s/>3D </text:span>食人魚<text:span text:style-name="T2">! </text:span>好多裸女呵<text:span text:style-name="T2">! </text:span>不瞞你說我有時候也看<text:span text:style-name="T2"><text:s/>A </text:span>片喔<text:span text:style-name="T2">!</text:span>」那就<text:span text:style-name="T2"><text:s/>K.O.~ </text:span>去死吧，沒水準的宅宅<text:span text:style-name="T2">~<text:line-break/><text:line-break/></text:span>多數人就是這樣，當他自認取得了什麼成就或身份或財富或貢獻的時候，骯髒的念頭就出來了，然後就像打完手槍要洗手一樣，他拼命希望自己看起來很乾淨。<text:span text:style-name="T2"><text:line-break/><text:line-break/></text:span>當然以上擇友密技不是絕對的，凡事總有例外。如果遇見珍古德我一定會在她面前乖乖地維持禮貌和氣質，只說好話喔，不說那打手槍和<text:span text:style-name="T2"><text:s/>A </text:span>片的事<text:span text:style-name="T2">~<text:line-break/><text:line-break/></text:span>現代人不是常仰天長嘯說找不到真愛或知已嗎<text:span text:style-name="T2">? </text:span>問題是我們只想要包裝精美的膺品，哪怕只是個空殼。至於內涵或人品或個性，根本就不在我們的視線範圍內。<text:span text:style-name="T2"><text:line-break/><text:line-break/></text:span>人生要如何才會快樂，這很難回答，但我們卻很清楚是什麼讓人不快樂。虛榮是快樂最大的敵人。</text:p>
      <text:p text:style-name="P4"/>
      <text:p text:style-name="P1">J. Z.   |  2012.01.05 21:26   |   <text:a xlink:type="simple" xlink:href="http://palinfo.habago.org/Entry?Command=Information_PrintForum&amp;iPage=528#FORUM31238"><text:span text:style-name="T1">#</text:span></text:a></text:p>
      <text:p text:style-name="P3">這讓我想到大學時有些小女生聽到別人話裡帶靠背靠木就矮額半天<text:span text:style-name="T2">, </text:span>真是他媽的有氣質啊<text:span text:style-name="T2">......<text:line-break/></text:span>很多人就是搞不懂罵一個人幹林娘跟<text:span text:style-name="T2">"</text:span>這個東西真是幹它媽的爛<text:span text:style-name="T2">"</text:span>的差別在哪裡<text:span text:style-name="T2">, </text:span>他們純粹就是對<text:span text:style-name="T2">"</text:span>幹<text:span text:style-name="T2">X</text:span>娘<text:span text:style-name="T2">"</text:span>這字敏感而已<text:span text:style-name="T2">...</text:span></text:p>
      <text:p text:style-name="P1"><text:span text:style-name="T3">陳真</text:span><text:s/>  |  2012.01.05 20:52   |   <text:a xlink:type="simple" xlink:href="http://palinfo.habago.org/Entry?Command=Information_PrintForum&amp;iPage=528#FORUM31237"><text:span text:style-name="T1">#</text:span></text:a></text:p>
      <text:p text:style-name="P2">有人私下說不能寫幹它媽<text:span text:style-name="T2">,</text:span>可是幹它媽的為什麼不能寫幹它媽<text:span text:style-name="T2">? </text:span>幹它媽又礙著了誰<text:span text:style-name="T2">? </text:span>我們每天忍受社會上那麼多骯髒的漂亮話<text:span text:style-name="T2">,</text:span>忍受那麼多溫馨的卑鄙言行<text:span text:style-name="T2">,</text:span>甚至什麼事都幹得出來<text:span text:style-name="T2">,</text:span>但文章裏卻不能出現幹它媽<text:span text:style-name="T2">? <text:line-break/><text:line-break/></text:span>寫幹它媽就是傷著了各位脆弱的心靈嗎<text:span text:style-name="T2">? </text:span>各位家教都這麼優嗎<text:span text:style-name="T2">? </text:span>優到如此脆弱<text:span text:style-name="T2">,</text:span>竟然可以忍受無所不在的巨大惡行<text:span text:style-name="T2">,</text:span>卻不能忍受絲毫無害的個人文字自由<text:span text:style-name="T2">? <text:line-break/><text:line-break/></text:span>妳要知道<text:span text:style-name="T2">: </text:span>對妳不重要的事<text:span text:style-name="T2">,</text:span>對別人卻可能很重要<text:span text:style-name="T2">.</text:span>也因此<text:span text:style-name="T2">,</text:span>對於公眾事物或思想<text:span text:style-name="T2">,</text:span>你愛發表什麼荒謬惡毒邪惡的想法<text:span text:style-name="T2">,</text:span>請儘管發表都很歡迎<text:span text:style-name="T2">,</text:span>但是<text:span text:style-name="T2">,</text:span>對於<text:span text:style-name="T2"><text:s/>"</text:span>私人<text:span text:style-name="T2">" </text:span>這種無法討論且絕對不可碰觸的東西<text:span text:style-name="T2">,</text:span>請務必絕對避免<text:span text:style-name="T2">! <text:line-break/><text:line-break/></text:span>任何人<text:span text:style-name="T2">,</text:span>任何人只要在這版上對任何非公眾人物進行任何批評指教<text:span text:style-name="T2">,</text:span>我都無法忍受這種褻瀆神明的骯髒事<text:span text:style-name="T2">.<text:line-break/><text:line-break/></text:span>至於幹它媽的什麼我的個人形象會因為寫幹它媽就破壞<text:span text:style-name="T2">,</text:span>幹它媽的我倒完全不覺得這是破壞<text:span text:style-name="T2">,</text:span>反倒覺得是美化<text:span text:style-name="T2">. </text:span>我這輩子費盡一切<text:span text:style-name="T2">,</text:span>一心想要維護的就是任何一個人做為一個<text:span text:style-name="T2"><text:s/>"</text:span>人<text:span text:style-name="T2">" </text:span>的神聖私密性與完全自由<text:span text:style-name="T2">. <text:line-break/><text:line-break/></text:span>依照自己的方式去表達就是美<text:span text:style-name="T2">,</text:span>我不覺得幹它媽的是一種什麼形象破壞<text:span text:style-name="T2">.</text:span>如果有人看到它媽的就對我這個人打折扣<text:span text:style-name="T2">,</text:span>幹它媽的這樣的人還是離我遠一點比較好<text:span text:style-name="T2">.<text:line-break/><text:line-break/></text:span>留言板不是聊天室<text:span text:style-name="T2">,</text:span>更不是私人寫<text:span text:style-name="T2"><text:s/>email</text:span>談論八卦或批評指教的地方<text:span text:style-name="T2">,</text:span>這裏只容許討論事情<text:span text:style-name="T2">,</text:span>討論公眾人物的公眾言行<text:span text:style-name="T2">,</text:span>討論一切可以討論的東西<text:span text:style-name="T2">,</text:span>即便是一個卑鄙政客的家務事也絕不容許討論<text:span text:style-name="T2">,</text:span>因為那根本不是一種可以討論的東西<text:span text:style-name="T2">.<text:line-break/><text:line-break/></text:span>你儘管可以惡毒地批評別人的想法或見解<text:span text:style-name="T2">,</text:span>但請絕對不要對<text:span text:style-name="T2"><text:s/>"</text:span>人<text:span text:style-name="T2">" </text:span>有任何批評指教<text:span text:style-name="T2">,</text:span>也絕不要干涉任何一個人無害於任何人的言語風格或表達方式<text:span text:style-name="T2">,</text:span>因為這豈不是今天我們之所以願意花時間做這一切公眾事務的唯一原因<text:span text:style-name="T2">? <text:line-break/><text:line-break/></text:span>一種言行<text:span text:style-name="T2">,</text:span>只要它無害於任何非公眾性的人事物<text:span text:style-name="T2">,</text:span>那它就有幹它媽的絕對的存在價值而不該有一絲干涉<text:span text:style-name="T2">.<text:line-break/><text:line-break/></text:span>一座山林倒了<text:span text:style-name="T2">,</text:span>老實說我無所謂<text:span text:style-name="T2">,</text:span>不是很<text:span text:style-name="T2">care,</text:span>但一個音符一個標點符號被干涉了<text:span text:style-name="T2">,</text:span>那我會用一條命去和這個音符共存亡<text:span text:style-name="T2">. </text:span>我寧可一生沉淪<text:span text:style-name="T2">,</text:span>寧可上一百次十字架<text:span text:style-name="T2">,</text:span>也絕不會在哪怕只是一個標點符號上妥協<text:span text:style-name="T2">.<text:line-break/><text:line-break/></text:span>各位家教良好<text:span text:style-name="T2">,</text:span>玉樹臨風<text:span text:style-name="T2">,</text:span>也許聽到這樣的話會覺得很奇怪<text:span text:style-name="T2">,</text:span>但奇怪也好不奇怪也罷<text:span text:style-name="T2">,</text:span>這既然是我家的事<text:span text:style-name="T2">,</text:span>那就是我家的事<text:span text:style-name="T2">,</text:span>我喜歡抱著一個標點符號共生死也純粹是我家的事<text:span text:style-name="T2">,</text:span>除非你以為自己是上帝<text:span text:style-name="T2">,</text:span>否則就不要對別<text:span text:style-name="T2"><text:s/>"</text:span>人<text:span text:style-name="T2">" </text:span>有任何置評<text:span text:style-name="T2">,</text:span>就好像我絕不干涉你一天應該聽幾分鐘的音樂或放幾個屁一樣<text:span text:style-name="T2">. <text:line-break/><text:line-break/></text:span>很多朋友或自以為是我的粉絲的<text:span text:style-name="T2"><text:s/>"</text:span>粉絲<text:span text:style-name="T2">",</text:span>也許看我脾氣很好<text:span text:style-name="T2">,</text:span>經常在言談中或信件中對我這個<text:span text:style-name="T2"><text:s/>"</text:span>人<text:span text:style-name="T2">" </text:span>百般批評指教<text:span text:style-name="T2">,</text:span>但我忍功的確很好<text:span text:style-name="T2">,</text:span>一概都忍了下來<text:span text:style-name="T2">,</text:span>因為那樣一些批評指教只是私下進行<text:span text:style-name="T2">;</text:span>我就當做放屁或當做沒聽見就好<text:span text:style-name="T2">.</text:span>但有膽你公開對我這個<text:span text:style-name="T2"><text:s/>"</text:span>人<text:span text:style-name="T2">" </text:span>批評指教看看<text:span text:style-name="T2">,</text:span>看我脾氣好不好<text:span text:style-name="T2"> <text:line-break/><text:line-break/></text:span>幹它媽為什麼在公眾場合就不能好好地只談論事情事情事情<text:span text:style-name="T2">? </text:span>為什麼不能給<text:span text:style-name="T2"><text:s/>"</text:span>人<text:span text:style-name="T2">" </text:span>這種東西一點最起碼的尊重<text:span text:style-name="T2">? <text:line-break/><text:line-break/></text:span>你當然可以講自己的事<text:span text:style-name="T2">,</text:span>這非常歡迎<text:span text:style-name="T2">,</text:span>但指教你自己就好<text:span text:style-name="T2">,</text:span>絕對不要去碰別人這個<text:span text:style-name="T2"><text:s/>"</text:span>人<text:span text:style-name="T2">". </text:span>即便是一個公眾人物的任何私人層面也不應該碰觸<text:span text:style-name="T2">,</text:span>因為那是一些像<text:span text:style-name="T2"><text:s/>"</text:span>神<text:span text:style-name="T2">" </text:span>那樣的東西<text:span text:style-name="T2">,</text:span>只能膜拜<text:span text:style-name="T2">,</text:span>只能噤聲<text:span text:style-name="T2">,</text:span>不可言語碰觸<text:span text:style-name="T2">.</text:span></text:p>
      <text:p text:style-name="P1">J. Z.   |  2012.01.05 15:28   |   <text:a xlink:type="simple" xlink:href="http://palinfo.habago.org/Entry?Command=Information_PrintForum&amp;iPage=528#FORUM31236"><text:span text:style-name="T1">#</text:span></text:a></text:p>
      <text:p text:style-name="P3">這篇新聞看了很不舒服又無奈<text:span text:style-name="T2">, </text:span>但又說不上來為什麼<text:span text:style-name="T2"><text:line-break/></text:span>如果我們會覺得把猶太人送進毒氣室是件不人道的事<text:span text:style-name="T2">, </text:span>那為什麼對象換成貓狗就<text:span text:style-name="T2">OK</text:span>了<text:span text:style-name="T2">??<text:line-break/><text:line-break/>==================================================<text:line-break/></text:span>兩度進毒氣室<text:span text:style-name="T2"><text:s/></text:span>黑貓大難不死<text:span text:style-name="T2"><text:line-break/></text:span>作者：<text:span text:style-name="T2"><text:s/></text:span>編譯陳韻涵、張大順╱綜合報導<text:span text:style-name="T2"><text:s/>| </text:span>聯合新聞網<text:span text:style-name="T2"><text:s/>– 2012</text:span>年<text:span text:style-name="T2">1</text:span>月<text:span text:style-name="T2">5</text:span>日<text:span text:style-name="T2"><text:s/></text:span>上午<text:span text:style-name="T2">11:57.<text:line-break/>....</text:span>美國猶他州一隻流浪貓去年<text:span text:style-name="T2">10</text:span>月因無人認養而遭到撲殺，但牠兩度被送進毒氣室安樂死都存活。動物收容所決定網開一面，並將改以注射毒針幫無主動物安樂死。<text:span text:style-name="T2"> <text:line-break/><text:line-break/></text:span>這隻名為「安卓雅」的黑色流浪貓，因在<text:span text:style-name="T2">30</text:span>天內無人認養，而被送進毒氣室，未料在其他與牠一起「受死」的動物均暴斃情況下，牠依舊存活。<text:span text:style-name="T2"> <text:line-break/><text:line-break/></text:span>安卓雅第二次被送進毒氣室後，收容所人員確定牠已無生命跡象和認定死亡後，把牠裝進塑膠袋再放入冰櫃。未料再度檢查袋子時，發現牠在嘔吐，身體也有失溫現象。<text:span text:style-name="T2"> <text:line-break/><text:line-break/></text:span>安卓雅兩度逃過鬼門關後，收容所發言人說：「這隻貓真的很想活著，因此我們決定給牠一次機會，並幫牠尋找永久棲所。此外，所方員工皆依標準程序執行安樂死，當時一同安樂死的其他動物全都死亡，已展開調查毒氣室對安卓雅失效的原因。」<text:span text:style-name="T2"> <text:line-break/><text:line-break/></text:span>安卓雅<text:span text:style-name="T2">12</text:span>月<text:span text:style-name="T2">11</text:span>日被領養，負責照顧牠的志工珍莉塔<text:span text:style-name="T2">•</text:span>康伯斯說：「牠非常堅強，求生意志也很高。」</text:p>
      <text:p text:style-name="P1"><text:span text:style-name="T3">懷軒</text:span><text:s/>  |  2012.01.05 03:16   |   <text:a xlink:type="simple" xlink:href="http://palinfo.habago.org/Entry?Command=Information_PrintForum&amp;iPage=528#FORUM31235"><text:span text:style-name="T1">#</text:span></text:a></text:p>
      <text:p text:style-name="P2">啟承說的<text:span text:style-name="T2">"</text:span>一切美感或道德感在我感覺皆是如此。天才與其說是熱情或是感情過人，不如說是兩個字：虔誠。<text:span text:style-name="T2">"</text:span>真是深得我心。雖然我不認識你。</text:p>
      <text:p text:style-name="P1"><text:span text:style-name="T3">陳真</text:span><text:s/>  |  2012.01.05 00:45   |   <text:a xlink:type="simple" xlink:href="http://palinfo.habago.org/Entry?Command=Information_PrintForum&amp;iPage=528#FORUM31234"><text:span text:style-name="T1">#</text:span></text:a></text:p>
      <text:p text:style-name="P3">媽的<text:span text:style-name="T2">,</text:span>那以後是不是連政黨也不能罵了<text:span text:style-name="T2">? </text:span>罵了豈不是傷人<text:span text:style-name="T2">? </text:span>媽的我真不知道講這樣一些有關藝術的道理究竟是傷了什麼<text:span text:style-name="T2"><text:s/>"</text:span>人<text:span text:style-name="T2">"? <text:line-break/><text:line-break/></text:span>媽的<text:span text:style-name="T2">,</text:span>那以後是不是連教會的倒行逆施自甘墮落也不能批評了<text:span text:style-name="T2">,</text:span>一批評豈不是又傷人<text:span text:style-name="T2">? </text:span>但是幹它媽的這究竟能傷到哪個<text:span text:style-name="T2"><text:s/>"</text:span>人<text:span text:style-name="T2">"? <text:line-break/><text:line-break/></text:span>如果有人罵醫生罵台灣人罵知識份子<text:span text:style-name="T2">,</text:span>我怎麼會覺得自己被傷害<text:span text:style-name="T2">? </text:span>人家又不是在講我這個<text:span text:style-name="T2"><text:s/>"</text:span>人<text:span text:style-name="T2">". <text:line-break/><text:line-break/></text:span>媽的以後是不是一切爛詩一切爛電視節目也不能不敬了<text:span text:style-name="T2">,</text:span>那麼多人愛戴<text:span text:style-name="T2">,</text:span>對這些爛東西不敬豈不是又傷了人歧視了人<text:span text:style-name="T2">? </text:span>但是幹它媽這到底能傷到哪個<text:span text:style-name="T2"><text:s/>"</text:span>人<text:span text:style-name="T2">"? </text:span>這跟哪個<text:span text:style-name="T2"><text:s/>"</text:span>人<text:span text:style-name="T2">" </text:span>有什麼關係<text:span text:style-name="T2">? <text:line-break/><text:line-break/></text:span>我不想浪費時間再講這些已經講過幾億遍的道理了<text:span text:style-name="T2">. </text:span>任何人都可以對我的言論不爽<text:span text:style-name="T2">,</text:span>但不爽是你家的事<text:span text:style-name="T2">,</text:span>要怎麼發表想法<text:span text:style-name="T2">,</text:span>用什麼樣的表達方式<text:span text:style-name="T2">,</text:span>也純純粹粹是我的自由<text:span text:style-name="T2">. </text:span>不爽就講出個道理來<text:span text:style-name="T2">,</text:span>而不是對於個人的心靈狀態與表達方式進行批評指教<text:span text:style-name="T2">.</text:span></text:p>
      <text:p text:style-name="P1"><text:span text:style-name="T3">陳真</text:span><text:s/>  |  2012.01.05 00:02   |   <text:a xlink:type="simple" xlink:href="http://palinfo.habago.org/Entry?Command=Information_PrintForum&amp;iPage=528#FORUM31233"><text:span text:style-name="T1">#</text:span></text:a></text:p>
      <text:p text:style-name="P2">各位如果不是第一次來這裏<text:span text:style-name="T2">,</text:span>應該明白一個本網絕對嚴格禁止的禁忌<text:span text:style-name="T2">,</text:span>若警告不聽<text:span text:style-name="T2">,</text:span>驅逐出境<text:span text:style-name="T2">. xx</text:span>同學已違反這個禁忌<text:span text:style-name="T2">,</text:span>所以我把妳的發言給刪了<text:span text:style-name="T2">. <text:line-break/><text:line-break/></text:span>這個禁忌十幾年來已經講了幾千遍<text:span text:style-name="T2">,</text:span>那就是絕對禁止針對<text:span text:style-name="T2"><text:s/>"</text:span>個人<text:span text:style-name="T2">" </text:span>進行任何指指點點<text:span text:style-name="T2">,</text:span>你可以痛罵任何人的任何公眾言行或事件或任何足以進行公眾認定的東西<text:span text:style-name="T2">,</text:span>但這裏絕對禁止針對<text:span text:style-name="T2"><text:s/>"</text:span>個人<text:span text:style-name="T2">" </text:span>進行任何批評指教<text:span text:style-name="T2">,</text:span>不管你是懷抱著所謂善意也好<text:span text:style-name="T2">,</text:span>惡意也罷<text:span text:style-name="T2">,</text:span>這種行為都很褻瀆神明<text:span text:style-name="T2">. </text:span>包括指指點點任何人叫他應該這樣生活那樣講話才有禮貌<text:span text:style-name="T2">,</text:span>應該那樣生活那樣講話才合乎什麼規範等等<text:span text:style-name="T2">.<text:line-break/><text:line-break/></text:span>幹它媽批評爛電影是傷人是歧視<text:span text:style-name="T2">? </text:span>對<text:span text:style-name="T2"><text:s/>"</text:span>人<text:span text:style-name="T2">" </text:span>指指點點卻變成好國民的規範<text:span text:style-name="T2">?<text:line-break/><text:line-break/></text:span>喜歡對<text:span text:style-name="T2"><text:s/>"</text:span>人<text:span text:style-name="T2">" </text:span>批評指教的<text:span text:style-name="T2">,</text:span>請私下進行<text:span text:style-name="T2">,</text:span>而不要在任何公眾場合進行這種行為<text:span text:style-name="T2">,</text:span>因為那真的很低級<text:span text:style-name="T2">,</text:span>沒有任何一個非公眾人物應該被人以公眾方式進行任何針對個人的批評指教<text:span text:style-name="T2">. </text:span>我愛怎麼表達<text:span text:style-name="T2">,</text:span>純粹是我的自由<text:span text:style-name="T2">;</text:span>我也絕不是一個會去傷<text:span text:style-name="T2"><text:s/>"</text:span>人<text:span text:style-name="T2">" </text:span>的人<text:span text:style-name="T2">--</text:span>除非他是個公眾人物<text:span text:style-name="T2">. </text:span>因為我對別人打算怎麼生活怎麼講話怎麼過他的日子<text:span text:style-name="T2">,</text:span>一點意見也沒有<text:span text:style-name="T2">. </text:span>在公眾場合我們只談道理<text:span text:style-name="T2">,</text:span>只談自己以及自己的觀點與價值觀<text:span text:style-name="T2">,</text:span>絕對不允許針對任何個人進行批評指教<text:span text:style-name="T2">. <text:line-break/><text:line-break/></text:span>幹它媽真是莫名其妙到極點<text:span text:style-name="T2">,</text:span>請問各位<text:span text:style-name="T2">,</text:span>我這些回應<text:span text:style-name="T2">,</text:span>哪一句傷人<text:span text:style-name="T2">? </text:span>傷了什麼人<text:span text:style-name="T2">? </text:span>歧視了<text:span text:style-name="T2"><text:s/>"</text:span>誰<text:span text:style-name="T2">"? </text:span>講說我看幾分鐘就能分辨電影的好壞叫做傷人<text:span text:style-name="T2">? </text:span>說某些大爛片真的有夠爛也是傷人<text:span text:style-name="T2">? </text:span>媽的<text:span text:style-name="T2">. <text:line-break/><text:line-break/></text:span>續之前所說<text:span text:style-name="T2">,</text:span>重點不是作品之藝術水平高下<text:span text:style-name="T2">,</text:span>而是明明是個完全不入流的爛東西卻總是以彷彿大師的傳世傑作之姿態贏得眾人的愛戴<text:span text:style-name="T2">,</text:span>而且居然連批評都不行<text:span text:style-name="T2">. </text:span>一個根本不會打球的人<text:span text:style-name="T2">,</text:span>卻硬被抬舉成球王<text:span text:style-name="T2">,</text:span>正是這樣一種睜眼說瞎話使人憤怒<text:span text:style-name="T2">,</text:span>而不是說什麼我們要欣賞高貴藝術唾棄其它<text:span text:style-name="T2">. </text:span>我看的電影一百部有九十五部是大爛片<text:span text:style-name="T2">,</text:span>但我還是很樂意買票進場<text:span text:style-name="T2">,</text:span>因為這些大爛片很有趣<text:span text:style-name="T2">,</text:span>它們並不會偽裝成什麼藝術片<text:span text:style-name="T2">.</text:span></text:p>
      <text:p text:style-name="P1"><text:span text:style-name="T3">陳真</text:span><text:s/>  |  2012.01.04 20:51   |   <text:a xlink:type="simple" xlink:href="http://palinfo.habago.org/Entry?Command=Information_PrintForum&amp;iPage=528#FORUM31231"><text:span text:style-name="T1">#</text:span></text:a></text:p>
      <text:p text:style-name="P3">我常罵精神分析做為一種治療很沒營養<text:span text:style-name="T2">,</text:span>這當然是在罵精神分析做為一種治療<text:span text:style-name="T2">,</text:span>但是那些喜歡搞精神分析治療或是被治療的人甚至連研究精神分析史的人就會抓狂<text:span text:style-name="T2">,</text:span>說你在歧視他的品味<text:span text:style-name="T2">,</text:span>這不會太神經過敏嗎<text:span text:style-name="T2">?<text:line-break/><text:line-break/></text:span>至於厚道<text:span text:style-name="T2">,</text:span>我看過最厚道的人就是李登輝<text:span text:style-name="T2">,</text:span>戽斗幅度約<text:span text:style-name="T2">48</text:span>度仰角<text:span text:style-name="T2">,</text:span>像一個上弦月<text:span text:style-name="T2">. <text:line-break/><text:line-break/></text:span>如果你看到一個用兩隻手握拍打桌球像打高爾夫的人<text:span text:style-name="T2">,</text:span>你是要跟他說什麼<text:span text:style-name="T2">? </text:span>說你這樣錯了<text:span text:style-name="T2">,</text:span>太誇張了<text:span text:style-name="T2">,</text:span>還是跟他說<text:span text:style-name="T2">: </text:span>嗯<text:span text:style-name="T2">,</text:span>還不錯喔<text:span text:style-name="T2">,</text:span>有點小瑕疵而已<text:span text:style-name="T2">,</text:span>還有進步的空間<text:span text:style-name="T2">? </text:span>廢話<text:span text:style-name="T2">,</text:span>當然有進步的空間<text:span text:style-name="T2">,</text:span>進步空間可大了<text:span text:style-name="T2">,</text:span>重點是<text:span text:style-name="T2">,</text:span>如果你喜歡這樣一種所謂溫馨的表達方式<text:span text:style-name="T2">,</text:span>我沒意見<text:span text:style-name="T2">,</text:span>但那不是我的語言<text:span text:style-name="T2">,</text:span>我家教不好<text:span text:style-name="T2">,</text:span>沒法子那樣講話<text:span text:style-name="T2">.<text:line-break/><text:line-break/></text:span>如果有人教相對論<text:span text:style-name="T2">,</text:span>但卻講到老子去<text:span text:style-name="T2">,</text:span>說是老子最先發明<text:span text:style-name="T2">,</text:span>你聽了要說什麼<text:span text:style-name="T2">? </text:span>說<text:span text:style-name="T2">: </text:span>嗯<text:span text:style-name="T2">,</text:span>不錯喔<text:span text:style-name="T2">,</text:span>很有創意<text:span text:style-name="T2">,</text:span>但我需要知道更多證據<text:span text:style-name="T2">? </text:span>還是說你懂不懂相對論啊<text:span text:style-name="T2">,</text:span>你在胡扯什麼<text:span text:style-name="T2">?<text:line-break/><text:line-break/></text:span>一個房間骯髒混亂臭到連狗都怕<text:span text:style-name="T2">,</text:span>你看了<text:span text:style-name="T2">,</text:span>要怎麼說<text:span text:style-name="T2">: </text:span>讚哦<text:span text:style-name="T2">~</text:span>很有藝術家的內涵哦<text:span text:style-name="T2">? </text:span>還是說<text:span text:style-name="T2">: </text:span>你的房間怎麼這麼可怕地上連大便都有<text:span text:style-name="T2">?<text:line-break/><text:line-break/></text:span>如果妳喜歡溫馨的表達式<text:span text:style-name="T2">,</text:span>那我沒意見<text:span text:style-name="T2">,</text:span>但不要企圖強迫或期待別人跟妳有著一樣好的家教<text:span text:style-name="T2">.<text:line-break/><text:line-break/></text:span>但不管怎麼表達<text:span text:style-name="T2">,</text:span>這跟厚不厚道一點關係也沒有<text:span text:style-name="T2">. </text:span>如果三加八等於三十八是錯的<text:span text:style-name="T2">,</text:span>我們就說錯了<text:span text:style-name="T2">,</text:span>錯得真離譜<text:span text:style-name="T2">,</text:span>還說是數學家呢<text:span text:style-name="T2">,</text:span>懂不懂算數啊<text:span text:style-name="T2">? </text:span>你聽了很感冒<text:span text:style-name="T2">,</text:span>但感冒就感冒<text:span text:style-name="T2">,</text:span>但也只好忍耐<text:span text:style-name="T2">. </text:span>畢竟我們都能長久忍耐再忍耐各位家教良好的溫馨語言<text:span text:style-name="T2">,</text:span>彼此而已<text:span text:style-name="T2">. <text:line-break/><text:line-break/></text:span>聽說詩人比蟑螂還多<text:span text:style-name="T2">,</text:span>市面上一大堆名詩人寫些很好笑讓人起雞母皮的爛詩<text:span text:style-name="T2">,</text:span>你看了很感動那是你家的事<text:span text:style-name="T2">,</text:span>我可以沉默假裝沒意見<text:span text:style-name="T2">,</text:span>但妳若一定要我講我的看法<text:span text:style-name="T2">,</text:span>我只能說那種詩如果也叫詩<text:span text:style-name="T2">,</text:span>那我每天<text:span text:style-name="T2"><text:line-break/></text:span>豈<text:span text:style-name="T2"><text:line-break/></text:span>不<text:span text:style-name="T2"><text:line-break/></text:span>是<text:span text:style-name="T2"><text:line-break/></text:span>都<text:span text:style-name="T2"><text:line-break/></text:span>在<text:span text:style-name="T2"><text:line-break/></text:span>寫<text:span text:style-name="T2"><text:line-break/></text:span>詩<text:span text:style-name="T2"><text:line-break/>?<text:line-break/><text:line-break/></text:span>這沒有什麼對<text:span text:style-name="T2"><text:s/>"</text:span>人<text:span text:style-name="T2">" </text:span>厚不厚道的問題<text:span text:style-name="T2">,</text:span>你喜歡的東西如果都不能批評<text:span text:style-name="T2">,</text:span>否則就是傷了你<text:span text:style-name="T2">,</text:span>那你何必去問別人的意見<text:span text:style-name="T2">? </text:span>一邊問卻又一邊不許說真話<text:span text:style-name="T2">,</text:span>豈不奇怪<text:span text:style-name="T2">?<text:line-break/><text:line-break/></text:span>截至今天為止<text:span text:style-name="T2">,</text:span>大約有一百八十幾個人問我有沒有去看那部賽什麼萊的大爛片<text:span text:style-name="T2">,</text:span>我都盡量發揮忍功不予置評或閃開話題<text:span text:style-name="T2">,</text:span>但有幾次躲不了他人的詢問<text:span text:style-name="T2">,</text:span>我就說你看我有<text:span text:style-name="T2"><text:s/>"</text:span>沒水準到會去看那種電影<text:span text:style-name="T2">" </text:span>嗎<text:span text:style-name="T2">? </text:span>對方聽了不爽<text:span text:style-name="T2">,</text:span>但不爽又如何<text:span text:style-name="T2">? </text:span>極少數人長期被這麼一大堆劣級品進行心靈虐待的不爽與啞巴吃黃蓮<text:span text:style-name="T2">,</text:span>還不是一樣得完全忍下來<text:span text:style-name="T2">,</text:span>匍匐在庸才面前假裝配合大家說<text:span text:style-name="T2">: </text:span>嗯<text:span text:style-name="T2">,</text:span>不錯喔<text:span text:style-name="T2">,</text:span>很有思想的學者喔<text:span text:style-name="T2">,</text:span>很偉大的導演哦<text:span text:style-name="T2">...</text:span>事實不就是這樣嗎<text:span text:style-name="T2">?</text:span></text:p>
      <text:p text:style-name="P1">J. Z.   |  2012.01.04 19:38   |   <text:a xlink:type="simple" xlink:href="http://palinfo.habago.org/Entry?Command=Information_PrintForum&amp;iPage=528#FORUM31230"><text:span text:style-name="T1">#</text:span></text:a></text:p>
      <text:p text:style-name="P2">我又罵道<text:span text:style-name="T2">: </text:span>那些納粹根本品味低劣得令人難以置信<text:span text:style-name="T2">! </text:span>戈培爾拍的那些政治宣傳片捧得跟神作似的是怎樣<text:span text:style-name="T2">?<text:line-break/><text:line-break/></text:span>這挺忠厚的不是嗎<text:span text:style-name="T2">?</text:span></text:p>
      <text:p text:style-name="P1"><text:span text:style-name="T3">楊世主</text:span><text:s/>  |  2012.01.04 19:23   |   <text:a xlink:type="simple" xlink:href="http://palinfo.habago.org/Entry?Command=Information_PrintForum&amp;iPage=528#FORUM31229"><text:span text:style-name="T1">#</text:span></text:a></text:p>
      <text:p text:style-name="P3">藝術作品當然可以批評，但是對人的藝術品味批判是否可以忠厚一些？因為我相信人的品味意味著一種私人的感情。</text:p>
      <text:p text:style-name="P1"><text:span text:style-name="T3">陳真</text:span><text:s/>  |  2012.01.04 16:53   |   <text:a xlink:type="simple" xlink:href="http://palinfo.habago.org/Entry?Command=Information_PrintForum&amp;iPage=528#FORUM31228"><text:span text:style-name="T1">#</text:span></text:a></text:p>
      <text:p text:style-name="P2">我上上周吧<text:span text:style-name="T2">,</text:span>不是在這留言板上講到什麼<text:span text:style-name="T2"><text:s/>"</text:span>歷史不能遺忘<text:span text:style-name="T2">",</text:span>批評一位<text:span text:style-name="T2"><text:s/>"</text:span>導演<text:span text:style-name="T2">" </text:span>的一部片叫牽什麼的手嗎<text:span text:style-name="T2">? </text:span>是一部記錄片<text:span text:style-name="T2">,</text:span>講一對宜蘭深綠夫妻的身世<text:span text:style-name="T2">. <text:line-break/><text:line-break/></text:span>我當然不會去看那種爛片<text:span text:style-name="T2">,</text:span>也許你會說<text:span text:style-name="T2">,</text:span>你連看都沒看<text:span text:style-name="T2">,</text:span>怎知道是爛片<text:span text:style-name="T2">? </text:span>這很簡單<text:span text:style-name="T2">,</text:span>你從一個導演怎麼談自己的<text:span text:style-name="T2"><text:s/>"</text:span>作品<text:span text:style-name="T2">"(</text:span>打引號<text:span text:style-name="T2">)</text:span>你就能知道他是什麼樣的一種藝術水平了<text:span text:style-name="T2">. </text:span>就比方說綠營名嘴鄭弘儀如果拍片<text:span text:style-name="T2">,</text:span>你會去看嗎<text:span text:style-name="T2">?</text:span>不用看也知道會是什麼水平<text:span text:style-name="T2">.<text:line-break/><text:line-break/></text:span>說它是爛片並不是一種挑釁<text:span text:style-name="T2">,</text:span>我跟這片的編導既無冤亦無仇<text:span text:style-name="T2">,</text:span>幹嘛挑釁<text:span text:style-name="T2">?</text:span>反倒是跟這部片的主人翁一家人頗有淵源<text:span text:style-name="T2">. </text:span>我從林義雄出獄後不久大約<text:span text:style-name="T2">1984</text:span>年就認識這對深綠老夫妻田醫師與田媽媽<text:span text:style-name="T2">,</text:span>特別是他們的小女兒田秋堇<text:span text:style-name="T2">,</text:span>她之前當過立委<text:span text:style-name="T2">,</text:span>這回還被民進黨列為不分區立委<text:span text:style-name="T2">,</text:span>她先生叫劉守成<text:span text:style-name="T2">,</text:span>也就是前宜蘭縣長<text:span text:style-name="T2">,</text:span>最近被爆料跟吳乃仁及一位黑道在海外賭博<text:span text:style-name="T2">,</text:span>輸光光<text:span text:style-name="T2">,</text:span>還跟賭場借錢<text:span text:style-name="T2">,</text:span>被影印護照抵押<text:span text:style-name="T2">,</text:span>搞得很難看<text:span text:style-name="T2">.<text:line-break/><text:line-break/></text:span>我跟田秋菫稱不上熟識<text:span text:style-name="T2">,</text:span>但過去彼此還算挺友善<text:span text:style-name="T2">. </text:span>環保聯盟<text:span text:style-name="T2">1987</text:span>或<text:span text:style-name="T2">1988</text:span>創會時<text:span text:style-name="T2">,</text:span>我和她都是發起人<text:span text:style-name="T2">,</text:span>幾次籌備會議都會碰面<text:span text:style-name="T2">,</text:span>之後因為林義雄的關係及政治上許多運動常有所接觸<text:span text:style-name="T2">. <text:line-break/><text:line-break/></text:span>林義雄坐牢出獄後旋即出國四年多<text:span text:style-name="T2">,</text:span>在他返台定居之前<text:span text:style-name="T2">,</text:span>其實曾悄悄回台一次<text:span text:style-name="T2">. </text:span>那次在宜蘭祭拜林家墓園時我亦在場<text:span text:style-name="T2">. </text:span>祭拜完<text:span text:style-name="T2">,</text:span>晚上有個演講晚會<text:span text:style-name="T2">,</text:span>久違的林義雄當然是主角<text:span text:style-name="T2">,</text:span>晚會安排者與主持人就是田秋堇<text:span text:style-name="T2">. </text:span>林義雄在民進黨就跟神一樣<text:span text:style-name="T2">,</text:span>很多大老或老大都想上台講話<text:span text:style-name="T2">,</text:span>但林義雄說他希望盡量少讓政治人物上台<text:span text:style-name="T2">,</text:span>希望有些年輕人上台<text:span text:style-name="T2">. </text:span>那時的黨外大概很難找到比我更年輕的了<text:span text:style-name="T2">,</text:span>於是田秋堇就跑來找我<text:span text:style-name="T2">,</text:span>希望我上台<text:span text:style-name="T2">.<text:line-break/><text:line-break/></text:span>我很猶豫<text:span text:style-name="T2">,</text:span>因為我不太會演講<text:span text:style-name="T2">,</text:span>但後來還是同意了<text:span text:style-name="T2">. </text:span>我上台講話時<text:span text:style-name="T2">,</text:span>他們給我拍了照<text:span text:style-name="T2">,</text:span>一直到現在我都還保留著那些照片<text:span text:style-name="T2">. </text:span>記得我在台上說<text:span text:style-name="T2">,</text:span>走在林家墓園的石子路上感覺很難走<text:span text:style-name="T2">,</text:span>一路顛簸<text:span text:style-name="T2">,</text:span>改革之路似乎亦是如此<text:span text:style-name="T2">,</text:span>但更為艱難的或許是這樣一條艱辛之路究竟會引導我們走向何方<text:span text:style-name="T2">?<text:line-break/><text:line-break/></text:span>講這些只是要說<text:span text:style-name="T2">,</text:span>當我們講一件事時就請好好講那件事<text:span text:style-name="T2">,</text:span>而不要引申渲染成一種莫名其妙的唯心指控<text:span text:style-name="T2">,</text:span>彷彿如果誠實地批評了某個東西<text:span text:style-name="T2">,</text:span>就等於是在攻擊哪個人或歧視了它的粉絲群或對黨國不忠不義或懷著什麼卑鄙心態或是不是跟對方有仇等等等<text:span text:style-name="T2">. <text:line-break/><text:line-break/></text:span>跟人溝通許多時候挺難的<text:span text:style-name="T2">,</text:span>每次有人要我幫他改論文或改英文或給意見<text:span text:style-name="T2">,</text:span>我就被迫得陷入天人交戰<text:span text:style-name="T2">,</text:span>明明寫得亂七八糟應該打零分<text:span text:style-name="T2">,</text:span>英文寫得像中文<text:span text:style-name="T2">,</text:span>不堪入目<text:span text:style-name="T2">,</text:span>但我能誠實以告嗎<text:span text:style-name="T2">? </text:span>最近有個好朋友出了一本書<text:span text:style-name="T2">,</text:span>誠懇地要我給意見<text:span text:style-name="T2">,</text:span>我就開始有點頭痛了<text:span text:style-name="T2">. </text:span>但我實在不明白<text:span text:style-name="T2">,</text:span>為什麼人們一方面拜託你一定要有話直說真誠以待<text:span text:style-name="T2">,</text:span>另一方面卻擺明你只要膽敢不給出一個讓對方滿意的馬屁答案<text:span text:style-name="T2">,</text:span>很可能就會結下樑子<text:span text:style-name="T2">.</text:span></text:p>
      <text:p text:style-name="P1">J. Z.   |  2012.01.04 15:07   |   <text:a xlink:type="simple" xlink:href="http://palinfo.habago.org/Entry?Command=Information_PrintForum&amp;iPage=528#FORUM31227"><text:span text:style-name="T1">#</text:span></text:a></text:p>
      <text:p text:style-name="P6"><text:span text:style-name="T3">話說昨晚夜深人靜時看完了</text:span>Werner Herzog<text:span text:style-name="T3">的</text:span>Fitzcarraldo.<text:line-break/><text:span text:style-name="T3">在之前</text:span>Herzog<text:span text:style-name="T3">的電影我也只看過</text:span>Grizzly Man, Stroszek, <text:span text:style-name="T3">和</text:span>The Enigma of Kaspar Hauser, <text:span text:style-name="T3">都不是看了之後可以幫助睡眠的東西</text:span>, <text:span text:style-name="T3">這次看到這麼</text:span>"<text:span text:style-name="T3">勵志</text:span>"<text:span text:style-name="T3">的</text:span>Herzog<text:span text:style-name="T3">真的有點驚訝又不習慣</text:span>. <text:span text:style-name="T3">但相較於什麼號稱青春勵志幾把刀的片子</text:span>, <text:span text:style-name="T3">它的</text:span>"<text:span text:style-name="T3">勵志</text:span>"<text:span text:style-name="T3">硬是帶著一種濃濃的</text:span>"Herzoglity", <text:span text:style-name="T3">和那些看完後讓我失眠的作品互相唱和</text:span>.</text:p>
      <text:p text:style-name="P4"/>
      <text:p text:style-name="P1"><text:span text:style-name="T3">陳真</text:span><text:s/>  |  2012.01.04 14:45   |   <text:a xlink:type="simple" xlink:href="http://palinfo.habago.org/Entry?Command=Information_PrintForum&amp;iPage=529#FORUM31226"><text:span text:style-name="T1">#</text:span></text:a></text:p>
      <text:p text:style-name="P3">很多台灣人討論事情就跟選舉一樣<text:span text:style-name="T2">,</text:span>是套交情講立場的<text:span text:style-name="T2">,</text:span>但我們既然要講道理就只要專心在<text:span text:style-name="T2"><text:s/>"</text:span>這個<text:span text:style-name="T2">" </text:span>問題上講道理<text:span text:style-name="T2">,</text:span>而不是根據交情來給是非美醜打折扣或灌水<text:span text:style-name="T2">,</text:span>也不是突然從<text:span text:style-name="T2"><text:s/>"</text:span>這個<text:span text:style-name="T2">" </text:span>問題跑到<text:span text:style-name="T2"><text:s/>"</text:span>那個<text:span text:style-name="T2">" </text:span>或<text:span text:style-name="T2"><text:s/>"</text:span>那個的那個<text:span text:style-name="T2">" </text:span>等等等一大堆不相干的問題上造勢夾纏<text:span text:style-name="T2">. </text:span>是一就說一<text:span text:style-name="T2">,</text:span>是二就說二<text:span text:style-name="T2">,</text:span>而不是看對方是誰考慮一下再來給答案<text:span text:style-name="T2">.<text:line-break/><text:line-break/></text:span>至於什麼理性主義的傷害什麼的<text:span text:style-name="T2">,</text:span>那就真的是扯太遠了</text:p>
      <text:p text:style-name="P1">Jedah Zhang   |  2012.01.04 14:25   |   <text:a xlink:type="simple" xlink:href="http://palinfo.habago.org/Entry?Command=Information_PrintForum&amp;iPage=529#FORUM31225"><text:span text:style-name="T1">#</text:span></text:a></text:p>
      <text:p text:style-name="P2">說來傷人<text:span text:style-name="T2">, </text:span>但我覺得楊先生你根本前文不對後題<text:span text:style-name="T2">.<text:line-break/></text:span>我如果大罵<text:span text:style-name="T2">: "</text:span>納粹拍的那些神化希特勒的宣傳影片根本噁心<text:span text:style-name="T2">! </text:span>還敢號稱藝術大作<text:span text:style-name="T2">?!" </text:span>這怎麼可以稱之為一種歧視<text:span text:style-name="T2">???<text:line-break/></text:span>至於你說的<text:span text:style-name="T2">"</text:span>看似盲目非理性的東西如此珍貴，卻漸漸被冰冷的理性正義<text:span text:style-name="T2">"</text:span>云云<text:span text:style-name="T2">, </text:span>在我看來反而跟你感冒的<text:span text:style-name="T2">"</text:span>藝術準則<text:span text:style-name="T2">"</text:span>一點關係都沒有<text:span text:style-name="T2">. </text:span>一部好電影或好書跟它不管是冷還是熱<text:span text:style-name="T2">, </text:span>理性或是非理性反而一點關係都沒有<text:span text:style-name="T2">(</text:span>尼采的書就某種角度來看不是像極了一個自我感覺良好的瘋子喃喃自語嗎<text:span text:style-name="T2">?)<text:line-break/></text:span>李敖說的一句話滿適合用在這裡<text:span text:style-name="T2">:</text:span>一顆臭雞蛋<text:span text:style-name="T2">, </text:span>難道你還得把它給吃完了才知道它是臭的<text:span text:style-name="T2">? </text:span>你的<text:span text:style-name="T2">"</text:span>喜歡與否<text:span text:style-name="T2">"</text:span>不會改變<text:span text:style-name="T2">""</text:span>雞蛋是臭的<text:span text:style-name="T2">""</text:span>的事實<text:span text:style-name="T2">, </text:span>就算有天人類都<text:span text:style-name="T2">"</text:span>進化<text:span text:style-name="T2">"</text:span>成了愛吃臭雞蛋也一樣<text:span text:style-name="T2">.</text:span></text:p>
      <text:p text:style-name="P1"><text:span text:style-name="T3">陳真</text:span><text:s/>  |  2012.01.04 14:12   |   <text:a xlink:type="simple" xlink:href="http://palinfo.habago.org/Entry?Command=Information_PrintForum&amp;iPage=529#FORUM31224"><text:span text:style-name="T1">#</text:span></text:a></text:p>
      <text:p text:style-name="P3">我喜歡的東西例如永生樹<text:span text:style-name="T2">,</text:span>四周一片嘲笑<text:span text:style-name="T2">,</text:span>但我聽了很開心<text:span text:style-name="T2">,</text:span>覺得挺有趣<text:span text:style-name="T2">,</text:span>原來人們是這樣看待珍品<text:span text:style-name="T2">. </text:span>我不知道這有什麼好傷人<text:span text:style-name="T2">? </text:span>電影又不是你拍也不是我拍的<text:span text:style-name="T2">,</text:span>說傷人不是莫名其妙嗎<text:span text:style-name="T2">? <text:line-break/><text:line-break/></text:span>就算是我拍的<text:span text:style-name="T2">,</text:span>如果有人看了真的覺得想吐<text:span text:style-name="T2">,</text:span>那我也只會說我們品味不同<text:span text:style-name="T2">,</text:span>而不會覺得他是在傷害我<text:span text:style-name="T2">. </text:span>他若講一些客套話瞎捧我<text:span text:style-name="T2">,</text:span>我才真的會覺得心靈受創<text:span text:style-name="T2">,</text:span>因為他若瞎捧意味著他把我這個人給看扁看俗了<text:span text:style-name="T2">,</text:span>以為我聽到言不由衷的馬屁聲會開心<text:span text:style-name="T2">.<text:line-break/><text:line-break/></text:span>再說<text:span text:style-name="T2">,</text:span>把一個很爛很爛的東西說很爛<text:span text:style-name="T2">,</text:span>這需要什麼天才<text:span text:style-name="T2">? </text:span>看見一個病入膏肓者說他恐怕不久於人世<text:span text:style-name="T2">,</text:span>需要什麼才才醫術<text:span text:style-name="T2">? <text:line-break/><text:line-break/></text:span>對一個用兩隻手握拍打桌球像在打高爾夫的人<text:span text:style-name="T2">,</text:span>你除了說他根本不會打球<text:span text:style-name="T2">,</text:span>難道要學政客說話說他打得還不錯<text:span text:style-name="T2">,</text:span>還有進步的空間<text:span text:style-name="T2">,</text:span>假以時日說不定變成國手<text:span text:style-name="T2">? <text:line-break/><text:line-break/></text:span>有人寫考卷<text:span text:style-name="T2">,</text:span>三加五等於三十五<text:span text:style-name="T2">,</text:span>你看了給他打個大叉叉<text:span text:style-name="T2">,</text:span>叫他要好好用功<text:span text:style-name="T2">,</text:span>這個自以為是數學高材生的學生卻說你在傷害他<text:span text:style-name="T2">,</text:span>害他心靈受創<text:span text:style-name="T2">,</text:span>這樣不是莫名其妙嗎<text:span text:style-name="T2">?<text:line-break/><text:line-break/></text:span>跟台灣人相處很難受的原因之一就是言不由衷或是老是被迫要講假話或場面話<text:span text:style-name="T2">,</text:span>比方說一群人說某個爛人多棒啊<text:span text:style-name="T2">,</text:span>某部大爛片多感人啊<text:span text:style-name="T2">,</text:span>然後你趕緊假裝沒聽到<text:span text:style-name="T2">,</text:span>趕緊岔開話題<text:span text:style-name="T2">.</text:span>可是有時候人家會要你表態<text:span text:style-name="T2">,</text:span>這時候你就得天人交戰了<text:span text:style-name="T2">. <text:line-break/><text:line-break/></text:span>我可以說各種謊話或是保持沉默<text:span text:style-name="T2">,</text:span>但在藝術或美醜面前就跟在上帝面前一樣<text:span text:style-name="T2">,</text:span>我沒辦法說出違心之論<text:span text:style-name="T2">. </text:span>我若為了所謂社交禮儀或為了給你一個面子而故意說假話<text:span text:style-name="T2">,</text:span>那我就是把你看扁看俗看低級了<text:span text:style-name="T2">,</text:span>而這樣一種很會看風向講話的人<text:span text:style-name="T2">,</text:span>基本上我都逃之夭夭<text:span text:style-name="T2">,</text:span>因為跟這種人講起話來太辛苦了<text:span text:style-name="T2">,</text:span>瞻前顧後<text:span text:style-name="T2">,</text:span>全是<text:span text:style-name="T2"><text:s/>"</text:span>政治考量<text:span text:style-name="T2">".</text:span></text:p>
      <text:p text:style-name="P1"><text:span text:style-name="T3">楊世主</text:span><text:s/>  |  2012.01.04 11:39   |   <text:a xlink:type="simple" xlink:href="http://palinfo.habago.org/Entry?Command=Information_PrintForum&amp;iPage=529#FORUM31223"><text:span text:style-name="T1">#</text:span></text:a></text:p>
      <text:p text:style-name="P2">我是很認真在想這事，我想辯白的只是天才不要笑白痴，因為會傷了白痴的心而已，既然已身處高處，為何還要用歧視的字眼呢？寫字對我來說有一種無法表達清楚的痛苦，所以很不喜歡寫字，一寫就後悔，在這裡我倒是很喜歡看董事長和啟承在寫什麼，你們可能會很痛苦說啊一個喜歡爛片的人怎會喜歡看我的文章，一定是看錯誤解，要不然愛流行樂的怎會愛莫札特？我想說，如果你相信一個人，他說什麼都有可能是對的，如果你討厭反對一個人，他說什麼都可能是不對的，<text:span text:style-name="T2">"</text:span>相信<text:span text:style-name="T2">"</text:span>這種東西好像離我們越來越遠，相愛的人永不背叛，我的小孩絕不會殺人，這些看似盲目非理性的東西如此珍貴，卻漸漸被冰冷的理性正義取代，有些人殘酷的文字背後尚有深情，有些人卻不是。<text:span text:style-name="T2"><text:line-break/></text:span>我覺得人對種種人事物的感受都是一種最簡單的藝術單元，就像大地的七彩顏色或音符一般，可以成就千變萬化種情調，而這些偉大的藝術家，天才也好學習也罷，他們可以把玩這些單元做出偉大的藝術作品，讓不知如何組合訴說的人們內心獲得安撫與慰藉，用個人私密的音符與偉大作品共鳴。因此，荒腔走調的音樂，組合的也是白痴的種種私密音符，罵了他品味低落，儘管是事實也傷人至極，我並沒有否定藝術品味的價值，我只是在想用另一種沒有落差的方式來談論藝術。</text:p>
      <text:p text:style-name="P1"><text:span text:style-name="T3">鄭啟承</text:span><text:s/>  |  2012.01.04 11:19   |   <text:a xlink:type="simple" xlink:href="http://palinfo.habago.org/Entry?Command=Information_PrintForum&amp;iPage=529#FORUM31222"><text:span text:style-name="T1">#</text:span></text:a></text:p>
      <text:p text:style-name="P3">哈哈哈，好好笑<text:span text:style-name="T2">~ <text:line-break/><text:line-break/></text:span>這類「新詩」，在我看真的蠻像在叫春的。以前我是科學迷，只在乎一種科學素養或理性，對所謂文字或藝術還處在一種懵懵懂懂、似懂非懂的狀態，當時覺得不過就是文字嘛，要這樣寫也可以，要那樣寫也沒什麼不對啊，各人有各人的美感，不是嗎<text:span text:style-name="T2">?<text:line-break/><text:line-break/></text:span>那時才剛認識鈺錠，很奇怪，也許是從小就太野太粗俗缺乏教化吧，她對這類看似精緻實則做作賣弄虛榮的東西總是第一秒就作出生理反應，比如說在捷運上或哪裡牆上看到這樣一首「新詩」，她馬上就會作出一個誇張的「噁<text:span text:style-name="T2">~</text:span>」的表情，並發出逼真的聲音，那時我心理覺得很奇怪，這個女生怎麼這樣<text:span text:style-name="T2">? </text:span>人家寫的好好一首詩，妳幹麻要故示噁心<text:span text:style-name="T2">? </text:span>約個會就看她一路譙這個譙那個，實在蠻好笑的。<text:span text:style-name="T2"><text:line-break/><text:line-break/></text:span>可是十多年過去了，現在我看到這類「新詩」也是立刻起雞皮疙瘩，像小便完全身挫那麼一下。於是約會的情調就完全不一樣了，看到牆上一首新詩，兩人互看一眼，立刻就從對方臉上的表情明白對方在想什麼，或是互相表演起挫尿給對方看。甚至鈺錠說我們的性格和品味似乎漸漸互換了，她反而比較能夠容忍各色劣貨膺品，而我似乎愈來愈<text:span text:style-name="T2">"</text:span>挑<text:span text:style-name="T2">"</text:span>，愈來愈對俗不可耐之事缺乏忍耐力。<text:span text:style-name="T2"><text:line-break/><text:line-break/></text:span>這樣一種心裡感受，看在外人眼裡當然就隔了一層紗，就算我再怎麼描述我的不屑，再怎麼作出噁心的表情和動作，不懂的人永遠也不會懂。<text:span text:style-name="T2"><text:line-break/><text:line-break/></text:span>這讓我想起了「班傑明的奇幻旅程<text:span text:style-name="T2">(The Curious Case of Benjamin Button)</text:span>」裡頭有個侏儒說了這麼一句話：「有些事是高的人永遠也不會懂的。我們這種高度的人都很孤單，但其實高的人也很孤單，只是他們不敢表露出來。」</text:p>
      <text:p text:style-name="P1"><text:span text:style-name="T3">陳真</text:span><text:s/>  |  2012.01.04 03:57   |   <text:a xlink:type="simple" xlink:href="http://palinfo.habago.org/Entry?Command=Information_PrintForum&amp;iPage=529#FORUM31221"><text:span text:style-name="T1">#</text:span></text:a></text:p>
      <text:p text:style-name="P2"><text:span text:style-name="T2">(</text:span>續<text:span text:style-name="T2">)<text:line-break/><text:line-break/></text:span>醫學上或科學上很多甚至獲得諾貝爾獎的發明或發現或治療方法<text:span text:style-name="T2">,</text:span>到後來卻成為一場笑話<text:span text:style-name="T2">,</text:span>因為一旦它所欲追求的正確性或流行性喪失<text:span text:style-name="T2">,</text:span>它便頓時一文不值<text:span text:style-name="T2">. </text:span>但藝術之為物卻無正確可言<text:span text:style-name="T2">,</text:span>反倒像宗教<text:span text:style-name="T2">,</text:span>連結著一種確定性<text:span text:style-name="T2">. <text:line-break/><text:line-break/></text:span>一首天籟之音就是天籟之音<text:span text:style-name="T2">,</text:span>它不是股票<text:span text:style-name="T2">,</text:span>你不用擔心它明天突然輸給誰了或突然變成靡靡之音<text:span text:style-name="T2">. </text:span>同樣地<text:span text:style-name="T2">,</text:span>一首爛歌一首爛詩一部爛電影<text:span text:style-name="T2">,</text:span>爛就是爛<text:span text:style-name="T2">,</text:span>它不會因為大賣座就變成一部鉅片<text:span text:style-name="T2">. </text:span>臭雞蛋就是臭雞蛋<text:span text:style-name="T2">,</text:span>這是很確定的<text:span text:style-name="T2">. <text:line-break/><text:line-break/></text:span>一個東西臭不臭香不香並不是透過一種比較的結果<text:span text:style-name="T2">,</text:span>就好像你說你的媽媽很偉大<text:span text:style-name="T2">,</text:span>肯定也不是因為你做過一番比較之後才知道她很偉大<text:span text:style-name="T2">. </text:span>她之偉大是完全確定的<text:span text:style-name="T2">,</text:span>無庸置疑的<text:span text:style-name="T2">,</text:span>就跟數學邏輯一樣確定<text:span text:style-name="T2">. <text:line-break/><text:line-break/></text:span>同樣地<text:span text:style-name="T2">,</text:span>爛片當然也是確定的<text:span text:style-name="T2">,</text:span>就跟哪些人是人渣一樣確定<text:span text:style-name="T2">. <text:line-break/><text:line-break/></text:span>我買了一本韓寒的書<text:span text:style-name="T2">,</text:span>看他在罵現代詩人<text:span text:style-name="T2">,</text:span>覺得很好笑也挺有道理<text:span text:style-name="T2">. </text:span>詩人群起圍攻<text:span text:style-name="T2">,</text:span>但再怎麼圍攻也無法改變這些根本不應該稱為詩的爛東西的價值<text:span text:style-name="T2">.<text:line-break/><text:line-break/></text:span>韓寒罵那些自命詩人的詩人說<text:span text:style-name="T2">:<text:line-break/><text:line-break/>""""</text:span>寫散文就寫散文<text:span text:style-name="T2">,</text:span>散文家這名稱自然沒有詩人那麼好騙文學女青年<text:span text:style-name="T2">.</text:span>好好的標點符號擺在那<text:span text:style-name="T2">,</text:span>你非不用<text:span text:style-name="T2">,</text:span>先把自己大腦搞抽筋了<text:span text:style-name="T2">,</text:span>然後把句子腰斬了<text:span text:style-name="T2">,</text:span>再揉碎<text:span text:style-name="T2">,</text:span>跟彩票開獎一樣隨機一排<text:span text:style-name="T2">,</text:span>還真以為自己是藝術家了<text:span text:style-name="T2">...</text:span>如果數學習題冊像現代詩集那樣排就好了<text:span text:style-name="T2">,</text:span>打草稿的地方全有了<text:span text:style-name="T2">...</text:span>最後<text:span text:style-name="T2">,</text:span>我要賦現代詩一首<text:span text:style-name="T2">:<text:line-break/><text:line-break/></text:span>小詩一首<text:span text:style-name="T2"><text:line-break/><text:line-break/></text:span>飛機上落枕<text:span text:style-name="T2"><text:line-break/></text:span>小<text:span text:style-name="T2"><text:line-break/></text:span>或者詩<text:span text:style-name="T2"><text:line-break/></text:span>一首還是兩首<text:span text:style-name="T2"><text:line-break/></text:span>今天晚上的脖子<text:span text:style-name="T2"><text:line-break/></text:span>特<text:span text:style-name="T2"><text:line-break/></text:span>別疼<text:span text:style-name="T2"><text:line-break/></text:span>是<text:span text:style-name="T2"><text:line-break/><text:line-break/></text:span>飛機上睡落枕<text:span text:style-name="T2"><text:line-break/></text:span>還是<text:span text:style-name="T2"><text:line-break/></text:span>飛機被我睡落枕了<text:span text:style-name="T2"><text:line-break/></text:span>他說<text:span text:style-name="T2"><text:line-break/></text:span>以後寫<text:span text:style-name="T2"><text:line-break/></text:span>散文<text:span text:style-name="T2"><text:line-break/></text:span>再散<text:span text:style-name="T2"><text:line-break/></text:span>再散<text:span text:style-name="T2"><text:line-break/></text:span>也別忘記了<text:span text:style-name="T2"><text:line-break/></text:span>要用標點符<text:span text:style-name="T2"><text:line-break/></text:span>號<text:span text:style-name="T2"><text:line-break/><text:line-break/></text:span>唷<text:span text:style-name="T2"><text:line-break/>""""""""<text:line-break/><text:line-break/></text:span>罵完了詩人<text:span text:style-name="T2">,</text:span>他還以詩的形式問說<text:span text:style-name="T2"><text:line-break/><text:line-break/></text:span>對<text:span text:style-name="T2"><text:line-break/></text:span>不<text:span text:style-name="T2"><text:line-break/></text:span>對<text:span text:style-name="T2"><text:line-break/><text:line-break/></text:span>柏楊在我唸國中那個年代就罵過很多<text:span text:style-name="T2"><text:s/>"</text:span>詩人<text:span text:style-name="T2">",</text:span>這也難怪那麼多人聽到他被抓去坐牢時那麼開心<text:span text:style-name="T2">. </text:span>柏楊當然罵得比韓寒更惡毒了<text:span text:style-name="T2">,</text:span>他也曾模仿詩人們寫詩<text:span text:style-name="T2">,</text:span>記得是寫著什麼<text:span text:style-name="T2">:<text:line-break/><text:line-break/></text:span>出<text:span text:style-name="T2"><text:line-break/></text:span>出出<text:span text:style-name="T2"><text:line-break/></text:span>出出出<text:span text:style-name="T2"><text:line-break/></text:span>倒<text:span text:style-name="T2"><text:line-break/><text:line-break/></text:span>我講這些<text:span text:style-name="T2">,</text:span>當然不是要罵詩這種東西<text:span text:style-name="T2">,</text:span>而是說好詩爛詩好片爛片不但瞞不了人<text:span text:style-name="T2">,</text:span>而且是很確定的事<text:span text:style-name="T2">.<text:line-break/><text:line-break/></text:span>當然<text:span text:style-name="T2">,</text:span>我不是說所有作品都能如此確定其價值<text:span text:style-name="T2">,</text:span>而是說那些爛到爆的東西就像臭雞蛋一樣<text:span text:style-name="T2">,</text:span>一聞便知<text:span text:style-name="T2">,</text:span>不用整顆吃完就能知其臭<text:span text:style-name="T2">. </text:span>同樣地<text:span text:style-name="T2">,</text:span>那些極端傑出的作品也不可能會在某一天突然被證明原來是一個爛貨<text:span text:style-name="T2">.</text:span></text:p>
      <text:p text:style-name="P1"><text:span text:style-name="T3">陳真</text:span><text:s/>  |  2012.01.04 02:37   |   <text:a xlink:type="simple" xlink:href="http://palinfo.habago.org/Entry?Command=Information_PrintForum&amp;iPage=529#FORUM31220"><text:span text:style-name="T1">#</text:span></text:a></text:p>
      <text:p text:style-name="P3"><text:span text:style-name="T2">(</text:span>續<text:span text:style-name="T2">)<text:line-break/><text:line-break/></text:span>當我們說某個東西將會持續進步<text:span text:style-name="T2"><text:s/>(</text:span>比方說科學或各種知識<text:span text:style-name="T2">),</text:span>這意味著它是累積性或取代性的<text:span text:style-name="T2">. </text:span>當<text:span text:style-name="T2">A</text:span>理論成功駁斥了<text:span text:style-name="T2">B</text:span>理論<text:span text:style-name="T2">,B</text:span>就得退場<text:span text:style-name="T2">. </text:span>當<text:span text:style-name="T2">A</text:span>包含著比<text:span text:style-name="T2">B</text:span>更多的內容時<text:span text:style-name="T2">,</text:span>這意味著<text:span text:style-name="T2">A</text:span>比<text:span text:style-name="T2">B</text:span>更好或者說更進步<text:span text:style-name="T2">. <text:line-break/><text:line-break/></text:span>科學如此<text:span text:style-name="T2">,</text:span>但科學以外的世界<text:span text:style-name="T2">,</text:span>例如藝術或情感或人性等等等<text:span text:style-name="T2">,</text:span>卻不是這樣一種東西<text:span text:style-name="T2">,</text:span>它並不是依靠累積來取得價值<text:span text:style-name="T2">,</text:span>也不訴諸對立與競爭<text:span text:style-name="T2">,</text:span>畢竟它不是在追求一種正確性<text:span text:style-name="T2">.<text:line-break/><text:line-break/></text:span>也因此<text:span text:style-name="T2">,</text:span>浮士德放一億年也還是浮士德<text:span text:style-name="T2">,</text:span>莫札特就算地球毀滅了也還是莫札特<text:span text:style-name="T2">,</text:span>它們的高貴動人之處不會因為億萬年後的什麼人類進化而失勢成為一種爛貨<text:span text:style-name="T2">. <text:line-break/><text:line-break/></text:span>科學反倒具有一種相對性<text:span text:style-name="T2">,</text:span>因為我們永遠不知道哪一種知識是必然成立的<text:span text:style-name="T2">,</text:span>它生生滅滅不斷在改變知識的內容<text:span text:style-name="T2">. </text:span>但藝術卻沒有這樣一種相對性<text:span text:style-name="T2">,</text:span>它不需要累積<text:span text:style-name="T2">,</text:span>也不需要競爭正確性<text:span text:style-name="T2">,</text:span>更不可能淪落到<text:span text:style-name="T2"><text:s/>"</text:span>只要我喜歡<text:span text:style-name="T2">,</text:span>就是藝術<text:span text:style-name="T2">" </text:span>的地步<text:span text:style-name="T2">. </text:span>如果是這樣<text:span text:style-name="T2">,</text:span>高達及蘇古諾夫等等等恐怕都得改行<text:span text:style-name="T2">,</text:span>因為他們拍一輩子的片<text:span text:style-name="T2">,</text:span>拍了上百部片<text:span text:style-name="T2">,</text:span>全部觀眾加起來<text:span text:style-name="T2">,</text:span>保證都還比不上什麼幾把刀的一部大爛片<text:span text:style-name="T2">. <text:line-break/><text:line-break/></text:span>講這些<text:span text:style-name="T2">,</text:span>如果你聽了很感冒<text:span text:style-name="T2">,</text:span>那就請多穿衣服<text:span text:style-name="T2">.</text:span>畢竟感冒也沒用<text:span text:style-name="T2">,</text:span>這就像一加一等於二那樣的絕對<text:span text:style-name="T2">. </text:span>差別只是在於我一點都不需要旁人的認同<text:span text:style-name="T2">. </text:span>一部爛到爆的大爛片<text:span text:style-name="T2">,</text:span>如果你覺得藝術非凡<text:span text:style-name="T2">,</text:span>那我也無所謂<text:span text:style-name="T2">,</text:span>反正半票觀眾多得是<text:span text:style-name="T2">,</text:span>把爛東西當成寶這事一點也不稀奇<text:span text:style-name="T2">. <text:line-break/><text:line-break/></text:span>重點是<text:span text:style-name="T2">,</text:span>如果你一定要問我的感覺<text:span text:style-name="T2">,</text:span>那我只能誠實地跟你說這些下三濫的東西全應丟到垃圾桶裏<text:span text:style-name="T2">,</text:span>我一秒鐘也無法忍受醜陋低級的東西<text:span text:style-name="T2">. </text:span>如果有人要我承認那些爛片是我拍的或那些出自什麼名家之手的爛書是我寫的<text:span text:style-name="T2">,</text:span>若不承認就要把我槍斃<text:span text:style-name="T2">,</text:span>我看我肯定會選擇槍斃<text:span text:style-name="T2">.<text:line-break/><text:line-break/></text:span>主流之聲<text:span text:style-name="T2">,</text:span>如雷貫耳<text:span text:style-name="T2">,</text:span>我們都一直在忍耐了<text:span text:style-name="T2">,</text:span>難道就不能忍耐極少數人長期忍耐低俗之物氾濫成災的一點憤懣哀號<text:span text:style-name="T2">? <text:line-break/><text:line-break/></text:span>每當我打開電視聽到那些流行歌<text:span text:style-name="T2">,</text:span>我老是想起莫札特<text:span text:style-name="T2">,</text:span>要是他活在這樣一個時空<text:span text:style-name="T2">,</text:span>如何忍受這樣一些爛到爆卻大賣其座的噪音整天如影相隨<text:span text:style-name="T2">?</text:span></text:p>
      <text:p text:style-name="P1"><text:span text:style-name="T3">陳真</text:span><text:s/>  |  2012.01.04 01:47   |   <text:a xlink:type="simple" xlink:href="http://palinfo.habago.org/Entry?Command=Information_PrintForum&amp;iPage=529#FORUM31219"><text:span text:style-name="T1">#</text:span></text:a></text:p>
      <text:p text:style-name="P2">我沒有再仔細看楊同學的發言了<text:span text:style-name="T2">,</text:span>因為有看沒有懂<text:span text:style-name="T2">,</text:span>不知道她到底是想要講什麼<text:span text:style-name="T2">,</text:span>似乎是要說如果我說某個<text:span text:style-name="T2"><text:s/>"</text:span>作品<text:span text:style-name="T2">" (</text:span>嘔<text:span text:style-name="T2">~</text:span>這也能叫作品<text:span text:style-name="T2">?)</text:span>爛到爆<text:span text:style-name="T2">,</text:span>那就是一種絕對性的獨斷<text:span text:style-name="T2">,</text:span>不但獨斷<text:span text:style-name="T2">,</text:span>而且傷了該<text:span text:style-name="T2"><text:s/>"</text:span>作品<text:span text:style-name="T2">" (</text:span>嘔<text:span text:style-name="T2">~</text:span>這也能叫作品<text:span text:style-name="T2">?)</text:span>的粉絲們的感情<text:span text:style-name="T2">.<text:line-break/><text:line-break/></text:span>我覺得我已經清楚得不能再清楚地回答了<text:span text:style-name="T2">,</text:span>比方說當你看到一個房間<text:span text:style-name="T2">,</text:span>滿地垃圾及大小便什麼都有<text:span text:style-name="T2">,</text:span>你嘔了一聲差點吐出來<text:span text:style-name="T2">,</text:span>罵說天啊<text:span text:style-name="T2">,</text:span>好髒<text:span text:style-name="T2">. </text:span>這樣一種評價並不需要什麼很高的衛生素養<text:span text:style-name="T2">,</text:span>當然也不獨斷<text:span text:style-name="T2">.<text:line-break/><text:line-break/></text:span>你看到一個人兩手握球拍打桌球<text:span text:style-name="T2">,</text:span>打出一種怪樣子<text:span text:style-name="T2">,</text:span>像在打高爾夫<text:span text:style-name="T2">,</text:span>你說這人還不懂得怎麼打桌球<text:span text:style-name="T2">,</text:span>這樣的評語一點都不需要很高的桌球素養<text:span text:style-name="T2">,</text:span>當然也不獨斷<text:span text:style-name="T2">.<text:line-break/><text:line-break/></text:span>我常在公園看到有人唱卡拉<text:span text:style-name="T2">ok,</text:span>溫馨是很溫馨<text:span text:style-name="T2">,</text:span>可是<text:span text:style-name="T2">,</text:span>那種歌聲我不需要把整首曲子聽完就會有點頭暈了<text:span text:style-name="T2">,</text:span>你不能說我獨斷<text:span text:style-name="T2">,</text:span>即便歌唱者是我好朋友<text:span text:style-name="T2">,</text:span>我也不會昧著良心說<text:span text:style-name="T2"><text:s/>"</text:span>天啊<text:span text:style-name="T2">,</text:span>你是歌神<text:span text:style-name="T2">!" </text:span>我大概只會笑笑忍耐著聽<text:span text:style-name="T2">.<text:line-break/><text:line-break/></text:span>我小學寫的書法<text:span text:style-name="T2">,</text:span>最高記錄是甲下<text:span text:style-name="T2">,</text:span>一般都是得乙<text:span text:style-name="T2">,</text:span>有時還得個丙<text:span text:style-name="T2">.</text:span>雖然如此<text:span text:style-name="T2">,</text:span>但搞不好會有人視為珍寶<text:span text:style-name="T2">,</text:span>但那肯定不會是因為藝術上的理由<text:span text:style-name="T2">,</text:span>而或許只是因為那個人可能是我的粉絲或家人<text:span text:style-name="T2">,</text:span>我不管寫什麼他都喜歡<text:span text:style-name="T2">. <text:line-break/><text:line-break/></text:span>但喜歡歸喜歡<text:span text:style-name="T2">,</text:span>它畢竟不是藝術<text:span text:style-name="T2">,</text:span>請民進垃圾黨發動公投或全民愛戴也沒用<text:span text:style-name="T2">,</text:span>我當然也不會期待億萬年後高貴的後代子孫們會突然進化到發現原來我才是書法之神<text:span text:style-name="T2">. <text:line-break/><text:line-break/></text:span>當我們討論一種問題時<text:span text:style-name="T2">,</text:span>如果我們是當真的<text:span text:style-name="T2">,</text:span>那就應該有個當真的態度<text:span text:style-name="T2">,</text:span>而不是凡事一推三萬八千光年<text:span text:style-name="T2">,</text:span>用一些與眼前問題絲毫扯不上關係的幻想或說詞來反駁<text:span text:style-name="T2">,</text:span>那我不但不知道你是在反駁什麼<text:span text:style-name="T2">,</text:span>而且會懷疑你對於討論事情或理解問題的真誠<text:span text:style-name="T2">.<text:line-break/><text:line-break/></text:span>比方說我若問你吃飽了沒<text:span text:style-name="T2">? </text:span>你若反駁說何謂飽<text:span text:style-name="T2">? </text:span>幾分飽才算飽<text:span text:style-name="T2">? </text:span>或甚至說哪天人類也許進化到根本不用吃就會飽<text:span text:style-name="T2">? </text:span>那我只能說你這不是在回應問題<text:span text:style-name="T2">,</text:span>當然也不是在發問<text:span text:style-name="T2">,</text:span>這大概只是吃飽閒閒在胡扯<text:span text:style-name="T2">.<text:line-break/><text:line-break/></text:span>藝術不管時光如何飛馳<text:span text:style-name="T2">,</text:span>千年已逝<text:span text:style-name="T2">,</text:span>依然動人<text:span text:style-name="T2">. </text:span>浮士德再過一億萬年也仍然還是浮士德<text:span text:style-name="T2">,</text:span>藝術不會退色<text:span text:style-name="T2">,</text:span>正如人性亙古不變一般<text:span text:style-name="T2">. </text:span>或許有一天人們不再閱讀它或甚至把它給遺忘了<text:span text:style-name="T2">,</text:span>正如許許多多動人作品從未被正視一般<text:span text:style-name="T2">,</text:span>但我無法想像什麼億萬年後的人們會突然進化到一聽到莫札特就想吐<text:span text:style-name="T2">,</text:span>一讀到浮士德就會覺得爛到讓人笑到在地上打滾<text:span text:style-name="T2">,</text:span>但卻會說時下這些流行歌或大賣座的大爛片是偉大藝術<text:span text:style-name="T2">.<text:line-break/><text:line-break/></text:span>我放了屁<text:span text:style-name="T2">,</text:span>感覺屁聲溫柔婉約<text:span text:style-name="T2">,</text:span>徐徐動人<text:span text:style-name="T2">,</text:span>於是趕緊錄下以便流傳後世<text:span text:style-name="T2">. </text:span>我若吃飽太閒儘管可以這麼做<text:span text:style-name="T2">,</text:span>但我不會懷抱著一種跨越億萬年時空的偉大夢想<text:span text:style-name="T2">,</text:span>以為億萬年後高貴的人們會突然進化到有一天聽到我的屁聲錄音帶之後<text:span text:style-name="T2">,</text:span>受到強烈的心靈震撼說這是撼動人心的偉大音樂<text:span text:style-name="T2">,</text:span>然後卻笑說莫札特做那個什麼碗糕音樂好沒水準<text:span text:style-name="T2">.<text:line-break/><text:line-break/></text:span>如果你硬要說億萬年後什麼都有可能<text:span text:style-name="T2">,</text:span>或許吧<text:span text:style-name="T2">,</text:span>但如果我們要這樣討論問題<text:span text:style-name="T2">,</text:span>那意味著我們其實不是在討論<text:span text:style-name="T2">,</text:span>而只是在做一種極其沒有營養的問答<text:span text:style-name="T2">.<text:line-break/><text:line-break/></text:span>維根斯坦提到一個詞叫<text:span text:style-name="T2">aspect blindness,</text:span>簡單說就是面向盲<text:span text:style-name="T2">,</text:span>對於某種面向是缺乏感受能力的<text:span text:style-name="T2">. </text:span>若在音樂就是音盲<text:span text:style-name="T2">,</text:span>若在影像就是影像盲<text:span text:style-name="T2">,</text:span>他並不是視力或聽力有問題<text:span text:style-name="T2">,</text:span>而是聽不見那個面向的聲音<text:span text:style-name="T2">,</text:span>看不見那個面向的影像<text:span text:style-name="T2">.<text:line-break/><text:line-break/></text:span>也因此<text:span text:style-name="T2">,</text:span>有人說<text:span text:style-name="T2">,</text:span>這意味著雖然我們都說的都是同一種語言<text:span text:style-name="T2">,</text:span>比方說中文或法文<text:span text:style-name="T2">,</text:span>但卻有聽沒有懂<text:span text:style-name="T2">,</text:span>無法溝通<text:span text:style-name="T2">,</text:span>因為在許多面向上是完全斷絕的<text:span text:style-name="T2">,</text:span>絲毫無法溝通<text:span text:style-name="T2">;</text:span>或許這就好像我無法讓我家的阿憨了解數學的美一樣<text:span text:style-name="T2">,</text:span>我也不會以為自己可以理解為什麼每天帶他出門遛狗<text:span text:style-name="T2">,</text:span>牠從不看風景<text:span text:style-name="T2">,</text:span>也不賞月<text:span text:style-name="T2">,</text:span>對滿天繁星亦無感覺<text:span text:style-name="T2">,</text:span>但卻總是極其興奮地沿著屎尿的氣味一路前進拼命聞<text:span text:style-name="T2">. <text:line-break/><text:line-break/></text:span>或許人的血液註定了他對於種種<text:span text:style-name="T2"><text:s/>"</text:span>面向<text:span text:style-name="T2">" </text:span>的或開或闔<text:span text:style-name="T2">,</text:span>聽得見的永遠聽得見<text:span text:style-name="T2">,</text:span>聽不見的或許有一天基因突變也能聽見<text:span text:style-name="T2">,</text:span>但在他開啟某個<text:span text:style-name="T2"><text:s/>"</text:span>面向<text:span text:style-name="T2">" </text:span>的大門之前<text:span text:style-name="T2">,</text:span>他其實不知道別人看見了什麼<text:span text:style-name="T2">,</text:span>雖然講的都是中文<text:span text:style-name="T2">,</text:span>但有這麼一些<text:span text:style-name="T2"><text:s/>"</text:span>面向語言<text:span text:style-name="T2">" </text:span>是他所無法看見或聽見的<text:span text:style-name="T2">.</text:span></text:p>
      <text:p text:style-name="P1"><text:span text:style-name="T3">鄭啟承</text:span><text:s/>  |  2012.01.04 00:20   |   <text:a xlink:type="simple" xlink:href="http://palinfo.habago.org/Entry?Command=Information_PrintForum&amp;iPage=529#FORUM31218"><text:span text:style-name="T1">#</text:span></text:a></text:p>
      <text:p text:style-name="P3">美感與道德感若說有什麼雷同之處，在我感覺大概也就是這樣的一種<text:span text:style-name="T2">"</text:span>體質<text:span text:style-name="T2">"</text:span>問題。我的理智上瞭解動物生命之可憐可貴，但我卻沒有因此成為一個素食者。之所以沒有，並不是因為我不懂人類肉食貪慾之危害或不懂生命之痛苦，而是因為這些東西還沒有傷我傷得那麼深，我的心還夠硬，能夠抵抗這樣的一些東西。過去念動物系，有關動物與生命的諸多知識可算是吸收得遠超過一般人了，但現在回首再看自己，那時對生命卻可說是一無所知。經過了十多年的各種見識與生活的起伏變化，有些事我才真正明白。瞭解一隻狗的生理或演化的種種細節並不困難，但瞭解一隻流浪狗的感覺卻是另一回事，除非你也真的流浪過。<text:span text:style-name="T2"><text:line-break/><text:line-break/></text:span>這樣的一種深刻理解當然並不是理性上琢磨出來的。一直很討厭一個詞就是所謂的「同情」，當有人說他同情某某人或同情某隻動物時，聽了常覺得很反感，不知道為什麼。事實是你沒有同，也就不可能有情。所謂的同當然並不是叫你也和一隻狗一樣在地上爬行才能理解牠的感受，但人多多少少也得經歷過某些事，或付出過某種代價，那些事才會刻劃在你的心上。當你的心真正受傷過，你才有辦法明白一切有關傷痛的道理。而當你真正對之感同身受時，你也就不再會用同情這個詞了。<text:span text:style-name="T2"><text:line-break/><text:line-break/></text:span>我一向遵從自己的心，雖然我也認同保育，但世界會變成怎樣其實我也並不在乎。不過我想我總有一天會成為一個素食者；有那樣的一種內心的變化感受經驗，當然也就可以預見那樣的未來。如果這樣稱得上是一種<text:span text:style-name="T2">"</text:span>學習過程<text:span text:style-name="T2">"</text:span>，那我顯然是個很駑鈍的人了。雖然我似乎擁有許多技能，像個雜技團那樣，但那些真正重要的事，卻似乎一直停滯不前。<text:span text:style-name="T2"><text:line-break/><text:line-break/></text:span>這就像我雖然討厭邪惡美國之謊言與濫殺無辜，但我卻沒有像各位一樣站出來做一點在各位看來可能是最基本的一種對善惡是非美醜的發聲。<text:span text:style-name="T2"><text:line-break/><text:line-break/></text:span>問題從來就不是出在你主觀的鑑賞能力是否能決定事物本身的美醜，而是你具不具備那樣的品格與所做之事匹配，也唯有一個真正的好人，他做的才會是一件好事。我之所以不從事社運或不從事藝術而選擇成為一個商人，原因就在於此，如果你自己的品性都不足以匹配你所做的事，那你的一切作為就當然毫無一絲價值。<text:span text:style-name="T2"><text:line-break/><text:line-break/></text:span>一切美感或道德感在我感覺皆是如此。天才與其說是熱情或是感情過人，不如說是兩個字：虔誠。</text:p>
      <text:p text:style-name="P1"><text:span text:style-name="T3">鄭啟承</text:span><text:s/>  |  2012.01.03 19:40   |   <text:a xlink:type="simple" xlink:href="http://palinfo.habago.org/Entry?Command=Information_PrintForum&amp;iPage=529#FORUM31217"><text:span text:style-name="T1">#</text:span></text:a></text:p>
      <text:p text:style-name="P2">我覺得所謂藝術品味或感受性，其實就和一種<text:span text:style-name="T2">"</text:span>病<text:span text:style-name="T2">"</text:span>差不多，這是個比喻，但我有時候甚至覺得那差不多稱得上是某種生物性或<text:span text:style-name="T2">"</text:span>體質<text:span text:style-name="T2">"</text:span>了。<text:span text:style-name="T2"><text:line-break/><text:line-break/></text:span>一個人，如果先天鼻子過敏，哪天高雄市忽然空氣品質驟降，滿天沙塵，他一出門就打噴嚏打個不停，打到簡直快斷氣了，這時候旁人如果說：「喂，你也不用這麼誇張吧？不過是灰塵而已，灰塵也不見得對人體有害啊，你看，我不是好好的嗎？」你會怎麼想呢？聽來很荒謬，但這不只是個比喻而已，我小時候就是這樣，然後我爸爸就常常罵我身體「不爭氣」，說要是我的身體「爭氣」一點，就不會這麼容易過敏或生病了。<text:span text:style-name="T2"><text:line-break/><text:line-break/></text:span>問題是體質並不是一個人可以自己左右或選擇的，換句話說灰塵是不是有害並不是一個客觀或主觀的問題，而是你是否剛好是它的受害者。我無論做了多少科學研究說明灰塵在統計或生理上有何種程度的影響，也無法改變我會對它過敏的事實。<text:span text:style-name="T2"><text:line-break/><text:line-break/></text:span>莫札特據說天生耳朵一大一小，看起來發育不全，但此人卻是可稱上人類歷史上音感與音樂造詣之最巔峰不為過。音感大概就和過敏一樣，也沒辦法具體有個什麼生理數據，但它確實存在。奇怪的是音感並不是人人皆有。動物應該沒有音感（有啦，看過會隨著節拍搖頭晃腦的狗），有些人也和動物一樣也幾乎完全沒有音感。我的家族頗有藝術天份，出了三個畫家，但除了我和一位表姐之外，其他人幾乎都毫無音感，可說得上是音痴。<text:span text:style-name="T2"><text:line-break/><text:line-break/></text:span>音樂上有音感，在我看文字當然也有某種屬於文字的感受性與表達能力。說來奇怪，我看文字並不是看它的措辭或內容，比較像在<text:span text:style-name="T2">"</text:span>聽<text:span text:style-name="T2">"</text:span>裡頭的旋韻或底下蘊含的情感，就像過敏一樣，文字對我來說也是騙不了人的，也只有某種真正的<text:span text:style-name="T2">"</text:span>過敏原<text:span text:style-name="T2">"</text:span>能觸發我的神經，而你不得不承認世上的確也只有某些被上帝選上的人才有辦法寫出那樣的東西。<text:span text:style-name="T2"><text:line-break/><text:line-break/></text:span>這樣的一種辨識能力當然是絕對的，你不具備那樣的<text:span text:style-name="T2">"</text:span>體質<text:span text:style-name="T2">"</text:span>就<text:span text:style-name="T2">"</text:span>體驗<text:span text:style-name="T2">"</text:span>不出那樣的差別。<text:span text:style-name="T2"><text:line-break/><text:line-break/></text:span>不管你用客觀或主觀來形容這樣一種「鑑賞力」，都沒有辦法動搖它存在的絕對事實。小時候有次過敏氣喘躺在床上快不能呼吸了，我爸堅持我應該躺下來休息才會好，還好我順從了自己的生理感受，等我爸走出房間後又趕快坐起來，不然我可能真的就窒息而死了。<text:span text:style-name="T2"><text:line-break/><text:line-break/></text:span>與音痴討論音樂是多餘的，就像鳥和人討論飛一樣沒有意義，因為他永遠不可能懂，更別談什麼鑑賞了。我不是要貶低沒有某種才華的人，正好相反，我是說鐘鼎山林各有天性，你在某些地方有你絕對的美感或敏感，在另一方面你卻可能是白痴。比方說我到現在仍然是路痴。前陣子買了一些很好笑的<text:span text:style-name="T2">"</text:span>證照<text:span text:style-name="T2">"</text:span>貼紙，其中就買了一張路痴證照給自己。基本上若沒有地圖，離開住處三百公尺我就馬上陷入迷路狀態。有位朋友擁有極佳的方向感，幾乎就和鴿子一樣，經常對我的路痴症狀感到不可思議，但這只能說各人才情各有不同，我當然就不會笨到去和他比賽走迷宮或討論什麼辨識方向的技術。<text:span text:style-name="T2"><text:line-break/><text:line-break/></text:span>音樂文字如此，電影當然就更不必說了。不過人之特別是人有很強的可塑性，今天你也許是藝術白痴，哪天若突然經歷了什麼人生的巨大打擊或生理的外傷，也許你就成了詩人也說不定。一切外物都沒變，變的是你自己，因為你看待世界的方式和以前完全不同了，你聽到看到的自然就是完全不同的東西。有這麼玄嗎<text:span text:style-name="T2">? </text:span>當然有。像鄭總我從小就是弱雞，但隨著三十多年努力不懈，如今也可算是運動健將，至少不再犯氣喘了。<text:span text:style-name="T2"><text:line-break/><text:line-break/></text:span>曾在電視上看過一個科學節目，講大腦的神奇功能，裡頭談到所謂的「自閉症學者」，這是指那些先天或後天大腦某些部位受損的人，其他的區域自動產生補償功能，以致於產生了某些領域的高度才華。這樣的例子應該很多吧。比方說我堂弟就是自閉症，到了小學連說話都不會，但卻可以瞬間做四位數的乘法。如果當時把我堂弟抓去掃描他的大腦，說不定可以發現他的左右腦用一種與常人完全不同的方式在運作。不過呢，隨著長大過程被大人們<text:span text:style-name="T2">"</text:span>矯正<text:span text:style-name="T2">"</text:span>，他的心智變得比較<text:span text:style-name="T2">"</text:span>正常<text:span text:style-name="T2">"</text:span>了，但他的計算能力卻也退化了。<text:span text:style-name="T2"><text:line-break/><text:line-break/></text:span>說這些不知道和各位說的藝術品味有沒有關係，我要說的是，世界很大。我們如果終難明白某些道理或欠缺某種鑑賞和辨識能力，那其實只是因為我們還沒有成為那樣的人。只有當你成為那樣的一個人，你才可能一下子明白了這一切。<text:span text:style-name="T2"><text:line-break/><text:line-break/></text:span>不知道為什麼，想起「落日車神」開頭的那兩句歌詞<text:span text:style-name="T2">:<text:line-break/><text:line-break/>There's something inside you, it's hard to explain.<text:line-break/></text:span>你內心深處有些東西，實在難以言語描述<text:span text:style-name="T2"><text:line-break/><text:line-break/>They're talking about you boy, but you're still the same.<text:line-break/></text:span>人們都在背後說你，但你依然我行我素<text:span text:style-name="T2"><text:line-break/><text:line-break/></text:span>也想起了另一首車神戴著面具開車去殺一個大壞蛋時的那首歌，我把它翻譯成中文如下。這歌詞當然要搭配畫面一起看才對味，如果你看完發現自己也想殺人，那恭喜你，你也病得不輕啊。<text:span text:style-name="T2"><text:line-break/><text:line-break/>Oh my love <text:line-break/></text:span>噢<text:span text:style-name="T2"><text:s/></text:span>我的愛<text:span text:style-name="T2"><text:line-break/><text:line-break/>Look and see<text:line-break/></text:span>你看哪<text:span text:style-name="T2"><text:line-break/><text:line-break/>The Sun rising from the river<text:line-break/></text:span>看那對岸昇起的旭日<text:span text:style-name="T2"><text:line-break/><text:line-break/>Nature's miracle once more<text:line-break/></text:span>大自然又一次展現奇蹟<text:span text:style-name="T2"><text:line-break/><text:line-break/>Will light the world<text:line-break/></text:span>讓這世界充滿了光<text:span text:style-name="T2"><text:line-break/><text:line-break/>But this light<text:line-break/></text:span>但這道光<text:span text:style-name="T2"><text:line-break/><text:line-break/>Is not for those men<text:line-break/></text:span>無法照亮那些<text:span text:style-name="T2"><text:line-break/><text:line-break/>Still lost in An old black shadow<text:line-break/></text:span>仍然迷失在幽暗漆黑中的靈魂<text:span text:style-name="T2"><text:line-break/><text:line-break/>Won't you help me to believe<text:line-break/></text:span>你能否給我信心，讓我相信<text:span text:style-name="T2"><text:line-break/><text:line-break/>That they will see<text:line-break/></text:span>他們有一天也能看見<text:span text:style-name="T2"><text:line-break/><text:line-break/>A day<text:line-break/></text:span>有那麼一天<text:span text:style-name="T2"><text:line-break/><text:line-break/>A brighter day<text:line-break/></text:span>世界重新充滿光亮<text:span text:style-name="T2"><text:line-break/><text:line-break/>When all the shadows <text:line-break/></text:span>所有的憂鬱和陰影<text:span text:style-name="T2"><text:line-break/><text:line-break/>Will fade away<text:line-break/></text:span>都隨之褪去<text:span text:style-name="T2"><text:line-break/><text:line-break/>That day I'll cry<text:line-break/></text:span>這一天我將熱淚盈眶<text:span text:style-name="T2"><text:line-break/><text:line-break/>That I believe <text:line-break/></text:span>滿懷信心<text:span text:style-name="T2"><text:line-break/><text:line-break/>That I believe<text:line-break/></text:span>滿懷著信心<text:span text:style-name="T2"><text:line-break/><text:line-break/>Oh my love <text:line-break/></text:span>噢我的愛<text:span text:style-name="T2"><text:line-break/><text:line-break/>High above us<text:line-break/></text:span>看那至高無上的<text:span text:style-name="T2"><text:line-break/><text:line-break/>The Sun now<text:line-break/></text:span>崇偉旭日<text:span text:style-name="T2"><text:line-break/><text:line-break/>Embraces Nature<text:line-break/></text:span>正是天地最好的見證<text:span text:style-name="T2"><text:line-break/><text:line-break/>And from Nature we should learn<text:line-break/></text:span>讓我們真正明白了<text:span text:style-name="T2"><text:line-break/><text:line-break/>That all can start again<text:line-break/></text:span>一切都能夠重來<text:span text:style-name="T2"><text:line-break/><text:line-break/>As the stars must fade away<text:line-break/></text:span>當星辰與黑夜褪去<text:span text:style-name="T2"><text:line-break/><text:line-break/>To give a bright new day<text:line-break/></text:span>將是另一個明亮的開始</text:p>
      <text:p text:style-name="P1"><text:span text:style-name="T3">楊世主</text:span><text:s/>  |  2012.01.03 19:18   |   <text:a xlink:type="simple" xlink:href="http://palinfo.habago.org/Entry?Command=Information_PrintForum&amp;iPage=529#FORUM31216"><text:span text:style-name="T1">#</text:span></text:a></text:p>
      <text:p text:style-name="P3">沒錯啊<text:span text:style-name="T2">~ </text:span>這正是我想說的！喜歡是一種藝術，這個作品造就你的喜歡，它就是一種藝術<text:span text:style-name="T2">~~ </text:span>我自己發明的笨蛋理論，大家千萬不要認真<text:span text:style-name="T2"><text:s/>:)</text:span></text:p>
      <text:p text:style-name="P4"/>
      <text:p text:style-name="P1">Jedah Zhang   |  2012.01.03 19:02   |   <text:a xlink:type="simple" xlink:href="http://palinfo.habago.org/Entry?Command=Information_PrintForum&amp;iPage=530#FORUM31215"><text:span text:style-name="T1">#</text:span></text:a></text:p>
      <text:p text:style-name="P3">如果按照楊世主說的<text:span text:style-name="T2">, </text:span>大概所有的政治宣傳廣告都可擠進藝術殿堂<text:span text:style-name="T2">.<text:line-break/></text:span>不<text:span text:style-name="T2">, </text:span>甚至我可以今天隨便畫個東西然後就宣稱<text:span text:style-name="T2">:</text:span>這是藝術作品<text:span text:style-name="T2">, </text:span>不管你喜歡不喜歡它都是藝術<text:span text:style-name="T2">!</text:span></text:p>
      <text:p text:style-name="P1"><text:span text:style-name="T3">楊世主</text:span><text:s/>  |  2012.01.03 18:38   |   <text:a xlink:type="simple" xlink:href="http://palinfo.habago.org/Entry?Command=Information_PrintForum&amp;iPage=530#FORUM31214"><text:span text:style-name="T1">#</text:span></text:a></text:p>
      <text:p text:style-name="P2"><text:span text:style-name="T2">"</text:span>可是<text:span text:style-name="T2">,</text:span>十幾年後<text:span text:style-name="T2">,</text:span>現代啟示錄卻成為我最愛的電影之一<text:span text:style-name="T2">. </text:span>並不是我的視力變好了<text:span text:style-name="T2">,</text:span>電影畢竟不是眼科在測視力<text:span text:style-name="T2">,</text:span>而是我的整個品味改變了<text:span text:style-name="T2">,</text:span>而且某種關於影像技能或技術的敏感度與理解力增加了<text:span text:style-name="T2">,</text:span>於是在十幾年後我終於才由打瞌睡到喜歡上現代啟示錄<text:span text:style-name="T2">. </text:span>這樣一種變化或進步是很漫長的<text:span text:style-name="T2">. </text:span>就如西方分析哲學過去在我看來無異天書<text:span text:style-name="T2">,</text:span>但經過十年寒窗<text:span text:style-name="T2">,</text:span>我似乎才稱得上是個這方面的專家<text:span text:style-name="T2">,</text:span>足以判斷該領域的作品之良莠<text:span text:style-name="T2">."<text:line-break/><text:line-break/></text:span>關於你說藝術的本質與進步無關，我想問上述的改變究竟是什麼改變了？整個品味的改變，敏感度理解力的增加，可否說就是能力增加，既然<text:span text:style-name="T2">"</text:span>西方哲學三千年來所發問探究者及評價方式沒有改變<text:span text:style-name="T2">"</text:span>，那會改變的一定是人的某種能力，就像藝術品味的改變一樣，那麼，人的能力會不會一直增加呢？品味會不會越來越犀利越細緻越敏感越刻薄越精純越完美呢？人到那個階段對美感會有潔癖，非此不可，非此即錯，非此即醜，非此即爛，專業與知識分出美與醜好與壞優與劣，但胸懷專業與知識的人也不過只會分類而已，這是技術層面的優勢，但我總覺得藝術與人性息息相關，應該只有喜歡與不喜歡，畢竟看的聽的永遠是個人。</text:p>
      <text:p text:style-name="P1"><text:span text:style-name="T3">葉小慧</text:span><text:s/>  |  2012.01.03 18:09   |   <text:a xlink:type="simple" xlink:href="http://palinfo.habago.org/Entry?Command=Information_PrintForum&amp;iPage=530#FORUM31213"><text:span text:style-name="T1">#</text:span></text:a></text:p>
      <text:p text:style-name="P3">只是分享我的一點想法。在不久以前，我也混淆於品味是個人的私密的這種想法，但後來發現錯了。鑑賞、品味、藝術是絕對性的，就好像我小時候上美術課很愛畫畫，看到畢卡索的畫，覺得這就叫名畫？但我確實畫不出來，所以我抱著疑問，直到我到美國紐約大都會博物館、<text:span text:style-name="T2">MOMA</text:span>看了畢卡索的原畫，深深為之撼動，讓我知道不是那畫有名的莫名其妙，而是因為我那時沒見到原畫，鑑賞力也還不到。<text:span text:style-name="T2"><text:line-break/><text:line-break/></text:span>喜好、興趣這些都是個人的私密的，和品味是兩回事。<text:span text:style-name="T2"><text:line-break/><text:line-break/></text:span>再拿永生樹為例，看到俗稱的<text:span text:style-name="T2">Discovery</text:span>片段時候，我也愣住過數秒鐘，但恰好我認為我需要釋放一下情緒（一天之內，前面看過落日車神和賽德克巴萊下），跟著畫面沉澱下來後，發現自己其實那麼渺小，跟著畫面回想到小時候至今，最後是哭了，而且有種全然的放鬆感（做為一名精神官能症患者，這個放鬆感很難得），那時候我才稍稍體會到，難道這就是這部片子得獎的原因嗎？但我的能力無從給予明確的賞析，只能說這部片子對我有它的價值存在。</text:p>
      <text:p text:style-name="P1">Jedah Zhang   |  2012.01.03 17:54   |   <text:a xlink:type="simple" xlink:href="http://palinfo.habago.org/Entry?Command=Information_PrintForum&amp;iPage=530#FORUM31212"><text:span text:style-name="T1">#</text:span></text:a></text:p>
      <text:p text:style-name="P2">我還滿難想像哪天朱延平的電影被捧成什麼古早台灣文化代表富含深刻的哲學意義云云<text:span text:style-name="T2">.....<text:line-break/></text:span>若真是到了這樣的時候大概台灣已經變成<text:span text:style-name="T2">"</text:span>美麗新世界<text:span text:style-name="T2">"</text:span>了吧<text:span text:style-name="T2">...</text:span></text:p>
      <text:p text:style-name="P1"><text:span text:style-name="T3">陳真</text:span><text:s/>  |  2012.01.03 17:39   |   <text:a xlink:type="simple" xlink:href="http://palinfo.habago.org/Entry?Command=Information_PrintForum&amp;iPage=530#FORUM31211"><text:span text:style-name="T1">#</text:span></text:a></text:p>
      <text:p text:style-name="P3">藝術的本質之一就是與進步無關<text:span text:style-name="T2">,</text:span>它不是一種會進步的東西<text:span text:style-name="T2">,</text:span>就好像即便一億億億億年後<text:span text:style-name="T2">,</text:span>親情也不會進步<text:span text:style-name="T2">,</text:span>並不是因為它缺乏進步的空間<text:span text:style-name="T2">,</text:span>而是它根據沒有進步這回事<text:span text:style-name="T2">. </text:span>業績會進步<text:span text:style-name="T2">,</text:span>存款會進步<text:span text:style-name="T2">,</text:span>但藝術卻與進步無關<text:span text:style-name="T2">. </text:span>人類怎麼演化都一樣<text:span text:style-name="T2">,</text:span>西方哲學發展三千年<text:span text:style-name="T2">,</text:span>如今所發問探究者及其評價方式仍然還是千年不變<text:span text:style-name="T2">.<text:line-break/><text:line-break/></text:span>如果妳只是要問一種科學上的假設問題或科幻問題<text:span text:style-name="T2">,</text:span>那妳隨便要給它什麼答案當然都行<text:span text:style-name="T2">. </text:span>就如我也能想像或許億萬年後大便也能變成美食一樣<text:span text:style-name="T2">. </text:span>這樣一種科幻問題當然很沒營養<text:span text:style-name="T2">,</text:span>因為隨便你要怎麼說都行了<text:span text:style-name="T2">.<text:line-break/><text:line-break/></text:span>我當然也能想像也許億萬年後的某個五度空間有這樣一種生物<text:span text:style-name="T2">,</text:span>他們比賽放屁的聲音<text:span text:style-name="T2">,</text:span>聽到屁聲就很感動<text:span text:style-name="T2">,</text:span>而且從中發展出放屁藝術家<text:span text:style-name="T2">,</text:span>於是當某人此時此刻放了屁<text:span text:style-name="T2">,</text:span>聲如巨雷<text:span text:style-name="T2">,</text:span>難道我們就因此說這也是一種廣義的音樂<text:span text:style-name="T2">? </text:span>音樂具有無限形式<text:span text:style-name="T2">? </text:span>如果我們要這樣談音樂談藝術<text:span text:style-name="T2">,</text:span>那就是吃飽太閒在胡扯<text:span text:style-name="T2">.</text:span></text:p>
      <text:p text:style-name="P1"><text:span text:style-name="T3">楊世主</text:span><text:s/>  |  2012.01.03 17:17   |   <text:a xlink:type="simple" xlink:href="http://palinfo.habago.org/Entry?Command=Information_PrintForum&amp;iPage=530#FORUM31210"><text:span text:style-name="T1">#</text:span></text:a></text:p>
      <text:p text:style-name="P2">想請教一個笨問題，如果<text:span text:style-name="T2">100</text:span>年後，人類藝術品味成就超過現在一百萬倍，高到現在人類無法想像，然後有一天有人拿出懷舊片現代啟示錄出來看，不知到時會不會被某人看三秒鐘後就列入大爛片？<text:span text:style-name="T2">(</text:span>我沒有對大導的電影不敬，只是比喻一下<text:span text:style-name="T2">)</text:span>不知道藝術品味可不可以無限制地越來越高越來越好？</text:p>
      <text:p text:style-name="P1"><text:span text:style-name="T3">陳真</text:span><text:s/>  |  2012.01.03 16:56   |   <text:a xlink:type="simple" xlink:href="http://palinfo.habago.org/Entry?Command=Information_PrintForum&amp;iPage=530#FORUM31209"><text:span text:style-name="T1">#</text:span></text:a></text:p>
      <text:p text:style-name="P3"><text:span text:style-name="T2">(</text:span>續<text:span text:style-name="T2">)<text:line-break/><text:line-break/></text:span>我常講<text:span text:style-name="T2">,</text:span>不少學界的人因為常聽我講維根斯坦<text:span text:style-name="T2">,</text:span>於是他們就好奇也買來看<text:span text:style-name="T2">,</text:span>對此我沒意見<text:span text:style-name="T2">,</text:span>但令人厭惡的是缺乏病識感<text:span text:style-name="T2">,</text:span>別人花費十年寒窗的東西<text:span text:style-name="T2">,</text:span>彷彿他只要搜尋到幾篇文章<text:span text:style-name="T2">,</text:span>花一個晚上讀一讀<text:span text:style-name="T2">,</text:span>然後他也就跟你一樣變成一個維根斯坦專家似的<text:span text:style-name="T2">. </text:span>自欺欺人<text:span text:style-name="T2">,</text:span>非常不誠實<text:span text:style-name="T2">,</text:span>要不就是真的太沒有病識感了<text:span text:style-name="T2">. </text:span>一門學問哪會是這樣一種速成的東西<text:span text:style-name="T2">?<text:line-break/><text:line-break/></text:span>知識如此<text:span text:style-name="T2">,</text:span>任何一種技術也一樣<text:span text:style-name="T2">. </text:span>記得唸高中時因為是所謂名校<text:span text:style-name="T2">,</text:span>學校流行一個笑話說<text:span text:style-name="T2">: </text:span>建中學生高一研究微積分<text:span text:style-name="T2">,</text:span>高二研究三角函數<text:span text:style-name="T2">,</text:span>高三才終於認清自己的實力<text:span text:style-name="T2">,</text:span>開始讀九九乘法<text:span text:style-name="T2">. <text:line-break/><text:line-break/></text:span>我唸高一時<text:span text:style-name="T2">,</text:span>有個長輩請我去看科波拉拍的<text:span text:style-name="T2"><text:s/>"</text:span>現代啟示錄<text:span text:style-name="T2">",</text:span>我看十分鐘就睡著了<text:span text:style-name="T2">,</text:span>好不容易捱到電影演完<text:span text:style-name="T2">,</text:span>長輩問我從電影看到什麼<text:span text:style-name="T2">,</text:span>我說我只記得兔女郎穿超短褲勞軍那一幕<text:span text:style-name="T2">.<text:line-break/><text:line-break/></text:span>可是<text:span text:style-name="T2">,</text:span>十幾年後<text:span text:style-name="T2">,</text:span>現代啟示錄卻成為我最愛的電影之一<text:span text:style-name="T2">. </text:span>並不是我的視力變好了<text:span text:style-name="T2">,</text:span>電影畢竟不是眼科在測視力<text:span text:style-name="T2">,</text:span>而是我的整個品味改變了<text:span text:style-name="T2">,</text:span>而且某種關於影像技能或技術的敏感度與理解力增加了<text:span text:style-name="T2">,</text:span>於是在十幾年後我終於才由打瞌睡到喜歡上現代啟示錄<text:span text:style-name="T2">. </text:span>這樣一種變化或進步是很漫長的<text:span text:style-name="T2">. </text:span>就如西方分析哲學過去在我看來無異天書<text:span text:style-name="T2">,</text:span>但經過十年寒窗<text:span text:style-name="T2">,</text:span>我似乎才稱得上是個這方面的專家<text:span text:style-name="T2">,</text:span>足以判斷該領域的作品之良莠<text:span text:style-name="T2">.</text:span></text:p>
      <text:p text:style-name="P1">Jedah Zhang   |  2012.01.03 16:56   |   <text:a xlink:type="simple" xlink:href="http://palinfo.habago.org/Entry?Command=Information_PrintForum&amp;iPage=530#FORUM31208"><text:span text:style-name="T1">#</text:span></text:a></text:p>
      <text:p text:style-name="P2">總是會不時聽到大多數人提到以下這些說法<text:span text:style-name="T2">:"</text:span>啊你沒看完那知道這部電影爛<text:span text:style-name="T2">?" "</text:span>藝術<text:span text:style-name="T2">(</text:span>或者文學<text:span text:style-name="T2">)</text:span>每個人有自己的看法<text:span text:style-name="T2">, </text:span>你覺得爛不一定就真的爛好嗎<text:span text:style-name="T2">?"<text:line-break/></text:span>這類說法最常出自那些音樂只會聽<text:span text:style-name="T2">GAGA</text:span>書只會讀九把刀的人口中<text:span text:style-name="T2">, </text:span>講明了不過就是一種以假中立掩其品味低下之實罷了<text:span text:style-name="T2">.<text:line-break/><text:line-break/></text:span>話說<text:span text:style-name="T2">, </text:span>我對九把刀或<text:span text:style-name="T2">GAGA</text:span>都沒意見哦<text:span text:style-name="T2">~~</text:span>只是拿來舉例說明罷了<text:span text:style-name="T2">;</text:span>我也不覺得沒品味有什麼問題<text:span text:style-name="T2">, </text:span>只是對這種明明不懂又裝客觀貌的說法有意見而已<text:span text:style-name="T2">.</text:span></text:p>
      <text:p text:style-name="P1"><text:span text:style-name="T3">陳真</text:span><text:s/>  |  2012.01.03 16:36   |   <text:a xlink:type="simple" xlink:href="http://palinfo.habago.org/Entry?Command=Information_PrintForum&amp;iPage=530#FORUM31207"><text:span text:style-name="T1">#</text:span></text:a></text:p>
      <text:p text:style-name="P3">小時候因為據說<text:span text:style-name="T2"><text:s/>"</text:span>美嗓<text:span text:style-name="T2">" </text:span>幾次被迫參加合唱團<text:span text:style-name="T2">,</text:span>入團時要分部<text:span text:style-name="T2">,</text:span>輪到我試音時<text:span text:style-name="T2">,</text:span>老師問我啥名字<text:span text:style-name="T2">,</text:span>我回答完才剛準備開口要唱<text:span text:style-name="T2">,</text:span>老師說不用唱了<text:span text:style-name="T2">,</text:span>第三部<text:span text:style-name="T2">,</text:span>她說<text:span text:style-name="T2">,</text:span>聽你講話這麼低沉就知道你只能唱低音<text:span text:style-name="T2">.<text:line-break/><text:line-break/></text:span>我們不知道一個人到底要多有才華才算天才<text:span text:style-name="T2">,</text:span>但是<text:span text:style-name="T2">,</text:span>要知道一個蠢到爆的庸才卻無庸置疑<text:span text:style-name="T2">,</text:span>除非你是個大外行<text:span text:style-name="T2">,</text:span>根本不會看<text:span text:style-name="T2">. </text:span>我們不知道一顆蛋到底要多好吃才算美味<text:span text:style-name="T2">,</text:span>但是一顆臭掉的壞雞蛋<text:span text:style-name="T2">,</text:span>我們應該不用故做客觀狀把整顆吃完然後思考一番才能做出公正的判斷吧<text:span text:style-name="T2">.<text:line-break/><text:line-break/></text:span>一個房間要多乾淨才稱得上乾淨我們不知道<text:span text:style-name="T2">,</text:span>但如果裏面蟑螂大便老鼠屎什麼都有<text:span text:style-name="T2">,</text:span>那你只要看一眼也能知道它是骯髒的<text:span text:style-name="T2">. </text:span>一個政客要多正直才算是個政治家我不知道<text:span text:style-name="T2">,</text:span>但一個整天抹黑造謠整天把國庫當成自己家裏金庫的政治人物卻肯定是個人渣<text:span text:style-name="T2">.</text:span>一個人要多健康才叫健康我不知道<text:span text:style-name="T2">,</text:span>但一個人如果五臟六腑沒有一個能用的而且氣如游絲<text:span text:style-name="T2">,</text:span>那麼不需要名醫來鑑定也知道這人病入膏肓<text:span text:style-name="T2">.<text:line-break/><text:line-break/></text:span>同樣地<text:span text:style-name="T2">,</text:span>一幅爛畫或比方董事長寫的書法<text:span text:style-name="T2">,</text:span>應該不用送去給王羲之或梵谷做鑑定也能知道這種畫大約屬於小學二年級的水平<text:span text:style-name="T2">. </text:span>任何一部電影或任何一首曲子也一樣<text:span text:style-name="T2">,</text:span>我們不知道什麼是傑作的絕對標準<text:span text:style-name="T2">,</text:span>但我們輕而易舉就能知道什麼是爛到爆的東西<text:span text:style-name="T2">,</text:span>如果你連這樣都看不出來<text:span text:style-name="T2">,</text:span>那你一定還不了解什麼叫做電影什麼叫做音樂<text:span text:style-name="T2">.<text:line-break/><text:line-break/></text:span>並不是有耳朵就會聽有眼睛就會看<text:span text:style-name="T2">,</text:span>雖然我們看到的是同樣一幅畫<text:span text:style-name="T2">,</text:span>但<text:span text:style-name="T2"><text:s/>"</text:span>有看沒有到<text:span text:style-name="T2">" </text:span>跟<text:span text:style-name="T2">"</text:span>有看有到<text:span text:style-name="T2">" </text:span>卻是兩回事<text:span text:style-name="T2">. </text:span>當音樂響起<text:span text:style-name="T2">,</text:span>雖然我們聽力都正常<text:span text:style-name="T2">,</text:span>但音樂畢竟不是耳鼻喉科在考聽力<text:span text:style-name="T2">. <text:line-break/><text:line-break/></text:span>我看兩個人打高爾夫球<text:span text:style-name="T2">,</text:span>誰比較會打我真的完全看不出來<text:span text:style-name="T2">,</text:span>感覺似乎每個人只要有手<text:span text:style-name="T2">,</text:span>打出來不是都一樣嗎<text:span text:style-name="T2">? </text:span>但事實當然不是如此<text:span text:style-name="T2">,</text:span>之所以看不出球技好壞是因為我根本不懂高爾夫球<text:span text:style-name="T2">. </text:span>但是<text:span text:style-name="T2">,</text:span>今天你若要我判斷桌球技術<text:span text:style-name="T2">,</text:span>我只要看你打兩三分鐘馬上就能判斷優劣<text:span text:style-name="T2">. </text:span>如果遇到一個根本不會打球的<text:span text:style-name="T2">,</text:span>更不需要三分鐘<text:span text:style-name="T2">,</text:span>我只需要看你打出一顆球馬上就知道你根本不會打球<text:span text:style-name="T2">.<text:line-break/><text:line-break/></text:span>藝術就跟任何一種專業技術例如醫生動手術一樣<text:span text:style-name="T2">,</text:span>是一種非常客觀的東西<text:span text:style-name="T2">,</text:span>誰刀開得最好我們<text:span text:style-name="T2">(</text:span>不一定<text:span text:style-name="T2">)</text:span>知道<text:span text:style-name="T2">,</text:span>或許你可以說見仁見智<text:span text:style-name="T2">,</text:span>但一個人會不會開刀會不會拍電影<text:span text:style-name="T2">,</text:span>大概不用三個鏡頭就能判斷<text:span text:style-name="T2">,</text:span>也不需要等他把刀開完才能判斷某人究竟會不會割盲腸<text:span text:style-name="T2">.<text:line-break/><text:line-break/></text:span>把藝術視為一種純粹主觀的東西是很外行的<text:span text:style-name="T2">,</text:span>就好像朱延平的電影<text:span text:style-name="T2">,</text:span>雖然很賣座<text:span text:style-name="T2">,</text:span>但我想各種影展的評審就算再怎麼荒唐也不會頒一個藝術獎項給他<text:span text:style-name="T2">. <text:line-break/><text:line-break/></text:span>總之<text:span text:style-name="T2">,</text:span>藝術既然是一種技術<text:span text:style-name="T2">,</text:span>它既非主觀<text:span text:style-name="T2">,</text:span>更不是靠多數決<text:span text:style-name="T2">. </text:span>誰是最好的藝術無法下定論<text:span text:style-name="T2">,</text:span>但一個完全荒腔走板的東西<text:span text:style-name="T2">,</text:span>我們卻很輕易就能知道那東西有多爛<text:span text:style-name="T2">.</text:span></text:p>
      <text:p text:style-name="P1"><text:span text:style-name="T3">楊世主</text:span><text:s/>  |  2012.01.03 14:52   |   <text:a xlink:type="simple" xlink:href="http://palinfo.habago.org/Entry?Command=Information_PrintForum&amp;iPage=530#FORUM31206"><text:span text:style-name="T1">#</text:span></text:a></text:p>
      <text:p text:style-name="P2">以下發言跟董事長想說的東西應該無關，我常讀書<text:span text:style-name="T2">"</text:span>走精<text:span text:style-name="T2">"</text:span>想到別處去了，所以想到這個。<text:span text:style-name="T2"><text:line-break/></text:span>我相信一個人看電影開頭一分鐘就可以知道是不是濫片還是好片，因為品味因人而異，看三秒鐘也沒問題，就像董事長說的，我的大便可能是你的美食，因此如果讓三個人看，可能就有三個完全不同的結果。我電影看的不多，也許沒有很高的藝術品味，但是我相信藝術的價值在於跟有血有肉的個人作互動，就像在對話一樣，兩方說多說少總是一種私密的關係，很難或幾乎不可能依此來評比的，因此我覺得如果都用某種私人眼光來公開評價一個作品的好還是爛，似乎應該用更公開的語言來取得共識<text:span text:style-name="T2">(</text:span>例如坎城影展的評審標準或金馬獎的評審標準<text:span text:style-name="T2">)(</text:span>評審應該也要看完整部電影才能寫分數<text:span text:style-name="T2">)</text:span>，而不應該用個人的品味來論斷作品說他人鑑賞能力低劣。小小意見但我覺得應該要尊重藝術的私密性，若說錯還有望指正。</text:p>
      <text:p text:style-name="P1"><text:span text:style-name="T3">陳真</text:span><text:s/>  |  2012.01.02 20:49   |   <text:a xlink:type="simple" xlink:href="http://palinfo.habago.org/Entry?Command=Information_PrintForum&amp;iPage=530#FORUM31205"><text:span text:style-name="T1">#</text:span></text:a></text:p>
      <text:p text:style-name="P3">底下這個<text:span text:style-name="T2"><text:s/>"</text:span>非凡成就<text:span text:style-name="T2">" </text:span>還沒結束<text:span text:style-name="T2">,</text:span>估計美國人應該會用其它方式繼續在伊拉克發光發熱才對<text:span text:style-name="T2">. <text:line-break/><text:line-break/></text:span>這世上太多難以想像的事<text:span text:style-name="T2">,</text:span>我有時免不了都會懷疑自己是不是在做夢<text:span text:style-name="T2">. </text:span>為什麼人類竟然會只為了一些其實自己永遠也花不完的所謂暴利或絲毫微不足道的所謂權力<text:span text:style-name="T2">,</text:span>用極其慘忍的方式大量屠殺同類<text:span text:style-name="T2">.<text:line-break/><text:line-break/></text:span>我也同樣常常想不明白<text:span text:style-name="T2">,</text:span>為什麼愚蠢至極的可笑謊言卻往往比清清楚楚的是非善惡道理更能擄獲人心<text:span text:style-name="T2">;</text:span>就好像我也一直想不通<text:span text:style-name="T2">,</text:span>為什麼那些爛到爆根本不能說是音樂的流行歌卻反而大行其道使人如癡如醉<text:span text:style-name="T2">,</text:span>至於那些連看個一分鐘都會讓人無法忍受的超低俗大爛片卻反而讓人哭讓人笑甚至大賣其座<text:span text:style-name="T2">.<text:line-break/><text:line-break/></text:span>或許可以這麼說<text:span text:style-name="T2">: </text:span>與其怪騙子怪政客<text:span text:style-name="T2">,</text:span>不如應該怪說為什麼會有那麼多蠢蛋<text:span text:style-name="T2">? </text:span>與其怪毫無半點才華的庸才大行其道<text:span text:style-name="T2">,</text:span>不如怪說為什麼人們的鑑賞能力低劣若此而令人難以想像<text:span text:style-name="T2">.<text:line-break/><text:line-break/></text:span>過去國民黨無惡不作的年代<text:span text:style-name="T2">,</text:span>人們見你反對它<text:span text:style-name="T2">,</text:span>便會罵你說國民黨哪裏不好<text:span text:style-name="T2">,</text:span>為什麼你要反對它<text:span text:style-name="T2">? </text:span>那個我不敢指明的垃圾黨<text:span text:style-name="T2">,</text:span>你嫌它髒<text:span text:style-name="T2">,</text:span>別人就會說這是個充滿愛與希望的民主插插黨啊<text:span text:style-name="T2">,</text:span>為什麼你說它齷齪沒出息<text:span text:style-name="T2">? </text:span>一首爛歌<text:span text:style-name="T2">,</text:span>難聽到會嚇死人<text:span text:style-name="T2">,</text:span>而你卻說這麼好聽的天籟之音為什麼你說它是噪音呢<text:span text:style-name="T2">? </text:span>你怎麼那麼偏激呢<text:span text:style-name="T2">? </text:span>一部光看幾個鏡頭就會雞皮疙瘩掉滿地的惡心大爛片<text:span text:style-name="T2">,</text:span>而你卻說好感動啊好偉大好美的藝術啊<text:span text:style-name="T2">...<text:line-break/><text:line-break/></text:span>這時候<text:span text:style-name="T2">,</text:span>我還能說什麼呢<text:span text:style-name="T2">? </text:span>一塊大便弄到你面前<text:span text:style-name="T2">,</text:span>你痛苦掩鼻<text:span text:style-name="T2">,</text:span>旁人卻說哇<text:span text:style-name="T2">~</text:span>好香啊<text:span text:style-name="T2">,</text:span>為什麼你嫌它臭呢<text:span text:style-name="T2">? </text:span>為什麼<text:span text:style-name="T2">? </text:span>這麼明明白白的事<text:span text:style-name="T2">,</text:span>如果你都還是無法體會<text:span text:style-name="T2">,</text:span>那我還能說什麼呢<text:span text:style-name="T2">?<text:line-break/><text:line-break/></text:span>陳真<text:span text:style-name="T2"><text:line-break/>========<text:line-break/></text:span>伊戰告終<text:span text:style-name="T2"><text:s/></text:span>歐巴馬：非凡成就<text:span text:style-name="T2"><text:line-break/><text:line-break/></text:span>中央社<text:span text:style-name="T2"><text:s/>– 2011</text:span>年<text:span text:style-name="T2">12</text:span>月<text:span text:style-name="T2">15</text:span>日<text:span text:style-name="T2"><text:s/></text:span>下午<text:span text:style-name="T2">1:51</text:span>（中央社北卡羅來納州布拉格堡<text:span text:style-name="T2">14</text:span>日綜合外電報導）<text:span text:style-name="T2"><text:line-break/><text:line-break/></text:span>美國總統歐巴馬今天歡迎由伊拉克撤離的美軍返國，象徵性終結長達近<text:span text:style-name="T2">9</text:span>年的伊拉克戰爭。這場戰爭使美國軍事緊繃，也撼動其國際地位。<text:span text:style-name="T2"><text:line-break/><text:line-break/></text:span>歐巴馬推崇美國於伊拉克的「戰鬥和捐軀、流血與建設」，並將他曾稱為「愚蠢」的戰爭，讚頌為「非凡成就」。<text:span text:style-name="T2"><text:line-break/><text:line-break/></text:span>歐巴馬在北卡羅來納州機棚高喊「歡迎回家，歡迎回家」，並在歡呼聲中，迎接戴著紅色貝雷帽的第<text:span text:style-name="T2">82</text:span>空降師（<text:span text:style-name="T2">82nd Airborne Division</text:span>）。第<text:span text:style-name="T2">82</text:span>空降師為本月撤離伊拉克的部分部隊。<text:span text:style-name="T2"><text:line-break/><text:line-break/></text:span>尋求將連綿衝突寫入歷史脈絡，歐巴馬表示：「我們知道這天終將到來。我們一直清楚這個時間點會出現。但終結這個歷時多年的戰爭仍有一些深刻的意義。」<text:span text:style-name="T2"><text:line-break/><text:line-break/>2003</text:span>年<text:span text:style-name="T2">3</text:span>月美軍展開「震懾行動」轟炸巴格達，為伊拉克戰爭揭開序幕。歐巴馬將負責任的解決伊拉克戰爭作為自己的核心政治承諾，並表示：「結束戰爭比發動戰爭更困難。」<text:span text:style-name="T2"><text:line-break/><text:line-break/></text:span>歐巴馬說：「不可否認的，美軍在伊拉克從事的每一件事－戰鬥和捐軀、流血和建設、訓練與合作－都締造此刻的成功。」<text:span text:style-name="T2"><text:line-break/><text:line-break/></text:span>他表示：「我們創造了一個主權獨立、穩定和自立的伊拉克國家，以及<text:span text:style-name="T2">1</text:span>個由伊拉克人民選出的代議政府。」<text:span text:style-name="T2"><text:line-break/><text:line-break/></text:span>歐巴馬也說：「我們與伊拉克建立新的夥伴關係。我們不是以最後戰役讓戰爭畫下句點，而是以返鄉終結戰爭。」<text:span text:style-name="T2"><text:line-break/><text:line-break/></text:span>歐巴馬說，儘管伊拉克並不「完美，但這是經過近<text:span text:style-name="T2">9</text:span>年奮鬥而獲得的非凡成就」。<text:span text:style-name="T2"><text:line-break/><text:line-break/></text:span>儘管輿論對於美國是否應入侵中東國家仍抱持懷疑，歐巴馬表示，最後撤離的美軍「將昂首挺胸撤出伊拉克」。<text:span text:style-name="T2"><text:line-break/><text:line-break/></text:span>美國前總統小布希（<text:span text:style-name="T2">George W. Bush</text:span>）回應<text:span text:style-name="T2">2001</text:span>年<text:span text:style-name="T2">911</text:span>攻擊事件發動伊拉克戰爭，在戰爭高峰時，美國曾派<text:span text:style-name="T2">17</text:span>萬大軍進駐伊拉克，而截至本週，僅約<text:span text:style-name="T2">5500</text:span>名美軍留駐伊國。（譯者：中央社張詠晴）<text:span text:style-name="T2">1001215 </text:span></text:p>
      <text:p text:style-name="P4"/>
      <text:p text:style-name="P1"><text:span text:style-name="T3">陳真</text:span><text:s/>  |  2012.01.02 18:39   |   <text:a xlink:type="simple" xlink:href="http://palinfo.habago.org/Entry?Command=Information_PrintForum&amp;iPage=531#FORUM31204"><text:span text:style-name="T1">#</text:span></text:a></text:p>
      <text:p text:style-name="P3">伊戰其實不是九年<text:span text:style-name="T2">,</text:span>而是二十一年<text:span text:style-name="T2">. </text:span>九年是檯面上的普級剪接版<text:span text:style-name="T2">,</text:span>二十一年才是更加血肉模糊無法無天的限制級完整版<text:span text:style-name="T2">,</text:span>在伊戰之前<text:span text:style-name="T2">,</text:span>美軍照三餐轟炸伊拉克人民<text:span text:style-name="T2">,</text:span>不是轟炸一次兩次哦<text:span text:style-name="T2">,</text:span>而是轟炸幾十萬架次<text:span text:style-name="T2">,</text:span>如入無人之境<text:span text:style-name="T2">.<text:line-break/><text:line-break/></text:span>一直到美軍於近日撤離之前<text:span text:style-name="T2">,</text:span>美軍在伊拉克完全豁免於伊國司法<text:span text:style-name="T2">,</text:span>也就是說<text:span text:style-name="T2">,</text:span>除非美國本土法律追究<text:span text:style-name="T2">,</text:span>否則美國人在伊拉克愛怎麼幹就怎麼幹<text:span text:style-name="T2">,</text:span>完全不受法律約束<text:span text:style-name="T2">,</text:span>包括國際法對於美國人也自動失效<text:span text:style-name="T2">. </text:span>換句話說<text:span text:style-name="T2">,</text:span>美國人在伊拉克<text:span text:style-name="T2">,</text:span>他喜歡幹你老母就幹你老母<text:span text:style-name="T2">,</text:span>他喜歡殺你老爸就殺你老爸<text:span text:style-name="T2">,</text:span>他看上哪位姑娘想調戲一番就調戲一番<text:span text:style-name="T2">,</text:span>他閒閒無聊喜歡拿你打靶就拿你打靶<text:span text:style-name="T2">,</text:span>他想看你手淫<text:span text:style-name="T2">,</text:span>你就得手淫<text:span text:style-name="T2">,</text:span>他想看你性交表演活春宮給他看<text:span text:style-name="T2">,</text:span>你就得性交表演活春宮給他看<text:span text:style-name="T2">...</text:span>所有這一切都不違法<text:span text:style-name="T2">. <text:line-break/><text:line-break/></text:span>當好幾十萬人舉著槍桿子<text:span text:style-name="T2">,</text:span>而且個個比法律還大<text:span text:style-name="T2">,</text:span>比公義還高<text:span text:style-name="T2">,</text:span>你想<text:span text:style-name="T2">,</text:span>他們會做出什麼事來<text:span text:style-name="T2">? </text:span>難道你會相信電視上那些報導<text:span text:style-name="T2">,</text:span>什麼美軍騎單車巡邏維持治安<text:span text:style-name="T2">,</text:span>什麼美軍買糖果給伊拉克小孩吃<text:span text:style-name="T2">. <text:line-break/><text:line-break/></text:span>越戰時期<text:span text:style-name="T2">,</text:span>美軍甚至把越南小朋友綁在柱子上開槍練靶子<text:span text:style-name="T2">,</text:span>喜歡打他哪裡就打他哪裡<text:span text:style-name="T2">;</text:span>進了醫院<text:span text:style-name="T2">,</text:span>看見護士長得不錯喔<text:span text:style-name="T2">,</text:span>當場大家輪姦然後集體虐殺<text:span text:style-name="T2">.<text:line-break/><text:line-break/></text:span>從過去的日帝法軍到美軍都一樣<text:span text:style-name="T2">,</text:span>只要所向無敵便為所欲為<text:span text:style-name="T2">. </text:span>人性是這樣一種東西<text:span text:style-name="T2">,</text:span>當他完全不受限制時<text:span text:style-name="T2">,</text:span>幾乎什麼事都幹得出來<text:span text:style-name="T2">. </text:span>他不是把靈魂賣給魔鬼<text:span text:style-name="T2">,</text:span>他根本就會變成魔鬼本身<text:span text:style-name="T2">.</text:span></text:p>
      <text:p text:style-name="P1"><text:span text:style-name="T3">李秉叡</text:span><text:s/>  |  2012.01.02 12:39   |   <text:a xlink:type="simple" xlink:href="http://palinfo.habago.org/Entry?Command=Information_PrintForum&amp;iPage=531#FORUM31203"><text:span text:style-name="T1">#</text:span></text:a></text:p>
      <text:p text:style-name="P2">對待狗都如此了，何況是人。<text:span text:style-name="T2"><text:line-break/>=====================================<text:line-break/></text:span>視頻曝光駐伊美軍士兵曾<text:span text:style-name="T2">“</text:span>炸狗取樂<text:span text:style-name="T2">”(</text:span>圖<text:span text:style-name="T2">) <text:line-break/>2012</text:span>年<text:span text:style-name="T2">01</text:span>月<text:span text:style-name="T2">01</text:span>日<text:span text:style-name="T2"><text:s/>14:07:11 <text:line-break/></text:span>來源：<text:span text:style-name="T2"><text:s/></text:span>新華國際<text:span text:style-name="T2"> <text:line-break/><text:line-break/></text:span>卑鄙：當美軍士兵發現一只倒霉的狗在炸彈邊走時，竟發出幸災樂禍的笑聲。<text:span text:style-name="T2"><text:line-break/><text:line-break/></text:span>據英國《每日郵報》報道，近日網上出現一段視頻，曝光美軍駐伊拉克期間曾<text:span text:style-name="T2">“</text:span>炸狗取樂<text:span text:style-name="T2">”</text:span>。在視頻裏，可以聽見美軍士兵在包圍一只茫然無助的狗之後，發出得意的笑聲。<text:span text:style-name="T2"><text:line-break/><text:line-break/></text:span>這條不幸的狗在地上聞來聞去，絲毫不知危險就在眼前。突然，一顆路邊炸彈發生爆炸，瞬間濃煙彌漫，火光衝天。狗驚慌失措地試圖逃避爆炸的衝擊力，但仍被甩到空中。<text:span text:style-name="T2"><text:line-break/><text:line-break/></text:span>在狗徹底消失在濃煙中之前，視頻中的美軍士兵笑聲一直不斷。分析稱這段視頻將進一步重挫美軍在中東地區的形象。上月，曾有視頻曝光駐伊美軍士兵用棒球棒毆打一只綿羊，並致其死亡。<text:span text:style-name="T2"><text:line-break/><text:line-break/></text:span>美軍士兵不斷的、無理由的暴力行徑遭到了當地的譴責。美國軍方發言人尚未就此事件作出回應。<text:span text:style-name="T2"><text:line-break/><text:line-break/><text:line-break/>http://big5.xinhuanet.com/gate/big5/news.xinhuanet.com/world/2012-01/01/c_122523197.htm</text:span></text:p>
      <text:p text:style-name="P1"><text:span text:style-name="T3">陳真</text:span><text:s/>  |  2012.01.01 19:59   |   <text:a xlink:type="simple" xlink:href="http://palinfo.habago.org/Entry?Command=Information_PrintForum&amp;iPage=531#FORUM31202"><text:span text:style-name="T1">#</text:span></text:a></text:p>
      <text:p text:style-name="P3">前幾天準備關電視時<text:span text:style-name="T2">,</text:span>隨手轉到鳳凰<text:span text:style-name="T2">,</text:span>查看我要錄的北韓問題有無成功錄到<text:span text:style-name="T2">,</text:span>剛好當時在播梁文道的<text:span text:style-name="T2"><text:s/>"</text:span>開卷八分鐘<text:span text:style-name="T2">",</text:span>很巧<text:span text:style-name="T2">,</text:span>當我轉過去的那一瞬間<text:span text:style-name="T2">,</text:span>我聽到<text:span text:style-name="T2">Salinger(</text:span>沙林傑<text:span text:style-name="T2">),</text:span>於是就繼續聽了下去<text:span text:style-name="T2">,</text:span>梁文道是這樣說的<text:span text:style-name="T2">:<text:line-break/><text:line-break/>***</text:span>這本書裏面有一個主角，就是一個這樣的作家，這個作家叫比爾。他的日子就有點像《麥田捕手》那個作者沙林傑一樣，隱居，大家都覺得神秘消失掉的作家。<text:span text:style-name="T2"><text:line-break/><text:line-break/></text:span>而他最後果然也因爲一場意外真的消失了，那這個作家爲什麽要消失，爲什麽要躲藏？很簡單，這是因爲他相信，作家本來在社會上有意義，是因爲作家、文學、藝術對人的心靈來講是危險的。<text:span text:style-name="T2"><text:line-break/><text:line-break/></text:span>但是現在人們不再需要這種危險，因爲我們有更大的危險，就是來自群衆的危險。我們的電視新聞每天讓我們看到各式各樣的恐怖襲擊，以及襲擊之後的盲目的群衆。在這個年代，這樣的群衆跟這樣的作家，或者這樣的對作家的信念，它難道不是矛盾的嗎？難道作家或文學最後不總是應該失敗的嗎？<text:span text:style-name="T2">--</text:span>梁文道<text:span text:style-name="T2">****<text:line-break/><text:line-break/></text:span>梁文道在講的是<text:span text:style-name="T2">Don DeLillo</text:span>的小說<text:span text:style-name="T2"><text:s/>Mao II(</text:span>毛二世<text:span text:style-name="T2">). </text:span>我要說的不是這書或這作家<text:span text:style-name="T2">,</text:span>而是想說一種老早就從這個島上徹底消失<text:span text:style-name="T2">(</text:span>或者應該說根本不曾存在<text:span text:style-name="T2">)</text:span>的東西<text:span text:style-name="T2">,</text:span>或許可以給它一個名字叫<text:span text:style-name="T2"><text:s/>"</text:span>微妙<text:span text:style-name="T2">". </text:span>取而代之的是粗暴俗濫<text:span text:style-name="T2">,</text:span>下三濫那個濫<text:span text:style-name="T2">,</text:span>爆奶暴紅暴夯那些爆爆爆<text:span text:style-name="T2">. </text:span>我看底下這些敘述<text:span text:style-name="T2">,</text:span>感覺就好像在罵台灣人似的<text:span text:style-name="T2">,</text:span>特別是那些愛台灣的<text:span text:style-name="T2">,</text:span>就像這小說裏寫的<text:span text:style-name="T2">:<text:line-break/><text:line-break/>“</text:span>他想，他們是一個國度，由一些簡單的線條組合而成，是一個以親信作爲燃料的共同體。他們說的是一種殘缺的語言，由一組現成的詞語和一些空洞的重復所構成。對他們來說，所有已知事物的總和都可以歸結爲幾條簡單的公式，而他們會把這些公式抄錄、記誦和傳遞下去。這是一出由活人演出的機械化大戲，一想到成千上萬的人變成一件雕塑品，他就不寒而慄<text:span text:style-name="T2">”</text:span>。<text:span text:style-name="T2"><text:line-break/><text:line-break/></text:span>一個沒有微妙可言<text:span text:style-name="T2">,</text:span>只有標準答案與各種口號標語的鬼島<text:span text:style-name="T2">,</text:span>我對島上這群人的選擇與將來其實毫無意見<text:span text:style-name="T2">,</text:span>那是他們的自由<text:span text:style-name="T2">,</text:span>我無話可說<text:span text:style-name="T2">,</text:span>我唯一想說的是別來惹我<text:span text:style-name="T2">. <text:line-break/><text:line-break/></text:span>但這很難<text:span text:style-name="T2">,</text:span>因為你不可能生活在這樣的粗暴鬼島上卻能不受到它的打擾<text:span text:style-name="T2">. </text:span>每天講來講去就是爆奶正妹暴紅暴夯暴他媽的這個那個<text:span text:style-name="T2">,</text:span>不想聽不想看都很難<text:span text:style-name="T2">,</text:span>實在很痛苦<text:span text:style-name="T2">. </text:span>要不就是反覆講那幾個正確的詞<text:span text:style-name="T2">,</text:span>愛國愛鄉咱勇敢的台灣郎啥曉之類的<text:span text:style-name="T2">.<text:line-break/><text:line-break/></text:span>這問題是如此嚴重<text:span text:style-name="T2">,</text:span>不知道各位為何能受得了<text:span text:style-name="T2">? </text:span>小弟並非無趣之人<text:span text:style-name="T2">,</text:span>但就算要暴奶暴紅暴夯三爆也該爆得微妙一些動人一些不是嗎<text:span text:style-name="T2">? </text:span>難道這樣粗暴亂爆<text:span text:style-name="T2">,</text:span>你的心靈真能得到慰藉與滿足<text:span text:style-name="T2">? <text:line-break/><text:line-break/></text:span>陳真<text:span text:style-name="T2"><text:line-break/><text:line-break/>==================<text:line-break/><text:line-break/>http://book.ifeng.com/kaijuanbafenzhong/wendang/detail_2011_12/31/11702230_0.shtml<text:line-break/><text:line-break/></text:span>梁文道：人類瘋狂地偶像崇拜是危險的<text:span text:style-name="T2">2011</text:span>年<text:span text:style-name="T2">12</text:span>月<text:span text:style-name="T2">31</text:span>日<text:span text:style-name="T2"><text:s/>13:36<text:line-break/></text:span>來源：鳳凰網讀書<text:span text:style-name="T2"><text:s/></text:span>作者：梁文道<text:span text:style-name="T2"><text:line-break/><text:line-break/></text:span>閱讀提示：這是毛主席說過的，他寫了又寫，寫了好多東西，他變成了書寫在群眾上的中國歷史，他的話語變的不朽，受到整個民族的研究、復述和背誦。<text:span text:style-name="T2"> <text:line-break/><text:line-break/><text:line-break/></text:span>鳳凰衛視<text:span text:style-name="T2">12</text:span>月<text:span text:style-name="T2">30</text:span>日《開卷八分鐘》，以下爲文字實錄：<text:span text:style-name="T2"><text:line-break/><text:line-break/></text:span>梁文道：在當代美國蕓蕓小說家裏面，有幾個人被認爲是寫東西寫的特別複雜，但是在文學界裏面聲譽非常的高，甚至屢次衝擊諾貝爾文學獎的，那就是比如說像我今天介紹的這一位唐<text:span text:style-name="T2">·</text:span>德裏羅，我今天要講的是他這本書《毛二世》。最近出了一個中文版，其實早在<text:span text:style-name="T2">1991</text:span>年就出了。很多人認爲，他是第一個後<text:span text:style-name="T2">“9·11”</text:span>小說裏面的傑作，因爲他是<text:span text:style-name="T2">1992</text:span>年出版還是多少年出版我忘記了，但是很多人今天把他讀解成一個<text:span text:style-name="T2">“9·11”</text:span>小說來看，我們來看一看這本書。<text:span text:style-name="T2"><text:line-break/><text:line-break/></text:span>這本書的書名很嚇人，叫《毛二世》，大家好像有很多聯想，但放心，他講的這個《毛二世》指的是美國著名的畫家安迪<text:span text:style-name="T2">·</text:span>沃霍爾，這位藝術家不是畫了一個毛澤東畫像嘛，用這個點畫畫出來一個毛澤東畫像，那幅畫像就叫做<text:span text:style-name="T2">“</text:span>毛二世<text:span text:style-name="T2">”</text:span>。<text:span text:style-name="T2"><text:line-break/><text:line-break/></text:span>所以他並不是真的講我們熟悉的那個毛澤東，而是要從這幅畫裏面引申一些東西。但引申出來的東西，仍然是跟我們熟悉的各種群衆們崇拜的偶像相關的。比如說這本小說其實基本上就是兩大主題在貫穿著。一個就是群衆，一個就是作家或者藝術。一方面是極端的、狂熱的、麻木的、集體的、沒有個人的姓名、身份，幾乎你覺得他們連早上刷牙的姿態都應該是一樣，刷左邊或者刷右邊的次數也都一樣的群衆。<text:span text:style-name="T2"><text:line-break/><text:line-break/></text:span>另一邊則是一些孤獨的、退隱的、與世隔絕的作家或藝術家，這兩者之間到底具有什麽樣的關係呢？這或許是這本小說的主題。但是我們注意，唐<text:span text:style-name="T2">·</text:span>德裏羅的小說一向有一個特點，就是他拒絕任何簡單的主題解讀，因爲他的文字並不是太複雜。<text:span text:style-name="T2"><text:line-break/><text:line-break/></text:span>但是他的句子，或者句與句之間的關係，有時候是相當複雜，不好讀的。他總是試圖在你剛剛覺得你好像抓住了某些主題線索的時候，又忽然的神出一筆。以這部小說爲例，我們可以看到，這裏面沒有一個絕對稱的上是唯一中心的人物。他常常跳躍在不同的片段之間，而且賦於每一個片段同樣分量的關注。不是指給他們實際的字的數量一樣多，而是他描寫他們，抒寫他們的時候的那種關注度是持續的，都是那麽重的。<text:span text:style-name="T2"><text:line-break/><text:line-break/></text:span>我們先來看看這個小說的一開頭，它講的是什麽呢？大家記不記得以前韓國出過一個很瘋狂的一個教會，那個教會的教主叫文教主，文鮮明。然後這個教在美國搞了一場大聚會，那這個大聚會是幹嗎？是個結婚派對。就這個教主幫這些很多美國的無知小女孩婚配給一些韓國男人。然後他說這是神所造就的一個婚姻，哪怕你剛剛才見到這個新郎或者新娘，你們在我的福佑之下都會非常的快活。那後人都覺得這是個典型的邪教，很多人都覺得這裏面這幫人、這些無名的群衆都被洗腦了，這些信徒。<text:span text:style-name="T2"><text:line-break/><text:line-break/></text:span>我們來看看這裏面怎麽樣來描寫，因爲這書裏面有一個角色，恰恰是這個教的一個教徒的父母被邀請來參觀女兒在這個結婚裏面的情況。而這個父親在棒球場的看臺上用望遠鏡看著，這一片的群衆裏面，有自己的女兒穿著婚紗，有無數的穿婚紗的女孩。<text:span text:style-name="T2">“</text:span>他想，他們是一個國度，由一些簡單的線條組合而成，是一個以親信作爲燃料的共同體。他們說的是一種殘缺的語言，由一組現成的詞語和一些空洞的重復所構成。對他們來說，所有已知事物的總和都可以歸結爲幾條簡單的公式，而他們會把這些公式抄錄、記誦和傳遞下去。這是一出由活人演出的機械化大戲，一想到成千上萬的人變成一件雕塑品，他就不寒而慄<text:span text:style-name="T2">”</text:span>。<text:span text:style-name="T2"><text:line-break/><text:line-break/></text:span>而且，唐<text:span text:style-name="T2">·</text:span>德裏羅還讓我們深入了這些教徒的心裏面，他們知道自己應該抛棄一切現存的知識，甚至理性，這樣子才能夠恢復兒童般的天真。因爲他們的教主告訴他們，你們只有變成像兒童那麽天真無邪，你的心靈才是開放的，當然是對教主的話感到開放。然後這些人與世隔絕，活在自己的小世界裏面。他越是活在自己的小世界，越是跟自己的同夥溝通，就越是覺得外面的世界充滿了威脅、邪惡跟墮落。<text:span text:style-name="T2"><text:line-break/><text:line-break/></text:span>然後我們看到同樣的群衆，在這本書還出現過幾次，有時候在中國，有時候在伊朗，就是當年霍梅尼去世的時候，那些瘋狂的群衆，到了最後還有一些貝努克的恐怖組織。比如說這些所謂的激進武裝組織的領袖，他說，<text:span text:style-name="T2">“</text:span>街上的那些小孩，他吸納他們進入自己這個組織的團隊，而這些小孩從此之後就要放棄自己的人生，我灌輸他們認同感、目的感，他們全是我的孩子。千人如一人，貝努克所有民兵隊伍都是由這些沒有希望可言的孩子構成，他們本來只會嗑藥、喝酒和偷竊，都是一些偷車賊<text:span text:style-name="T2">”</text:span>。<text:span text:style-name="T2"><text:line-break/><text:line-break/>“</text:span>他們每次炮擊一結束就出來偷竊汽車零件，我卻教導他們，他們歸屬一種更強大和自我平視的力量，我教導他們不要模仿西方那一套<text:span text:style-name="T2">”</text:span>。因爲年輕人的確像白紙一樣，所以這書裏面唯一稍微跟毛澤東有關的，是這裏面的一些人，在討論到毛主席的話，他們說，<text:span text:style-name="T2">“</text:span>所有的窮人、年輕人都是一些白紙，你想在他們上面寫什麽都可以，（這其中有角色他補充），這是毛主席說過的，他寫了又寫，寫了好多東西，他變成了書寫在群衆上的中國歷史，他的話語變的不朽，受到整個民族的研究、復述和背誦<text:span text:style-name="T2">”</text:span>。<text:span text:style-name="T2"><text:line-break/><text:line-break/>“</text:span>那麽在這樣的國家裏面，在這樣的國度裏面，每個小孩都會記得父母說過的故事的每個細節，他們想要把同一個故事一聽再聽，而且一字不易，只要改掉一個字他們就會不高興<text:span text:style-name="T2">”</text:span>。<text:span text:style-name="T2"><text:line-break/><text:line-break/></text:span>於是我們就能夠瞭解，這本書裏面有一個主角，就是一個這樣的作家，這個作家叫比爾。他的日子就有點像《麥田捕手》那個作者沙林傑一樣，隱居，大家都覺得神秘消失掉的作家。<text:span text:style-name="T2"><text:line-break/><text:line-break/></text:span>而他最後果然也因爲一場意外真的消失了，那這個作家爲什麽要消失，爲什麽要躲藏？很簡單，這是因爲他相信，作家本來在社會上有意義，是因爲作家、文學、藝術對人的心靈來講是危險的。<text:span text:style-name="T2"><text:line-break/><text:line-break/></text:span>但是現在人們不再需要這種危險，因爲我們有更大的危險，就是來自群衆的危險。我們的電視新聞每天讓我們看到各式各樣的恐怖襲擊，以及襲擊之後的盲目的群衆。在這個年代，這樣的群衆跟這樣的作家，或者這樣的對作家的信念，它難道不是矛盾的嗎？難道作家或文學最後不總是應該失敗的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